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ceiver.sub.sub.network" table:style-name="ta1">
        <table:shapes>
          <draw:frame draw:z-index="0" draw:style-name="gr1" draw:text-style-name="P1" svg:width="1324.97pt" svg:height="629.46pt" svg:x="52.21pt" svg:y="3pt">
            <draw:object draw:notify-on-update-of-ranges="'receiver.sub.sub.network'.E2:'receiver.sub.sub.network'.E501 'receiver.sub.sub.network'.F2:'receiver.sub.sub.network'.F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76578.693" calcext:value-type="float">
            <text:p>1456076578.693</text:p>
          </table:table-cell>
          <table:table-cell office:value-type="float" office:value="1456076578.69376" calcext:value-type="float">
            <text:p>1456076578.69376</text:p>
          </table:table-cell>
          <table:table-cell office:value-type="float" office:value="5944" calcext:value-type="float">
            <text:p>5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76578.72525" calcext:value-type="float">
            <text:p>1456076578.72525</text:p>
          </table:table-cell>
          <table:table-cell office:value-type="float" office:value="1456076578.72606" calcext:value-type="float">
            <text:p>1456076578.72606</text:p>
          </table:table-cell>
          <table:table-cell office:value-type="float" office:value="5816" calcext:value-type="float">
            <text:p>5816</text:p>
          </table:table-cell>
          <table:table-cell table:formula="of:=[.B3]-[.B$2]" office:value-type="float" office:value="0.032249927520752" calcext:value-type="float">
            <text:p>0.03224992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76578.82279" calcext:value-type="float">
            <text:p>1456076578.82279</text:p>
          </table:table-cell>
          <table:table-cell office:value-type="float" office:value="1456076578.82345" calcext:value-type="float">
            <text:p>1456076578.82345</text:p>
          </table:table-cell>
          <table:table-cell office:value-type="float" office:value="5696" calcext:value-type="float">
            <text:p>5696</text:p>
          </table:table-cell>
          <table:table-cell table:formula="of:=[.B4]-[.B$2]" office:value-type="float" office:value="0.12978982925415" calcext:value-type="float">
            <text:p>0.1297898293</text:p>
          </table:table-cell>
          <table:table-cell table:formula="of:=[.D4]/([.E4]-[.E3])" office:value-type="float" office:value="58396.6140910069" calcext:value-type="float">
            <text:p>58396.6140910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76578.96899" calcext:value-type="float">
            <text:p>1456076578.96899</text:p>
          </table:table-cell>
          <table:table-cell office:value-type="float" office:value="1456076578.96974" calcext:value-type="float">
            <text:p>1456076578.96974</text:p>
          </table:table-cell>
          <table:table-cell office:value-type="float" office:value="5576" calcext:value-type="float">
            <text:p>5576</text:p>
          </table:table-cell>
          <table:table-cell table:formula="of:=[.B5]-[.B$2]" office:value-type="float" office:value="0.275990009307861" calcext:value-type="float">
            <text:p>0.2759900093</text:p>
          </table:table-cell>
          <table:table-cell table:formula="of:=[.D5]/([.E5]-[.E4])" office:value-type="float" office:value="38139.4879127474" calcext:value-type="float">
            <text:p>38139.4879127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76579.05479" calcext:value-type="float">
            <text:p>1456076579.05479</text:p>
          </table:table-cell>
          <table:table-cell office:value-type="float" office:value="1456076579.05553" calcext:value-type="float">
            <text:p>1456076579.05553</text:p>
          </table:table-cell>
          <table:table-cell office:value-type="float" office:value="5456" calcext:value-type="float">
            <text:p>5456</text:p>
          </table:table-cell>
          <table:table-cell table:formula="of:=[.B6]-[.B$2]" office:value-type="float" office:value="0.36178994178772" calcext:value-type="float">
            <text:p>0.3617899418</text:p>
          </table:table-cell>
          <table:table-cell table:formula="of:=[.D6]/([.E6]-[.E5])" office:value-type="float" office:value="63589.7936316069" calcext:value-type="float">
            <text:p>63589.7936316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76579.15528" calcext:value-type="float">
            <text:p>1456076579.15528</text:p>
          </table:table-cell>
          <table:table-cell office:value-type="float" office:value="1456076579.15637" calcext:value-type="float">
            <text:p>1456076579.15637</text:p>
          </table:table-cell>
          <table:table-cell office:value-type="float" office:value="5336" calcext:value-type="float">
            <text:p>5336</text:p>
          </table:table-cell>
          <table:table-cell table:formula="of:=[.B7]-[.B$2]" office:value-type="float" office:value="0.462280035018921" calcext:value-type="float">
            <text:p>0.462280035</text:p>
          </table:table-cell>
          <table:table-cell table:formula="of:=[.D7]/([.E7]-[.E6])" office:value-type="float" office:value="53099.7616623091" calcext:value-type="float">
            <text:p>53099.7616623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76579.39873" calcext:value-type="float">
            <text:p>1456076579.39873</text:p>
          </table:table-cell>
          <table:table-cell office:value-type="float" office:value="1456076579.39963" calcext:value-type="float">
            <text:p>1456076579.39963</text:p>
          </table:table-cell>
          <table:table-cell office:value-type="float" office:value="5224" calcext:value-type="float">
            <text:p>5224</text:p>
          </table:table-cell>
          <table:table-cell table:formula="of:=[.B8]-[.B$2]" office:value-type="float" office:value="0.705729961395264" calcext:value-type="float">
            <text:p>0.7057299614</text:p>
          </table:table-cell>
          <table:table-cell table:formula="of:=[.D8]/([.E8]-[.E7])" office:value-type="float" office:value="21458.2114595687" calcext:value-type="float">
            <text:p>21458.2114595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76579.50843" calcext:value-type="float">
            <text:p>1456076579.50843</text:p>
          </table:table-cell>
          <table:table-cell office:value-type="float" office:value="1456076579.50949" calcext:value-type="float">
            <text:p>1456076579.50949</text:p>
          </table:table-cell>
          <table:table-cell office:value-type="float" office:value="5120" calcext:value-type="float">
            <text:p>5120</text:p>
          </table:table-cell>
          <table:table-cell table:formula="of:=[.B9]-[.B$2]" office:value-type="float" office:value="0.815429925918579" calcext:value-type="float">
            <text:p>0.8154299259</text:p>
          </table:table-cell>
          <table:table-cell table:formula="of:=[.D9]/([.E9]-[.E8])" office:value-type="float" office:value="46672.7589406996" calcext:value-type="float">
            <text:p>46672.7589406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76579.58773" calcext:value-type="float">
            <text:p>1456076579.58773</text:p>
          </table:table-cell>
          <table:table-cell office:value-type="float" office:value="1456076579.58861" calcext:value-type="float">
            <text:p>1456076579.58861</text:p>
          </table:table-cell>
          <table:table-cell office:value-type="float" office:value="5016" calcext:value-type="float">
            <text:p>5016</text:p>
          </table:table-cell>
          <table:table-cell table:formula="of:=[.B10]-[.B$2]" office:value-type="float" office:value="0.894729852676392" calcext:value-type="float">
            <text:p>0.8947298527</text:p>
          </table:table-cell>
          <table:table-cell table:formula="of:=[.D10]/([.E10]-[.E9])" office:value-type="float" office:value="63253.526265153" calcext:value-type="float">
            <text:p>63253.526265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76579.66553" calcext:value-type="float">
            <text:p>1456076579.66553</text:p>
          </table:table-cell>
          <table:table-cell office:value-type="float" office:value="1456076579.66674" calcext:value-type="float">
            <text:p>1456076579.66674</text:p>
          </table:table-cell>
          <table:table-cell office:value-type="float" office:value="4920" calcext:value-type="float">
            <text:p>4920</text:p>
          </table:table-cell>
          <table:table-cell table:formula="of:=[.B11]-[.B$2]" office:value-type="float" office:value="0.972529888153076" calcext:value-type="float">
            <text:p>0.9725298882</text:p>
          </table:table-cell>
          <table:table-cell table:formula="of:=[.D11]/([.E11]-[.E10])" office:value-type="float" office:value="63239.0457132175" calcext:value-type="float">
            <text:p>63239.0457132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76579.74193" calcext:value-type="float">
            <text:p>1456076579.74193</text:p>
          </table:table-cell>
          <table:table-cell office:value-type="float" office:value="1456076579.74281" calcext:value-type="float">
            <text:p>1456076579.74281</text:p>
          </table:table-cell>
          <table:table-cell office:value-type="float" office:value="4824" calcext:value-type="float">
            <text:p>4824</text:p>
          </table:table-cell>
          <table:table-cell table:formula="of:=[.B12]-[.B$2]" office:value-type="float" office:value="1.04892992973328" calcext:value-type="float">
            <text:p>1.0489299297</text:p>
          </table:table-cell>
          <table:table-cell table:formula="of:=[.D12]/([.E12]-[.E11])" office:value-type="float" office:value="63141.3268922904" calcext:value-type="float">
            <text:p>63141.32689229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76579.81788" calcext:value-type="float">
            <text:p>1456076579.81788</text:p>
          </table:table-cell>
          <table:table-cell office:value-type="float" office:value="1456076579.81878" calcext:value-type="float">
            <text:p>1456076579.81878</text:p>
          </table:table-cell>
          <table:table-cell office:value-type="float" office:value="4736" calcext:value-type="float">
            <text:p>4736</text:p>
          </table:table-cell>
          <table:table-cell table:formula="of:=[.B13]-[.B$2]" office:value-type="float" office:value="1.12487983703613" calcext:value-type="float">
            <text:p>1.124879837</text:p>
          </table:table-cell>
          <table:table-cell table:formula="of:=[.D13]/([.E13]-[.E12])" office:value-type="float" office:value="62356.8897999416" calcext:value-type="float">
            <text:p>62356.8897999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76579.89083" calcext:value-type="float">
            <text:p>1456076579.89083</text:p>
          </table:table-cell>
          <table:table-cell office:value-type="float" office:value="1456076579.89172" calcext:value-type="float">
            <text:p>1456076579.89172</text:p>
          </table:table-cell>
          <table:table-cell office:value-type="float" office:value="4656" calcext:value-type="float">
            <text:p>4656</text:p>
          </table:table-cell>
          <table:table-cell table:formula="of:=[.B14]-[.B$2]" office:value-type="float" office:value="1.19782996177673" calcext:value-type="float">
            <text:p>1.1978299618</text:p>
          </table:table-cell>
          <table:table-cell table:formula="of:=[.D14]/([.E14]-[.E13])" office:value-type="float" office:value="63824.4282179917" calcext:value-type="float">
            <text:p>63824.4282179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76579.96366" calcext:value-type="float">
            <text:p>1456076579.96366</text:p>
          </table:table-cell>
          <table:table-cell office:value-type="float" office:value="1456076579.96457" calcext:value-type="float">
            <text:p>1456076579.96457</text:p>
          </table:table-cell>
          <table:table-cell office:value-type="float" office:value="4584" calcext:value-type="float">
            <text:p>4584</text:p>
          </table:table-cell>
          <table:table-cell table:formula="of:=[.B15]-[.B$2]" office:value-type="float" office:value="1.27065992355347" calcext:value-type="float">
            <text:p>1.2706599236</text:p>
          </table:table-cell>
          <table:table-cell table:formula="of:=[.D15]/([.E15]-[.E14])" office:value-type="float" office:value="62941.1287356247" calcext:value-type="float">
            <text:p>62941.1287356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76580.03523" calcext:value-type="float">
            <text:p>1456076580.03523</text:p>
          </table:table-cell>
          <table:table-cell office:value-type="float" office:value="1456076580.0363" calcext:value-type="float">
            <text:p>1456076580.0363</text:p>
          </table:table-cell>
          <table:table-cell office:value-type="float" office:value="4520" calcext:value-type="float">
            <text:p>4520</text:p>
          </table:table-cell>
          <table:table-cell table:formula="of:=[.B16]-[.B$2]" office:value-type="float" office:value="1.34222984313965" calcext:value-type="float">
            <text:p>1.3422298431</text:p>
          </table:table-cell>
          <table:table-cell table:formula="of:=[.D16]/([.E16]-[.E15])" office:value-type="float" office:value="63155.0241516926" calcext:value-type="float">
            <text:p>63155.0241516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76580.11731" calcext:value-type="float">
            <text:p>1456076580.11731</text:p>
          </table:table-cell>
          <table:table-cell office:value-type="float" office:value="1456076580.11822" calcext:value-type="float">
            <text:p>1456076580.11822</text:p>
          </table:table-cell>
          <table:table-cell office:value-type="float" office:value="4464" calcext:value-type="float">
            <text:p>4464</text:p>
          </table:table-cell>
          <table:table-cell table:formula="of:=[.B17]-[.B$2]" office:value-type="float" office:value="1.42430996894836" calcext:value-type="float">
            <text:p>1.4243099689</text:p>
          </table:table-cell>
          <table:table-cell table:formula="of:=[.D17]/([.E17]-[.E16])" office:value-type="float" office:value="54385.881551926" calcext:value-type="float">
            <text:p>54385.8815519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76580.21749" calcext:value-type="float">
            <text:p>1456076580.21749</text:p>
          </table:table-cell>
          <table:table-cell office:value-type="float" office:value="1456076580.21842" calcext:value-type="float">
            <text:p>1456076580.21842</text:p>
          </table:table-cell>
          <table:table-cell office:value-type="float" office:value="4416" calcext:value-type="float">
            <text:p>4416</text:p>
          </table:table-cell>
          <table:table-cell table:formula="of:=[.B18]-[.B$2]" office:value-type="float" office:value="1.52448987960815" calcext:value-type="float">
            <text:p>1.5244898796</text:p>
          </table:table-cell>
          <table:table-cell table:formula="of:=[.D18]/([.E18]-[.E17])" office:value-type="float" office:value="44080.6941323465" calcext:value-type="float">
            <text:p>44080.6941323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76580.31753" calcext:value-type="float">
            <text:p>1456076580.31753</text:p>
          </table:table-cell>
          <table:table-cell office:value-type="float" office:value="1456076580.31842" calcext:value-type="float">
            <text:p>1456076580.31842</text:p>
          </table:table-cell>
          <table:table-cell office:value-type="float" office:value="4376" calcext:value-type="float">
            <text:p>4376</text:p>
          </table:table-cell>
          <table:table-cell table:formula="of:=[.B19]-[.B$2]" office:value-type="float" office:value="1.62452983856201" calcext:value-type="float">
            <text:p>1.6245298386</text:p>
          </table:table-cell>
          <table:table-cell table:formula="of:=[.D19]/([.E19]-[.E18])" office:value-type="float" office:value="43742.520946239" calcext:value-type="float">
            <text:p>43742.5209462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76580.41777" calcext:value-type="float">
            <text:p>1456076580.41777</text:p>
          </table:table-cell>
          <table:table-cell office:value-type="float" office:value="1456076580.41867" calcext:value-type="float">
            <text:p>1456076580.41867</text:p>
          </table:table-cell>
          <table:table-cell office:value-type="float" office:value="4336" calcext:value-type="float">
            <text:p>4336</text:p>
          </table:table-cell>
          <table:table-cell table:formula="of:=[.B20]-[.B$2]" office:value-type="float" office:value="1.72476983070374" calcext:value-type="float">
            <text:p>1.7247698307</text:p>
          </table:table-cell>
          <table:table-cell table:formula="of:=[.D20]/([.E20]-[.E19])" office:value-type="float" office:value="43256.1885466788" calcext:value-type="float">
            <text:p>43256.1885466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76580.51696" calcext:value-type="float">
            <text:p>1456076580.51696</text:p>
          </table:table-cell>
          <table:table-cell office:value-type="float" office:value="1456076580.51789" calcext:value-type="float">
            <text:p>1456076580.51789</text:p>
          </table:table-cell>
          <table:table-cell office:value-type="float" office:value="4312" calcext:value-type="float">
            <text:p>4312</text:p>
          </table:table-cell>
          <table:table-cell table:formula="of:=[.B21]-[.B$2]" office:value-type="float" office:value="1.8239598274231" calcext:value-type="float">
            <text:p>1.8239598274</text:p>
          </table:table-cell>
          <table:table-cell table:formula="of:=[.D21]/([.E21]-[.E20])" office:value-type="float" office:value="43472.1256438792" calcext:value-type="float">
            <text:p>43472.1256438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76580.61702" calcext:value-type="float">
            <text:p>1456076580.61702</text:p>
          </table:table-cell>
          <table:table-cell office:value-type="float" office:value="1456076580.61792" calcext:value-type="float">
            <text:p>1456076580.61792</text:p>
          </table:table-cell>
          <table:table-cell office:value-type="float" office:value="4296" calcext:value-type="float">
            <text:p>4296</text:p>
          </table:table-cell>
          <table:table-cell table:formula="of:=[.B22]-[.B$2]" office:value-type="float" office:value="1.9240198135376" calcext:value-type="float">
            <text:p>1.9240198135</text:p>
          </table:table-cell>
          <table:table-cell table:formula="of:=[.D22]/([.E22]-[.E21])" office:value-type="float" office:value="42934.2454143852" calcext:value-type="float">
            <text:p>42934.24541438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76580.71717" calcext:value-type="float">
            <text:p>1456076580.71717</text:p>
          </table:table-cell>
          <table:table-cell office:value-type="float" office:value="1456076580.71806" calcext:value-type="float">
            <text:p>1456076580.71806</text:p>
          </table:table-cell>
          <table:table-cell office:value-type="float" office:value="4296" calcext:value-type="float">
            <text:p>4296</text:p>
          </table:table-cell>
          <table:table-cell table:formula="of:=[.B23]-[.B$2]" office:value-type="float" office:value="2.024169921875" calcext:value-type="float">
            <text:p>2.0241699219</text:p>
          </table:table-cell>
          <table:table-cell table:formula="of:=[.D23]/([.E23]-[.E22])" office:value-type="float" office:value="42895.610112841" calcext:value-type="float">
            <text:p>42895.610112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76580.81732" calcext:value-type="float">
            <text:p>1456076580.81732</text:p>
          </table:table-cell>
          <table:table-cell office:value-type="float" office:value="1456076580.8182" calcext:value-type="float">
            <text:p>1456076580.8182</text:p>
          </table:table-cell>
          <table:table-cell office:value-type="float" office:value="4296" calcext:value-type="float">
            <text:p>4296</text:p>
          </table:table-cell>
          <table:table-cell table:formula="of:=[.B24]-[.B$2]" office:value-type="float" office:value="2.1243200302124" calcext:value-type="float">
            <text:p>2.1243200302</text:p>
          </table:table-cell>
          <table:table-cell table:formula="of:=[.D24]/([.E24]-[.E23])" office:value-type="float" office:value="42895.610112841" calcext:value-type="float">
            <text:p>42895.610112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76580.91773" calcext:value-type="float">
            <text:p>1456076580.91773</text:p>
          </table:table-cell>
          <table:table-cell office:value-type="float" office:value="1456076580.91864" calcext:value-type="float">
            <text:p>1456076580.91864</text:p>
          </table:table-cell>
          <table:table-cell office:value-type="float" office:value="4304" calcext:value-type="float">
            <text:p>4304</text:p>
          </table:table-cell>
          <table:table-cell table:formula="of:=[.B25]-[.B$2]" office:value-type="float" office:value="2.22473001480103" calcext:value-type="float">
            <text:p>2.2247300148</text:p>
          </table:table-cell>
          <table:table-cell table:formula="of:=[.D25]/([.E25]-[.E24])" office:value-type="float" office:value="42864.2631271519" calcext:value-type="float">
            <text:p>42864.26312715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76581.0177" calcext:value-type="float">
            <text:p>1456076581.0177</text:p>
          </table:table-cell>
          <table:table-cell office:value-type="float" office:value="1456076581.01858" calcext:value-type="float">
            <text:p>1456076581.01858</text:p>
          </table:table-cell>
          <table:table-cell office:value-type="float" office:value="4320" calcext:value-type="float">
            <text:p>4320</text:p>
          </table:table-cell>
          <table:table-cell table:formula="of:=[.B26]-[.B$2]" office:value-type="float" office:value="2.32469987869263" calcext:value-type="float">
            <text:p>2.3246998787</text:p>
          </table:table-cell>
          <table:table-cell table:formula="of:=[.D26]/([.E26]-[.E25])" office:value-type="float" office:value="43213.0227233702" calcext:value-type="float">
            <text:p>43213.02272337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76581.11808" calcext:value-type="float">
            <text:p>1456076581.11808</text:p>
          </table:table-cell>
          <table:table-cell office:value-type="float" office:value="1456076581.11898" calcext:value-type="float">
            <text:p>1456076581.11898</text:p>
          </table:table-cell>
          <table:table-cell office:value-type="float" office:value="4352" calcext:value-type="float">
            <text:p>4352</text:p>
          </table:table-cell>
          <table:table-cell table:formula="of:=[.B27]-[.B$2]" office:value-type="float" office:value="2.42507982254028" calcext:value-type="float">
            <text:p>2.4250798225</text:p>
          </table:table-cell>
          <table:table-cell table:formula="of:=[.D27]/([.E27]-[.E26])" office:value-type="float" office:value="43355.2743026526" calcext:value-type="float">
            <text:p>43355.2743026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76581.21736" calcext:value-type="float">
            <text:p>1456076581.21736</text:p>
          </table:table-cell>
          <table:table-cell office:value-type="float" office:value="1456076581.21827" calcext:value-type="float">
            <text:p>1456076581.21827</text:p>
          </table:table-cell>
          <table:table-cell office:value-type="float" office:value="4384" calcext:value-type="float">
            <text:p>4384</text:p>
          </table:table-cell>
          <table:table-cell table:formula="of:=[.B28]-[.B$2]" office:value-type="float" office:value="2.52435994148254" calcext:value-type="float">
            <text:p>2.5243599415</text:p>
          </table:table-cell>
          <table:table-cell table:formula="of:=[.D28]/([.E28]-[.E27])" office:value-type="float" office:value="44157.8842441722" calcext:value-type="float">
            <text:p>44157.88424417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76581.31734" calcext:value-type="float">
            <text:p>1456076581.31734</text:p>
          </table:table-cell>
          <table:table-cell office:value-type="float" office:value="1456076581.31824" calcext:value-type="float">
            <text:p>1456076581.31824</text:p>
          </table:table-cell>
          <table:table-cell office:value-type="float" office:value="4432" calcext:value-type="float">
            <text:p>4432</text:p>
          </table:table-cell>
          <table:table-cell table:formula="of:=[.B29]-[.B$2]" office:value-type="float" office:value="2.62433981895447" calcext:value-type="float">
            <text:p>2.624339819</text:p>
          </table:table-cell>
          <table:table-cell table:formula="of:=[.D29]/([.E29]-[.E28])" office:value-type="float" office:value="44328.9200993929" calcext:value-type="float">
            <text:p>44328.92009939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76581.41741" calcext:value-type="float">
            <text:p>1456076581.41741</text:p>
          </table:table-cell>
          <table:table-cell office:value-type="float" office:value="1456076581.4183" calcext:value-type="float">
            <text:p>1456076581.4183</text:p>
          </table:table-cell>
          <table:table-cell office:value-type="float" office:value="4488" calcext:value-type="float">
            <text:p>4488</text:p>
          </table:table-cell>
          <table:table-cell table:formula="of:=[.B30]-[.B$2]" office:value-type="float" office:value="2.72440981864929" calcext:value-type="float">
            <text:p>2.7244098186</text:p>
          </table:table-cell>
          <table:table-cell table:formula="of:=[.D30]/([.E30]-[.E29])" office:value-type="float" office:value="44848.6061125883" calcext:value-type="float">
            <text:p>44848.60611258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76581.51752" calcext:value-type="float">
            <text:p>1456076581.51752</text:p>
          </table:table-cell>
          <table:table-cell office:value-type="float" office:value="1456076581.51844" calcext:value-type="float">
            <text:p>1456076581.51844</text:p>
          </table:table-cell>
          <table:table-cell office:value-type="float" office:value="4544" calcext:value-type="float">
            <text:p>4544</text:p>
          </table:table-cell>
          <table:table-cell table:formula="of:=[.B31]-[.B$2]" office:value-type="float" office:value="2.82451987266541" calcext:value-type="float">
            <text:p>2.8245198727</text:p>
          </table:table-cell>
          <table:table-cell table:formula="of:=[.D31]/([.E31]-[.E30])" office:value-type="float" office:value="45390.046430987" calcext:value-type="float">
            <text:p>45390.0464309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76581.61763" calcext:value-type="float">
            <text:p>1456076581.61763</text:p>
          </table:table-cell>
          <table:table-cell office:value-type="float" office:value="1456076581.61853" calcext:value-type="float">
            <text:p>1456076581.61853</text:p>
          </table:table-cell>
          <table:table-cell office:value-type="float" office:value="4616" calcext:value-type="float">
            <text:p>4616</text:p>
          </table:table-cell>
          <table:table-cell table:formula="of:=[.B32]-[.B$2]" office:value-type="float" office:value="2.92462992668152" calcext:value-type="float">
            <text:p>2.9246299267</text:p>
          </table:table-cell>
          <table:table-cell table:formula="of:=[.D32]/([.E32]-[.E31])" office:value-type="float" office:value="46109.2549131682" calcext:value-type="float">
            <text:p>46109.25491316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76581.7179" calcext:value-type="float">
            <text:p>1456076581.7179</text:p>
          </table:table-cell>
          <table:table-cell office:value-type="float" office:value="1456076581.71879" calcext:value-type="float">
            <text:p>1456076581.71879</text:p>
          </table:table-cell>
          <table:table-cell office:value-type="float" office:value="4688" calcext:value-type="float">
            <text:p>4688</text:p>
          </table:table-cell>
          <table:table-cell table:formula="of:=[.B33]-[.B$2]" office:value-type="float" office:value="3.02489995956421" calcext:value-type="float">
            <text:p>3.0248999596</text:p>
          </table:table-cell>
          <table:table-cell table:formula="of:=[.D33]/([.E33]-[.E32])" office:value-type="float" office:value="46753.7495024527" calcext:value-type="float">
            <text:p>46753.7495024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76581.81705" calcext:value-type="float">
            <text:p>1456076581.81705</text:p>
          </table:table-cell>
          <table:table-cell office:value-type="float" office:value="1456076581.81795" calcext:value-type="float">
            <text:p>1456076581.81795</text:p>
          </table:table-cell>
          <table:table-cell office:value-type="float" office:value="4768" calcext:value-type="float">
            <text:p>4768</text:p>
          </table:table-cell>
          <table:table-cell table:formula="of:=[.B34]-[.B$2]" office:value-type="float" office:value="3.12404990196228" calcext:value-type="float">
            <text:p>3.124049902</text:p>
          </table:table-cell>
          <table:table-cell table:formula="of:=[.D34]/([.E34]-[.E33])" office:value-type="float" office:value="48088.7823500415" calcext:value-type="float">
            <text:p>48088.78235004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76581.9173" calcext:value-type="float">
            <text:p>1456076581.9173</text:p>
          </table:table-cell>
          <table:table-cell office:value-type="float" office:value="1456076581.91819" calcext:value-type="float">
            <text:p>1456076581.91819</text:p>
          </table:table-cell>
          <table:table-cell office:value-type="float" office:value="4856" calcext:value-type="float">
            <text:p>4856</text:p>
          </table:table-cell>
          <table:table-cell table:formula="of:=[.B35]-[.B$2]" office:value-type="float" office:value="3.22429990768433" calcext:value-type="float">
            <text:p>3.2242999077</text:p>
          </table:table-cell>
          <table:table-cell table:formula="of:=[.D35]/([.E35]-[.E34])" office:value-type="float" office:value="48438.899978358" calcext:value-type="float">
            <text:p>48438.8999783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76582.01748" calcext:value-type="float">
            <text:p>1456076582.01748</text:p>
          </table:table-cell>
          <table:table-cell office:value-type="float" office:value="1456076582.01838" calcext:value-type="float">
            <text:p>1456076582.01838</text:p>
          </table:table-cell>
          <table:table-cell office:value-type="float" office:value="4952" calcext:value-type="float">
            <text:p>4952</text:p>
          </table:table-cell>
          <table:table-cell table:formula="of:=[.B36]-[.B$2]" office:value-type="float" office:value="3.32447981834412" calcext:value-type="float">
            <text:p>3.3244798183</text:p>
          </table:table-cell>
          <table:table-cell table:formula="of:=[.D36]/([.E36]-[.E35])" office:value-type="float" office:value="49431.06823899" calcext:value-type="float">
            <text:p>49431.068238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76582.11745" calcext:value-type="float">
            <text:p>1456076582.11745</text:p>
          </table:table-cell>
          <table:table-cell office:value-type="float" office:value="1456076582.11835" calcext:value-type="float">
            <text:p>1456076582.11835</text:p>
          </table:table-cell>
          <table:table-cell office:value-type="float" office:value="5056" calcext:value-type="float">
            <text:p>5056</text:p>
          </table:table-cell>
          <table:table-cell table:formula="of:=[.B37]-[.B$2]" office:value-type="float" office:value="3.4244499206543" calcext:value-type="float">
            <text:p>3.4244499207</text:p>
          </table:table-cell>
          <table:table-cell table:formula="of:=[.D37]/([.E37]-[.E36])" office:value-type="float" office:value="50575.1207927404" calcext:value-type="float">
            <text:p>50575.12079274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76582.21768" calcext:value-type="float">
            <text:p>1456076582.21768</text:p>
          </table:table-cell>
          <table:table-cell office:value-type="float" office:value="1456076582.21858" calcext:value-type="float">
            <text:p>1456076582.21858</text:p>
          </table:table-cell>
          <table:table-cell office:value-type="float" office:value="5160" calcext:value-type="float">
            <text:p>5160</text:p>
          </table:table-cell>
          <table:table-cell table:formula="of:=[.B38]-[.B$2]" office:value-type="float" office:value="3.5246798992157" calcext:value-type="float">
            <text:p>3.5246798992</text:p>
          </table:table-cell>
          <table:table-cell table:formula="of:=[.D38]/([.E38]-[.E37])" office:value-type="float" office:value="51481.6033492311" calcext:value-type="float">
            <text:p>51481.6033492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76582.3177" calcext:value-type="float">
            <text:p>1456076582.3177</text:p>
          </table:table-cell>
          <table:table-cell office:value-type="float" office:value="1456076582.3186" calcext:value-type="float">
            <text:p>1456076582.3186</text:p>
          </table:table-cell>
          <table:table-cell office:value-type="float" office:value="5272" calcext:value-type="float">
            <text:p>5272</text:p>
          </table:table-cell>
          <table:table-cell table:formula="of:=[.B39]-[.B$2]" office:value-type="float" office:value="3.62469983100891" calcext:value-type="float">
            <text:p>3.624699831</text:p>
          </table:table-cell>
          <table:table-cell table:formula="of:=[.D39]/([.E39]-[.E38])" office:value-type="float" office:value="52709.4940526419" calcext:value-type="float">
            <text:p>52709.49405264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76582.41781" calcext:value-type="float">
            <text:p>1456076582.41781</text:p>
          </table:table-cell>
          <table:table-cell office:value-type="float" office:value="1456076582.41871" calcext:value-type="float">
            <text:p>1456076582.41871</text:p>
          </table:table-cell>
          <table:table-cell office:value-type="float" office:value="5384" calcext:value-type="float">
            <text:p>5384</text:p>
          </table:table-cell>
          <table:table-cell table:formula="of:=[.B40]-[.B$2]" office:value-type="float" office:value="3.72480988502502" calcext:value-type="float">
            <text:p>3.724809885</text:p>
          </table:table-cell>
          <table:table-cell table:formula="of:=[.D40]/([.E40]-[.E39])" office:value-type="float" office:value="53780.8120564336" calcext:value-type="float">
            <text:p>53780.8120564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76582.51719" calcext:value-type="float">
            <text:p>1456076582.51719</text:p>
          </table:table-cell>
          <table:table-cell office:value-type="float" office:value="1456076582.51809" calcext:value-type="float">
            <text:p>1456076582.51809</text:p>
          </table:table-cell>
          <table:table-cell office:value-type="float" office:value="5496" calcext:value-type="float">
            <text:p>5496</text:p>
          </table:table-cell>
          <table:table-cell table:formula="of:=[.B41]-[.B$2]" office:value-type="float" office:value="3.82418990135193" calcext:value-type="float">
            <text:p>3.8241899014</text:p>
          </table:table-cell>
          <table:table-cell table:formula="of:=[.D41]/([.E41]-[.E40])" office:value-type="float" office:value="55302.8687570472" calcext:value-type="float">
            <text:p>55302.8687570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76582.61737" calcext:value-type="float">
            <text:p>1456076582.61737</text:p>
          </table:table-cell>
          <table:table-cell office:value-type="float" office:value="1456076582.61827" calcext:value-type="float">
            <text:p>1456076582.61827</text:p>
          </table:table-cell>
          <table:table-cell office:value-type="float" office:value="5616" calcext:value-type="float">
            <text:p>5616</text:p>
          </table:table-cell>
          <table:table-cell table:formula="of:=[.B42]-[.B$2]" office:value-type="float" office:value="3.92436981201172" calcext:value-type="float">
            <text:p>3.924369812</text:p>
          </table:table-cell>
          <table:table-cell table:formula="of:=[.D42]/([.E42]-[.E41])" office:value-type="float" office:value="56059.1436248319" calcext:value-type="float">
            <text:p>56059.14362483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76582.71679" calcext:value-type="float">
            <text:p>1456076582.71679</text:p>
          </table:table-cell>
          <table:table-cell office:value-type="float" office:value="1456076582.71842" calcext:value-type="float">
            <text:p>1456076582.71842</text:p>
          </table:table-cell>
          <table:table-cell office:value-type="float" office:value="5744" calcext:value-type="float">
            <text:p>5744</text:p>
          </table:table-cell>
          <table:table-cell table:formula="of:=[.B43]-[.B$2]" office:value-type="float" office:value="4.02378988265991" calcext:value-type="float">
            <text:p>4.0237898827</text:p>
          </table:table-cell>
          <table:table-cell table:formula="of:=[.D43]/([.E43]-[.E42])" office:value-type="float" office:value="57775.0544990623" calcext:value-type="float">
            <text:p>57775.05449906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76582.81718" calcext:value-type="float">
            <text:p>1456076582.81718</text:p>
          </table:table-cell>
          <table:table-cell office:value-type="float" office:value="1456076582.81827" calcext:value-type="float">
            <text:p>1456076582.81827</text:p>
          </table:table-cell>
          <table:table-cell office:value-type="float" office:value="5864" calcext:value-type="float">
            <text:p>5864</text:p>
          </table:table-cell>
          <table:table-cell table:formula="of:=[.B44]-[.B$2]" office:value-type="float" office:value="4.12417984008789" calcext:value-type="float">
            <text:p>4.1241798401</text:p>
          </table:table-cell>
          <table:table-cell table:formula="of:=[.D44]/([.E44]-[.E43])" office:value-type="float" office:value="58412.2172201033" calcext:value-type="float">
            <text:p>58412.2172201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76582.91727" calcext:value-type="float">
            <text:p>1456076582.91727</text:p>
          </table:table-cell>
          <table:table-cell office:value-type="float" office:value="1456076582.91825" calcext:value-type="float">
            <text:p>1456076582.91825</text:p>
          </table:table-cell>
          <table:table-cell office:value-type="float" office:value="5992" calcext:value-type="float">
            <text:p>5992</text:p>
          </table:table-cell>
          <table:table-cell table:formula="of:=[.B45]-[.B$2]" office:value-type="float" office:value="4.22426986694336" calcext:value-type="float">
            <text:p>4.2242698669</text:p>
          </table:table-cell>
          <table:table-cell table:formula="of:=[.D45]/([.E45]-[.E44])" office:value-type="float" office:value="59866.1044286912" calcext:value-type="float">
            <text:p>59866.10442869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76583.01748" calcext:value-type="float">
            <text:p>1456076583.01748</text:p>
          </table:table-cell>
          <table:table-cell office:value-type="float" office:value="1456076583.01839" calcext:value-type="float">
            <text:p>1456076583.01839</text:p>
          </table:table-cell>
          <table:table-cell office:value-type="float" office:value="6120" calcext:value-type="float">
            <text:p>6120</text:p>
          </table:table-cell>
          <table:table-cell table:formula="of:=[.B46]-[.B$2]" office:value-type="float" office:value="4.32447981834412" calcext:value-type="float">
            <text:p>4.3244798183</text:p>
          </table:table-cell>
          <table:table-cell table:formula="of:=[.D46]/([.E46]-[.E45])" office:value-type="float" office:value="61071.7789446386" calcext:value-type="float">
            <text:p>61071.77894463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76583.11737" calcext:value-type="float">
            <text:p>1456076583.11737</text:p>
          </table:table-cell>
          <table:table-cell office:value-type="float" office:value="1456076583.11826" calcext:value-type="float">
            <text:p>1456076583.11826</text:p>
          </table:table-cell>
          <table:table-cell office:value-type="float" office:value="6240" calcext:value-type="float">
            <text:p>6240</text:p>
          </table:table-cell>
          <table:table-cell table:formula="of:=[.B47]-[.B$2]" office:value-type="float" office:value="4.42436981201172" calcext:value-type="float">
            <text:p>4.424369812</text:p>
          </table:table-cell>
          <table:table-cell table:formula="of:=[.D47]/([.E47]-[.E46])" office:value-type="float" office:value="62468.7195472696" calcext:value-type="float">
            <text:p>62468.71954726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76583.21741" calcext:value-type="float">
            <text:p>1456076583.21741</text:p>
          </table:table-cell>
          <table:table-cell office:value-type="float" office:value="1456076583.21831" calcext:value-type="float">
            <text:p>1456076583.21831</text:p>
          </table:table-cell>
          <table:table-cell office:value-type="float" office:value="6368" calcext:value-type="float">
            <text:p>6368</text:p>
          </table:table-cell>
          <table:table-cell table:formula="of:=[.B48]-[.B$2]" office:value-type="float" office:value="4.52441000938416" calcext:value-type="float">
            <text:p>4.5244100094</text:p>
          </table:table-cell>
          <table:table-cell table:formula="of:=[.D48]/([.E48]-[.E47])" office:value-type="float" office:value="63654.4125986954" calcext:value-type="float">
            <text:p>63654.41259869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76583.31771" calcext:value-type="float">
            <text:p>1456076583.31771</text:p>
          </table:table-cell>
          <table:table-cell office:value-type="float" office:value="1456076583.3186" calcext:value-type="float">
            <text:p>1456076583.3186</text:p>
          </table:table-cell>
          <table:table-cell office:value-type="float" office:value="6488" calcext:value-type="float">
            <text:p>6488</text:p>
          </table:table-cell>
          <table:table-cell table:formula="of:=[.B49]-[.B$2]" office:value-type="float" office:value="4.62470984458923" calcext:value-type="float">
            <text:p>4.6247098446</text:p>
          </table:table-cell>
          <table:table-cell table:formula="of:=[.D49]/([.E49]-[.E48])" office:value-type="float" office:value="64686.0484539611" calcext:value-type="float">
            <text:p>64686.04845396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76583.41808" calcext:value-type="float">
            <text:p>1456076583.41808</text:p>
          </table:table-cell>
          <table:table-cell office:value-type="float" office:value="1456076583.419" calcext:value-type="float">
            <text:p>1456076583.419</text:p>
          </table:table-cell>
          <table:table-cell office:value-type="float" office:value="6608" calcext:value-type="float">
            <text:p>6608</text:p>
          </table:table-cell>
          <table:table-cell table:formula="of:=[.B50]-[.B$2]" office:value-type="float" office:value="4.72508001327515" calcext:value-type="float">
            <text:p>4.7250800133</text:p>
          </table:table-cell>
          <table:table-cell table:formula="of:=[.D50]/([.E50]-[.E49])" office:value-type="float" office:value="65836.2946532283" calcext:value-type="float">
            <text:p>65836.29465322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76583.51729" calcext:value-type="float">
            <text:p>1456076583.51729</text:p>
          </table:table-cell>
          <table:table-cell office:value-type="float" office:value="1456076583.51822" calcext:value-type="float">
            <text:p>1456076583.51822</text:p>
          </table:table-cell>
          <table:table-cell office:value-type="float" office:value="6728" calcext:value-type="float">
            <text:p>6728</text:p>
          </table:table-cell>
          <table:table-cell table:formula="of:=[.B51]-[.B$2]" office:value-type="float" office:value="4.82429003715515" calcext:value-type="float">
            <text:p>4.8242900372</text:p>
          </table:table-cell>
          <table:table-cell table:formula="of:=[.D51]/([.E51]-[.E50])" office:value-type="float" office:value="67815.7280572531" calcext:value-type="float">
            <text:p>67815.7280572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76583.61751" calcext:value-type="float">
            <text:p>1456076583.61751</text:p>
          </table:table-cell>
          <table:table-cell office:value-type="float" office:value="1456076583.61841" calcext:value-type="float">
            <text:p>1456076583.61841</text:p>
          </table:table-cell>
          <table:table-cell office:value-type="float" office:value="6848" calcext:value-type="float">
            <text:p>6848</text:p>
          </table:table-cell>
          <table:table-cell table:formula="of:=[.B52]-[.B$2]" office:value-type="float" office:value="4.92451000213623" calcext:value-type="float">
            <text:p>4.9245100021</text:p>
          </table:table-cell>
          <table:table-cell table:formula="of:=[.D52]/([.E52]-[.E51])" office:value-type="float" office:value="68329.698591422" calcext:value-type="float">
            <text:p>68329.69859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76583.71758" calcext:value-type="float">
            <text:p>1456076583.71758</text:p>
          </table:table-cell>
          <table:table-cell office:value-type="float" office:value="1456076583.71863" calcext:value-type="float">
            <text:p>1456076583.71863</text:p>
          </table:table-cell>
          <table:table-cell office:value-type="float" office:value="6960" calcext:value-type="float">
            <text:p>6960</text:p>
          </table:table-cell>
          <table:table-cell table:formula="of:=[.B53]-[.B$2]" office:value-type="float" office:value="5.02458000183106" calcext:value-type="float">
            <text:p>5.0245800018</text:p>
          </table:table-cell>
          <table:table-cell table:formula="of:=[.D53]/([.E53]-[.E52])" office:value-type="float" office:value="69551.3142922492" calcext:value-type="float">
            <text:p>69551.31429224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76583.81911" calcext:value-type="float">
            <text:p>1456076583.81911</text:p>
          </table:table-cell>
          <table:table-cell office:value-type="float" office:value="1456076583.82001" calcext:value-type="float">
            <text:p>1456076583.82001</text:p>
          </table:table-cell>
          <table:table-cell office:value-type="float" office:value="7064" calcext:value-type="float">
            <text:p>7064</text:p>
          </table:table-cell>
          <table:table-cell table:formula="of:=[.B54]-[.B$2]" office:value-type="float" office:value="5.12610983848572" calcext:value-type="float">
            <text:p>5.1261098385</text:p>
          </table:table-cell>
          <table:table-cell table:formula="of:=[.D54]/([.E54]-[.E53])" office:value-type="float" office:value="69575.6068634979" calcext:value-type="float">
            <text:p>69575.60686349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76583.92668" calcext:value-type="float">
            <text:p>1456076583.92668</text:p>
          </table:table-cell>
          <table:table-cell office:value-type="float" office:value="1456076583.92757" calcext:value-type="float">
            <text:p>1456076583.92757</text:p>
          </table:table-cell>
          <table:table-cell office:value-type="float" office:value="7168" calcext:value-type="float">
            <text:p>7168</text:p>
          </table:table-cell>
          <table:table-cell table:formula="of:=[.B55]-[.B$2]" office:value-type="float" office:value="5.23368000984192" calcext:value-type="float">
            <text:p>5.2336800098</text:p>
          </table:table-cell>
          <table:table-cell table:formula="of:=[.D55]/([.E55]-[.E54])" office:value-type="float" office:value="66635.5729439561" calcext:value-type="float">
            <text:p>66635.57294395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76584.03474" calcext:value-type="float">
            <text:p>1456076584.03474</text:p>
          </table:table-cell>
          <table:table-cell office:value-type="float" office:value="1456076584.03576" calcext:value-type="float">
            <text:p>1456076584.03576</text:p>
          </table:table-cell>
          <table:table-cell office:value-type="float" office:value="7264" calcext:value-type="float">
            <text:p>7264</text:p>
          </table:table-cell>
          <table:table-cell table:formula="of:=[.B56]-[.B$2]" office:value-type="float" office:value="5.3417398929596" calcext:value-type="float">
            <text:p>5.341739893</text:p>
          </table:table-cell>
          <table:table-cell table:formula="of:=[.D56]/([.E56]-[.E55])" office:value-type="float" office:value="67221.9864617992" calcext:value-type="float">
            <text:p>67221.98646179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76584.14484" calcext:value-type="float">
            <text:p>1456076584.14484</text:p>
          </table:table-cell>
          <table:table-cell office:value-type="float" office:value="1456076584.14594" calcext:value-type="float">
            <text:p>1456076584.14594</text:p>
          </table:table-cell>
          <table:table-cell office:value-type="float" office:value="7360" calcext:value-type="float">
            <text:p>7360</text:p>
          </table:table-cell>
          <table:table-cell table:formula="of:=[.B57]-[.B$2]" office:value-type="float" office:value="5.45183992385864" calcext:value-type="float">
            <text:p>5.4518399239</text:p>
          </table:table-cell>
          <table:table-cell table:formula="of:=[.D57]/([.E57]-[.E56])" office:value-type="float" office:value="66848.3009486935" calcext:value-type="float">
            <text:p>66848.30094869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76584.25616" calcext:value-type="float">
            <text:p>1456076584.25616</text:p>
          </table:table-cell>
          <table:table-cell office:value-type="float" office:value="1456076584.25707" calcext:value-type="float">
            <text:p>1456076584.25707</text:p>
          </table:table-cell>
          <table:table-cell office:value-type="float" office:value="7448" calcext:value-type="float">
            <text:p>7448</text:p>
          </table:table-cell>
          <table:table-cell table:formula="of:=[.B58]-[.B$2]" office:value-type="float" office:value="5.56315994262695" calcext:value-type="float">
            <text:p>5.5631599426</text:p>
          </table:table-cell>
          <table:table-cell table:formula="of:=[.D58]/([.E58]-[.E57])" office:value-type="float" office:value="66906.2050330899" calcext:value-type="float">
            <text:p>66906.20503308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76584.36848" calcext:value-type="float">
            <text:p>1456076584.36848</text:p>
          </table:table-cell>
          <table:table-cell office:value-type="float" office:value="1456076584.36938" calcext:value-type="float">
            <text:p>1456076584.36938</text:p>
          </table:table-cell>
          <table:table-cell office:value-type="float" office:value="7528" calcext:value-type="float">
            <text:p>7528</text:p>
          </table:table-cell>
          <table:table-cell table:formula="of:=[.B59]-[.B$2]" office:value-type="float" office:value="5.67547988891602" calcext:value-type="float">
            <text:p>5.6754798889</text:p>
          </table:table-cell>
          <table:table-cell table:formula="of:=[.D59]/([.E59]-[.E58])" office:value-type="float" office:value="67022.8240728162" calcext:value-type="float">
            <text:p>67022.82407281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76584.48227" calcext:value-type="float">
            <text:p>1456076584.48227</text:p>
          </table:table-cell>
          <table:table-cell office:value-type="float" office:value="1456076584.48317" calcext:value-type="float">
            <text:p>1456076584.48317</text:p>
          </table:table-cell>
          <table:table-cell office:value-type="float" office:value="7600" calcext:value-type="float">
            <text:p>7600</text:p>
          </table:table-cell>
          <table:table-cell table:formula="of:=[.B60]-[.B$2]" office:value-type="float" office:value="5.78926992416382" calcext:value-type="float">
            <text:p>5.7892699242</text:p>
          </table:table-cell>
          <table:table-cell table:formula="of:=[.D60]/([.E60]-[.E59])" office:value-type="float" office:value="66789.6796362646" calcext:value-type="float">
            <text:p>66789.67963626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76584.59731" calcext:value-type="float">
            <text:p>1456076584.59731</text:p>
          </table:table-cell>
          <table:table-cell office:value-type="float" office:value="1456076584.59824" calcext:value-type="float">
            <text:p>1456076584.59824</text:p>
          </table:table-cell>
          <table:table-cell office:value-type="float" office:value="7664" calcext:value-type="float">
            <text:p>7664</text:p>
          </table:table-cell>
          <table:table-cell table:formula="of:=[.B61]-[.B$2]" office:value-type="float" office:value="5.90430998802185" calcext:value-type="float">
            <text:p>5.904309988</text:p>
          </table:table-cell>
          <table:table-cell table:formula="of:=[.D61]/([.E61]-[.E60])" office:value-type="float" office:value="66620.2690000062" calcext:value-type="float">
            <text:p>66620.26900000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76584.71302" calcext:value-type="float">
            <text:p>1456076584.71302</text:p>
          </table:table-cell>
          <table:table-cell office:value-type="float" office:value="1456076584.71393" calcext:value-type="float">
            <text:p>1456076584.71393</text:p>
          </table:table-cell>
          <table:table-cell office:value-type="float" office:value="7720" calcext:value-type="float">
            <text:p>7720</text:p>
          </table:table-cell>
          <table:table-cell table:formula="of:=[.B62]-[.B$2]" office:value-type="float" office:value="6.02002000808716" calcext:value-type="float">
            <text:p>6.0200200081</text:p>
          </table:table-cell>
          <table:table-cell table:formula="of:=[.D62]/([.E62]-[.E61])" office:value-type="float" office:value="66718.5088693509" calcext:value-type="float">
            <text:p>66718.50886935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76584.82946" calcext:value-type="float">
            <text:p>1456076584.82946</text:p>
          </table:table-cell>
          <table:table-cell office:value-type="float" office:value="1456076584.8304" calcext:value-type="float">
            <text:p>1456076584.8304</text:p>
          </table:table-cell>
          <table:table-cell office:value-type="float" office:value="7768" calcext:value-type="float">
            <text:p>7768</text:p>
          </table:table-cell>
          <table:table-cell table:formula="of:=[.B63]-[.B$2]" office:value-type="float" office:value="6.1364598274231" calcext:value-type="float">
            <text:p>6.1364598274</text:p>
          </table:table-cell>
          <table:table-cell table:formula="of:=[.D63]/([.E63]-[.E62])" office:value-type="float" office:value="66712.5734503997" calcext:value-type="float">
            <text:p>66712.57345039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76584.94644" calcext:value-type="float">
            <text:p>1456076584.94644</text:p>
          </table:table-cell>
          <table:table-cell office:value-type="float" office:value="1456076584.94739" calcext:value-type="float">
            <text:p>1456076584.94739</text:p>
          </table:table-cell>
          <table:table-cell office:value-type="float" office:value="7808" calcext:value-type="float">
            <text:p>7808</text:p>
          </table:table-cell>
          <table:table-cell table:formula="of:=[.B64]-[.B$2]" office:value-type="float" office:value="6.25343990325928" calcext:value-type="float">
            <text:p>6.2534399033</text:p>
          </table:table-cell>
          <table:table-cell table:formula="of:=[.D64]/([.E64]-[.E63])" office:value-type="float" office:value="66746.40911444" calcext:value-type="float">
            <text:p>66746.409114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76585.06397" calcext:value-type="float">
            <text:p>1456076585.06397</text:p>
          </table:table-cell>
          <table:table-cell office:value-type="float" office:value="1456076585.06488" calcext:value-type="float">
            <text:p>1456076585.06488</text:p>
          </table:table-cell>
          <table:table-cell office:value-type="float" office:value="7848" calcext:value-type="float">
            <text:p>7848</text:p>
          </table:table-cell>
          <table:table-cell table:formula="of:=[.B65]-[.B$2]" office:value-type="float" office:value="6.37097001075745" calcext:value-type="float">
            <text:p>6.3709700108</text:p>
          </table:table-cell>
          <table:table-cell table:formula="of:=[.D65]/([.E65]-[.E64])" office:value-type="float" office:value="66774.3794935461" calcext:value-type="float">
            <text:p>66774.37949354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76585.18224" calcext:value-type="float">
            <text:p>1456076585.18224</text:p>
          </table:table-cell>
          <table:table-cell office:value-type="float" office:value="1456076585.18313" calcext:value-type="float">
            <text:p>1456076585.18313</text:p>
          </table:table-cell>
          <table:table-cell office:value-type="float" office:value="7872" calcext:value-type="float">
            <text:p>7872</text:p>
          </table:table-cell>
          <table:table-cell table:formula="of:=[.B66]-[.B$2]" office:value-type="float" office:value="6.48923993110657" calcext:value-type="float">
            <text:p>6.4892399311</text:p>
          </table:table-cell>
          <table:table-cell table:formula="of:=[.D66]/([.E66]-[.E65])" office:value-type="float" office:value="66559.6119179132" calcext:value-type="float">
            <text:p>66559.6119179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76585.3009" calcext:value-type="float">
            <text:p>1456076585.3009</text:p>
          </table:table-cell>
          <table:table-cell office:value-type="float" office:value="1456076585.3018" calcext:value-type="float">
            <text:p>1456076585.3018</text:p>
          </table:table-cell>
          <table:table-cell office:value-type="float" office:value="7888" calcext:value-type="float">
            <text:p>7888</text:p>
          </table:table-cell>
          <table:table-cell table:formula="of:=[.B67]-[.B$2]" office:value-type="float" office:value="6.6078999042511" calcext:value-type="float">
            <text:p>6.6078999043</text:p>
          </table:table-cell>
          <table:table-cell table:formula="of:=[.D67]/([.E67]-[.E66])" office:value-type="float" office:value="66475.6597441008" calcext:value-type="float">
            <text:p>66475.65974410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76585.41978" calcext:value-type="float">
            <text:p>1456076585.41978</text:p>
          </table:table-cell>
          <table:table-cell office:value-type="float" office:value="1456076585.42068" calcext:value-type="float">
            <text:p>1456076585.42068</text:p>
          </table:table-cell>
          <table:table-cell office:value-type="float" office:value="7888" calcext:value-type="float">
            <text:p>7888</text:p>
          </table:table-cell>
          <table:table-cell table:formula="of:=[.B68]-[.B$2]" office:value-type="float" office:value="6.72677993774414" calcext:value-type="float">
            <text:p>6.7267799377</text:p>
          </table:table-cell>
          <table:table-cell table:formula="of:=[.D68]/([.E68]-[.E67])" office:value-type="float" office:value="66352.605801223" calcext:value-type="float">
            <text:p>66352.605801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76585.53881" calcext:value-type="float">
            <text:p>1456076585.53881</text:p>
          </table:table-cell>
          <table:table-cell office:value-type="float" office:value="1456076585.53973" calcext:value-type="float">
            <text:p>1456076585.53973</text:p>
          </table:table-cell>
          <table:table-cell office:value-type="float" office:value="7888" calcext:value-type="float">
            <text:p>7888</text:p>
          </table:table-cell>
          <table:table-cell table:formula="of:=[.B69]-[.B$2]" office:value-type="float" office:value="6.84580993652344" calcext:value-type="float">
            <text:p>6.8458099365</text:p>
          </table:table-cell>
          <table:table-cell table:formula="of:=[.D69]/([.E69]-[.E68])" office:value-type="float" office:value="66269.0084927731" calcext:value-type="float">
            <text:p>66269.00849277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76585.6577" calcext:value-type="float">
            <text:p>1456076585.6577</text:p>
          </table:table-cell>
          <table:table-cell office:value-type="float" office:value="1456076585.65861" calcext:value-type="float">
            <text:p>1456076585.65861</text:p>
          </table:table-cell>
          <table:table-cell office:value-type="float" office:value="7880" calcext:value-type="float">
            <text:p>7880</text:p>
          </table:table-cell>
          <table:table-cell table:formula="of:=[.B70]-[.B$2]" office:value-type="float" office:value="6.9646999835968" calcext:value-type="float">
            <text:p>6.9646999836</text:p>
          </table:table-cell>
          <table:table-cell table:formula="of:=[.D70]/([.E70]-[.E69])" office:value-type="float" office:value="66279.728151991" calcext:value-type="float">
            <text:p>66279.7281519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76585.77644" calcext:value-type="float">
            <text:p>1456076585.77644</text:p>
          </table:table-cell>
          <table:table-cell office:value-type="float" office:value="1456076585.77736" calcext:value-type="float">
            <text:p>1456076585.77736</text:p>
          </table:table-cell>
          <table:table-cell office:value-type="float" office:value="7864" calcext:value-type="float">
            <text:p>7864</text:p>
          </table:table-cell>
          <table:table-cell table:formula="of:=[.B71]-[.B$2]" office:value-type="float" office:value="7.08343982696533" calcext:value-type="float">
            <text:p>7.083439827</text:p>
          </table:table-cell>
          <table:table-cell table:formula="of:=[.D71]/([.E71]-[.E70])" office:value-type="float" office:value="66228.822414669" calcext:value-type="float">
            <text:p>66228.822414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76585.8947" calcext:value-type="float">
            <text:p>1456076585.8947</text:p>
          </table:table-cell>
          <table:table-cell office:value-type="float" office:value="1456076585.89574" calcext:value-type="float">
            <text:p>1456076585.89574</text:p>
          </table:table-cell>
          <table:table-cell office:value-type="float" office:value="7832" calcext:value-type="float">
            <text:p>7832</text:p>
          </table:table-cell>
          <table:table-cell table:formula="of:=[.B72]-[.B$2]" office:value-type="float" office:value="7.20169997215271" calcext:value-type="float">
            <text:p>7.2016999722</text:p>
          </table:table-cell>
          <table:table-cell table:formula="of:=[.D72]/([.E72]-[.E71])" office:value-type="float" office:value="66226.87624466" calcext:value-type="float">
            <text:p>66226.876244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76586.01278" calcext:value-type="float">
            <text:p>1456076586.01278</text:p>
          </table:table-cell>
          <table:table-cell office:value-type="float" office:value="1456076586.01367" calcext:value-type="float">
            <text:p>1456076586.01367</text:p>
          </table:table-cell>
          <table:table-cell office:value-type="float" office:value="7800" calcext:value-type="float">
            <text:p>7800</text:p>
          </table:table-cell>
          <table:table-cell table:formula="of:=[.B73]-[.B$2]" office:value-type="float" office:value="7.31977987289429" calcext:value-type="float">
            <text:p>7.3197798729</text:p>
          </table:table-cell>
          <table:table-cell table:formula="of:=[.D73]/([.E73]-[.E72])" office:value-type="float" office:value="66056.9660968011" calcext:value-type="float">
            <text:p>66056.96609680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76586.13035" calcext:value-type="float">
            <text:p>1456076586.13035</text:p>
          </table:table-cell>
          <table:table-cell office:value-type="float" office:value="1456076586.13122" calcext:value-type="float">
            <text:p>1456076586.13122</text:p>
          </table:table-cell>
          <table:table-cell office:value-type="float" office:value="7752" calcext:value-type="float">
            <text:p>7752</text:p>
          </table:table-cell>
          <table:table-cell table:formula="of:=[.B74]-[.B$2]" office:value-type="float" office:value="7.43735003471375" calcext:value-type="float">
            <text:p>7.4373500347</text:p>
          </table:table-cell>
          <table:table-cell table:formula="of:=[.D74]/([.E74]-[.E73])" office:value-type="float" office:value="65935.0967969582" calcext:value-type="float">
            <text:p>65935.09679695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76586.24755" calcext:value-type="float">
            <text:p>1456076586.24755</text:p>
          </table:table-cell>
          <table:table-cell office:value-type="float" office:value="1456076586.24846" calcext:value-type="float">
            <text:p>1456076586.24846</text:p>
          </table:table-cell>
          <table:table-cell office:value-type="float" office:value="7696" calcext:value-type="float">
            <text:p>7696</text:p>
          </table:table-cell>
          <table:table-cell table:formula="of:=[.B75]-[.B$2]" office:value-type="float" office:value="7.55454993247986" calcext:value-type="float">
            <text:p>7.5545499325</text:p>
          </table:table-cell>
          <table:table-cell table:formula="of:=[.D75]/([.E75]-[.E74])" office:value-type="float" office:value="65665.5862905129" calcext:value-type="float">
            <text:p>65665.58629051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76586.36345" calcext:value-type="float">
            <text:p>1456076586.36345</text:p>
          </table:table-cell>
          <table:table-cell office:value-type="float" office:value="1456076586.36436" calcext:value-type="float">
            <text:p>1456076586.36436</text:p>
          </table:table-cell>
          <table:table-cell office:value-type="float" office:value="7640" calcext:value-type="float">
            <text:p>7640</text:p>
          </table:table-cell>
          <table:table-cell table:formula="of:=[.B76]-[.B$2]" office:value-type="float" office:value="7.67044997215271" calcext:value-type="float">
            <text:p>7.6704499722</text:p>
          </table:table-cell>
          <table:table-cell table:formula="of:=[.D76]/([.E76]-[.E75])" office:value-type="float" office:value="65918.8730354645" calcext:value-type="float">
            <text:p>65918.87303546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76586.47881" calcext:value-type="float">
            <text:p>1456076586.47881</text:p>
          </table:table-cell>
          <table:table-cell office:value-type="float" office:value="1456076586.4797" calcext:value-type="float">
            <text:p>1456076586.4797</text:p>
          </table:table-cell>
          <table:table-cell office:value-type="float" office:value="7568" calcext:value-type="float">
            <text:p>7568</text:p>
          </table:table-cell>
          <table:table-cell table:formula="of:=[.B77]-[.B$2]" office:value-type="float" office:value="7.7858099937439" calcext:value-type="float">
            <text:p>7.7858099937</text:p>
          </table:table-cell>
          <table:table-cell table:formula="of:=[.D77]/([.E77]-[.E76])" office:value-type="float" office:value="65603.3164315756" calcext:value-type="float">
            <text:p>65603.31643157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76586.5931" calcext:value-type="float">
            <text:p>1456076586.5931</text:p>
          </table:table-cell>
          <table:table-cell office:value-type="float" office:value="1456076586.59399" calcext:value-type="float">
            <text:p>1456076586.59399</text:p>
          </table:table-cell>
          <table:table-cell office:value-type="float" office:value="7496" calcext:value-type="float">
            <text:p>7496</text:p>
          </table:table-cell>
          <table:table-cell table:formula="of:=[.B78]-[.B$2]" office:value-type="float" office:value="7.90009999275208" calcext:value-type="float">
            <text:p>7.9000999928</text:p>
          </table:table-cell>
          <table:table-cell table:formula="of:=[.D78]/([.E78]-[.E77])" office:value-type="float" office:value="65587.5410364084" calcext:value-type="float">
            <text:p>65587.54103640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76586.70638" calcext:value-type="float">
            <text:p>1456076586.70638</text:p>
          </table:table-cell>
          <table:table-cell office:value-type="float" office:value="1456076586.70728" calcext:value-type="float">
            <text:p>1456076586.70728</text:p>
          </table:table-cell>
          <table:table-cell office:value-type="float" office:value="7416" calcext:value-type="float">
            <text:p>7416</text:p>
          </table:table-cell>
          <table:table-cell table:formula="of:=[.B79]-[.B$2]" office:value-type="float" office:value="8.0133798122406" calcext:value-type="float">
            <text:p>8.0133798122</text:p>
          </table:table-cell>
          <table:table-cell table:formula="of:=[.D79]/([.E79]-[.E78])" office:value-type="float" office:value="65466.2060151958" calcext:value-type="float">
            <text:p>65466.20601519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76586.81869" calcext:value-type="float">
            <text:p>1456076586.81869</text:p>
          </table:table-cell>
          <table:table-cell office:value-type="float" office:value="1456076586.81959" calcext:value-type="float">
            <text:p>1456076586.81959</text:p>
          </table:table-cell>
          <table:table-cell office:value-type="float" office:value="7328" calcext:value-type="float">
            <text:p>7328</text:p>
          </table:table-cell>
          <table:table-cell table:formula="of:=[.B80]-[.B$2]" office:value-type="float" office:value="8.12568998336792" calcext:value-type="float">
            <text:p>8.1256899834</text:p>
          </table:table-cell>
          <table:table-cell table:formula="of:=[.D80]/([.E80]-[.E79])" office:value-type="float" office:value="65247.8749381717" calcext:value-type="float">
            <text:p>65247.87493817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76586.92932" calcext:value-type="float">
            <text:p>1456076586.92932</text:p>
          </table:table-cell>
          <table:table-cell office:value-type="float" office:value="1456076586.93024" calcext:value-type="float">
            <text:p>1456076586.93024</text:p>
          </table:table-cell>
          <table:table-cell office:value-type="float" office:value="7232" calcext:value-type="float">
            <text:p>7232</text:p>
          </table:table-cell>
          <table:table-cell table:formula="of:=[.B81]-[.B$2]" office:value-type="float" office:value="8.23632001876831" calcext:value-type="float">
            <text:p>8.2363200188</text:p>
          </table:table-cell>
          <table:table-cell table:formula="of:=[.D81]/([.E81]-[.E80])" office:value-type="float" office:value="65371.0357573877" calcext:value-type="float">
            <text:p>65371.03575738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76587.03901" calcext:value-type="float">
            <text:p>1456076587.03901</text:p>
          </table:table-cell>
          <table:table-cell office:value-type="float" office:value="1456076587.03989" calcext:value-type="float">
            <text:p>1456076587.03989</text:p>
          </table:table-cell>
          <table:table-cell office:value-type="float" office:value="7128" calcext:value-type="float">
            <text:p>7128</text:p>
          </table:table-cell>
          <table:table-cell table:formula="of:=[.B82]-[.B$2]" office:value-type="float" office:value="8.3460099697113" calcext:value-type="float">
            <text:p>8.3460099697</text:p>
          </table:table-cell>
          <table:table-cell table:formula="of:=[.D82]/([.E82]-[.E81])" office:value-type="float" office:value="64983.163350164" calcext:value-type="float">
            <text:p>64983.1633501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76587.14696" calcext:value-type="float">
            <text:p>1456076587.14696</text:p>
          </table:table-cell>
          <table:table-cell office:value-type="float" office:value="1456076587.14792" calcext:value-type="float">
            <text:p>1456076587.14792</text:p>
          </table:table-cell>
          <table:table-cell office:value-type="float" office:value="7024" calcext:value-type="float">
            <text:p>7024</text:p>
          </table:table-cell>
          <table:table-cell table:formula="of:=[.B83]-[.B$2]" office:value-type="float" office:value="8.45395994186401" calcext:value-type="float">
            <text:p>8.4539599419</text:p>
          </table:table-cell>
          <table:table-cell table:formula="of:=[.D83]/([.E83]-[.E82])" office:value-type="float" office:value="65067.1775075921" calcext:value-type="float">
            <text:p>65067.17750759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76587.2534" calcext:value-type="float">
            <text:p>1456076587.2534</text:p>
          </table:table-cell>
          <table:table-cell office:value-type="float" office:value="1456076587.25431" calcext:value-type="float">
            <text:p>1456076587.25431</text:p>
          </table:table-cell>
          <table:table-cell office:value-type="float" office:value="6912" calcext:value-type="float">
            <text:p>6912</text:p>
          </table:table-cell>
          <table:table-cell table:formula="of:=[.B84]-[.B$2]" office:value-type="float" office:value="8.56040000915527" calcext:value-type="float">
            <text:p>8.5604000092</text:p>
          </table:table-cell>
          <table:table-cell table:formula="of:=[.D84]/([.E84]-[.E83])" office:value-type="float" office:value="64937.9521819184" calcext:value-type="float">
            <text:p>64937.9521819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76587.3586" calcext:value-type="float">
            <text:p>1456076587.3586</text:p>
          </table:table-cell>
          <table:table-cell office:value-type="float" office:value="1456076587.35949" calcext:value-type="float">
            <text:p>1456076587.35949</text:p>
          </table:table-cell>
          <table:table-cell office:value-type="float" office:value="6800" calcext:value-type="float">
            <text:p>6800</text:p>
          </table:table-cell>
          <table:table-cell table:formula="of:=[.B85]-[.B$2]" office:value-type="float" office:value="8.66559982299805" calcext:value-type="float">
            <text:p>8.665599823</text:p>
          </table:table-cell>
          <table:table-cell table:formula="of:=[.D85]/([.E85]-[.E84])" office:value-type="float" office:value="64638.8976520714" calcext:value-type="float">
            <text:p>64638.8976520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76587.46142" calcext:value-type="float">
            <text:p>1456076587.46142</text:p>
          </table:table-cell>
          <table:table-cell office:value-type="float" office:value="1456076587.4623" calcext:value-type="float">
            <text:p>1456076587.4623</text:p>
          </table:table-cell>
          <table:table-cell office:value-type="float" office:value="6688" calcext:value-type="float">
            <text:p>6688</text:p>
          </table:table-cell>
          <table:table-cell table:formula="of:=[.B86]-[.B$2]" office:value-type="float" office:value="8.76841998100281" calcext:value-type="float">
            <text:p>8.768419981</text:p>
          </table:table-cell>
          <table:table-cell table:formula="of:=[.D86]/([.E86]-[.E85])" office:value-type="float" office:value="65045.610994785" calcext:value-type="float">
            <text:p>65045.6109947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76587.56351" calcext:value-type="float">
            <text:p>1456076587.56351</text:p>
          </table:table-cell>
          <table:table-cell office:value-type="float" office:value="1456076587.5644" calcext:value-type="float">
            <text:p>1456076587.5644</text:p>
          </table:table-cell>
          <table:table-cell office:value-type="float" office:value="6568" calcext:value-type="float">
            <text:p>6568</text:p>
          </table:table-cell>
          <table:table-cell table:formula="of:=[.B87]-[.B$2]" office:value-type="float" office:value="8.87050986289978" calcext:value-type="float">
            <text:p>8.8705098629</text:p>
          </table:table-cell>
          <table:table-cell table:formula="of:=[.D87]/([.E87]-[.E86])" office:value-type="float" office:value="64335.4647684705" calcext:value-type="float">
            <text:p>64335.46476847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76587.66319" calcext:value-type="float">
            <text:p>1456076587.66319</text:p>
          </table:table-cell>
          <table:table-cell office:value-type="float" office:value="1456076587.66421" calcext:value-type="float">
            <text:p>1456076587.66421</text:p>
          </table:table-cell>
          <table:table-cell office:value-type="float" office:value="6440" calcext:value-type="float">
            <text:p>6440</text:p>
          </table:table-cell>
          <table:table-cell table:formula="of:=[.B88]-[.B$2]" office:value-type="float" office:value="8.97018980979919" calcext:value-type="float">
            <text:p>8.9701898098</text:p>
          </table:table-cell>
          <table:table-cell table:formula="of:=[.D88]/([.E88]-[.E87])" office:value-type="float" office:value="64606.7759897438" calcext:value-type="float">
            <text:p>64606.77598974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76587.76148" calcext:value-type="float">
            <text:p>1456076587.76148</text:p>
          </table:table-cell>
          <table:table-cell office:value-type="float" office:value="1456076587.76238" calcext:value-type="float">
            <text:p>1456076587.76238</text:p>
          </table:table-cell>
          <table:table-cell office:value-type="float" office:value="6320" calcext:value-type="float">
            <text:p>6320</text:p>
          </table:table-cell>
          <table:table-cell table:formula="of:=[.B89]-[.B$2]" office:value-type="float" office:value="9.06848001480103" calcext:value-type="float">
            <text:p>9.0684800148</text:p>
          </table:table-cell>
          <table:table-cell table:formula="of:=[.D89]/([.E89]-[.E88])" office:value-type="float" office:value="64299.3877150044" calcext:value-type="float">
            <text:p>64299.38771500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76587.85786" calcext:value-type="float">
            <text:p>1456076587.85786</text:p>
          </table:table-cell>
          <table:table-cell office:value-type="float" office:value="1456076587.85875" calcext:value-type="float">
            <text:p>1456076587.85875</text:p>
          </table:table-cell>
          <table:table-cell office:value-type="float" office:value="6192" calcext:value-type="float">
            <text:p>6192</text:p>
          </table:table-cell>
          <table:table-cell table:formula="of:=[.B90]-[.B$2]" office:value-type="float" office:value="9.1648600101471" calcext:value-type="float">
            <text:p>9.1648600101</text:p>
          </table:table-cell>
          <table:table-cell table:formula="of:=[.D90]/([.E90]-[.E89])" office:value-type="float" office:value="64245.6972296641" calcext:value-type="float">
            <text:p>64245.69722966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76587.95264" calcext:value-type="float">
            <text:p>1456076587.95264</text:p>
          </table:table-cell>
          <table:table-cell office:value-type="float" office:value="1456076587.95356" calcext:value-type="float">
            <text:p>1456076587.95356</text:p>
          </table:table-cell>
          <table:table-cell office:value-type="float" office:value="6064" calcext:value-type="float">
            <text:p>6064</text:p>
          </table:table-cell>
          <table:table-cell table:formula="of:=[.B91]-[.B$2]" office:value-type="float" office:value="9.25963997840881" calcext:value-type="float">
            <text:p>9.2596399784</text:p>
          </table:table-cell>
          <table:table-cell table:formula="of:=[.D91]/([.E91]-[.E90])" office:value-type="float" office:value="63979.7639861547" calcext:value-type="float">
            <text:p>63979.76398615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76588.04542" calcext:value-type="float">
            <text:p>1456076588.04542</text:p>
          </table:table-cell>
          <table:table-cell office:value-type="float" office:value="1456076588.04652" calcext:value-type="float">
            <text:p>1456076588.04652</text:p>
          </table:table-cell>
          <table:table-cell office:value-type="float" office:value="5944" calcext:value-type="float">
            <text:p>5944</text:p>
          </table:table-cell>
          <table:table-cell table:formula="of:=[.B92]-[.B$2]" office:value-type="float" office:value="9.35241985321045" calcext:value-type="float">
            <text:p>9.3524198532</text:p>
          </table:table-cell>
          <table:table-cell table:formula="of:=[.D92]/([.E92]-[.E91])" office:value-type="float" office:value="64065.6178153757" calcext:value-type="float">
            <text:p>64065.61781537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76588.13646" calcext:value-type="float">
            <text:p>1456076588.13646</text:p>
          </table:table-cell>
          <table:table-cell office:value-type="float" office:value="1456076588.1374" calcext:value-type="float">
            <text:p>1456076588.1374</text:p>
          </table:table-cell>
          <table:table-cell office:value-type="float" office:value="5816" calcext:value-type="float">
            <text:p>5816</text:p>
          </table:table-cell>
          <table:table-cell table:formula="of:=[.B93]-[.B$2]" office:value-type="float" office:value="9.44345998764038" calcext:value-type="float">
            <text:p>9.4434599876</text:p>
          </table:table-cell>
          <table:table-cell table:formula="of:=[.D93]/([.E93]-[.E92])" office:value-type="float" office:value="63883.9126987037" calcext:value-type="float">
            <text:p>63883.91269870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76588.2255" calcext:value-type="float">
            <text:p>1456076588.2255</text:p>
          </table:table-cell>
          <table:table-cell office:value-type="float" office:value="1456076588.22655" calcext:value-type="float">
            <text:p>1456076588.22655</text:p>
          </table:table-cell>
          <table:table-cell office:value-type="float" office:value="5696" calcext:value-type="float">
            <text:p>5696</text:p>
          </table:table-cell>
          <table:table-cell table:formula="of:=[.B94]-[.B$2]" office:value-type="float" office:value="9.53250002861023" calcext:value-type="float">
            <text:p>9.5325000286</text:p>
          </table:table-cell>
          <table:table-cell table:formula="of:=[.D94]/([.E94]-[.E93])" office:value-type="float" office:value="63971.219441923" calcext:value-type="float">
            <text:p>63971.2194419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76588.31306" calcext:value-type="float">
            <text:p>1456076588.31306</text:p>
          </table:table-cell>
          <table:table-cell office:value-type="float" office:value="1456076588.31395" calcext:value-type="float">
            <text:p>1456076588.31395</text:p>
          </table:table-cell>
          <table:table-cell office:value-type="float" office:value="5576" calcext:value-type="float">
            <text:p>5576</text:p>
          </table:table-cell>
          <table:table-cell table:formula="of:=[.B95]-[.B$2]" office:value-type="float" office:value="9.62005996704102" calcext:value-type="float">
            <text:p>9.620059967</text:p>
          </table:table-cell>
          <table:table-cell table:formula="of:=[.D95]/([.E95]-[.E94])" office:value-type="float" office:value="63682.0913757001" calcext:value-type="float">
            <text:p>63682.0913757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76588.39905" calcext:value-type="float">
            <text:p>1456076588.39905</text:p>
          </table:table-cell>
          <table:table-cell office:value-type="float" office:value="1456076588.39994" calcext:value-type="float">
            <text:p>1456076588.39994</text:p>
          </table:table-cell>
          <table:table-cell office:value-type="float" office:value="5456" calcext:value-type="float">
            <text:p>5456</text:p>
          </table:table-cell>
          <table:table-cell table:formula="of:=[.B96]-[.B$2]" office:value-type="float" office:value="9.70604991912842" calcext:value-type="float">
            <text:p>9.7060499191</text:p>
          </table:table-cell>
          <table:table-cell table:formula="of:=[.D96]/([.E96]-[.E95])" office:value-type="float" office:value="63449.2736366964" calcext:value-type="float">
            <text:p>63449.27363669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76588.48272" calcext:value-type="float">
            <text:p>1456076588.48272</text:p>
          </table:table-cell>
          <table:table-cell office:value-type="float" office:value="1456076588.48358" calcext:value-type="float">
            <text:p>1456076588.48358</text:p>
          </table:table-cell>
          <table:table-cell office:value-type="float" office:value="5336" calcext:value-type="float">
            <text:p>5336</text:p>
          </table:table-cell>
          <table:table-cell table:formula="of:=[.B97]-[.B$2]" office:value-type="float" office:value="9.78971982002258" calcext:value-type="float">
            <text:p>9.78971982</text:p>
          </table:table-cell>
          <table:table-cell table:formula="of:=[.D97]/([.E97]-[.E96])" office:value-type="float" office:value="63774.4271592907" calcext:value-type="float">
            <text:p>63774.42715929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76588.56514" calcext:value-type="float">
            <text:p>1456076588.56514</text:p>
          </table:table-cell>
          <table:table-cell office:value-type="float" office:value="1456076588.56602" calcext:value-type="float">
            <text:p>1456076588.56602</text:p>
          </table:table-cell>
          <table:table-cell office:value-type="float" office:value="5224" calcext:value-type="float">
            <text:p>5224</text:p>
          </table:table-cell>
          <table:table-cell table:formula="of:=[.B98]-[.B$2]" office:value-type="float" office:value="9.8721399307251" calcext:value-type="float">
            <text:p>9.8721399307</text:p>
          </table:table-cell>
          <table:table-cell table:formula="of:=[.D98]/([.E98]-[.E97])" office:value-type="float" office:value="63382.5889758313" calcext:value-type="float">
            <text:p>63382.58897583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76588.64618" calcext:value-type="float">
            <text:p>1456076588.64618</text:p>
          </table:table-cell>
          <table:table-cell office:value-type="float" office:value="1456076588.64691" calcext:value-type="float">
            <text:p>1456076588.64691</text:p>
          </table:table-cell>
          <table:table-cell office:value-type="float" office:value="5120" calcext:value-type="float">
            <text:p>5120</text:p>
          </table:table-cell>
          <table:table-cell table:formula="of:=[.B99]-[.B$2]" office:value-type="float" office:value="9.95317983627319" calcext:value-type="float">
            <text:p>9.9531798363</text:p>
          </table:table-cell>
          <table:table-cell table:formula="of:=[.D99]/([.E99]-[.E98])" office:value-type="float" office:value="63178.7508311121" calcext:value-type="float">
            <text:p>63178.75083111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76588.7252" calcext:value-type="float">
            <text:p>1456076588.7252</text:p>
          </table:table-cell>
          <table:table-cell office:value-type="float" office:value="1456076588.7261" calcext:value-type="float">
            <text:p>1456076588.7261</text:p>
          </table:table-cell>
          <table:table-cell office:value-type="float" office:value="5016" calcext:value-type="float">
            <text:p>5016</text:p>
          </table:table-cell>
          <table:table-cell table:formula="of:=[.B100]-[.B$2]" office:value-type="float" office:value="10.0321998596191" calcext:value-type="float">
            <text:p>10.0321998596</text:p>
          </table:table-cell>
          <table:table-cell table:formula="of:=[.D100]/([.E100]-[.E99])" office:value-type="float" office:value="63477.5818534007" calcext:value-type="float">
            <text:p>63477.58185340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76588.80356" calcext:value-type="float">
            <text:p>1456076588.80356</text:p>
          </table:table-cell>
          <table:table-cell office:value-type="float" office:value="1456076588.80447" calcext:value-type="float">
            <text:p>1456076588.80447</text:p>
          </table:table-cell>
          <table:table-cell office:value-type="float" office:value="4912" calcext:value-type="float">
            <text:p>4912</text:p>
          </table:table-cell>
          <table:table-cell table:formula="of:=[.B101]-[.B$2]" office:value-type="float" office:value="10.1105599403381" calcext:value-type="float">
            <text:p>10.1105599403</text:p>
          </table:table-cell>
          <table:table-cell table:formula="of:=[.D101]/([.E101]-[.E100])" office:value-type="float" office:value="62684.9788174013" calcext:value-type="float">
            <text:p>62684.9788174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76588.8797" calcext:value-type="float">
            <text:p>1456076588.8797</text:p>
          </table:table-cell>
          <table:table-cell office:value-type="float" office:value="1456076588.8806" calcext:value-type="float">
            <text:p>1456076588.8806</text:p>
          </table:table-cell>
          <table:table-cell office:value-type="float" office:value="4824" calcext:value-type="float">
            <text:p>4824</text:p>
          </table:table-cell>
          <table:table-cell table:formula="of:=[.B102]-[.B$2]" office:value-type="float" office:value="10.1866998672485" calcext:value-type="float">
            <text:p>10.1866998672</text:p>
          </table:table-cell>
          <table:table-cell table:formula="of:=[.D102]/([.E102]-[.E101])" office:value-type="float" office:value="63357.0348140308" calcext:value-type="float">
            <text:p>63357.03481403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76588.9548" calcext:value-type="float">
            <text:p>1456076588.9548</text:p>
          </table:table-cell>
          <table:table-cell office:value-type="float" office:value="1456076588.95582" calcext:value-type="float">
            <text:p>1456076588.95582</text:p>
          </table:table-cell>
          <table:table-cell office:value-type="float" office:value="4736" calcext:value-type="float">
            <text:p>4736</text:p>
          </table:table-cell>
          <table:table-cell table:formula="of:=[.B103]-[.B$2]" office:value-type="float" office:value="10.2617998123169" calcext:value-type="float">
            <text:p>10.2617998123</text:p>
          </table:table-cell>
          <table:table-cell table:formula="of:=[.D103]/([.E103]-[.E102])" office:value-type="float" office:value="63062.6293493168" calcext:value-type="float">
            <text:p>63062.6293493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76589.02865" calcext:value-type="float">
            <text:p>1456076589.02865</text:p>
          </table:table-cell>
          <table:table-cell office:value-type="float" office:value="1456076589.02962" calcext:value-type="float">
            <text:p>1456076589.02962</text:p>
          </table:table-cell>
          <table:table-cell office:value-type="float" office:value="4656" calcext:value-type="float">
            <text:p>4656</text:p>
          </table:table-cell>
          <table:table-cell table:formula="of:=[.B104]-[.B$2]" office:value-type="float" office:value="10.3356499671936" calcext:value-type="float">
            <text:p>10.3356499672</text:p>
          </table:table-cell>
          <table:table-cell table:formula="of:=[.D104]/([.E104]-[.E103])" office:value-type="float" office:value="63046.5840968523" calcext:value-type="float">
            <text:p>63046.58409685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76589.10154" calcext:value-type="float">
            <text:p>1456076589.10154</text:p>
          </table:table-cell>
          <table:table-cell office:value-type="float" office:value="1456076589.10246" calcext:value-type="float">
            <text:p>1456076589.10246</text:p>
          </table:table-cell>
          <table:table-cell office:value-type="float" office:value="4584" calcext:value-type="float">
            <text:p>4584</text:p>
          </table:table-cell>
          <table:table-cell table:formula="of:=[.B105]-[.B$2]" office:value-type="float" office:value="10.4085400104523" calcext:value-type="float">
            <text:p>10.4085400105</text:p>
          </table:table-cell>
          <table:table-cell table:formula="of:=[.D105]/([.E105]-[.E104])" office:value-type="float" office:value="62889.2479008776" calcext:value-type="float">
            <text:p>62889.24790087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76589.17307" calcext:value-type="float">
            <text:p>1456076589.17307</text:p>
          </table:table-cell>
          <table:table-cell office:value-type="float" office:value="1456076589.17414" calcext:value-type="float">
            <text:p>1456076589.17414</text:p>
          </table:table-cell>
          <table:table-cell office:value-type="float" office:value="4520" calcext:value-type="float">
            <text:p>4520</text:p>
          </table:table-cell>
          <table:table-cell table:formula="of:=[.B106]-[.B$2]" office:value-type="float" office:value="10.4800698757172" calcext:value-type="float">
            <text:p>10.4800698757</text:p>
          </table:table-cell>
          <table:table-cell table:formula="of:=[.D106]/([.E106]-[.E105])" office:value-type="float" office:value="63190.3888433361" calcext:value-type="float">
            <text:p>63190.38884333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76589.24375" calcext:value-type="float">
            <text:p>1456076589.24375</text:p>
          </table:table-cell>
          <table:table-cell office:value-type="float" office:value="1456076589.24463" calcext:value-type="float">
            <text:p>1456076589.24463</text:p>
          </table:table-cell>
          <table:table-cell office:value-type="float" office:value="4464" calcext:value-type="float">
            <text:p>4464</text:p>
          </table:table-cell>
          <table:table-cell table:formula="of:=[.B107]-[.B$2]" office:value-type="float" office:value="10.5507500171661" calcext:value-type="float">
            <text:p>10.5507500172</text:p>
          </table:table-cell>
          <table:table-cell table:formula="of:=[.D107]/([.E107]-[.E106])" office:value-type="float" office:value="63157.7683418001" calcext:value-type="float">
            <text:p>63157.7683418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76589.31367" calcext:value-type="float">
            <text:p>1456076589.31367</text:p>
          </table:table-cell>
          <table:table-cell office:value-type="float" office:value="1456076589.31457" calcext:value-type="float">
            <text:p>1456076589.31457</text:p>
          </table:table-cell>
          <table:table-cell office:value-type="float" office:value="4416" calcext:value-type="float">
            <text:p>4416</text:p>
          </table:table-cell>
          <table:table-cell table:formula="of:=[.B108]-[.B$2]" office:value-type="float" office:value="10.6206698417664" calcext:value-type="float">
            <text:p>10.6206698418</text:p>
          </table:table-cell>
          <table:table-cell table:formula="of:=[.D108]/([.E108]-[.E107])" office:value-type="float" office:value="63158.0531737507" calcext:value-type="float">
            <text:p>63158.05317375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76589.38302" calcext:value-type="float">
            <text:p>1456076589.38302</text:p>
          </table:table-cell>
          <table:table-cell office:value-type="float" office:value="1456076589.3839" calcext:value-type="float">
            <text:p>1456076589.3839</text:p>
          </table:table-cell>
          <table:table-cell office:value-type="float" office:value="4376" calcext:value-type="float">
            <text:p>4376</text:p>
          </table:table-cell>
          <table:table-cell table:formula="of:=[.B109]-[.B$2]" office:value-type="float" office:value="10.6900198459625" calcext:value-type="float">
            <text:p>10.690019846</text:p>
          </table:table-cell>
          <table:table-cell table:formula="of:=[.D109]/([.E109]-[.E108])" office:value-type="float" office:value="63100.2124761496" calcext:value-type="float">
            <text:p>63100.21247614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76589.45172" calcext:value-type="float">
            <text:p>1456076589.45172</text:p>
          </table:table-cell>
          <table:table-cell office:value-type="float" office:value="1456076589.45263" calcext:value-type="float">
            <text:p>1456076589.45263</text:p>
          </table:table-cell>
          <table:table-cell office:value-type="float" office:value="4336" calcext:value-type="float">
            <text:p>4336</text:p>
          </table:table-cell>
          <table:table-cell table:formula="of:=[.B110]-[.B$2]" office:value-type="float" office:value="10.7587199211121" calcext:value-type="float">
            <text:p>10.7587199211</text:p>
          </table:table-cell>
          <table:table-cell table:formula="of:=[.D110]/([.E110]-[.E109])" office:value-type="float" office:value="63114.9236818452" calcext:value-type="float">
            <text:p>63114.92368184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76589.51988" calcext:value-type="float">
            <text:p>1456076589.51988</text:p>
          </table:table-cell>
          <table:table-cell office:value-type="float" office:value="1456076589.52081" calcext:value-type="float">
            <text:p>1456076589.52081</text:p>
          </table:table-cell>
          <table:table-cell office:value-type="float" office:value="4312" calcext:value-type="float">
            <text:p>4312</text:p>
          </table:table-cell>
          <table:table-cell table:formula="of:=[.B111]-[.B$2]" office:value-type="float" office:value="10.8268799781799" calcext:value-type="float">
            <text:p>10.8268799782</text:p>
          </table:table-cell>
          <table:table-cell table:formula="of:=[.D111]/([.E111]-[.E110])" office:value-type="float" office:value="63262.8578304487" calcext:value-type="float">
            <text:p>63262.85783044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76589.61793" calcext:value-type="float">
            <text:p>1456076589.61793</text:p>
          </table:table-cell>
          <table:table-cell office:value-type="float" office:value="1456076589.61882" calcext:value-type="float">
            <text:p>1456076589.61882</text:p>
          </table:table-cell>
          <table:table-cell office:value-type="float" office:value="4296" calcext:value-type="float">
            <text:p>4296</text:p>
          </table:table-cell>
          <table:table-cell table:formula="of:=[.B112]-[.B$2]" office:value-type="float" office:value="10.924929857254" calcext:value-type="float">
            <text:p>10.9249298573</text:p>
          </table:table-cell>
          <table:table-cell table:formula="of:=[.D112]/([.E112]-[.E111])" office:value-type="float" office:value="43814.4344548706" calcext:value-type="float">
            <text:p>43814.43445487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76589.71722" calcext:value-type="float">
            <text:p>1456076589.71722</text:p>
          </table:table-cell>
          <table:table-cell office:value-type="float" office:value="1456076589.71812" calcext:value-type="float">
            <text:p>1456076589.71812</text:p>
          </table:table-cell>
          <table:table-cell office:value-type="float" office:value="4296" calcext:value-type="float">
            <text:p>4296</text:p>
          </table:table-cell>
          <table:table-cell table:formula="of:=[.B113]-[.B$2]" office:value-type="float" office:value="11.0242199897766" calcext:value-type="float">
            <text:p>11.0242199898</text:p>
          </table:table-cell>
          <table:table-cell table:formula="of:=[.D113]/([.E113]-[.E112])" office:value-type="float" office:value="43267.139350659" calcext:value-type="float">
            <text:p>43267.1393506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76589.81735" calcext:value-type="float">
            <text:p>1456076589.81735</text:p>
          </table:table-cell>
          <table:table-cell office:value-type="float" office:value="1456076589.81825" calcext:value-type="float">
            <text:p>1456076589.81825</text:p>
          </table:table-cell>
          <table:table-cell office:value-type="float" office:value="4296" calcext:value-type="float">
            <text:p>4296</text:p>
          </table:table-cell>
          <table:table-cell table:formula="of:=[.B114]-[.B$2]" office:value-type="float" office:value="11.1243498325348" calcext:value-type="float">
            <text:p>11.1243498325</text:p>
          </table:table-cell>
          <table:table-cell table:formula="of:=[.D114]/([.E114]-[.E113])" office:value-type="float" office:value="42904.2918840407" calcext:value-type="float">
            <text:p>42904.29188404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76589.91765" calcext:value-type="float">
            <text:p>1456076589.91765</text:p>
          </table:table-cell>
          <table:table-cell office:value-type="float" office:value="1456076589.91859" calcext:value-type="float">
            <text:p>1456076589.91859</text:p>
          </table:table-cell>
          <table:table-cell office:value-type="float" office:value="4304" calcext:value-type="float">
            <text:p>4304</text:p>
          </table:table-cell>
          <table:table-cell table:formula="of:=[.B115]-[.B$2]" office:value-type="float" office:value="11.2246499061584" calcext:value-type="float">
            <text:p>11.2246499062</text:p>
          </table:table-cell>
          <table:table-cell table:formula="of:=[.D115]/([.E115]-[.E114])" office:value-type="float" office:value="42911.2347030704" calcext:value-type="float">
            <text:p>42911.23470307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76590.01767" calcext:value-type="float">
            <text:p>1456076590.01767</text:p>
          </table:table-cell>
          <table:table-cell office:value-type="float" office:value="1456076590.01857" calcext:value-type="float">
            <text:p>1456076590.01857</text:p>
          </table:table-cell>
          <table:table-cell office:value-type="float" office:value="4320" calcext:value-type="float">
            <text:p>4320</text:p>
          </table:table-cell>
          <table:table-cell table:formula="of:=[.B116]-[.B$2]" office:value-type="float" office:value="11.3246698379517" calcext:value-type="float">
            <text:p>11.324669838</text:p>
          </table:table-cell>
          <table:table-cell table:formula="of:=[.D116]/([.E116]-[.E115])" office:value-type="float" office:value="43191.391181224" calcext:value-type="float">
            <text:p>43191.3911812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76590.11775" calcext:value-type="float">
            <text:p>1456076590.11775</text:p>
          </table:table-cell>
          <table:table-cell office:value-type="float" office:value="1456076590.11865" calcext:value-type="float">
            <text:p>1456076590.11865</text:p>
          </table:table-cell>
          <table:table-cell office:value-type="float" office:value="4352" calcext:value-type="float">
            <text:p>4352</text:p>
          </table:table-cell>
          <table:table-cell table:formula="of:=[.B117]-[.B$2]" office:value-type="float" office:value="11.4247498512268" calcext:value-type="float">
            <text:p>11.4247498512</text:p>
          </table:table-cell>
          <table:table-cell table:formula="of:=[.D117]/([.E117]-[.E116])" office:value-type="float" office:value="43485.2060624253" calcext:value-type="float">
            <text:p>43485.20606242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76590.21798" calcext:value-type="float">
            <text:p>1456076590.21798</text:p>
          </table:table-cell>
          <table:table-cell office:value-type="float" office:value="1456076590.21889" calcext:value-type="float">
            <text:p>1456076590.21889</text:p>
          </table:table-cell>
          <table:table-cell office:value-type="float" office:value="4384" calcext:value-type="float">
            <text:p>4384</text:p>
          </table:table-cell>
          <table:table-cell table:formula="of:=[.B118]-[.B$2]" office:value-type="float" office:value="11.5249798297882" calcext:value-type="float">
            <text:p>11.5249798298</text:p>
          </table:table-cell>
          <table:table-cell table:formula="of:=[.D118]/([.E118]-[.E117])" office:value-type="float" office:value="43739.4087370211" calcext:value-type="float">
            <text:p>43739.40873702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76590.31703" calcext:value-type="float">
            <text:p>1456076590.31703</text:p>
          </table:table-cell>
          <table:table-cell office:value-type="float" office:value="1456076590.31792" calcext:value-type="float">
            <text:p>1456076590.31792</text:p>
          </table:table-cell>
          <table:table-cell office:value-type="float" office:value="4432" calcext:value-type="float">
            <text:p>4432</text:p>
          </table:table-cell>
          <table:table-cell table:formula="of:=[.B119]-[.B$2]" office:value-type="float" office:value="11.6240298748016" calcext:value-type="float">
            <text:p>11.6240298748</text:p>
          </table:table-cell>
          <table:table-cell table:formula="of:=[.D119]/([.E119]-[.E118])" office:value-type="float" office:value="44745.0579088498" calcext:value-type="float">
            <text:p>44745.05790884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76590.41735" calcext:value-type="float">
            <text:p>1456076590.41735</text:p>
          </table:table-cell>
          <table:table-cell office:value-type="float" office:value="1456076590.41824" calcext:value-type="float">
            <text:p>1456076590.41824</text:p>
          </table:table-cell>
          <table:table-cell office:value-type="float" office:value="4488" calcext:value-type="float">
            <text:p>4488</text:p>
          </table:table-cell>
          <table:table-cell table:formula="of:=[.B120]-[.B$2]" office:value-type="float" office:value="11.7243499755859" calcext:value-type="float">
            <text:p>11.7243499756</text:p>
          </table:table-cell>
          <table:table-cell table:formula="of:=[.D120]/([.E120]-[.E119])" office:value-type="float" office:value="44736.7971614148" calcext:value-type="float">
            <text:p>44736.7971614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76590.5178" calcext:value-type="float">
            <text:p>1456076590.5178</text:p>
          </table:table-cell>
          <table:table-cell office:value-type="float" office:value="1456076590.51872" calcext:value-type="float">
            <text:p>1456076590.51872</text:p>
          </table:table-cell>
          <table:table-cell office:value-type="float" office:value="4544" calcext:value-type="float">
            <text:p>4544</text:p>
          </table:table-cell>
          <table:table-cell table:formula="of:=[.B121]-[.B$2]" office:value-type="float" office:value="11.8248000144958" calcext:value-type="float">
            <text:p>11.8248000145</text:p>
          </table:table-cell>
          <table:table-cell table:formula="of:=[.D121]/([.E121]-[.E120])" office:value-type="float" office:value="45236.4185152308" calcext:value-type="float">
            <text:p>45236.41851523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76590.61666" calcext:value-type="float">
            <text:p>1456076590.61666</text:p>
          </table:table-cell>
          <table:table-cell office:value-type="float" office:value="1456076590.61785" calcext:value-type="float">
            <text:p>1456076590.61785</text:p>
          </table:table-cell>
          <table:table-cell office:value-type="float" office:value="4616" calcext:value-type="float">
            <text:p>4616</text:p>
          </table:table-cell>
          <table:table-cell table:formula="of:=[.B122]-[.B$2]" office:value-type="float" office:value="11.9236600399017" calcext:value-type="float">
            <text:p>11.9236600399</text:p>
          </table:table-cell>
          <table:table-cell table:formula="of:=[.D122]/([.E122]-[.E121])" office:value-type="float" office:value="46692.2801309059" calcext:value-type="float">
            <text:p>46692.28013090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76590.71698" calcext:value-type="float">
            <text:p>1456076590.71698</text:p>
          </table:table-cell>
          <table:table-cell office:value-type="float" office:value="1456076590.71788" calcext:value-type="float">
            <text:p>1456076590.71788</text:p>
          </table:table-cell>
          <table:table-cell office:value-type="float" office:value="4688" calcext:value-type="float">
            <text:p>4688</text:p>
          </table:table-cell>
          <table:table-cell table:formula="of:=[.B123]-[.B$2]" office:value-type="float" office:value="12.0239799022675" calcext:value-type="float">
            <text:p>12.0239799023</text:p>
          </table:table-cell>
          <table:table-cell table:formula="of:=[.D123]/([.E123]-[.E122])" office:value-type="float" office:value="46730.5266320002" calcext:value-type="float">
            <text:p>46730.52663200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76590.81729" calcext:value-type="float">
            <text:p>1456076590.81729</text:p>
          </table:table-cell>
          <table:table-cell office:value-type="float" office:value="1456076590.8182" calcext:value-type="float">
            <text:p>1456076590.8182</text:p>
          </table:table-cell>
          <table:table-cell office:value-type="float" office:value="4768" calcext:value-type="float">
            <text:p>4768</text:p>
          </table:table-cell>
          <table:table-cell table:formula="of:=[.B124]-[.B$2]" office:value-type="float" office:value="12.1242899894714" calcext:value-type="float">
            <text:p>12.1242899895</text:p>
          </table:table-cell>
          <table:table-cell table:formula="of:=[.D124]/([.E124]-[.E123])" office:value-type="float" office:value="47532.6074665285" calcext:value-type="float">
            <text:p>47532.60746652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76590.91742" calcext:value-type="float">
            <text:p>1456076590.91742</text:p>
          </table:table-cell>
          <table:table-cell office:value-type="float" office:value="1456076590.91833" calcext:value-type="float">
            <text:p>1456076590.91833</text:p>
          </table:table-cell>
          <table:table-cell office:value-type="float" office:value="4856" calcext:value-type="float">
            <text:p>4856</text:p>
          </table:table-cell>
          <table:table-cell table:formula="of:=[.B125]-[.B$2]" office:value-type="float" office:value="12.2244198322296" calcext:value-type="float">
            <text:p>12.2244198322</text:p>
          </table:table-cell>
          <table:table-cell table:formula="of:=[.D125]/([.E125]-[.E124])" office:value-type="float" office:value="48497.0301184594" calcext:value-type="float">
            <text:p>48497.0301184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76591.01763" calcext:value-type="float">
            <text:p>1456076591.01763</text:p>
          </table:table-cell>
          <table:table-cell office:value-type="float" office:value="1456076591.01854" calcext:value-type="float">
            <text:p>1456076591.01854</text:p>
          </table:table-cell>
          <table:table-cell office:value-type="float" office:value="4952" calcext:value-type="float">
            <text:p>4952</text:p>
          </table:table-cell>
          <table:table-cell table:formula="of:=[.B126]-[.B$2]" office:value-type="float" office:value="12.324630022049" calcext:value-type="float">
            <text:p>12.324630022</text:p>
          </table:table-cell>
          <table:table-cell table:formula="of:=[.D126]/([.E126]-[.E125])" office:value-type="float" office:value="49416.1323207522" calcext:value-type="float">
            <text:p>49416.13232075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76591.11791" calcext:value-type="float">
            <text:p>1456076591.11791</text:p>
          </table:table-cell>
          <table:table-cell office:value-type="float" office:value="1456076591.1188" calcext:value-type="float">
            <text:p>1456076591.1188</text:p>
          </table:table-cell>
          <table:table-cell office:value-type="float" office:value="5056" calcext:value-type="float">
            <text:p>5056</text:p>
          </table:table-cell>
          <table:table-cell table:formula="of:=[.B127]-[.B$2]" office:value-type="float" office:value="12.4249098300934" calcext:value-type="float">
            <text:p>12.4249098301</text:p>
          </table:table-cell>
          <table:table-cell table:formula="of:=[.D127]/([.E127]-[.E126])" office:value-type="float" office:value="50418.9237953039" calcext:value-type="float">
            <text:p>50418.92379530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76591.21713" calcext:value-type="float">
            <text:p>1456076591.21713</text:p>
          </table:table-cell>
          <table:table-cell office:value-type="float" office:value="1456076591.21802" calcext:value-type="float">
            <text:p>1456076591.21802</text:p>
          </table:table-cell>
          <table:table-cell office:value-type="float" office:value="5160" calcext:value-type="float">
            <text:p>5160</text:p>
          </table:table-cell>
          <table:table-cell table:formula="of:=[.B128]-[.B$2]" office:value-type="float" office:value="12.5241298675537" calcext:value-type="float">
            <text:p>12.5241298676</text:p>
          </table:table-cell>
          <table:table-cell table:formula="of:=[.D128]/([.E128]-[.E127])" office:value-type="float" office:value="52005.6243887553" calcext:value-type="float">
            <text:p>52005.62438875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76591.31772" calcext:value-type="float">
            <text:p>1456076591.31772</text:p>
          </table:table-cell>
          <table:table-cell office:value-type="float" office:value="1456076591.31868" calcext:value-type="float">
            <text:p>1456076591.31868</text:p>
          </table:table-cell>
          <table:table-cell office:value-type="float" office:value="5272" calcext:value-type="float">
            <text:p>5272</text:p>
          </table:table-cell>
          <table:table-cell table:formula="of:=[.B129]-[.B$2]" office:value-type="float" office:value="12.6247198581696" calcext:value-type="float">
            <text:p>12.6247198582</text:p>
          </table:table-cell>
          <table:table-cell table:formula="of:=[.D129]/([.E129]-[.E128])" office:value-type="float" office:value="52410.7813085884" calcext:value-type="float">
            <text:p>52410.7813085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76591.41796" calcext:value-type="float">
            <text:p>1456076591.41796</text:p>
          </table:table-cell>
          <table:table-cell office:value-type="float" office:value="1456076591.41886" calcext:value-type="float">
            <text:p>1456076591.41886</text:p>
          </table:table-cell>
          <table:table-cell office:value-type="float" office:value="5384" calcext:value-type="float">
            <text:p>5384</text:p>
          </table:table-cell>
          <table:table-cell table:formula="of:=[.B130]-[.B$2]" office:value-type="float" office:value="12.7249598503113" calcext:value-type="float">
            <text:p>12.7249598503</text:p>
          </table:table-cell>
          <table:table-cell table:formula="of:=[.D130]/([.E130]-[.E129])" office:value-type="float" office:value="53711.0975865588" calcext:value-type="float">
            <text:p>53711.09758655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76591.51723" calcext:value-type="float">
            <text:p>1456076591.51723</text:p>
          </table:table-cell>
          <table:table-cell office:value-type="float" office:value="1456076591.51815" calcext:value-type="float">
            <text:p>1456076591.51815</text:p>
          </table:table-cell>
          <table:table-cell office:value-type="float" office:value="5496" calcext:value-type="float">
            <text:p>5496</text:p>
          </table:table-cell>
          <table:table-cell table:formula="of:=[.B131]-[.B$2]" office:value-type="float" office:value="12.8242299556732" calcext:value-type="float">
            <text:p>12.8242299557</text:p>
          </table:table-cell>
          <table:table-cell table:formula="of:=[.D131]/([.E131]-[.E130])" office:value-type="float" office:value="55364.0995943502" calcext:value-type="float">
            <text:p>55364.09959435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76591.61737" calcext:value-type="float">
            <text:p>1456076591.61737</text:p>
          </table:table-cell>
          <table:table-cell office:value-type="float" office:value="1456076591.61827" calcext:value-type="float">
            <text:p>1456076591.61827</text:p>
          </table:table-cell>
          <table:table-cell office:value-type="float" office:value="5616" calcext:value-type="float">
            <text:p>5616</text:p>
          </table:table-cell>
          <table:table-cell table:formula="of:=[.B132]-[.B$2]" office:value-type="float" office:value="12.9243698120117" calcext:value-type="float">
            <text:p>12.924369812</text:p>
          </table:table-cell>
          <table:table-cell table:formula="of:=[.D132]/([.E132]-[.E131])" office:value-type="float" office:value="56081.5663746944" calcext:value-type="float">
            <text:p>56081.56637469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76591.71755" calcext:value-type="float">
            <text:p>1456076591.71755</text:p>
          </table:table-cell>
          <table:table-cell office:value-type="float" office:value="1456076591.71845" calcext:value-type="float">
            <text:p>1456076591.71845</text:p>
          </table:table-cell>
          <table:table-cell office:value-type="float" office:value="5744" calcext:value-type="float">
            <text:p>5744</text:p>
          </table:table-cell>
          <table:table-cell table:formula="of:=[.B133]-[.B$2]" office:value-type="float" office:value="13.0245499610901" calcext:value-type="float">
            <text:p>13.0245499611</text:p>
          </table:table-cell>
          <table:table-cell table:formula="of:=[.D133]/([.E133]-[.E132])" office:value-type="float" office:value="57336.7084481634" calcext:value-type="float">
            <text:p>57336.70844816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76591.81747" calcext:value-type="float">
            <text:p>1456076591.81747</text:p>
          </table:table-cell>
          <table:table-cell office:value-type="float" office:value="1456076591.81836" calcext:value-type="float">
            <text:p>1456076591.81836</text:p>
          </table:table-cell>
          <table:table-cell office:value-type="float" office:value="5864" calcext:value-type="float">
            <text:p>5864</text:p>
          </table:table-cell>
          <table:table-cell table:formula="of:=[.B134]-[.B$2]" office:value-type="float" office:value="13.1244699954987" calcext:value-type="float">
            <text:p>13.1244699955</text:p>
          </table:table-cell>
          <table:table-cell table:formula="of:=[.D134]/([.E134]-[.E133])" office:value-type="float" office:value="58686.9293501473" calcext:value-type="float">
            <text:p>58686.92935014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76591.9178" calcext:value-type="float">
            <text:p>1456076591.9178</text:p>
          </table:table-cell>
          <table:table-cell office:value-type="float" office:value="1456076591.9187" calcext:value-type="float">
            <text:p>1456076591.9187</text:p>
          </table:table-cell>
          <table:table-cell office:value-type="float" office:value="5992" calcext:value-type="float">
            <text:p>5992</text:p>
          </table:table-cell>
          <table:table-cell table:formula="of:=[.B135]-[.B$2]" office:value-type="float" office:value="13.2247998714447" calcext:value-type="float">
            <text:p>13.2247998714</text:p>
          </table:table-cell>
          <table:table-cell table:formula="of:=[.D135]/([.E135]-[.E134])" office:value-type="float" office:value="59722.988227578" calcext:value-type="float">
            <text:p>59722.9882275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76592.01703" calcext:value-type="float">
            <text:p>1456076592.01703</text:p>
          </table:table-cell>
          <table:table-cell office:value-type="float" office:value="1456076592.01793" calcext:value-type="float">
            <text:p>1456076592.01793</text:p>
          </table:table-cell>
          <table:table-cell office:value-type="float" office:value="6112" calcext:value-type="float">
            <text:p>6112</text:p>
          </table:table-cell>
          <table:table-cell table:formula="of:=[.B136]-[.B$2]" office:value-type="float" office:value="13.3240299224854" calcext:value-type="float">
            <text:p>13.3240299225</text:p>
          </table:table-cell>
          <table:table-cell table:formula="of:=[.D136]/([.E136]-[.E135])" office:value-type="float" office:value="61594.2442425655" calcext:value-type="float">
            <text:p>61594.24424256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76592.11705" calcext:value-type="float">
            <text:p>1456076592.11705</text:p>
          </table:table-cell>
          <table:table-cell office:value-type="float" office:value="1456076592.11796" calcext:value-type="float">
            <text:p>1456076592.11796</text:p>
          </table:table-cell>
          <table:table-cell office:value-type="float" office:value="6240" calcext:value-type="float">
            <text:p>6240</text:p>
          </table:table-cell>
          <table:table-cell table:formula="of:=[.B137]-[.B$2]" office:value-type="float" office:value="13.4240498542786" calcext:value-type="float">
            <text:p>13.4240498543</text:p>
          </table:table-cell>
          <table:table-cell table:formula="of:=[.D137]/([.E137]-[.E136])" office:value-type="float" office:value="62387.5650395458" calcext:value-type="float">
            <text:p>62387.56503954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76592.21736" calcext:value-type="float">
            <text:p>1456076592.21736</text:p>
          </table:table-cell>
          <table:table-cell office:value-type="float" office:value="1456076592.21828" calcext:value-type="float">
            <text:p>1456076592.21828</text:p>
          </table:table-cell>
          <table:table-cell office:value-type="float" office:value="6368" calcext:value-type="float">
            <text:p>6368</text:p>
          </table:table-cell>
          <table:table-cell table:formula="of:=[.B138]-[.B$2]" office:value-type="float" office:value="13.5243599414825" calcext:value-type="float">
            <text:p>13.5243599415</text:p>
          </table:table-cell>
          <table:table-cell table:formula="of:=[.D138]/([.E138]-[.E137])" office:value-type="float" office:value="63483.1468848267" calcext:value-type="float">
            <text:p>63483.14688482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76592.3174" calcext:value-type="float">
            <text:p>1456076592.3174</text:p>
          </table:table-cell>
          <table:table-cell office:value-type="float" office:value="1456076592.31832" calcext:value-type="float">
            <text:p>1456076592.31832</text:p>
          </table:table-cell>
          <table:table-cell office:value-type="float" office:value="6488" calcext:value-type="float">
            <text:p>6488</text:p>
          </table:table-cell>
          <table:table-cell table:formula="of:=[.B139]-[.B$2]" office:value-type="float" office:value="13.6243999004364" calcext:value-type="float">
            <text:p>13.6243999004</text:p>
          </table:table-cell>
          <table:table-cell table:formula="of:=[.D139]/([.E139]-[.E138])" office:value-type="float" office:value="64854.0849861057" calcext:value-type="float">
            <text:p>64854.08498610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76592.41741" calcext:value-type="float">
            <text:p>1456076592.41741</text:p>
          </table:table-cell>
          <table:table-cell office:value-type="float" office:value="1456076592.41831" calcext:value-type="float">
            <text:p>1456076592.41831</text:p>
          </table:table-cell>
          <table:table-cell office:value-type="float" office:value="6608" calcext:value-type="float">
            <text:p>6608</text:p>
          </table:table-cell>
          <table:table-cell table:formula="of:=[.B140]-[.B$2]" office:value-type="float" office:value="13.7244098186493" calcext:value-type="float">
            <text:p>13.7244098186</text:p>
          </table:table-cell>
          <table:table-cell table:formula="of:=[.D140]/([.E140]-[.E139])" office:value-type="float" office:value="66073.4466948926" calcext:value-type="float">
            <text:p>66073.44669489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76592.51758" calcext:value-type="float">
            <text:p>1456076592.51758</text:p>
          </table:table-cell>
          <table:table-cell office:value-type="float" office:value="1456076592.51865" calcext:value-type="float">
            <text:p>1456076592.51865</text:p>
          </table:table-cell>
          <table:table-cell office:value-type="float" office:value="6728" calcext:value-type="float">
            <text:p>6728</text:p>
          </table:table-cell>
          <table:table-cell table:formula="of:=[.B141]-[.B$2]" office:value-type="float" office:value="13.8245799541473" calcext:value-type="float">
            <text:p>13.8245799541</text:p>
          </table:table-cell>
          <table:table-cell table:formula="of:=[.D141]/([.E141]-[.E140])" office:value-type="float" office:value="67165.7272554172" calcext:value-type="float">
            <text:p>67165.7272554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76592.61766" calcext:value-type="float">
            <text:p>1456076592.61766</text:p>
          </table:table-cell>
          <table:table-cell office:value-type="float" office:value="1456076592.61857" calcext:value-type="float">
            <text:p>1456076592.61857</text:p>
          </table:table-cell>
          <table:table-cell office:value-type="float" office:value="6848" calcext:value-type="float">
            <text:p>6848</text:p>
          </table:table-cell>
          <table:table-cell table:formula="of:=[.B142]-[.B$2]" office:value-type="float" office:value="13.9246599674225" calcext:value-type="float">
            <text:p>13.9246599674</text:p>
          </table:table-cell>
          <table:table-cell table:formula="of:=[.D142]/([.E142]-[.E141])" office:value-type="float" office:value="68425.250715875" calcext:value-type="float">
            <text:p>68425.2507158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76592.7179" calcext:value-type="float">
            <text:p>1456076592.7179</text:p>
          </table:table-cell>
          <table:table-cell office:value-type="float" office:value="1456076592.71882" calcext:value-type="float">
            <text:p>1456076592.71882</text:p>
          </table:table-cell>
          <table:table-cell office:value-type="float" office:value="6960" calcext:value-type="float">
            <text:p>6960</text:p>
          </table:table-cell>
          <table:table-cell table:formula="of:=[.B143]-[.B$2]" office:value-type="float" office:value="14.0248999595642" calcext:value-type="float">
            <text:p>14.0248999596</text:p>
          </table:table-cell>
          <table:table-cell table:formula="of:=[.D143]/([.E143]-[.E142])" office:value-type="float" office:value="69433.3653793553" calcext:value-type="float">
            <text:p>69433.36537935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76592.81845" calcext:value-type="float">
            <text:p>1456076592.81845</text:p>
          </table:table-cell>
          <table:table-cell office:value-type="float" office:value="1456076592.81935" calcext:value-type="float">
            <text:p>1456076592.81935</text:p>
          </table:table-cell>
          <table:table-cell office:value-type="float" office:value="7064" calcext:value-type="float">
            <text:p>7064</text:p>
          </table:table-cell>
          <table:table-cell table:formula="of:=[.B144]-[.B$2]" office:value-type="float" office:value="14.1254498958588" calcext:value-type="float">
            <text:p>14.1254498959</text:p>
          </table:table-cell>
          <table:table-cell table:formula="of:=[.D144]/([.E144]-[.E143])" office:value-type="float" office:value="70253.6496821479" calcext:value-type="float">
            <text:p>70253.64968214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76592.92548" calcext:value-type="float">
            <text:p>1456076592.92548</text:p>
          </table:table-cell>
          <table:table-cell office:value-type="float" office:value="1456076592.92654" calcext:value-type="float">
            <text:p>1456076592.92654</text:p>
          </table:table-cell>
          <table:table-cell office:value-type="float" office:value="7168" calcext:value-type="float">
            <text:p>7168</text:p>
          </table:table-cell>
          <table:table-cell table:formula="of:=[.B145]-[.B$2]" office:value-type="float" office:value="14.2324798107147" calcext:value-type="float">
            <text:p>14.2324798107</text:p>
          </table:table-cell>
          <table:table-cell table:formula="of:=[.D145]/([.E145]-[.E144])" office:value-type="float" office:value="66971.93032104" calcext:value-type="float">
            <text:p>66971.930321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76593.03402" calcext:value-type="float">
            <text:p>1456076593.03402</text:p>
          </table:table-cell>
          <table:table-cell office:value-type="float" office:value="1456076593.03492" calcext:value-type="float">
            <text:p>1456076593.03492</text:p>
          </table:table-cell>
          <table:table-cell office:value-type="float" office:value="7264" calcext:value-type="float">
            <text:p>7264</text:p>
          </table:table-cell>
          <table:table-cell table:formula="of:=[.B146]-[.B$2]" office:value-type="float" office:value="14.3410198688507" calcext:value-type="float">
            <text:p>14.3410198689</text:p>
          </table:table-cell>
          <table:table-cell table:formula="of:=[.D146]/([.E146]-[.E145])" office:value-type="float" office:value="66924.6002328391" calcext:value-type="float">
            <text:p>66924.60023283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76593.14413" calcext:value-type="float">
            <text:p>1456076593.14413</text:p>
          </table:table-cell>
          <table:table-cell office:value-type="float" office:value="1456076593.14503" calcext:value-type="float">
            <text:p>1456076593.14503</text:p>
          </table:table-cell>
          <table:table-cell office:value-type="float" office:value="7360" calcext:value-type="float">
            <text:p>7360</text:p>
          </table:table-cell>
          <table:table-cell table:formula="of:=[.B147]-[.B$2]" office:value-type="float" office:value="14.4511299133301" calcext:value-type="float">
            <text:p>14.4511299133</text:p>
          </table:table-cell>
          <table:table-cell table:formula="of:=[.D147]/([.E147]-[.E146])" office:value-type="float" office:value="66842.2216592506" calcext:value-type="float">
            <text:p>66842.22165925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76593.25533" calcext:value-type="float">
            <text:p>1456076593.25533</text:p>
          </table:table-cell>
          <table:table-cell office:value-type="float" office:value="1456076593.25641" calcext:value-type="float">
            <text:p>1456076593.25641</text:p>
          </table:table-cell>
          <table:table-cell office:value-type="float" office:value="7448" calcext:value-type="float">
            <text:p>7448</text:p>
          </table:table-cell>
          <table:table-cell table:formula="of:=[.B148]-[.B$2]" office:value-type="float" office:value="14.5623300075531" calcext:value-type="float">
            <text:p>14.5623300076</text:p>
          </table:table-cell>
          <table:table-cell table:formula="of:=[.D148]/([.E148]-[.E147])" office:value-type="float" office:value="66978.3605134571" calcext:value-type="float">
            <text:p>66978.36051345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76593.36799" calcext:value-type="float">
            <text:p>1456076593.36799</text:p>
          </table:table-cell>
          <table:table-cell office:value-type="float" office:value="1456076593.36888" calcext:value-type="float">
            <text:p>1456076593.36888</text:p>
          </table:table-cell>
          <table:table-cell office:value-type="float" office:value="7528" calcext:value-type="float">
            <text:p>7528</text:p>
          </table:table-cell>
          <table:table-cell table:formula="of:=[.B149]-[.B$2]" office:value-type="float" office:value="14.674989938736" calcext:value-type="float">
            <text:p>14.6749899387</text:p>
          </table:table-cell>
          <table:table-cell table:formula="of:=[.D149]/([.E149]-[.E148])" office:value-type="float" office:value="66820.56274099" calcext:value-type="float">
            <text:p>66820.56274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76593.48162" calcext:value-type="float">
            <text:p>1456076593.48162</text:p>
          </table:table-cell>
          <table:table-cell office:value-type="float" office:value="1456076593.48268" calcext:value-type="float">
            <text:p>1456076593.48268</text:p>
          </table:table-cell>
          <table:table-cell office:value-type="float" office:value="7600" calcext:value-type="float">
            <text:p>7600</text:p>
          </table:table-cell>
          <table:table-cell table:formula="of:=[.B150]-[.B$2]" office:value-type="float" office:value="14.7886199951172" calcext:value-type="float">
            <text:p>14.7886199951</text:p>
          </table:table-cell>
          <table:table-cell table:formula="of:=[.D150]/([.E150]-[.E149])" office:value-type="float" office:value="66883.7123032151" calcext:value-type="float">
            <text:p>66883.7123032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76593.5965" calcext:value-type="float">
            <text:p>1456076593.5965</text:p>
          </table:table-cell>
          <table:table-cell office:value-type="float" office:value="1456076593.59742" calcext:value-type="float">
            <text:p>1456076593.59742</text:p>
          </table:table-cell>
          <table:table-cell office:value-type="float" office:value="7664" calcext:value-type="float">
            <text:p>7664</text:p>
          </table:table-cell>
          <table:table-cell table:formula="of:=[.B151]-[.B$2]" office:value-type="float" office:value="14.9034998416901" calcext:value-type="float">
            <text:p>14.9034998417</text:p>
          </table:table-cell>
          <table:table-cell table:formula="of:=[.D151]/([.E151]-[.E150])" office:value-type="float" office:value="66713.1810202951" calcext:value-type="float">
            <text:p>66713.1810202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76593.71219" calcext:value-type="float">
            <text:p>1456076593.71219</text:p>
          </table:table-cell>
          <table:table-cell office:value-type="float" office:value="1456076593.71308" calcext:value-type="float">
            <text:p>1456076593.71308</text:p>
          </table:table-cell>
          <table:table-cell office:value-type="float" office:value="7720" calcext:value-type="float">
            <text:p>7720</text:p>
          </table:table-cell>
          <table:table-cell table:formula="of:=[.B152]-[.B$2]" office:value-type="float" office:value="15.0191898345947" calcext:value-type="float">
            <text:p>15.0191898346</text:p>
          </table:table-cell>
          <table:table-cell table:formula="of:=[.D152]/([.E152]-[.E151])" office:value-type="float" office:value="66730.0585484679" calcext:value-type="float">
            <text:p>66730.05854846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76593.82851" calcext:value-type="float">
            <text:p>1456076593.82851</text:p>
          </table:table-cell>
          <table:table-cell office:value-type="float" office:value="1456076593.82941" calcext:value-type="float">
            <text:p>1456076593.82941</text:p>
          </table:table-cell>
          <table:table-cell office:value-type="float" office:value="7768" calcext:value-type="float">
            <text:p>7768</text:p>
          </table:table-cell>
          <table:table-cell table:formula="of:=[.B153]-[.B$2]" office:value-type="float" office:value="15.135509967804" calcext:value-type="float">
            <text:p>15.1355099678</text:p>
          </table:table-cell>
          <table:table-cell table:formula="of:=[.D153]/([.E153]-[.E152])" office:value-type="float" office:value="66781.2165072702" calcext:value-type="float">
            <text:p>66781.21650727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76593.94573" calcext:value-type="float">
            <text:p>1456076593.94573</text:p>
          </table:table-cell>
          <table:table-cell office:value-type="float" office:value="1456076593.94667" calcext:value-type="float">
            <text:p>1456076593.94667</text:p>
          </table:table-cell>
          <table:table-cell office:value-type="float" office:value="7808" calcext:value-type="float">
            <text:p>7808</text:p>
          </table:table-cell>
          <table:table-cell table:formula="of:=[.B154]-[.B$2]" office:value-type="float" office:value="15.2527298927307" calcext:value-type="float">
            <text:p>15.2527298927</text:p>
          </table:table-cell>
          <table:table-cell table:formula="of:=[.D154]/([.E154]-[.E153])" office:value-type="float" office:value="66609.8362106839" calcext:value-type="float">
            <text:p>66609.83621068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76594.06328" calcext:value-type="float">
            <text:p>1456076594.06328</text:p>
          </table:table-cell>
          <table:table-cell office:value-type="float" office:value="1456076594.06418" calcext:value-type="float">
            <text:p>1456076594.06418</text:p>
          </table:table-cell>
          <table:table-cell office:value-type="float" office:value="7848" calcext:value-type="float">
            <text:p>7848</text:p>
          </table:table-cell>
          <table:table-cell table:formula="of:=[.B155]-[.B$2]" office:value-type="float" office:value="15.3702800273895" calcext:value-type="float">
            <text:p>15.3702800274</text:p>
          </table:table-cell>
          <table:table-cell table:formula="of:=[.D155]/([.E155]-[.E154])" office:value-type="float" office:value="66763.0030605974" calcext:value-type="float">
            <text:p>66763.0030605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76594.18169" calcext:value-type="float">
            <text:p>1456076594.18169</text:p>
          </table:table-cell>
          <table:table-cell office:value-type="float" office:value="1456076594.18258" calcext:value-type="float">
            <text:p>1456076594.18258</text:p>
          </table:table-cell>
          <table:table-cell office:value-type="float" office:value="7872" calcext:value-type="float">
            <text:p>7872</text:p>
          </table:table-cell>
          <table:table-cell table:formula="of:=[.B156]-[.B$2]" office:value-type="float" office:value="15.4886898994446" calcext:value-type="float">
            <text:p>15.4886898994</text:p>
          </table:table-cell>
          <table:table-cell table:formula="of:=[.D156]/([.E156]-[.E155])" office:value-type="float" office:value="66480.9433823219" calcext:value-type="float">
            <text:p>66480.94338232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76594.30027" calcext:value-type="float">
            <text:p>1456076594.30027</text:p>
          </table:table-cell>
          <table:table-cell office:value-type="float" office:value="1456076594.30115" calcext:value-type="float">
            <text:p>1456076594.30115</text:p>
          </table:table-cell>
          <table:table-cell office:value-type="float" office:value="7888" calcext:value-type="float">
            <text:p>7888</text:p>
          </table:table-cell>
          <table:table-cell table:formula="of:=[.B157]-[.B$2]" office:value-type="float" office:value="15.6072700023651" calcext:value-type="float">
            <text:p>15.6072700024</text:p>
          </table:table-cell>
          <table:table-cell table:formula="of:=[.D157]/([.E157]-[.E156])" office:value-type="float" office:value="66520.4347586562" calcext:value-type="float">
            <text:p>66520.43475865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76594.41926" calcext:value-type="float">
            <text:p>1456076594.41926</text:p>
          </table:table-cell>
          <table:table-cell office:value-type="float" office:value="1456076594.42016" calcext:value-type="float">
            <text:p>1456076594.42016</text:p>
          </table:table-cell>
          <table:table-cell office:value-type="float" office:value="7888" calcext:value-type="float">
            <text:p>7888</text:p>
          </table:table-cell>
          <table:table-cell table:formula="of:=[.B158]-[.B$2]" office:value-type="float" office:value="15.7262599468231" calcext:value-type="float">
            <text:p>15.7262599468</text:p>
          </table:table-cell>
          <table:table-cell table:formula="of:=[.D158]/([.E158]-[.E157])" office:value-type="float" office:value="66291.3159253026" calcext:value-type="float">
            <text:p>66291.31592530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76594.5382" calcext:value-type="float">
            <text:p>1456076594.5382</text:p>
          </table:table-cell>
          <table:table-cell office:value-type="float" office:value="1456076594.53912" calcext:value-type="float">
            <text:p>1456076594.53912</text:p>
          </table:table-cell>
          <table:table-cell office:value-type="float" office:value="7888" calcext:value-type="float">
            <text:p>7888</text:p>
          </table:table-cell>
          <table:table-cell table:formula="of:=[.B159]-[.B$2]" office:value-type="float" office:value="15.8451998233795" calcext:value-type="float">
            <text:p>15.8451998234</text:p>
          </table:table-cell>
          <table:table-cell table:formula="of:=[.D159]/([.E159]-[.E158])" office:value-type="float" office:value="66319.221344238" calcext:value-type="float">
            <text:p>66319.2213442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76594.6571" calcext:value-type="float">
            <text:p>1456076594.6571</text:p>
          </table:table-cell>
          <table:table-cell office:value-type="float" office:value="1456076594.658" calcext:value-type="float">
            <text:p>1456076594.658</text:p>
          </table:table-cell>
          <table:table-cell office:value-type="float" office:value="7880" calcext:value-type="float">
            <text:p>7880</text:p>
          </table:table-cell>
          <table:table-cell table:formula="of:=[.B160]-[.B$2]" office:value-type="float" office:value="15.9640998840332" calcext:value-type="float">
            <text:p>15.964099884</text:p>
          </table:table-cell>
          <table:table-cell table:formula="of:=[.D160]/([.E160]-[.E159])" office:value-type="float" office:value="66274.1461751784" calcext:value-type="float">
            <text:p>66274.14617517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76594.77575" calcext:value-type="float">
            <text:p>1456076594.77575</text:p>
          </table:table-cell>
          <table:table-cell office:value-type="float" office:value="1456076594.77671" calcext:value-type="float">
            <text:p>1456076594.77671</text:p>
          </table:table-cell>
          <table:table-cell office:value-type="float" office:value="7864" calcext:value-type="float">
            <text:p>7864</text:p>
          </table:table-cell>
          <table:table-cell table:formula="of:=[.B161]-[.B$2]" office:value-type="float" office:value="16.0827498435974" calcext:value-type="float">
            <text:p>16.0827498436</text:p>
          </table:table-cell>
          <table:table-cell table:formula="of:=[.D161]/([.E161]-[.E160])" office:value-type="float" office:value="66278.9943535067" calcext:value-type="float">
            <text:p>66278.99435350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76594.89412" calcext:value-type="float">
            <text:p>1456076594.89412</text:p>
          </table:table-cell>
          <table:table-cell office:value-type="float" office:value="1456076594.89504" calcext:value-type="float">
            <text:p>1456076594.89504</text:p>
          </table:table-cell>
          <table:table-cell office:value-type="float" office:value="7832" calcext:value-type="float">
            <text:p>7832</text:p>
          </table:table-cell>
          <table:table-cell table:formula="of:=[.B162]-[.B$2]" office:value-type="float" office:value="16.2011198997498" calcext:value-type="float">
            <text:p>16.2011198997</text:p>
          </table:table-cell>
          <table:table-cell table:formula="of:=[.D162]/([.E162]-[.E161])" office:value-type="float" office:value="66165.38214631" calcext:value-type="float">
            <text:p>66165.382146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76595.01207" calcext:value-type="float">
            <text:p>1456076595.01207</text:p>
          </table:table-cell>
          <table:table-cell office:value-type="float" office:value="1456076595.01296" calcext:value-type="float">
            <text:p>1456076595.01296</text:p>
          </table:table-cell>
          <table:table-cell office:value-type="float" office:value="7800" calcext:value-type="float">
            <text:p>7800</text:p>
          </table:table-cell>
          <table:table-cell table:formula="of:=[.B163]-[.B$2]" office:value-type="float" office:value="16.3190698623657" calcext:value-type="float">
            <text:p>16.3190698624</text:p>
          </table:table-cell>
          <table:table-cell table:formula="of:=[.D163]/([.E163]-[.E162])" office:value-type="float" office:value="66129.7369410452" calcext:value-type="float">
            <text:p>66129.73694104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76595.12991" calcext:value-type="float">
            <text:p>1456076595.12991</text:p>
          </table:table-cell>
          <table:table-cell office:value-type="float" office:value="1456076595.1308" calcext:value-type="float">
            <text:p>1456076595.1308</text:p>
          </table:table-cell>
          <table:table-cell office:value-type="float" office:value="7752" calcext:value-type="float">
            <text:p>7752</text:p>
          </table:table-cell>
          <table:table-cell table:formula="of:=[.B164]-[.B$2]" office:value-type="float" office:value="16.4369099140167" calcext:value-type="float">
            <text:p>16.436909914</text:p>
          </table:table-cell>
          <table:table-cell table:formula="of:=[.D164]/([.E164]-[.E163])" office:value-type="float" office:value="65784.0852188234" calcext:value-type="float">
            <text:p>65784.08521882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76595.24694" calcext:value-type="float">
            <text:p>1456076595.24694</text:p>
          </table:table-cell>
          <table:table-cell office:value-type="float" office:value="1456076595.24784" calcext:value-type="float">
            <text:p>1456076595.24784</text:p>
          </table:table-cell>
          <table:table-cell office:value-type="float" office:value="7696" calcext:value-type="float">
            <text:p>7696</text:p>
          </table:table-cell>
          <table:table-cell table:formula="of:=[.B165]-[.B$2]" office:value-type="float" office:value="16.5539398193359" calcext:value-type="float">
            <text:p>16.5539398193</text:p>
          </table:table-cell>
          <table:table-cell table:formula="of:=[.D165]/([.E165]-[.E164])" office:value-type="float" office:value="65760.9692070432" calcext:value-type="float">
            <text:p>65760.96920704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76595.36272" calcext:value-type="float">
            <text:p>1456076595.36272</text:p>
          </table:table-cell>
          <table:table-cell office:value-type="float" office:value="1456076595.36362" calcext:value-type="float">
            <text:p>1456076595.36362</text:p>
          </table:table-cell>
          <table:table-cell office:value-type="float" office:value="7640" calcext:value-type="float">
            <text:p>7640</text:p>
          </table:table-cell>
          <table:table-cell table:formula="of:=[.B166]-[.B$2]" office:value-type="float" office:value="16.6697199344635" calcext:value-type="float">
            <text:p>16.6697199345</text:p>
          </table:table-cell>
          <table:table-cell table:formula="of:=[.D166]/([.E166]-[.E165])" office:value-type="float" office:value="65987.1515206428" calcext:value-type="float">
            <text:p>65987.15152064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76595.47828" calcext:value-type="float">
            <text:p>1456076595.47828</text:p>
          </table:table-cell>
          <table:table-cell office:value-type="float" office:value="1456076595.47917" calcext:value-type="float">
            <text:p>1456076595.47917</text:p>
          </table:table-cell>
          <table:table-cell office:value-type="float" office:value="7568" calcext:value-type="float">
            <text:p>7568</text:p>
          </table:table-cell>
          <table:table-cell table:formula="of:=[.B167]-[.B$2]" office:value-type="float" office:value="16.7852799892426" calcext:value-type="float">
            <text:p>16.7852799892</text:p>
          </table:table-cell>
          <table:table-cell table:formula="of:=[.D167]/([.E167]-[.E166])" office:value-type="float" office:value="65489.7578100822" calcext:value-type="float">
            <text:p>65489.75781008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76595.59256" calcext:value-type="float">
            <text:p>1456076595.59256</text:p>
          </table:table-cell>
          <table:table-cell office:value-type="float" office:value="1456076595.59348" calcext:value-type="float">
            <text:p>1456076595.59348</text:p>
          </table:table-cell>
          <table:table-cell office:value-type="float" office:value="7496" calcext:value-type="float">
            <text:p>7496</text:p>
          </table:table-cell>
          <table:table-cell table:formula="of:=[.B168]-[.B$2]" office:value-type="float" office:value="16.8995599746704" calcext:value-type="float">
            <text:p>16.8995599747</text:p>
          </table:table-cell>
          <table:table-cell table:formula="of:=[.D168]/([.E168]-[.E167])" office:value-type="float" office:value="65593.288027956" calcext:value-type="float">
            <text:p>65593.2880279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76595.70576" calcext:value-type="float">
            <text:p>1456076595.70576</text:p>
          </table:table-cell>
          <table:table-cell office:value-type="float" office:value="1456076595.70669" calcext:value-type="float">
            <text:p>1456076595.70669</text:p>
          </table:table-cell>
          <table:table-cell office:value-type="float" office:value="7416" calcext:value-type="float">
            <text:p>7416</text:p>
          </table:table-cell>
          <table:table-cell table:formula="of:=[.B169]-[.B$2]" office:value-type="float" office:value="17.0127599239349" calcext:value-type="float">
            <text:p>17.0127599239</text:p>
          </table:table-cell>
          <table:table-cell table:formula="of:=[.D169]/([.E169]-[.E168])" office:value-type="float" office:value="65512.3968533788" calcext:value-type="float">
            <text:p>65512.39685337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76595.81831" calcext:value-type="float">
            <text:p>1456076595.81831</text:p>
          </table:table-cell>
          <table:table-cell office:value-type="float" office:value="1456076595.81922" calcext:value-type="float">
            <text:p>1456076595.81922</text:p>
          </table:table-cell>
          <table:table-cell office:value-type="float" office:value="7328" calcext:value-type="float">
            <text:p>7328</text:p>
          </table:table-cell>
          <table:table-cell table:formula="of:=[.B170]-[.B$2]" office:value-type="float" office:value="17.1253099441528" calcext:value-type="float">
            <text:p>17.1253099442</text:p>
          </table:table-cell>
          <table:table-cell table:formula="of:=[.D170]/([.E170]-[.E169])" office:value-type="float" office:value="65108.8288195158" calcext:value-type="float">
            <text:p>65108.82881951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76595.92859" calcext:value-type="float">
            <text:p>1456076595.92859</text:p>
          </table:table-cell>
          <table:table-cell office:value-type="float" office:value="1456076595.92951" calcext:value-type="float">
            <text:p>1456076595.92951</text:p>
          </table:table-cell>
          <table:table-cell office:value-type="float" office:value="7232" calcext:value-type="float">
            <text:p>7232</text:p>
          </table:table-cell>
          <table:table-cell table:formula="of:=[.B171]-[.B$2]" office:value-type="float" office:value="17.2355899810791" calcext:value-type="float">
            <text:p>17.2355899811</text:p>
          </table:table-cell>
          <table:table-cell table:formula="of:=[.D171]/([.E171]-[.E170])" office:value-type="float" office:value="65578.5054264639" calcext:value-type="float">
            <text:p>65578.5054264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76596.03808" calcext:value-type="float">
            <text:p>1456076596.03808</text:p>
          </table:table-cell>
          <table:table-cell office:value-type="float" office:value="1456076596.03898" calcext:value-type="float">
            <text:p>1456076596.03898</text:p>
          </table:table-cell>
          <table:table-cell office:value-type="float" office:value="7128" calcext:value-type="float">
            <text:p>7128</text:p>
          </table:table-cell>
          <table:table-cell table:formula="of:=[.B172]-[.B$2]" office:value-type="float" office:value="17.3450798988342" calcext:value-type="float">
            <text:p>17.3450798988</text:p>
          </table:table-cell>
          <table:table-cell table:formula="of:=[.D172]/([.E172]-[.E171])" office:value-type="float" office:value="65101.8846862384" calcext:value-type="float">
            <text:p>65101.88468623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76596.14614" calcext:value-type="float">
            <text:p>1456076596.14614</text:p>
          </table:table-cell>
          <table:table-cell office:value-type="float" office:value="1456076596.14705" calcext:value-type="float">
            <text:p>1456076596.14705</text:p>
          </table:table-cell>
          <table:table-cell office:value-type="float" office:value="7024" calcext:value-type="float">
            <text:p>7024</text:p>
          </table:table-cell>
          <table:table-cell table:formula="of:=[.B173]-[.B$2]" office:value-type="float" office:value="17.4531400203705" calcext:value-type="float">
            <text:p>17.4531400204</text:p>
          </table:table-cell>
          <table:table-cell table:formula="of:=[.D173]/([.E173]-[.E172])" office:value-type="float" office:value="65000.8523046442" calcext:value-type="float">
            <text:p>65000.85230464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76596.25258" calcext:value-type="float">
            <text:p>1456076596.25258</text:p>
          </table:table-cell>
          <table:table-cell office:value-type="float" office:value="1456076596.25353" calcext:value-type="float">
            <text:p>1456076596.25353</text:p>
          </table:table-cell>
          <table:table-cell office:value-type="float" office:value="6912" calcext:value-type="float">
            <text:p>6912</text:p>
          </table:table-cell>
          <table:table-cell table:formula="of:=[.B174]-[.B$2]" office:value-type="float" office:value="17.5595798492432" calcext:value-type="float">
            <text:p>17.5595798492</text:p>
          </table:table-cell>
          <table:table-cell table:formula="of:=[.D174]/([.E174]-[.E173])" office:value-type="float" office:value="64938.0976388817" calcext:value-type="float">
            <text:p>64938.09763888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76596.35784" calcext:value-type="float">
            <text:p>1456076596.35784</text:p>
          </table:table-cell>
          <table:table-cell office:value-type="float" office:value="1456076596.35881" calcext:value-type="float">
            <text:p>1456076596.35881</text:p>
          </table:table-cell>
          <table:table-cell office:value-type="float" office:value="6800" calcext:value-type="float">
            <text:p>6800</text:p>
          </table:table-cell>
          <table:table-cell table:formula="of:=[.B175]-[.B$2]" office:value-type="float" office:value="17.6648399829865" calcext:value-type="float">
            <text:p>17.664839983</text:p>
          </table:table-cell>
          <table:table-cell table:formula="of:=[.D175]/([.E175]-[.E174])" office:value-type="float" office:value="64601.8559750664" calcext:value-type="float">
            <text:p>64601.85597506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76596.4608" calcext:value-type="float">
            <text:p>1456076596.4608</text:p>
          </table:table-cell>
          <table:table-cell office:value-type="float" office:value="1456076596.46169" calcext:value-type="float">
            <text:p>1456076596.46169</text:p>
          </table:table-cell>
          <table:table-cell office:value-type="float" office:value="6688" calcext:value-type="float">
            <text:p>6688</text:p>
          </table:table-cell>
          <table:table-cell table:formula="of:=[.B176]-[.B$2]" office:value-type="float" office:value="17.7677998542786" calcext:value-type="float">
            <text:p>17.7677998543</text:p>
          </table:table-cell>
          <table:table-cell table:formula="of:=[.D176]/([.E176]-[.E175])" office:value-type="float" office:value="64957.3461589228" calcext:value-type="float">
            <text:p>64957.34615892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76596.56315" calcext:value-type="float">
            <text:p>1456076596.56315</text:p>
          </table:table-cell>
          <table:table-cell office:value-type="float" office:value="1456076596.56405" calcext:value-type="float">
            <text:p>1456076596.56405</text:p>
          </table:table-cell>
          <table:table-cell office:value-type="float" office:value="6568" calcext:value-type="float">
            <text:p>6568</text:p>
          </table:table-cell>
          <table:table-cell table:formula="of:=[.B177]-[.B$2]" office:value-type="float" office:value="17.8701498508453" calcext:value-type="float">
            <text:p>17.8701498508</text:p>
          </table:table-cell>
          <table:table-cell table:formula="of:=[.D177]/([.E177]-[.E176])" office:value-type="float" office:value="64171.9611169218" calcext:value-type="float">
            <text:p>64171.96111692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76596.66266" calcext:value-type="float">
            <text:p>1456076596.66266</text:p>
          </table:table-cell>
          <table:table-cell office:value-type="float" office:value="1456076596.66356" calcext:value-type="float">
            <text:p>1456076596.66356</text:p>
          </table:table-cell>
          <table:table-cell office:value-type="float" office:value="6440" calcext:value-type="float">
            <text:p>6440</text:p>
          </table:table-cell>
          <table:table-cell table:formula="of:=[.B178]-[.B$2]" office:value-type="float" office:value="17.9696598052979" calcext:value-type="float">
            <text:p>17.9696598053</text:p>
          </table:table-cell>
          <table:table-cell table:formula="of:=[.D178]/([.E178]-[.E177])" office:value-type="float" office:value="64717.1434800839" calcext:value-type="float">
            <text:p>64717.14348008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76596.76068" calcext:value-type="float">
            <text:p>1456076596.76068</text:p>
          </table:table-cell>
          <table:table-cell office:value-type="float" office:value="1456076596.76158" calcext:value-type="float">
            <text:p>1456076596.76158</text:p>
          </table:table-cell>
          <table:table-cell office:value-type="float" office:value="6320" calcext:value-type="float">
            <text:p>6320</text:p>
          </table:table-cell>
          <table:table-cell table:formula="of:=[.B179]-[.B$2]" office:value-type="float" office:value="18.0676798820496" calcext:value-type="float">
            <text:p>18.067679882</text:p>
          </table:table-cell>
          <table:table-cell table:formula="of:=[.D179]/([.E179]-[.E178])" office:value-type="float" office:value="64476.5869344191" calcext:value-type="float">
            <text:p>64476.58693441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76596.85743" calcext:value-type="float">
            <text:p>1456076596.85743</text:p>
          </table:table-cell>
          <table:table-cell office:value-type="float" office:value="1456076596.85832" calcext:value-type="float">
            <text:p>1456076596.85832</text:p>
          </table:table-cell>
          <table:table-cell office:value-type="float" office:value="6192" calcext:value-type="float">
            <text:p>6192</text:p>
          </table:table-cell>
          <table:table-cell table:formula="of:=[.B180]-[.B$2]" office:value-type="float" office:value="18.1644299030304" calcext:value-type="float">
            <text:p>18.164429903</text:p>
          </table:table-cell>
          <table:table-cell table:formula="of:=[.D180]/([.E180]-[.E179])" office:value-type="float" office:value="63999.9861212078" calcext:value-type="float">
            <text:p>63999.98612120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76596.95185" calcext:value-type="float">
            <text:p>1456076596.95185</text:p>
          </table:table-cell>
          <table:table-cell office:value-type="float" office:value="1456076596.95278" calcext:value-type="float">
            <text:p>1456076596.95278</text:p>
          </table:table-cell>
          <table:table-cell office:value-type="float" office:value="6064" calcext:value-type="float">
            <text:p>6064</text:p>
          </table:table-cell>
          <table:table-cell table:formula="of:=[.B181]-[.B$2]" office:value-type="float" office:value="18.2588498592377" calcext:value-type="float">
            <text:p>18.2588498592</text:p>
          </table:table-cell>
          <table:table-cell table:formula="of:=[.D181]/([.E181]-[.E180])" office:value-type="float" office:value="64223.7112108801" calcext:value-type="float">
            <text:p>64223.71121088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76597.04453" calcext:value-type="float">
            <text:p>1456076597.04453</text:p>
          </table:table-cell>
          <table:table-cell office:value-type="float" office:value="1456076597.04543" calcext:value-type="float">
            <text:p>1456076597.04543</text:p>
          </table:table-cell>
          <table:table-cell office:value-type="float" office:value="5944" calcext:value-type="float">
            <text:p>5944</text:p>
          </table:table-cell>
          <table:table-cell table:formula="of:=[.B182]-[.B$2]" office:value-type="float" office:value="18.3515298366547" calcext:value-type="float">
            <text:p>18.3515298367</text:p>
          </table:table-cell>
          <table:table-cell table:formula="of:=[.D182]/([.E182]-[.E181])" office:value-type="float" office:value="64134.6725113704" calcext:value-type="float">
            <text:p>64134.6725113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76597.13576" calcext:value-type="float">
            <text:p>1456076597.13576</text:p>
          </table:table-cell>
          <table:table-cell office:value-type="float" office:value="1456076597.1367" calcext:value-type="float">
            <text:p>1456076597.1367</text:p>
          </table:table-cell>
          <table:table-cell office:value-type="float" office:value="5816" calcext:value-type="float">
            <text:p>5816</text:p>
          </table:table-cell>
          <table:table-cell table:formula="of:=[.B183]-[.B$2]" office:value-type="float" office:value="18.4427599906921" calcext:value-type="float">
            <text:p>18.4427599907</text:p>
          </table:table-cell>
          <table:table-cell table:formula="of:=[.D183]/([.E183]-[.E182])" office:value-type="float" office:value="63750.851474074" calcext:value-type="float">
            <text:p>63750.8514740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76597.22507" calcext:value-type="float">
            <text:p>1456076597.22507</text:p>
          </table:table-cell>
          <table:table-cell office:value-type="float" office:value="1456076597.22582" calcext:value-type="float">
            <text:p>1456076597.22582</text:p>
          </table:table-cell>
          <table:table-cell office:value-type="float" office:value="5696" calcext:value-type="float">
            <text:p>5696</text:p>
          </table:table-cell>
          <table:table-cell table:formula="of:=[.B184]-[.B$2]" office:value-type="float" office:value="18.5320699214935" calcext:value-type="float">
            <text:p>18.5320699215</text:p>
          </table:table-cell>
          <table:table-cell table:formula="of:=[.D184]/([.E184]-[.E183])" office:value-type="float" office:value="63777.9018401305" calcext:value-type="float">
            <text:p>63777.90184013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76597.31245" calcext:value-type="float">
            <text:p>1456076597.31245</text:p>
          </table:table-cell>
          <table:table-cell office:value-type="float" office:value="1456076597.31347" calcext:value-type="float">
            <text:p>1456076597.31347</text:p>
          </table:table-cell>
          <table:table-cell office:value-type="float" office:value="5576" calcext:value-type="float">
            <text:p>5576</text:p>
          </table:table-cell>
          <table:table-cell table:formula="of:=[.B185]-[.B$2]" office:value-type="float" office:value="18.6194498538971" calcext:value-type="float">
            <text:p>18.6194498539</text:p>
          </table:table-cell>
          <table:table-cell table:formula="of:=[.D185]/([.E185]-[.E184])" office:value-type="float" office:value="63813.2789374021" calcext:value-type="float">
            <text:p>63813.27893740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76597.39853" calcext:value-type="float">
            <text:p>1456076597.39853</text:p>
          </table:table-cell>
          <table:table-cell office:value-type="float" office:value="1456076597.39945" calcext:value-type="float">
            <text:p>1456076597.39945</text:p>
          </table:table-cell>
          <table:table-cell office:value-type="float" office:value="5456" calcext:value-type="float">
            <text:p>5456</text:p>
          </table:table-cell>
          <table:table-cell table:formula="of:=[.B186]-[.B$2]" office:value-type="float" office:value="18.7055299282074" calcext:value-type="float">
            <text:p>18.7055299282</text:p>
          </table:table-cell>
          <table:table-cell table:formula="of:=[.D186]/([.E186]-[.E185])" office:value-type="float" office:value="63382.8449117287" calcext:value-type="float">
            <text:p>63382.84491172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76597.4827" calcext:value-type="float">
            <text:p>1456076597.4827</text:p>
          </table:table-cell>
          <table:table-cell office:value-type="float" office:value="1456076597.48366" calcext:value-type="float">
            <text:p>1456076597.48366</text:p>
          </table:table-cell>
          <table:table-cell office:value-type="float" office:value="5336" calcext:value-type="float">
            <text:p>5336</text:p>
          </table:table-cell>
          <table:table-cell table:formula="of:=[.B187]-[.B$2]" office:value-type="float" office:value="18.7897000312805" calcext:value-type="float">
            <text:p>18.7897000313</text:p>
          </table:table-cell>
          <table:table-cell table:formula="of:=[.D187]/([.E187]-[.E186])" office:value-type="float" office:value="63395.4314558047" calcext:value-type="float">
            <text:p>63395.43145580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76597.56478" calcext:value-type="float">
            <text:p>1456076597.56478</text:p>
          </table:table-cell>
          <table:table-cell office:value-type="float" office:value="1456076597.56576" calcext:value-type="float">
            <text:p>1456076597.56576</text:p>
          </table:table-cell>
          <table:table-cell office:value-type="float" office:value="5224" calcext:value-type="float">
            <text:p>5224</text:p>
          </table:table-cell>
          <table:table-cell table:formula="of:=[.B188]-[.B$2]" office:value-type="float" office:value="18.8717799186707" calcext:value-type="float">
            <text:p>18.8717799187</text:p>
          </table:table-cell>
          <table:table-cell table:formula="of:=[.D188]/([.E188]-[.E187])" office:value-type="float" office:value="63645.3114898858" calcext:value-type="float">
            <text:p>63645.31148988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76597.64582" calcext:value-type="float">
            <text:p>1456076597.64582</text:p>
          </table:table-cell>
          <table:table-cell office:value-type="float" office:value="1456076597.64676" calcext:value-type="float">
            <text:p>1456076597.64676</text:p>
          </table:table-cell>
          <table:table-cell office:value-type="float" office:value="5120" calcext:value-type="float">
            <text:p>5120</text:p>
          </table:table-cell>
          <table:table-cell table:formula="of:=[.B189]-[.B$2]" office:value-type="float" office:value="18.9528198242187" calcext:value-type="float">
            <text:p>18.9528198242</text:p>
          </table:table-cell>
          <table:table-cell table:formula="of:=[.D189]/([.E189]-[.E188])" office:value-type="float" office:value="63178.7508311121" calcext:value-type="float">
            <text:p>63178.75083111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76597.72488" calcext:value-type="float">
            <text:p>1456076597.72488</text:p>
          </table:table-cell>
          <table:table-cell office:value-type="float" office:value="1456076597.72591" calcext:value-type="float">
            <text:p>1456076597.72591</text:p>
          </table:table-cell>
          <table:table-cell office:value-type="float" office:value="5016" calcext:value-type="float">
            <text:p>5016</text:p>
          </table:table-cell>
          <table:table-cell table:formula="of:=[.B190]-[.B$2]" office:value-type="float" office:value="19.031879901886" calcext:value-type="float">
            <text:p>19.0318799019</text:p>
          </table:table-cell>
          <table:table-cell table:formula="of:=[.D190]/([.E190]-[.E189])" office:value-type="float" office:value="63445.4221144625" calcext:value-type="float">
            <text:p>63445.42211446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76597.80288" calcext:value-type="float">
            <text:p>1456076597.80288</text:p>
          </table:table-cell>
          <table:table-cell office:value-type="float" office:value="1456076597.8038" calcext:value-type="float">
            <text:p>1456076597.8038</text:p>
          </table:table-cell>
          <table:table-cell office:value-type="float" office:value="4920" calcext:value-type="float">
            <text:p>4920</text:p>
          </table:table-cell>
          <table:table-cell table:formula="of:=[.B191]-[.B$2]" office:value-type="float" office:value="19.1098799705505" calcext:value-type="float">
            <text:p>19.1098799706</text:p>
          </table:table-cell>
          <table:table-cell table:formula="of:=[.D191]/([.E191]-[.E190])" office:value-type="float" office:value="63076.867549426" calcext:value-type="float">
            <text:p>63076.867549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76597.8791" calcext:value-type="float">
            <text:p>1456076597.8791</text:p>
          </table:table-cell>
          <table:table-cell office:value-type="float" office:value="1456076597.88" calcext:value-type="float">
            <text:p>1456076597.88</text:p>
          </table:table-cell>
          <table:table-cell office:value-type="float" office:value="4824" calcext:value-type="float">
            <text:p>4824</text:p>
          </table:table-cell>
          <table:table-cell table:formula="of:=[.B192]-[.B$2]" office:value-type="float" office:value="19.1861000061035" calcext:value-type="float">
            <text:p>19.1861000061</text:p>
          </table:table-cell>
          <table:table-cell table:formula="of:=[.D192]/([.E192]-[.E191])" office:value-type="float" office:value="63290.4454189997" calcext:value-type="float">
            <text:p>63290.4454189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76597.95427" calcext:value-type="float">
            <text:p>1456076597.95427</text:p>
          </table:table-cell>
          <table:table-cell office:value-type="float" office:value="1456076597.95519" calcext:value-type="float">
            <text:p>1456076597.95519</text:p>
          </table:table-cell>
          <table:table-cell office:value-type="float" office:value="4736" calcext:value-type="float">
            <text:p>4736</text:p>
          </table:table-cell>
          <table:table-cell table:formula="of:=[.B193]-[.B$2]" office:value-type="float" office:value="19.2612698078156" calcext:value-type="float">
            <text:p>19.2612698078</text:p>
          </table:table-cell>
          <table:table-cell table:formula="of:=[.D193]/([.E193]-[.E192])" office:value-type="float" office:value="63004.0241178616" calcext:value-type="float">
            <text:p>63004.02411786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76598.02826" calcext:value-type="float">
            <text:p>1456076598.02826</text:p>
          </table:table-cell>
          <table:table-cell office:value-type="float" office:value="1456076598.0293" calcext:value-type="float">
            <text:p>1456076598.0293</text:p>
          </table:table-cell>
          <table:table-cell office:value-type="float" office:value="4656" calcext:value-type="float">
            <text:p>4656</text:p>
          </table:table-cell>
          <table:table-cell table:formula="of:=[.B194]-[.B$2]" office:value-type="float" office:value="19.3352599143982" calcext:value-type="float">
            <text:p>19.3352599144</text:p>
          </table:table-cell>
          <table:table-cell table:formula="of:=[.D194]/([.E194]-[.E193])" office:value-type="float" office:value="62927.3319778177" calcext:value-type="float">
            <text:p>62927.331977817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76598.10084" calcext:value-type="float">
            <text:p>1456076598.10084</text:p>
          </table:table-cell>
          <table:table-cell office:value-type="float" office:value="1456076598.10175" calcext:value-type="float">
            <text:p>1456076598.10175</text:p>
          </table:table-cell>
          <table:table-cell office:value-type="float" office:value="4584" calcext:value-type="float">
            <text:p>4584</text:p>
          </table:table-cell>
          <table:table-cell table:formula="of:=[.B195]-[.B$2]" office:value-type="float" office:value="19.407840013504" calcext:value-type="float">
            <text:p>19.4078400135</text:p>
          </table:table-cell>
          <table:table-cell table:formula="of:=[.D195]/([.E195]-[.E194])" office:value-type="float" office:value="63157.8084967299" calcext:value-type="float">
            <text:p>63157.80849672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76598.17244" calcext:value-type="float">
            <text:p>1456076598.17244</text:p>
          </table:table-cell>
          <table:table-cell office:value-type="float" office:value="1456076598.17345" calcext:value-type="float">
            <text:p>1456076598.17345</text:p>
          </table:table-cell>
          <table:table-cell office:value-type="float" office:value="4520" calcext:value-type="float">
            <text:p>4520</text:p>
          </table:table-cell>
          <table:table-cell table:formula="of:=[.B196]-[.B$2]" office:value-type="float" office:value="19.4794399738312" calcext:value-type="float">
            <text:p>19.4794399738</text:p>
          </table:table-cell>
          <table:table-cell table:formula="of:=[.D196]/([.E196]-[.E195])" office:value-type="float" office:value="63128.5265990037" calcext:value-type="float">
            <text:p>63128.52659900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76598.24323" calcext:value-type="float">
            <text:p>1456076598.24323</text:p>
          </table:table-cell>
          <table:table-cell office:value-type="float" office:value="1456076598.24412" calcext:value-type="float">
            <text:p>1456076598.24412</text:p>
          </table:table-cell>
          <table:table-cell office:value-type="float" office:value="4464" calcext:value-type="float">
            <text:p>4464</text:p>
          </table:table-cell>
          <table:table-cell table:formula="of:=[.B197]-[.B$2]" office:value-type="float" office:value="19.5502300262451" calcext:value-type="float">
            <text:p>19.5502300262</text:p>
          </table:table-cell>
          <table:table-cell table:formula="of:=[.D197]/([.E197]-[.E196])" office:value-type="float" office:value="63059.707512251" calcext:value-type="float">
            <text:p>63059.7075122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76598.31302" calcext:value-type="float">
            <text:p>1456076598.31302</text:p>
          </table:table-cell>
          <table:table-cell office:value-type="float" office:value="1456076598.31393" calcext:value-type="float">
            <text:p>1456076598.31393</text:p>
          </table:table-cell>
          <table:table-cell office:value-type="float" office:value="4416" calcext:value-type="float">
            <text:p>4416</text:p>
          </table:table-cell>
          <table:table-cell table:formula="of:=[.B198]-[.B$2]" office:value-type="float" office:value="19.6200199127197" calcext:value-type="float">
            <text:p>19.6200199127</text:p>
          </table:table-cell>
          <table:table-cell table:formula="of:=[.D198]/([.E198]-[.E197])" office:value-type="float" office:value="63275.643837114" calcext:value-type="float">
            <text:p>63275.6438371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76598.38251" calcext:value-type="float">
            <text:p>1456076598.38251</text:p>
          </table:table-cell>
          <table:table-cell office:value-type="float" office:value="1456076598.38342" calcext:value-type="float">
            <text:p>1456076598.38342</text:p>
          </table:table-cell>
          <table:table-cell office:value-type="float" office:value="4376" calcext:value-type="float">
            <text:p>4376</text:p>
          </table:table-cell>
          <table:table-cell table:formula="of:=[.B199]-[.B$2]" office:value-type="float" office:value="19.6895098686218" calcext:value-type="float">
            <text:p>19.6895098686</text:p>
          </table:table-cell>
          <table:table-cell table:formula="of:=[.D199]/([.E199]-[.E198])" office:value-type="float" office:value="62973.1296155245" calcext:value-type="float">
            <text:p>62973.12961552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76598.45105" calcext:value-type="float">
            <text:p>1456076598.45105</text:p>
          </table:table-cell>
          <table:table-cell office:value-type="float" office:value="1456076598.45196" calcext:value-type="float">
            <text:p>1456076598.45196</text:p>
          </table:table-cell>
          <table:table-cell office:value-type="float" office:value="4336" calcext:value-type="float">
            <text:p>4336</text:p>
          </table:table-cell>
          <table:table-cell table:formula="of:=[.B200]-[.B$2]" office:value-type="float" office:value="19.7580499649048" calcext:value-type="float">
            <text:p>19.7580499649</text:p>
          </table:table-cell>
          <table:table-cell table:formula="of:=[.D200]/([.E200]-[.E199])" office:value-type="float" office:value="63262.2396983421" calcext:value-type="float">
            <text:p>63262.23969834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76598.51925" calcext:value-type="float">
            <text:p>1456076598.51925</text:p>
          </table:table-cell>
          <table:table-cell office:value-type="float" office:value="1456076598.52019" calcext:value-type="float">
            <text:p>1456076598.52019</text:p>
          </table:table-cell>
          <table:table-cell office:value-type="float" office:value="4312" calcext:value-type="float">
            <text:p>4312</text:p>
          </table:table-cell>
          <table:table-cell table:formula="of:=[.B201]-[.B$2]" office:value-type="float" office:value="19.8262498378754" calcext:value-type="float">
            <text:p>19.8262498379</text:p>
          </table:table-cell>
          <table:table-cell table:formula="of:=[.D201]/([.E201]-[.E200])" office:value-type="float" office:value="63225.9242163111" calcext:value-type="float">
            <text:p>63225.9242163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76598.617" calcext:value-type="float">
            <text:p>1456076598.617</text:p>
          </table:table-cell>
          <table:table-cell office:value-type="float" office:value="1456076598.6179" calcext:value-type="float">
            <text:p>1456076598.6179</text:p>
          </table:table-cell>
          <table:table-cell office:value-type="float" office:value="4296" calcext:value-type="float">
            <text:p>4296</text:p>
          </table:table-cell>
          <table:table-cell table:formula="of:=[.B202]-[.B$2]" office:value-type="float" office:value="19.9240000247955" calcext:value-type="float">
            <text:p>19.9240000248</text:p>
          </table:table-cell>
          <table:table-cell table:formula="of:=[.D202]/([.E202]-[.E201])" office:value-type="float" office:value="43948.7650648546" calcext:value-type="float">
            <text:p>43948.76506485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76598.71716" calcext:value-type="float">
            <text:p>1456076598.71716</text:p>
          </table:table-cell>
          <table:table-cell office:value-type="float" office:value="1456076598.71808" calcext:value-type="float">
            <text:p>1456076598.71808</text:p>
          </table:table-cell>
          <table:table-cell office:value-type="float" office:value="4296" calcext:value-type="float">
            <text:p>4296</text:p>
          </table:table-cell>
          <table:table-cell table:formula="of:=[.B203]-[.B$2]" office:value-type="float" office:value="20.0241599082947" calcext:value-type="float">
            <text:p>20.0241599083</text:p>
          </table:table-cell>
          <table:table-cell table:formula="of:=[.D203]/([.E203]-[.E202])" office:value-type="float" office:value="42891.4236909696" calcext:value-type="float">
            <text:p>42891.42369096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76598.81719" calcext:value-type="float">
            <text:p>1456076598.81719</text:p>
          </table:table-cell>
          <table:table-cell office:value-type="float" office:value="1456076598.81808" calcext:value-type="float">
            <text:p>1456076598.81808</text:p>
          </table:table-cell>
          <table:table-cell office:value-type="float" office:value="4296" calcext:value-type="float">
            <text:p>4296</text:p>
          </table:table-cell>
          <table:table-cell table:formula="of:=[.B204]-[.B$2]" office:value-type="float" office:value="20.1241898536682" calcext:value-type="float">
            <text:p>20.1241898537</text:p>
          </table:table-cell>
          <table:table-cell table:formula="of:=[.D204]/([.E204]-[.E203])" office:value-type="float" office:value="42947.1393187084" calcext:value-type="float">
            <text:p>42947.13931870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76598.91744" calcext:value-type="float">
            <text:p>1456076598.91744</text:p>
          </table:table-cell>
          <table:table-cell office:value-type="float" office:value="1456076598.91833" calcext:value-type="float">
            <text:p>1456076598.91833</text:p>
          </table:table-cell>
          <table:table-cell office:value-type="float" office:value="4304" calcext:value-type="float">
            <text:p>4304</text:p>
          </table:table-cell>
          <table:table-cell table:formula="of:=[.B205]-[.B$2]" office:value-type="float" office:value="20.2244398593903" calcext:value-type="float">
            <text:p>20.2244398594</text:p>
          </table:table-cell>
          <table:table-cell table:formula="of:=[.D205]/([.E205]-[.E204])" office:value-type="float" office:value="42932.6658786765" calcext:value-type="float">
            <text:p>42932.66587867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76599.01754" calcext:value-type="float">
            <text:p>1456076599.01754</text:p>
          </table:table-cell>
          <table:table-cell office:value-type="float" office:value="1456076599.01845" calcext:value-type="float">
            <text:p>1456076599.01845</text:p>
          </table:table-cell>
          <table:table-cell office:value-type="float" office:value="4320" calcext:value-type="float">
            <text:p>4320</text:p>
          </table:table-cell>
          <table:table-cell table:formula="of:=[.B206]-[.B$2]" office:value-type="float" office:value="20.324539899826" calcext:value-type="float">
            <text:p>20.3245398998</text:p>
          </table:table-cell>
          <table:table-cell table:formula="of:=[.D206]/([.E206]-[.E205])" office:value-type="float" office:value="43156.8257234727" calcext:value-type="float">
            <text:p>43156.82572347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76599.11769" calcext:value-type="float">
            <text:p>1456076599.11769</text:p>
          </table:table-cell>
          <table:table-cell office:value-type="float" office:value="1456076599.11859" calcext:value-type="float">
            <text:p>1456076599.11859</text:p>
          </table:table-cell>
          <table:table-cell office:value-type="float" office:value="4352" calcext:value-type="float">
            <text:p>4352</text:p>
          </table:table-cell>
          <table:table-cell table:formula="of:=[.B207]-[.B$2]" office:value-type="float" office:value="20.4246900081635" calcext:value-type="float">
            <text:p>20.4246900082</text:p>
          </table:table-cell>
          <table:table-cell table:formula="of:=[.D207]/([.E207]-[.E206])" office:value-type="float" office:value="43454.770766081" calcext:value-type="float">
            <text:p>43454.7707660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76599.21794" calcext:value-type="float">
            <text:p>1456076599.21794</text:p>
          </table:table-cell>
          <table:table-cell office:value-type="float" office:value="1456076599.21883" calcext:value-type="float">
            <text:p>1456076599.21883</text:p>
          </table:table-cell>
          <table:table-cell office:value-type="float" office:value="4384" calcext:value-type="float">
            <text:p>4384</text:p>
          </table:table-cell>
          <table:table-cell table:formula="of:=[.B208]-[.B$2]" office:value-type="float" office:value="20.5249400138855" calcext:value-type="float">
            <text:p>20.5249400139</text:p>
          </table:table-cell>
          <table:table-cell table:formula="of:=[.D208]/([.E208]-[.E207])" office:value-type="float" office:value="43730.6708206593" calcext:value-type="float">
            <text:p>43730.67082065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76599.31721" calcext:value-type="float">
            <text:p>1456076599.31721</text:p>
          </table:table-cell>
          <table:table-cell office:value-type="float" office:value="1456076599.31811" calcext:value-type="float">
            <text:p>1456076599.31811</text:p>
          </table:table-cell>
          <table:table-cell office:value-type="float" office:value="4432" calcext:value-type="float">
            <text:p>4432</text:p>
          </table:table-cell>
          <table:table-cell table:formula="of:=[.B209]-[.B$2]" office:value-type="float" office:value="20.6242098808289" calcext:value-type="float">
            <text:p>20.6242098808</text:p>
          </table:table-cell>
          <table:table-cell table:formula="of:=[.D209]/([.E209]-[.E208])" office:value-type="float" office:value="44645.9750220958" calcext:value-type="float">
            <text:p>44645.97502209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76599.41723" calcext:value-type="float">
            <text:p>1456076599.41723</text:p>
          </table:table-cell>
          <table:table-cell office:value-type="float" office:value="1456076599.41812" calcext:value-type="float">
            <text:p>1456076599.41812</text:p>
          </table:table-cell>
          <table:table-cell office:value-type="float" office:value="4488" calcext:value-type="float">
            <text:p>4488</text:p>
          </table:table-cell>
          <table:table-cell table:formula="of:=[.B210]-[.B$2]" office:value-type="float" office:value="20.7242298126221" calcext:value-type="float">
            <text:p>20.7242298126</text:p>
          </table:table-cell>
          <table:table-cell table:formula="of:=[.D210]/([.E210]-[.E209])" office:value-type="float" office:value="44871.0563938271" calcext:value-type="float">
            <text:p>44871.0563938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76599.51745" calcext:value-type="float">
            <text:p>1456076599.51745</text:p>
          </table:table-cell>
          <table:table-cell office:value-type="float" office:value="1456076599.51838" calcext:value-type="float">
            <text:p>1456076599.51838</text:p>
          </table:table-cell>
          <table:table-cell office:value-type="float" office:value="4544" calcext:value-type="float">
            <text:p>4544</text:p>
          </table:table-cell>
          <table:table-cell table:formula="of:=[.B211]-[.B$2]" office:value-type="float" office:value="20.8244500160217" calcext:value-type="float">
            <text:p>20.824450016</text:p>
          </table:table-cell>
          <table:table-cell table:formula="of:=[.D211]/([.E211]-[.E210])" office:value-type="float" office:value="45340.1594275301" calcext:value-type="float">
            <text:p>45340.15942753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76599.61779" calcext:value-type="float">
            <text:p>1456076599.61779</text:p>
          </table:table-cell>
          <table:table-cell office:value-type="float" office:value="1456076599.61869" calcext:value-type="float">
            <text:p>1456076599.61869</text:p>
          </table:table-cell>
          <table:table-cell office:value-type="float" office:value="4616" calcext:value-type="float">
            <text:p>4616</text:p>
          </table:table-cell>
          <table:table-cell table:formula="of:=[.B212]-[.B$2]" office:value-type="float" office:value="20.9247899055481" calcext:value-type="float">
            <text:p>20.9247899055</text:p>
          </table:table-cell>
          <table:table-cell table:formula="of:=[.D212]/([.E212]-[.E211])" office:value-type="float" office:value="46003.6384511567" calcext:value-type="float">
            <text:p>46003.63845115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76599.71787" calcext:value-type="float">
            <text:p>1456076599.71787</text:p>
          </table:table-cell>
          <table:table-cell office:value-type="float" office:value="1456076599.71878" calcext:value-type="float">
            <text:p>1456076599.71878</text:p>
          </table:table-cell>
          <table:table-cell office:value-type="float" office:value="4688" calcext:value-type="float">
            <text:p>4688</text:p>
          </table:table-cell>
          <table:table-cell table:formula="of:=[.B213]-[.B$2]" office:value-type="float" office:value="21.0248699188232" calcext:value-type="float">
            <text:p>21.0248699188</text:p>
          </table:table-cell>
          <table:table-cell table:formula="of:=[.D213]/([.E213]-[.E212])" office:value-type="float" office:value="46842.5197657743" calcext:value-type="float">
            <text:p>46842.51976577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76599.81695" calcext:value-type="float">
            <text:p>1456076599.81695</text:p>
          </table:table-cell>
          <table:table-cell office:value-type="float" office:value="1456076599.81784" calcext:value-type="float">
            <text:p>1456076599.81784</text:p>
          </table:table-cell>
          <table:table-cell office:value-type="float" office:value="4768" calcext:value-type="float">
            <text:p>4768</text:p>
          </table:table-cell>
          <table:table-cell table:formula="of:=[.B214]-[.B$2]" office:value-type="float" office:value="21.1239500045776" calcext:value-type="float">
            <text:p>21.1239500046</text:p>
          </table:table-cell>
          <table:table-cell table:formula="of:=[.D214]/([.E214]-[.E213])" office:value-type="float" office:value="48122.6874572878" calcext:value-type="float">
            <text:p>48122.68745728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76599.91704" calcext:value-type="float">
            <text:p>1456076599.91704</text:p>
          </table:table-cell>
          <table:table-cell office:value-type="float" office:value="1456076599.91795" calcext:value-type="float">
            <text:p>1456076599.91795</text:p>
          </table:table-cell>
          <table:table-cell office:value-type="float" office:value="4856" calcext:value-type="float">
            <text:p>4856</text:p>
          </table:table-cell>
          <table:table-cell table:formula="of:=[.B215]-[.B$2]" office:value-type="float" office:value="21.2240400314331" calcext:value-type="float">
            <text:p>21.2240400314</text:p>
          </table:table-cell>
          <table:table-cell table:formula="of:=[.D215]/([.E215]-[.E214])" office:value-type="float" office:value="48516.3222806616" calcext:value-type="float">
            <text:p>48516.32228066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76600.01731" calcext:value-type="float">
            <text:p>1456076600.01731</text:p>
          </table:table-cell>
          <table:table-cell office:value-type="float" office:value="1456076600.01822" calcext:value-type="float">
            <text:p>1456076600.01822</text:p>
          </table:table-cell>
          <table:table-cell office:value-type="float" office:value="4952" calcext:value-type="float">
            <text:p>4952</text:p>
          </table:table-cell>
          <table:table-cell table:formula="of:=[.B216]-[.B$2]" office:value-type="float" office:value="21.3243098258972" calcext:value-type="float">
            <text:p>21.3243098259</text:p>
          </table:table-cell>
          <table:table-cell table:formula="of:=[.D216]/([.E216]-[.E215])" office:value-type="float" office:value="49386.7572629006" calcext:value-type="float">
            <text:p>49386.75726290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76600.11741" calcext:value-type="float">
            <text:p>1456076600.11741</text:p>
          </table:table-cell>
          <table:table-cell office:value-type="float" office:value="1456076600.11831" calcext:value-type="float">
            <text:p>1456076600.11831</text:p>
          </table:table-cell>
          <table:table-cell office:value-type="float" office:value="5056" calcext:value-type="float">
            <text:p>5056</text:p>
          </table:table-cell>
          <table:table-cell table:formula="of:=[.B217]-[.B$2]" office:value-type="float" office:value="21.424409866333" calcext:value-type="float">
            <text:p>21.4244098663</text:p>
          </table:table-cell>
          <table:table-cell table:formula="of:=[.D217]/([.E217]-[.E216])" office:value-type="float" office:value="50509.4701059902" calcext:value-type="float">
            <text:p>50509.47010599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76600.21748" calcext:value-type="float">
            <text:p>1456076600.21748</text:p>
          </table:table-cell>
          <table:table-cell office:value-type="float" office:value="1456076600.21837" calcext:value-type="float">
            <text:p>1456076600.21837</text:p>
          </table:table-cell>
          <table:table-cell office:value-type="float" office:value="5160" calcext:value-type="float">
            <text:p>5160</text:p>
          </table:table-cell>
          <table:table-cell table:formula="of:=[.B218]-[.B$2]" office:value-type="float" office:value="21.5244798660278" calcext:value-type="float">
            <text:p>21.524479866</text:p>
          </table:table-cell>
          <table:table-cell table:formula="of:=[.D218]/([.E218]-[.E217])" office:value-type="float" office:value="51563.9054235641" calcext:value-type="float">
            <text:p>51563.90542356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76600.31761" calcext:value-type="float">
            <text:p>1456076600.31761</text:p>
          </table:table-cell>
          <table:table-cell office:value-type="float" office:value="1456076600.31851" calcext:value-type="float">
            <text:p>1456076600.31851</text:p>
          </table:table-cell>
          <table:table-cell office:value-type="float" office:value="5272" calcext:value-type="float">
            <text:p>5272</text:p>
          </table:table-cell>
          <table:table-cell table:formula="of:=[.B219]-[.B$2]" office:value-type="float" office:value="21.6246099472046" calcext:value-type="float">
            <text:p>21.6246099472</text:p>
          </table:table-cell>
          <table:table-cell table:formula="of:=[.D219]/([.E219]-[.E218])" office:value-type="float" office:value="52651.5102958264" calcext:value-type="float">
            <text:p>52651.51029582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76600.4178" calcext:value-type="float">
            <text:p>1456076600.4178</text:p>
          </table:table-cell>
          <table:table-cell office:value-type="float" office:value="1456076600.41871" calcext:value-type="float">
            <text:p>1456076600.41871</text:p>
          </table:table-cell>
          <table:table-cell office:value-type="float" office:value="5384" calcext:value-type="float">
            <text:p>5384</text:p>
          </table:table-cell>
          <table:table-cell table:formula="of:=[.B220]-[.B$2]" office:value-type="float" office:value="21.7247998714447" calcext:value-type="float">
            <text:p>21.7247998714</text:p>
          </table:table-cell>
          <table:table-cell table:formula="of:=[.D220]/([.E220]-[.E219])" office:value-type="float" office:value="53737.938628408" calcext:value-type="float">
            <text:p>53737.9386284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76600.518" calcext:value-type="float">
            <text:p>1456076600.518</text:p>
          </table:table-cell>
          <table:table-cell office:value-type="float" office:value="1456076600.51892" calcext:value-type="float">
            <text:p>1456076600.51892</text:p>
          </table:table-cell>
          <table:table-cell office:value-type="float" office:value="5496" calcext:value-type="float">
            <text:p>5496</text:p>
          </table:table-cell>
          <table:table-cell table:formula="of:=[.B221]-[.B$2]" office:value-type="float" office:value="21.8249998092651" calcext:value-type="float">
            <text:p>21.8249998093</text:p>
          </table:table-cell>
          <table:table-cell table:formula="of:=[.D221]/([.E221]-[.E220])" office:value-type="float" office:value="54850.3334388213" calcext:value-type="float">
            <text:p>54850.33343882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76600.61714" calcext:value-type="float">
            <text:p>1456076600.61714</text:p>
          </table:table-cell>
          <table:table-cell office:value-type="float" office:value="1456076600.61804" calcext:value-type="float">
            <text:p>1456076600.61804</text:p>
          </table:table-cell>
          <table:table-cell office:value-type="float" office:value="5616" calcext:value-type="float">
            <text:p>5616</text:p>
          </table:table-cell>
          <table:table-cell table:formula="of:=[.B222]-[.B$2]" office:value-type="float" office:value="21.9241399765015" calcext:value-type="float">
            <text:p>21.9241399765</text:p>
          </table:table-cell>
          <table:table-cell table:formula="of:=[.D222]/([.E222]-[.E221])" office:value-type="float" office:value="56647.0700681057" calcext:value-type="float">
            <text:p>56647.07006810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76600.71745" calcext:value-type="float">
            <text:p>1456076600.71745</text:p>
          </table:table-cell>
          <table:table-cell office:value-type="float" office:value="1456076600.71836" calcext:value-type="float">
            <text:p>1456076600.71836</text:p>
          </table:table-cell>
          <table:table-cell office:value-type="float" office:value="5744" calcext:value-type="float">
            <text:p>5744</text:p>
          </table:table-cell>
          <table:table-cell table:formula="of:=[.B223]-[.B$2]" office:value-type="float" office:value="22.0244498252869" calcext:value-type="float">
            <text:p>22.0244498253</text:p>
          </table:table-cell>
          <table:table-cell table:formula="of:=[.D223]/([.E223]-[.E222])" office:value-type="float" office:value="57262.5726142657" calcext:value-type="float">
            <text:p>57262.57261426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76600.81752" calcext:value-type="float">
            <text:p>1456076600.81752</text:p>
          </table:table-cell>
          <table:table-cell office:value-type="float" office:value="1456076600.81841" calcext:value-type="float">
            <text:p>1456076600.81841</text:p>
          </table:table-cell>
          <table:table-cell office:value-type="float" office:value="5864" calcext:value-type="float">
            <text:p>5864</text:p>
          </table:table-cell>
          <table:table-cell table:formula="of:=[.B224]-[.B$2]" office:value-type="float" office:value="22.1245198249817" calcext:value-type="float">
            <text:p>22.124519825</text:p>
          </table:table-cell>
          <table:table-cell table:formula="of:=[.D224]/([.E224]-[.E223])" office:value-type="float" office:value="58598.9808922054" calcext:value-type="float">
            <text:p>58598.98089220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76600.91787" calcext:value-type="float">
            <text:p>1456076600.91787</text:p>
          </table:table-cell>
          <table:table-cell office:value-type="float" office:value="1456076600.91875" calcext:value-type="float">
            <text:p>1456076600.91875</text:p>
          </table:table-cell>
          <table:table-cell office:value-type="float" office:value="5992" calcext:value-type="float">
            <text:p>5992</text:p>
          </table:table-cell>
          <table:table-cell table:formula="of:=[.B225]-[.B$2]" office:value-type="float" office:value="22.224869966507" calcext:value-type="float">
            <text:p>22.2248699665</text:p>
          </table:table-cell>
          <table:table-cell table:formula="of:=[.D225]/([.E225]-[.E224])" office:value-type="float" office:value="59710.9272485798" calcext:value-type="float">
            <text:p>59710.92724857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76601.01692" calcext:value-type="float">
            <text:p>1456076601.01692</text:p>
          </table:table-cell>
          <table:table-cell office:value-type="float" office:value="1456076601.01782" calcext:value-type="float">
            <text:p>1456076601.01782</text:p>
          </table:table-cell>
          <table:table-cell office:value-type="float" office:value="6112" calcext:value-type="float">
            <text:p>6112</text:p>
          </table:table-cell>
          <table:table-cell table:formula="of:=[.B226]-[.B$2]" office:value-type="float" office:value="22.3239200115204" calcext:value-type="float">
            <text:p>22.3239200115</text:p>
          </table:table-cell>
          <table:table-cell table:formula="of:=[.D226]/([.E226]-[.E225])" office:value-type="float" office:value="61706.1809428903" calcext:value-type="float">
            <text:p>61706.18094289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76601.11716" calcext:value-type="float">
            <text:p>1456076601.11716</text:p>
          </table:table-cell>
          <table:table-cell office:value-type="float" office:value="1456076601.11809" calcext:value-type="float">
            <text:p>1456076601.11809</text:p>
          </table:table-cell>
          <table:table-cell office:value-type="float" office:value="6240" calcext:value-type="float">
            <text:p>6240</text:p>
          </table:table-cell>
          <table:table-cell table:formula="of:=[.B227]-[.B$2]" office:value-type="float" office:value="22.4241600036621" calcext:value-type="float">
            <text:p>22.4241600037</text:p>
          </table:table-cell>
          <table:table-cell table:formula="of:=[.D227]/([.E227]-[.E226])" office:value-type="float" office:value="62250.6034435599" calcext:value-type="float">
            <text:p>62250.60344355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76601.2172" calcext:value-type="float">
            <text:p>1456076601.2172</text:p>
          </table:table-cell>
          <table:table-cell office:value-type="float" office:value="1456076601.21811" calcext:value-type="float">
            <text:p>1456076601.21811</text:p>
          </table:table-cell>
          <table:table-cell office:value-type="float" office:value="6368" calcext:value-type="float">
            <text:p>6368</text:p>
          </table:table-cell>
          <table:table-cell table:formula="of:=[.B228]-[.B$2]" office:value-type="float" office:value="22.524199962616" calcext:value-type="float">
            <text:p>22.5241999626</text:p>
          </table:table-cell>
          <table:table-cell table:formula="of:=[.D228]/([.E228]-[.E227])" office:value-type="float" office:value="63654.5643020224" calcext:value-type="float">
            <text:p>63654.56430202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76601.31732" calcext:value-type="float">
            <text:p>1456076601.31732</text:p>
          </table:table-cell>
          <table:table-cell office:value-type="float" office:value="1456076601.31833" calcext:value-type="float">
            <text:p>1456076601.31833</text:p>
          </table:table-cell>
          <table:table-cell office:value-type="float" office:value="6488" calcext:value-type="float">
            <text:p>6488</text:p>
          </table:table-cell>
          <table:table-cell table:formula="of:=[.B229]-[.B$2]" office:value-type="float" office:value="22.6243200302124" calcext:value-type="float">
            <text:p>22.6243200302</text:p>
          </table:table-cell>
          <table:table-cell table:formula="of:=[.D229]/([.E229]-[.E228])" office:value-type="float" office:value="64802.1935637505" calcext:value-type="float">
            <text:p>64802.19356375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76601.41768" calcext:value-type="float">
            <text:p>1456076601.41768</text:p>
          </table:table-cell>
          <table:table-cell office:value-type="float" office:value="1456076601.41858" calcext:value-type="float">
            <text:p>1456076601.41858</text:p>
          </table:table-cell>
          <table:table-cell office:value-type="float" office:value="6608" calcext:value-type="float">
            <text:p>6608</text:p>
          </table:table-cell>
          <table:table-cell table:formula="of:=[.B230]-[.B$2]" office:value-type="float" office:value="22.7246799468994" calcext:value-type="float">
            <text:p>22.7246799469</text:p>
          </table:table-cell>
          <table:table-cell table:formula="of:=[.D230]/([.E230]-[.E229])" office:value-type="float" office:value="65843.0199838457" calcext:value-type="float">
            <text:p>65843.019983845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76601.51781" calcext:value-type="float">
            <text:p>1456076601.51781</text:p>
          </table:table-cell>
          <table:table-cell office:value-type="float" office:value="1456076601.51874" calcext:value-type="float">
            <text:p>1456076601.51874</text:p>
          </table:table-cell>
          <table:table-cell office:value-type="float" office:value="6728" calcext:value-type="float">
            <text:p>6728</text:p>
          </table:table-cell>
          <table:table-cell table:formula="of:=[.B231]-[.B$2]" office:value-type="float" office:value="22.8248100280762" calcext:value-type="float">
            <text:p>22.8248100281</text:p>
          </table:table-cell>
          <table:table-cell table:formula="of:=[.D231]/([.E231]-[.E230])" office:value-type="float" office:value="67192.5950816237" calcext:value-type="float">
            <text:p>67192.59508162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76601.61693" calcext:value-type="float">
            <text:p>1456076601.61693</text:p>
          </table:table-cell>
          <table:table-cell office:value-type="float" office:value="1456076601.61783" calcext:value-type="float">
            <text:p>1456076601.61783</text:p>
          </table:table-cell>
          <table:table-cell office:value-type="float" office:value="6848" calcext:value-type="float">
            <text:p>6848</text:p>
          </table:table-cell>
          <table:table-cell table:formula="of:=[.B232]-[.B$2]" office:value-type="float" office:value="22.9239299297333" calcext:value-type="float">
            <text:p>22.9239299297</text:p>
          </table:table-cell>
          <table:table-cell table:formula="of:=[.D232]/([.E232]-[.E231])" office:value-type="float" office:value="69088.0427191098" calcext:value-type="float">
            <text:p>69088.04271910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76601.71692" calcext:value-type="float">
            <text:p>1456076601.71692</text:p>
          </table:table-cell>
          <table:table-cell office:value-type="float" office:value="1456076601.71782" calcext:value-type="float">
            <text:p>1456076601.71782</text:p>
          </table:table-cell>
          <table:table-cell office:value-type="float" office:value="6960" calcext:value-type="float">
            <text:p>6960</text:p>
          </table:table-cell>
          <table:table-cell table:formula="of:=[.B233]-[.B$2]" office:value-type="float" office:value="23.0239198207855" calcext:value-type="float">
            <text:p>23.0239198208</text:p>
          </table:table-cell>
          <table:table-cell table:formula="of:=[.D233]/([.E233]-[.E232])" office:value-type="float" office:value="69607.0365389568" calcext:value-type="float">
            <text:p>69607.0365389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76601.81903" calcext:value-type="float">
            <text:p>1456076601.81903</text:p>
          </table:table-cell>
          <table:table-cell office:value-type="float" office:value="1456076601.82004" calcext:value-type="float">
            <text:p>1456076601.82004</text:p>
          </table:table-cell>
          <table:table-cell office:value-type="float" office:value="7064" calcext:value-type="float">
            <text:p>7064</text:p>
          </table:table-cell>
          <table:table-cell table:formula="of:=[.B234]-[.B$2]" office:value-type="float" office:value="23.1260299682617" calcext:value-type="float">
            <text:p>23.1260299683</text:p>
          </table:table-cell>
          <table:table-cell table:formula="of:=[.D234]/([.E234]-[.E233])" office:value-type="float" office:value="69180.1958433832" calcext:value-type="float">
            <text:p>69180.19584338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76601.92584" calcext:value-type="float">
            <text:p>1456076601.92584</text:p>
          </table:table-cell>
          <table:table-cell office:value-type="float" office:value="1456076601.92676" calcext:value-type="float">
            <text:p>1456076601.92676</text:p>
          </table:table-cell>
          <table:table-cell office:value-type="float" office:value="7168" calcext:value-type="float">
            <text:p>7168</text:p>
          </table:table-cell>
          <table:table-cell table:formula="of:=[.B235]-[.B$2]" office:value-type="float" office:value="23.2328398227692" calcext:value-type="float">
            <text:p>23.2328398228</text:p>
          </table:table-cell>
          <table:table-cell table:formula="of:=[.D235]/([.E235]-[.E234])" office:value-type="float" office:value="67109.9125923843" calcext:value-type="float">
            <text:p>67109.91259238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76602.03421" calcext:value-type="float">
            <text:p>1456076602.03421</text:p>
          </table:table-cell>
          <table:table-cell office:value-type="float" office:value="1456076602.0351" calcext:value-type="float">
            <text:p>1456076602.0351</text:p>
          </table:table-cell>
          <table:table-cell office:value-type="float" office:value="7264" calcext:value-type="float">
            <text:p>7264</text:p>
          </table:table-cell>
          <table:table-cell table:formula="of:=[.B236]-[.B$2]" office:value-type="float" office:value="23.3412098884583" calcext:value-type="float">
            <text:p>23.3412098885</text:p>
          </table:table-cell>
          <table:table-cell table:formula="of:=[.D236]/([.E236]-[.E235])" office:value-type="float" office:value="67029.5801133901" calcext:value-type="float">
            <text:p>67029.58011339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76602.14417" calcext:value-type="float">
            <text:p>1456076602.14417</text:p>
          </table:table-cell>
          <table:table-cell office:value-type="float" office:value="1456076602.14505" calcext:value-type="float">
            <text:p>1456076602.14505</text:p>
          </table:table-cell>
          <table:table-cell office:value-type="float" office:value="7360" calcext:value-type="float">
            <text:p>7360</text:p>
          </table:table-cell>
          <table:table-cell table:formula="of:=[.B237]-[.B$2]" office:value-type="float" office:value="23.4511699676514" calcext:value-type="float">
            <text:p>23.4511699677</text:p>
          </table:table-cell>
          <table:table-cell table:formula="of:=[.D237]/([.E237]-[.E236])" office:value-type="float" office:value="66933.3821329298" calcext:value-type="float">
            <text:p>66933.38213292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76602.25556" calcext:value-type="float">
            <text:p>1456076602.25556</text:p>
          </table:table-cell>
          <table:table-cell office:value-type="float" office:value="1456076602.25683" calcext:value-type="float">
            <text:p>1456076602.25683</text:p>
          </table:table-cell>
          <table:table-cell office:value-type="float" office:value="7448" calcext:value-type="float">
            <text:p>7448</text:p>
          </table:table-cell>
          <table:table-cell table:formula="of:=[.B238]-[.B$2]" office:value-type="float" office:value="23.5625598430634" calcext:value-type="float">
            <text:p>23.5625598431</text:p>
          </table:table-cell>
          <table:table-cell table:formula="of:=[.D238]/([.E238]-[.E237])" office:value-type="float" office:value="66864.2457176003" calcext:value-type="float">
            <text:p>66864.24571760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76602.36858" calcext:value-type="float">
            <text:p>1456076602.36858</text:p>
          </table:table-cell>
          <table:table-cell office:value-type="float" office:value="1456076602.36947" calcext:value-type="float">
            <text:p>1456076602.36947</text:p>
          </table:table-cell>
          <table:table-cell office:value-type="float" office:value="7528" calcext:value-type="float">
            <text:p>7528</text:p>
          </table:table-cell>
          <table:table-cell table:formula="of:=[.B239]-[.B$2]" office:value-type="float" office:value="23.6755800247192" calcext:value-type="float">
            <text:p>23.6755800247</text:p>
          </table:table-cell>
          <table:table-cell table:formula="of:=[.D239]/([.E239]-[.E238])" office:value-type="float" office:value="66607.57299896" calcext:value-type="float">
            <text:p>66607.572998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76602.48187" calcext:value-type="float">
            <text:p>1456076602.48187</text:p>
          </table:table-cell>
          <table:table-cell office:value-type="float" office:value="1456076602.48277" calcext:value-type="float">
            <text:p>1456076602.48277</text:p>
          </table:table-cell>
          <table:table-cell office:value-type="float" office:value="7600" calcext:value-type="float">
            <text:p>7600</text:p>
          </table:table-cell>
          <table:table-cell table:formula="of:=[.B240]-[.B$2]" office:value-type="float" office:value="23.7888698577881" calcext:value-type="float">
            <text:p>23.7888698578</text:p>
          </table:table-cell>
          <table:table-cell table:formula="of:=[.D240]/([.E240]-[.E239])" office:value-type="float" office:value="67084.572323285" calcext:value-type="float">
            <text:p>67084.5723232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76602.59672" calcext:value-type="float">
            <text:p>1456076602.59672</text:p>
          </table:table-cell>
          <table:table-cell office:value-type="float" office:value="1456076602.59764" calcext:value-type="float">
            <text:p>1456076602.59764</text:p>
          </table:table-cell>
          <table:table-cell office:value-type="float" office:value="7664" calcext:value-type="float">
            <text:p>7664</text:p>
          </table:table-cell>
          <table:table-cell table:formula="of:=[.B241]-[.B$2]" office:value-type="float" office:value="23.9037199020386" calcext:value-type="float">
            <text:p>23.903719902</text:p>
          </table:table-cell>
          <table:table-cell table:formula="of:=[.D241]/([.E241]-[.E240])" office:value-type="float" office:value="66730.4923564922" calcext:value-type="float">
            <text:p>66730.49235649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76602.7124" calcext:value-type="float">
            <text:p>1456076602.7124</text:p>
          </table:table-cell>
          <table:table-cell office:value-type="float" office:value="1456076602.71329" calcext:value-type="float">
            <text:p>1456076602.71329</text:p>
          </table:table-cell>
          <table:table-cell office:value-type="float" office:value="7720" calcext:value-type="float">
            <text:p>7720</text:p>
          </table:table-cell>
          <table:table-cell table:formula="of:=[.B242]-[.B$2]" office:value-type="float" office:value="24.0193998813629" calcext:value-type="float">
            <text:p>24.0193998814</text:p>
          </table:table-cell>
          <table:table-cell table:formula="of:=[.D242]/([.E242]-[.E241])" office:value-type="float" office:value="66735.8348876848" calcext:value-type="float">
            <text:p>66735.83488768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76602.82864" calcext:value-type="float">
            <text:p>1456076602.82864</text:p>
          </table:table-cell>
          <table:table-cell office:value-type="float" office:value="1456076602.82953" calcext:value-type="float">
            <text:p>1456076602.82953</text:p>
          </table:table-cell>
          <table:table-cell office:value-type="float" office:value="7768" calcext:value-type="float">
            <text:p>7768</text:p>
          </table:table-cell>
          <table:table-cell table:formula="of:=[.B243]-[.B$2]" office:value-type="float" office:value="24.1356399059296" calcext:value-type="float">
            <text:p>24.1356399059</text:p>
          </table:table-cell>
          <table:table-cell table:formula="of:=[.D243]/([.E243]-[.E242])" office:value-type="float" office:value="66827.2398337798" calcext:value-type="float">
            <text:p>66827.23983377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76602.94607" calcext:value-type="float">
            <text:p>1456076602.94607</text:p>
          </table:table-cell>
          <table:table-cell office:value-type="float" office:value="1456076602.94699" calcext:value-type="float">
            <text:p>1456076602.94699</text:p>
          </table:table-cell>
          <table:table-cell office:value-type="float" office:value="7808" calcext:value-type="float">
            <text:p>7808</text:p>
          </table:table-cell>
          <table:table-cell table:formula="of:=[.B244]-[.B$2]" office:value-type="float" office:value="24.2530698776245" calcext:value-type="float">
            <text:p>24.2530698776</text:p>
          </table:table-cell>
          <table:table-cell table:formula="of:=[.D244]/([.E244]-[.E243])" office:value-type="float" office:value="66490.6913226824" calcext:value-type="float">
            <text:p>66490.69132268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76603.06357" calcext:value-type="float">
            <text:p>1456076603.06357</text:p>
          </table:table-cell>
          <table:table-cell office:value-type="float" office:value="1456076603.06447" calcext:value-type="float">
            <text:p>1456076603.06447</text:p>
          </table:table-cell>
          <table:table-cell office:value-type="float" office:value="7848" calcext:value-type="float">
            <text:p>7848</text:p>
          </table:table-cell>
          <table:table-cell table:formula="of:=[.B245]-[.B$2]" office:value-type="float" office:value="24.3705699443817" calcext:value-type="float">
            <text:p>24.3705699444</text:p>
          </table:table-cell>
          <table:table-cell table:formula="of:=[.D245]/([.E245]-[.E244])" office:value-type="float" office:value="66791.4514143794" calcext:value-type="float">
            <text:p>66791.45141437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76603.18169" calcext:value-type="float">
            <text:p>1456076603.18169</text:p>
          </table:table-cell>
          <table:table-cell office:value-type="float" office:value="1456076603.18264" calcext:value-type="float">
            <text:p>1456076603.18264</text:p>
          </table:table-cell>
          <table:table-cell office:value-type="float" office:value="7872" calcext:value-type="float">
            <text:p>7872</text:p>
          </table:table-cell>
          <table:table-cell table:formula="of:=[.B246]-[.B$2]" office:value-type="float" office:value="24.4886898994446" calcext:value-type="float">
            <text:p>24.4886898994</text:p>
          </table:table-cell>
          <table:table-cell table:formula="of:=[.D246]/([.E246]-[.E245])" office:value-type="float" office:value="66644.1161090041" calcext:value-type="float">
            <text:p>66644.11610900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76603.30038" calcext:value-type="float">
            <text:p>1456076603.30038</text:p>
          </table:table-cell>
          <table:table-cell office:value-type="float" office:value="1456076603.30143" calcext:value-type="float">
            <text:p>1456076603.30143</text:p>
          </table:table-cell>
          <table:table-cell office:value-type="float" office:value="7888" calcext:value-type="float">
            <text:p>7888</text:p>
          </table:table-cell>
          <table:table-cell table:formula="of:=[.B247]-[.B$2]" office:value-type="float" office:value="24.6073799133301" calcext:value-type="float">
            <text:p>24.6073799133</text:p>
          </table:table-cell>
          <table:table-cell table:formula="of:=[.D247]/([.E247]-[.E246])" office:value-type="float" office:value="66458.834587463" calcext:value-type="float">
            <text:p>66458.8345874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76603.41933" calcext:value-type="float">
            <text:p>1456076603.41933</text:p>
          </table:table-cell>
          <table:table-cell office:value-type="float" office:value="1456076603.42022" calcext:value-type="float">
            <text:p>1456076603.42022</text:p>
          </table:table-cell>
          <table:table-cell office:value-type="float" office:value="7888" calcext:value-type="float">
            <text:p>7888</text:p>
          </table:table-cell>
          <table:table-cell table:formula="of:=[.B248]-[.B$2]" office:value-type="float" office:value="24.7263298034668" calcext:value-type="float">
            <text:p>24.7263298035</text:p>
          </table:table-cell>
          <table:table-cell table:formula="of:=[.D248]/([.E248]-[.E247])" office:value-type="float" office:value="66313.6383811173" calcext:value-type="float">
            <text:p>66313.63838111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76603.53826" calcext:value-type="float">
            <text:p>1456076603.53826</text:p>
          </table:table-cell>
          <table:table-cell office:value-type="float" office:value="1456076603.53916" calcext:value-type="float">
            <text:p>1456076603.53916</text:p>
          </table:table-cell>
          <table:table-cell office:value-type="float" office:value="7888" calcext:value-type="float">
            <text:p>7888</text:p>
          </table:table-cell>
          <table:table-cell table:formula="of:=[.B249]-[.B$2]" office:value-type="float" office:value="24.8452599048615" calcext:value-type="float">
            <text:p>24.8452599049</text:p>
          </table:table-cell>
          <table:table-cell table:formula="of:=[.D249]/([.E249]-[.E248])" office:value-type="float" office:value="66324.672286495" calcext:value-type="float">
            <text:p>66324.6722864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76603.65718" calcext:value-type="float">
            <text:p>1456076603.65718</text:p>
          </table:table-cell>
          <table:table-cell office:value-type="float" office:value="1456076603.65806" calcext:value-type="float">
            <text:p>1456076603.65806</text:p>
          </table:table-cell>
          <table:table-cell office:value-type="float" office:value="7880" calcext:value-type="float">
            <text:p>7880</text:p>
          </table:table-cell>
          <table:table-cell table:formula="of:=[.B250]-[.B$2]" office:value-type="float" office:value="24.9641799926758" calcext:value-type="float">
            <text:p>24.9641799927</text:p>
          </table:table-cell>
          <table:table-cell table:formula="of:=[.D250]/([.E250]-[.E249])" office:value-type="float" office:value="66262.9850417112" calcext:value-type="float">
            <text:p>66262.98504171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76603.77608" calcext:value-type="float">
            <text:p>1456076603.77608</text:p>
          </table:table-cell>
          <table:table-cell office:value-type="float" office:value="1456076603.77703" calcext:value-type="float">
            <text:p>1456076603.77703</text:p>
          </table:table-cell>
          <table:table-cell office:value-type="float" office:value="7864" calcext:value-type="float">
            <text:p>7864</text:p>
          </table:table-cell>
          <table:table-cell table:formula="of:=[.B251]-[.B$2]" office:value-type="float" office:value="25.0830798149109" calcext:value-type="float">
            <text:p>25.0830798149</text:p>
          </table:table-cell>
          <table:table-cell table:formula="of:=[.D251]/([.E251]-[.E250])" office:value-type="float" office:value="66139.7120043633" calcext:value-type="float">
            <text:p>66139.71200436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76603.89424" calcext:value-type="float">
            <text:p>1456076603.89424</text:p>
          </table:table-cell>
          <table:table-cell office:value-type="float" office:value="1456076603.89514" calcext:value-type="float">
            <text:p>1456076603.89514</text:p>
          </table:table-cell>
          <table:table-cell office:value-type="float" office:value="7832" calcext:value-type="float">
            <text:p>7832</text:p>
          </table:table-cell>
          <table:table-cell table:formula="of:=[.B252]-[.B$2]" office:value-type="float" office:value="25.201239824295" calcext:value-type="float">
            <text:p>25.2012398243</text:p>
          </table:table-cell>
          <table:table-cell table:formula="of:=[.D252]/([.E252]-[.E251])" office:value-type="float" office:value="66283.0008292995" calcext:value-type="float">
            <text:p>66283.00082929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76604.01234" calcext:value-type="float">
            <text:p>1456076604.01234</text:p>
          </table:table-cell>
          <table:table-cell office:value-type="float" office:value="1456076604.01322" calcext:value-type="float">
            <text:p>1456076604.01322</text:p>
          </table:table-cell>
          <table:table-cell office:value-type="float" office:value="7800" calcext:value-type="float">
            <text:p>7800</text:p>
          </table:table-cell>
          <table:table-cell table:formula="of:=[.B253]-[.B$2]" office:value-type="float" office:value="25.3193399906158" calcext:value-type="float">
            <text:p>25.3193399906</text:p>
          </table:table-cell>
          <table:table-cell table:formula="of:=[.D253]/([.E253]-[.E252])" office:value-type="float" office:value="66045.6309503622" calcext:value-type="float">
            <text:p>66045.63095036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76604.12992" calcext:value-type="float">
            <text:p>1456076604.12992</text:p>
          </table:table-cell>
          <table:table-cell office:value-type="float" office:value="1456076604.13081" calcext:value-type="float">
            <text:p>1456076604.13081</text:p>
          </table:table-cell>
          <table:table-cell office:value-type="float" office:value="7752" calcext:value-type="float">
            <text:p>7752</text:p>
          </table:table-cell>
          <table:table-cell table:formula="of:=[.B254]-[.B$2]" office:value-type="float" office:value="25.436919927597" calcext:value-type="float">
            <text:p>25.4369199276</text:p>
          </table:table-cell>
          <table:table-cell table:formula="of:=[.D254]/([.E254]-[.E253])" office:value-type="float" office:value="65929.6151965058" calcext:value-type="float">
            <text:p>65929.61519650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76604.247" calcext:value-type="float">
            <text:p>1456076604.247</text:p>
          </table:table-cell>
          <table:table-cell office:value-type="float" office:value="1456076604.2479" calcext:value-type="float">
            <text:p>1456076604.2479</text:p>
          </table:table-cell>
          <table:table-cell office:value-type="float" office:value="7696" calcext:value-type="float">
            <text:p>7696</text:p>
          </table:table-cell>
          <table:table-cell table:formula="of:=[.B255]-[.B$2]" office:value-type="float" office:value="25.5539999008179" calcext:value-type="float">
            <text:p>25.5539999008</text:p>
          </table:table-cell>
          <table:table-cell table:formula="of:=[.D255]/([.E255]-[.E254])" office:value-type="float" office:value="65732.8472862266" calcext:value-type="float">
            <text:p>65732.84728622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76604.36307" calcext:value-type="float">
            <text:p>1456076604.36307</text:p>
          </table:table-cell>
          <table:table-cell office:value-type="float" office:value="1456076604.36406" calcext:value-type="float">
            <text:p>1456076604.36406</text:p>
          </table:table-cell>
          <table:table-cell office:value-type="float" office:value="7640" calcext:value-type="float">
            <text:p>7640</text:p>
          </table:table-cell>
          <table:table-cell table:formula="of:=[.B256]-[.B$2]" office:value-type="float" office:value="25.6700699329376" calcext:value-type="float">
            <text:p>25.6700699329</text:p>
          </table:table-cell>
          <table:table-cell table:formula="of:=[.D256]/([.E256]-[.E255])" office:value-type="float" office:value="65822.3303679085" calcext:value-type="float">
            <text:p>65822.33036790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76604.47883" calcext:value-type="float">
            <text:p>1456076604.47883</text:p>
          </table:table-cell>
          <table:table-cell office:value-type="float" office:value="1456076604.47977" calcext:value-type="float">
            <text:p>1456076604.47977</text:p>
          </table:table-cell>
          <table:table-cell office:value-type="float" office:value="7568" calcext:value-type="float">
            <text:p>7568</text:p>
          </table:table-cell>
          <table:table-cell table:formula="of:=[.B257]-[.B$2]" office:value-type="float" office:value="25.7858300209045" calcext:value-type="float">
            <text:p>25.7858300209</text:p>
          </table:table-cell>
          <table:table-cell table:formula="of:=[.D257]/([.E257]-[.E256])" office:value-type="float" office:value="65376.5916467058" calcext:value-type="float">
            <text:p>65376.59164670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76604.59258" calcext:value-type="float">
            <text:p>1456076604.59258</text:p>
          </table:table-cell>
          <table:table-cell office:value-type="float" office:value="1456076604.59349" calcext:value-type="float">
            <text:p>1456076604.59349</text:p>
          </table:table-cell>
          <table:table-cell office:value-type="float" office:value="7496" calcext:value-type="float">
            <text:p>7496</text:p>
          </table:table-cell>
          <table:table-cell table:formula="of:=[.B258]-[.B$2]" office:value-type="float" office:value="25.8995800018311" calcext:value-type="float">
            <text:p>25.8995800018</text:p>
          </table:table-cell>
          <table:table-cell table:formula="of:=[.D258]/([.E258]-[.E257])" office:value-type="float" office:value="65898.9121487648" calcext:value-type="float">
            <text:p>65898.912148764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76604.70595" calcext:value-type="float">
            <text:p>1456076604.70595</text:p>
          </table:table-cell>
          <table:table-cell office:value-type="float" office:value="1456076604.70688" calcext:value-type="float">
            <text:p>1456076604.70688</text:p>
          </table:table-cell>
          <table:table-cell office:value-type="float" office:value="7416" calcext:value-type="float">
            <text:p>7416</text:p>
          </table:table-cell>
          <table:table-cell table:formula="of:=[.B259]-[.B$2]" office:value-type="float" office:value="26.0129499435425" calcext:value-type="float">
            <text:p>26.0129499435</text:p>
          </table:table-cell>
          <table:table-cell table:formula="of:=[.D259]/([.E259]-[.E258])" office:value-type="float" office:value="65414.1643547532" calcext:value-type="float">
            <text:p>65414.16435475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76604.81803" calcext:value-type="float">
            <text:p>1456076604.81803</text:p>
          </table:table-cell>
          <table:table-cell office:value-type="float" office:value="1456076604.81892" calcext:value-type="float">
            <text:p>1456076604.81892</text:p>
          </table:table-cell>
          <table:table-cell office:value-type="float" office:value="7328" calcext:value-type="float">
            <text:p>7328</text:p>
          </table:table-cell>
          <table:table-cell table:formula="of:=[.B260]-[.B$2]" office:value-type="float" office:value="26.125030040741" calcext:value-type="float">
            <text:p>26.1250300407</text:p>
          </table:table-cell>
          <table:table-cell table:formula="of:=[.D260]/([.E260]-[.E259])" office:value-type="float" office:value="65381.8133921012" calcext:value-type="float">
            <text:p>65381.81339210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76604.92877" calcext:value-type="float">
            <text:p>1456076604.92877</text:p>
          </table:table-cell>
          <table:table-cell office:value-type="float" office:value="1456076604.92978" calcext:value-type="float">
            <text:p>1456076604.92978</text:p>
          </table:table-cell>
          <table:table-cell office:value-type="float" office:value="7232" calcext:value-type="float">
            <text:p>7232</text:p>
          </table:table-cell>
          <table:table-cell table:formula="of:=[.B261]-[.B$2]" office:value-type="float" office:value="26.2357699871063" calcext:value-type="float">
            <text:p>26.2357699871</text:p>
          </table:table-cell>
          <table:table-cell table:formula="of:=[.D261]/([.E261]-[.E260])" office:value-type="float" office:value="65306.1540786734" calcext:value-type="float">
            <text:p>65306.15407867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76605.03848" calcext:value-type="float">
            <text:p>1456076605.03848</text:p>
          </table:table-cell>
          <table:table-cell office:value-type="float" office:value="1456076605.03947" calcext:value-type="float">
            <text:p>1456076605.03947</text:p>
          </table:table-cell>
          <table:table-cell office:value-type="float" office:value="7128" calcext:value-type="float">
            <text:p>7128</text:p>
          </table:table-cell>
          <table:table-cell table:formula="of:=[.B262]-[.B$2]" office:value-type="float" office:value="26.34547996521" calcext:value-type="float">
            <text:p>26.3454799652</text:p>
          </table:table-cell>
          <table:table-cell table:formula="of:=[.D262]/([.E262]-[.E261])" office:value-type="float" office:value="64971.3009081683" calcext:value-type="float">
            <text:p>64971.30090816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76605.14644" calcext:value-type="float">
            <text:p>1456076605.14644</text:p>
          </table:table-cell>
          <table:table-cell office:value-type="float" office:value="1456076605.14734" calcext:value-type="float">
            <text:p>1456076605.14734</text:p>
          </table:table-cell>
          <table:table-cell office:value-type="float" office:value="7024" calcext:value-type="float">
            <text:p>7024</text:p>
          </table:table-cell>
          <table:table-cell table:formula="of:=[.B263]-[.B$2]" office:value-type="float" office:value="26.453439950943" calcext:value-type="float">
            <text:p>26.4534399509</text:p>
          </table:table-cell>
          <table:table-cell table:formula="of:=[.D263]/([.E263]-[.E262])" office:value-type="float" office:value="65061.1423511043" calcext:value-type="float">
            <text:p>65061.14235110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76605.25277" calcext:value-type="float">
            <text:p>1456076605.25277</text:p>
          </table:table-cell>
          <table:table-cell office:value-type="float" office:value="1456076605.25367" calcext:value-type="float">
            <text:p>1456076605.25367</text:p>
          </table:table-cell>
          <table:table-cell office:value-type="float" office:value="6920" calcext:value-type="float">
            <text:p>6920</text:p>
          </table:table-cell>
          <table:table-cell table:formula="of:=[.B264]-[.B$2]" office:value-type="float" office:value="26.5597698688507" calcext:value-type="float">
            <text:p>26.5597698689</text:p>
          </table:table-cell>
          <table:table-cell table:formula="of:=[.D264]/([.E264]-[.E263])" office:value-type="float" office:value="65080.4602896991" calcext:value-type="float">
            <text:p>65080.46028969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76605.3582" calcext:value-type="float">
            <text:p>1456076605.3582</text:p>
          </table:table-cell>
          <table:table-cell office:value-type="float" office:value="1456076605.35909" calcext:value-type="float">
            <text:p>1456076605.35909</text:p>
          </table:table-cell>
          <table:table-cell office:value-type="float" office:value="6800" calcext:value-type="float">
            <text:p>6800</text:p>
          </table:table-cell>
          <table:table-cell table:formula="of:=[.B265]-[.B$2]" office:value-type="float" office:value="26.6651999950409" calcext:value-type="float">
            <text:p>26.665199995</text:p>
          </table:table-cell>
          <table:table-cell table:formula="of:=[.D265]/([.E265]-[.E264])" office:value-type="float" office:value="64497.693835" calcext:value-type="float">
            <text:p>64497.6938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76605.46109" calcext:value-type="float">
            <text:p>1456076605.46109</text:p>
          </table:table-cell>
          <table:table-cell office:value-type="float" office:value="1456076605.462" calcext:value-type="float">
            <text:p>1456076605.462</text:p>
          </table:table-cell>
          <table:table-cell office:value-type="float" office:value="6688" calcext:value-type="float">
            <text:p>6688</text:p>
          </table:table-cell>
          <table:table-cell table:formula="of:=[.B266]-[.B$2]" office:value-type="float" office:value="26.7680900096893" calcext:value-type="float">
            <text:p>26.7680900097</text:p>
          </table:table-cell>
          <table:table-cell table:formula="of:=[.D266]/([.E266]-[.E265])" office:value-type="float" office:value="65001.4486133768" calcext:value-type="float">
            <text:p>65001.44861337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76605.56322" calcext:value-type="float">
            <text:p>1456076605.56322</text:p>
          </table:table-cell>
          <table:table-cell office:value-type="float" office:value="1456076605.56413" calcext:value-type="float">
            <text:p>1456076605.56413</text:p>
          </table:table-cell>
          <table:table-cell office:value-type="float" office:value="6568" calcext:value-type="float">
            <text:p>6568</text:p>
          </table:table-cell>
          <table:table-cell table:formula="of:=[.B267]-[.B$2]" office:value-type="float" office:value="26.8702199459076" calcext:value-type="float">
            <text:p>26.8702199459</text:p>
          </table:table-cell>
          <table:table-cell table:formula="of:=[.D267]/([.E267]-[.E266])" office:value-type="float" office:value="64310.2330541315" calcext:value-type="float">
            <text:p>64310.23305413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76605.66283" calcext:value-type="float">
            <text:p>1456076605.66283</text:p>
          </table:table-cell>
          <table:table-cell office:value-type="float" office:value="1456076605.66373" calcext:value-type="float">
            <text:p>1456076605.66373</text:p>
          </table:table-cell>
          <table:table-cell office:value-type="float" office:value="6440" calcext:value-type="float">
            <text:p>6440</text:p>
          </table:table-cell>
          <table:table-cell table:formula="of:=[.B268]-[.B$2]" office:value-type="float" office:value="26.9698300361633" calcext:value-type="float">
            <text:p>26.9698300362</text:p>
          </table:table-cell>
          <table:table-cell table:formula="of:=[.D268]/([.E268]-[.E267])" office:value-type="float" office:value="64652.08477842" calcext:value-type="float">
            <text:p>64652.084778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76605.76108" calcext:value-type="float">
            <text:p>1456076605.76108</text:p>
          </table:table-cell>
          <table:table-cell office:value-type="float" office:value="1456076605.76199" calcext:value-type="float">
            <text:p>1456076605.76199</text:p>
          </table:table-cell>
          <table:table-cell office:value-type="float" office:value="6320" calcext:value-type="float">
            <text:p>6320</text:p>
          </table:table-cell>
          <table:table-cell table:formula="of:=[.B269]-[.B$2]" office:value-type="float" office:value="27.0680799484253" calcext:value-type="float">
            <text:p>27.0680799484</text:p>
          </table:table-cell>
          <table:table-cell table:formula="of:=[.D269]/([.E269]-[.E268])" office:value-type="float" office:value="64325.7571889636" calcext:value-type="float">
            <text:p>64325.75718896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76605.85757" calcext:value-type="float">
            <text:p>1456076605.85757</text:p>
          </table:table-cell>
          <table:table-cell office:value-type="float" office:value="1456076605.85848" calcext:value-type="float">
            <text:p>1456076605.85848</text:p>
          </table:table-cell>
          <table:table-cell office:value-type="float" office:value="6192" calcext:value-type="float">
            <text:p>6192</text:p>
          </table:table-cell>
          <table:table-cell table:formula="of:=[.B270]-[.B$2]" office:value-type="float" office:value="27.1645698547363" calcext:value-type="float">
            <text:p>27.1645698547</text:p>
          </table:table-cell>
          <table:table-cell table:formula="of:=[.D270]/([.E270]-[.E269])" office:value-type="float" office:value="64172.5154135821" calcext:value-type="float">
            <text:p>64172.51541358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76605.95214" calcext:value-type="float">
            <text:p>1456076605.95214</text:p>
          </table:table-cell>
          <table:table-cell office:value-type="float" office:value="1456076605.95308" calcext:value-type="float">
            <text:p>1456076605.95308</text:p>
          </table:table-cell>
          <table:table-cell office:value-type="float" office:value="6072" calcext:value-type="float">
            <text:p>6072</text:p>
          </table:table-cell>
          <table:table-cell table:formula="of:=[.B271]-[.B$2]" office:value-type="float" office:value="27.2591400146484" calcext:value-type="float">
            <text:p>27.2591400146</text:p>
          </table:table-cell>
          <table:table-cell table:formula="of:=[.D271]/([.E271]-[.E270])" office:value-type="float" office:value="64206.2993828406" calcext:value-type="float">
            <text:p>64206.29938284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76606.04512" calcext:value-type="float">
            <text:p>1456076606.04512</text:p>
          </table:table-cell>
          <table:table-cell office:value-type="float" office:value="1456076606.04619" calcext:value-type="float">
            <text:p>1456076606.04619</text:p>
          </table:table-cell>
          <table:table-cell office:value-type="float" office:value="5944" calcext:value-type="float">
            <text:p>5944</text:p>
          </table:table-cell>
          <table:table-cell table:formula="of:=[.B272]-[.B$2]" office:value-type="float" office:value="27.3521199226379" calcext:value-type="float">
            <text:p>27.3521199226</text:p>
          </table:table-cell>
          <table:table-cell table:formula="of:=[.D272]/([.E272]-[.E271])" office:value-type="float" office:value="63927.7896539876" calcext:value-type="float">
            <text:p>63927.78965398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76606.1363" calcext:value-type="float">
            <text:p>1456076606.1363</text:p>
          </table:table-cell>
          <table:table-cell office:value-type="float" office:value="1456076606.1372" calcext:value-type="float">
            <text:p>1456076606.1372</text:p>
          </table:table-cell>
          <table:table-cell office:value-type="float" office:value="5816" calcext:value-type="float">
            <text:p>5816</text:p>
          </table:table-cell>
          <table:table-cell table:formula="of:=[.B273]-[.B$2]" office:value-type="float" office:value="27.4433000087738" calcext:value-type="float">
            <text:p>27.4433000088</text:p>
          </table:table-cell>
          <table:table-cell table:formula="of:=[.D273]/([.E273]-[.E272])" office:value-type="float" office:value="63785.8577072825" calcext:value-type="float">
            <text:p>63785.85770728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76606.22548" calcext:value-type="float">
            <text:p>1456076606.22548</text:p>
          </table:table-cell>
          <table:table-cell office:value-type="float" office:value="1456076606.22582" calcext:value-type="float">
            <text:p>1456076606.22582</text:p>
          </table:table-cell>
          <table:table-cell office:value-type="float" office:value="5696" calcext:value-type="float">
            <text:p>5696</text:p>
          </table:table-cell>
          <table:table-cell table:formula="of:=[.B274]-[.B$2]" office:value-type="float" office:value="27.5324800014496" calcext:value-type="float">
            <text:p>27.5324800014</text:p>
          </table:table-cell>
          <table:table-cell table:formula="of:=[.D274]/([.E274]-[.E273])" office:value-type="float" office:value="63870.8283001112" calcext:value-type="float">
            <text:p>63870.82830011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76606.31301" calcext:value-type="float">
            <text:p>1456076606.31301</text:p>
          </table:table-cell>
          <table:table-cell office:value-type="float" office:value="1456076606.31392" calcext:value-type="float">
            <text:p>1456076606.31392</text:p>
          </table:table-cell>
          <table:table-cell office:value-type="float" office:value="5576" calcext:value-type="float">
            <text:p>5576</text:p>
          </table:table-cell>
          <table:table-cell table:formula="of:=[.B275]-[.B$2]" office:value-type="float" office:value="27.6200098991394" calcext:value-type="float">
            <text:p>27.6200098991</text:p>
          </table:table-cell>
          <table:table-cell table:formula="of:=[.D275]/([.E275]-[.E274])" office:value-type="float" office:value="63703.9474187407" calcext:value-type="float">
            <text:p>63703.94741874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76606.39866" calcext:value-type="float">
            <text:p>1456076606.39866</text:p>
          </table:table-cell>
          <table:table-cell office:value-type="float" office:value="1456076606.39955" calcext:value-type="float">
            <text:p>1456076606.39955</text:p>
          </table:table-cell>
          <table:table-cell office:value-type="float" office:value="5456" calcext:value-type="float">
            <text:p>5456</text:p>
          </table:table-cell>
          <table:table-cell table:formula="of:=[.B276]-[.B$2]" office:value-type="float" office:value="27.705659866333" calcext:value-type="float">
            <text:p>27.7056598663</text:p>
          </table:table-cell>
          <table:table-cell table:formula="of:=[.D276]/([.E276]-[.E275])" office:value-type="float" office:value="63701.1335645609" calcext:value-type="float">
            <text:p>63701.13356456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76606.48284" calcext:value-type="float">
            <text:p>1456076606.48284</text:p>
          </table:table-cell>
          <table:table-cell office:value-type="float" office:value="1456076606.48374" calcext:value-type="float">
            <text:p>1456076606.48374</text:p>
          </table:table-cell>
          <table:table-cell office:value-type="float" office:value="5336" calcext:value-type="float">
            <text:p>5336</text:p>
          </table:table-cell>
          <table:table-cell table:formula="of:=[.B277]-[.B$2]" office:value-type="float" office:value="27.7898399829864" calcext:value-type="float">
            <text:p>27.789839983</text:p>
          </table:table-cell>
          <table:table-cell table:formula="of:=[.D277]/([.E277]-[.E276])" office:value-type="float" office:value="63387.890301549" calcext:value-type="float">
            <text:p>63387.8903015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76606.56531" calcext:value-type="float">
            <text:p>1456076606.56531</text:p>
          </table:table-cell>
          <table:table-cell office:value-type="float" office:value="1456076606.56642" calcext:value-type="float">
            <text:p>1456076606.56642</text:p>
          </table:table-cell>
          <table:table-cell office:value-type="float" office:value="5224" calcext:value-type="float">
            <text:p>5224</text:p>
          </table:table-cell>
          <table:table-cell table:formula="of:=[.B278]-[.B$2]" office:value-type="float" office:value="27.872309923172" calcext:value-type="float">
            <text:p>27.8723099232</text:p>
          </table:table-cell>
          <table:table-cell table:formula="of:=[.D278]/([.E278]-[.E277])" office:value-type="float" office:value="63344.2923354457" calcext:value-type="float">
            <text:p>63344.29233544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76606.64617" calcext:value-type="float">
            <text:p>1456076606.64617</text:p>
          </table:table-cell>
          <table:table-cell office:value-type="float" office:value="1456076606.64706" calcext:value-type="float">
            <text:p>1456076606.64706</text:p>
          </table:table-cell>
          <table:table-cell office:value-type="float" office:value="5120" calcext:value-type="float">
            <text:p>5120</text:p>
          </table:table-cell>
          <table:table-cell table:formula="of:=[.B279]-[.B$2]" office:value-type="float" office:value="27.9531698226929" calcext:value-type="float">
            <text:p>27.9531698227</text:p>
          </table:table-cell>
          <table:table-cell table:formula="of:=[.D279]/([.E279]-[.E278])" office:value-type="float" office:value="63319.3960212413" calcext:value-type="float">
            <text:p>63319.39602124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76606.72551" calcext:value-type="float">
            <text:p>1456076606.72551</text:p>
          </table:table-cell>
          <table:table-cell office:value-type="float" office:value="1456076606.72662" calcext:value-type="float">
            <text:p>1456076606.72662</text:p>
          </table:table-cell>
          <table:table-cell office:value-type="float" office:value="5016" calcext:value-type="float">
            <text:p>5016</text:p>
          </table:table-cell>
          <table:table-cell table:formula="of:=[.B280]-[.B$2]" office:value-type="float" office:value="28.032509803772" calcext:value-type="float">
            <text:p>28.0325098038</text:p>
          </table:table-cell>
          <table:table-cell table:formula="of:=[.D280]/([.E280]-[.E279])" office:value-type="float" office:value="63221.5930956559" calcext:value-type="float">
            <text:p>63221.59309565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76606.80312" calcext:value-type="float">
            <text:p>1456076606.80312</text:p>
          </table:table-cell>
          <table:table-cell office:value-type="float" office:value="1456076606.80403" calcext:value-type="float">
            <text:p>1456076606.80403</text:p>
          </table:table-cell>
          <table:table-cell office:value-type="float" office:value="4920" calcext:value-type="float">
            <text:p>4920</text:p>
          </table:table-cell>
          <table:table-cell table:formula="of:=[.B281]-[.B$2]" office:value-type="float" office:value="28.1101198196411" calcext:value-type="float">
            <text:p>28.1101198196</text:p>
          </table:table-cell>
          <table:table-cell table:formula="of:=[.D281]/([.E281]-[.E280])" office:value-type="float" office:value="63393.8795772917" calcext:value-type="float">
            <text:p>63393.87957729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76606.87965" calcext:value-type="float">
            <text:p>1456076606.87965</text:p>
          </table:table-cell>
          <table:table-cell office:value-type="float" office:value="1456076606.88069" calcext:value-type="float">
            <text:p>1456076606.88069</text:p>
          </table:table-cell>
          <table:table-cell office:value-type="float" office:value="4824" calcext:value-type="float">
            <text:p>4824</text:p>
          </table:table-cell>
          <table:table-cell table:formula="of:=[.B282]-[.B$2]" office:value-type="float" office:value="28.1866500377655" calcext:value-type="float">
            <text:p>28.1866500378</text:p>
          </table:table-cell>
          <table:table-cell table:formula="of:=[.D282]/([.E282]-[.E281])" office:value-type="float" office:value="63033.9246147088" calcext:value-type="float">
            <text:p>63033.92461470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76606.95463" calcext:value-type="float">
            <text:p>1456076606.95463</text:p>
          </table:table-cell>
          <table:table-cell office:value-type="float" office:value="1456076606.95552" calcext:value-type="float">
            <text:p>1456076606.95552</text:p>
          </table:table-cell>
          <table:table-cell office:value-type="float" office:value="4736" calcext:value-type="float">
            <text:p>4736</text:p>
          </table:table-cell>
          <table:table-cell table:formula="of:=[.B283]-[.B$2]" office:value-type="float" office:value="28.26162981987" calcext:value-type="float">
            <text:p>28.2616298199</text:p>
          </table:table-cell>
          <table:table-cell table:formula="of:=[.D283]/([.E283]-[.E282])" office:value-type="float" office:value="63163.6938261555" calcext:value-type="float">
            <text:p>63163.69382615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76607.02861" calcext:value-type="float">
            <text:p>1456076607.02861</text:p>
          </table:table-cell>
          <table:table-cell office:value-type="float" office:value="1456076607.02952" calcext:value-type="float">
            <text:p>1456076607.02952</text:p>
          </table:table-cell>
          <table:table-cell office:value-type="float" office:value="4656" calcext:value-type="float">
            <text:p>4656</text:p>
          </table:table-cell>
          <table:table-cell table:formula="of:=[.B284]-[.B$2]" office:value-type="float" office:value="28.3356099128723" calcext:value-type="float">
            <text:p>28.3356099129</text:p>
          </table:table-cell>
          <table:table-cell table:formula="of:=[.D284]/([.E284]-[.E283])" office:value-type="float" office:value="62935.8495109493" calcext:value-type="float">
            <text:p>62935.849510949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76607.10111" calcext:value-type="float">
            <text:p>1456076607.10111</text:p>
          </table:table-cell>
          <table:table-cell office:value-type="float" office:value="1456076607.102" calcext:value-type="float">
            <text:p>1456076607.102</text:p>
          </table:table-cell>
          <table:table-cell office:value-type="float" office:value="4584" calcext:value-type="float">
            <text:p>4584</text:p>
          </table:table-cell>
          <table:table-cell table:formula="of:=[.B285]-[.B$2]" office:value-type="float" office:value="28.4081099033356" calcext:value-type="float">
            <text:p>28.4081099033</text:p>
          </table:table-cell>
          <table:table-cell table:formula="of:=[.D285]/([.E285]-[.E284])" office:value-type="float" office:value="63227.5945239356" calcext:value-type="float">
            <text:p>63227.59452393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76607.17285" calcext:value-type="float">
            <text:p>1456076607.17285</text:p>
          </table:table-cell>
          <table:table-cell office:value-type="float" office:value="1456076607.17384" calcext:value-type="float">
            <text:p>1456076607.17384</text:p>
          </table:table-cell>
          <table:table-cell office:value-type="float" office:value="4520" calcext:value-type="float">
            <text:p>4520</text:p>
          </table:table-cell>
          <table:table-cell table:formula="of:=[.B286]-[.B$2]" office:value-type="float" office:value="28.4798498153687" calcext:value-type="float">
            <text:p>28.4798498154</text:p>
          </table:table-cell>
          <table:table-cell table:formula="of:=[.D286]/([.E286]-[.E285])" office:value-type="float" office:value="63005.3741620943" calcext:value-type="float">
            <text:p>63005.37416209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76607.24351" calcext:value-type="float">
            <text:p>1456076607.24351</text:p>
          </table:table-cell>
          <table:table-cell office:value-type="float" office:value="1456076607.24451" calcext:value-type="float">
            <text:p>1456076607.24451</text:p>
          </table:table-cell>
          <table:table-cell office:value-type="float" office:value="4464" calcext:value-type="float">
            <text:p>4464</text:p>
          </table:table-cell>
          <table:table-cell table:formula="of:=[.B287]-[.B$2]" office:value-type="float" office:value="28.550509929657" calcext:value-type="float">
            <text:p>28.5505099297</text:p>
          </table:table-cell>
          <table:table-cell table:formula="of:=[.D287]/([.E287]-[.E286])" office:value-type="float" office:value="63175.6691163073" calcext:value-type="float">
            <text:p>63175.66911630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76607.31361" calcext:value-type="float">
            <text:p>1456076607.31361</text:p>
          </table:table-cell>
          <table:table-cell office:value-type="float" office:value="1456076607.31452" calcext:value-type="float">
            <text:p>1456076607.31452</text:p>
          </table:table-cell>
          <table:table-cell office:value-type="float" office:value="4416" calcext:value-type="float">
            <text:p>4416</text:p>
          </table:table-cell>
          <table:table-cell table:formula="of:=[.B288]-[.B$2]" office:value-type="float" office:value="28.620609998703" calcext:value-type="float">
            <text:p>28.6206099987</text:p>
          </table:table-cell>
          <table:table-cell table:formula="of:=[.D288]/([.E288]-[.E287])" office:value-type="float" office:value="62995.6583509341" calcext:value-type="float">
            <text:p>62995.65835093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76607.38281" calcext:value-type="float">
            <text:p>1456076607.38281</text:p>
          </table:table-cell>
          <table:table-cell office:value-type="float" office:value="1456076607.38371" calcext:value-type="float">
            <text:p>1456076607.38371</text:p>
          </table:table-cell>
          <table:table-cell office:value-type="float" office:value="4376" calcext:value-type="float">
            <text:p>4376</text:p>
          </table:table-cell>
          <table:table-cell table:formula="of:=[.B289]-[.B$2]" office:value-type="float" office:value="28.6898100376129" calcext:value-type="float">
            <text:p>28.6898100376</text:p>
          </table:table-cell>
          <table:table-cell table:formula="of:=[.D289]/([.E289]-[.E288])" office:value-type="float" office:value="63236.9586626517" calcext:value-type="float">
            <text:p>63236.95866265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76607.45151" calcext:value-type="float">
            <text:p>1456076607.45151</text:p>
          </table:table-cell>
          <table:table-cell office:value-type="float" office:value="1456076607.45249" calcext:value-type="float">
            <text:p>1456076607.45249</text:p>
          </table:table-cell>
          <table:table-cell office:value-type="float" office:value="4336" calcext:value-type="float">
            <text:p>4336</text:p>
          </table:table-cell>
          <table:table-cell table:formula="of:=[.B290]-[.B$2]" office:value-type="float" office:value="28.7585098743439" calcext:value-type="float">
            <text:p>28.7585098743</text:p>
          </table:table-cell>
          <table:table-cell table:formula="of:=[.D290]/([.E290]-[.E289])" office:value-type="float" office:value="63115.1427183253" calcext:value-type="float">
            <text:p>63115.14271832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76607.51955" calcext:value-type="float">
            <text:p>1456076607.51955</text:p>
          </table:table-cell>
          <table:table-cell office:value-type="float" office:value="1456076607.52062" calcext:value-type="float">
            <text:p>1456076607.52062</text:p>
          </table:table-cell>
          <table:table-cell office:value-type="float" office:value="4312" calcext:value-type="float">
            <text:p>4312</text:p>
          </table:table-cell>
          <table:table-cell table:formula="of:=[.B291]-[.B$2]" office:value-type="float" office:value="28.8265500068665" calcext:value-type="float">
            <text:p>28.8265500069</text:p>
          </table:table-cell>
          <table:table-cell table:formula="of:=[.D291]/([.E291]-[.E290])" office:value-type="float" office:value="63374.3621614613" calcext:value-type="float">
            <text:p>63374.36216146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76607.61718" calcext:value-type="float">
            <text:p>1456076607.61718</text:p>
          </table:table-cell>
          <table:table-cell office:value-type="float" office:value="1456076607.61807" calcext:value-type="float">
            <text:p>1456076607.61807</text:p>
          </table:table-cell>
          <table:table-cell office:value-type="float" office:value="4296" calcext:value-type="float">
            <text:p>4296</text:p>
          </table:table-cell>
          <table:table-cell table:formula="of:=[.B292]-[.B$2]" office:value-type="float" office:value="28.9241800308228" calcext:value-type="float">
            <text:p>28.9241800308</text:p>
          </table:table-cell>
          <table:table-cell table:formula="of:=[.D292]/([.E292]-[.E291])" office:value-type="float" office:value="44002.8571735574" calcext:value-type="float">
            <text:p>44002.85717355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76607.71722" calcext:value-type="float">
            <text:p>1456076607.71722</text:p>
          </table:table-cell>
          <table:table-cell office:value-type="float" office:value="1456076607.71813" calcext:value-type="float">
            <text:p>1456076607.71813</text:p>
          </table:table-cell>
          <table:table-cell office:value-type="float" office:value="4296" calcext:value-type="float">
            <text:p>4296</text:p>
          </table:table-cell>
          <table:table-cell table:formula="of:=[.B293]-[.B$2]" office:value-type="float" office:value="29.0242199897766" calcext:value-type="float">
            <text:p>29.0242199898</text:p>
          </table:table-cell>
          <table:table-cell table:formula="of:=[.D293]/([.E293]-[.E292])" office:value-type="float" office:value="42942.8404901835" calcext:value-type="float">
            <text:p>42942.84049018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76607.81733" calcext:value-type="float">
            <text:p>1456076607.81733</text:p>
          </table:table-cell>
          <table:table-cell office:value-type="float" office:value="1456076607.81825" calcext:value-type="float">
            <text:p>1456076607.81825</text:p>
          </table:table-cell>
          <table:table-cell office:value-type="float" office:value="4296" calcext:value-type="float">
            <text:p>4296</text:p>
          </table:table-cell>
          <table:table-cell table:formula="of:=[.B294]-[.B$2]" office:value-type="float" office:value="29.1243298053741" calcext:value-type="float">
            <text:p>29.1243298054</text:p>
          </table:table-cell>
          <table:table-cell table:formula="of:=[.D294]/([.E294]-[.E293])" office:value-type="float" office:value="42912.8749699327" calcext:value-type="float">
            <text:p>42912.87496993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76607.91733" calcext:value-type="float">
            <text:p>1456076607.91733</text:p>
          </table:table-cell>
          <table:table-cell office:value-type="float" office:value="1456076607.91823" calcext:value-type="float">
            <text:p>1456076607.91823</text:p>
          </table:table-cell>
          <table:table-cell office:value-type="float" office:value="4304" calcext:value-type="float">
            <text:p>4304</text:p>
          </table:table-cell>
          <table:table-cell table:formula="of:=[.B295]-[.B$2]" office:value-type="float" office:value="29.2243299484253" calcext:value-type="float">
            <text:p>29.2243299484</text:p>
          </table:table-cell>
          <table:table-cell table:formula="of:=[.D295]/([.E295]-[.E294])" office:value-type="float" office:value="43039.9384308742" calcext:value-type="float">
            <text:p>43039.93843087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76608.01756" calcext:value-type="float">
            <text:p>1456076608.01756</text:p>
          </table:table-cell>
          <table:table-cell office:value-type="float" office:value="1456076608.01847" calcext:value-type="float">
            <text:p>1456076608.01847</text:p>
          </table:table-cell>
          <table:table-cell office:value-type="float" office:value="4320" calcext:value-type="float">
            <text:p>4320</text:p>
          </table:table-cell>
          <table:table-cell table:formula="of:=[.B296]-[.B$2]" office:value-type="float" office:value="29.3245599269867" calcext:value-type="float">
            <text:p>29.324559927</text:p>
          </table:table-cell>
          <table:table-cell table:formula="of:=[.D296]/([.E296]-[.E295])" office:value-type="float" office:value="43100.8772226121" calcext:value-type="float">
            <text:p>43100.87722261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76608.11783" calcext:value-type="float">
            <text:p>1456076608.11783</text:p>
          </table:table-cell>
          <table:table-cell office:value-type="float" office:value="1456076608.11874" calcext:value-type="float">
            <text:p>1456076608.11874</text:p>
          </table:table-cell>
          <table:table-cell office:value-type="float" office:value="4352" calcext:value-type="float">
            <text:p>4352</text:p>
          </table:table-cell>
          <table:table-cell table:formula="of:=[.B297]-[.B$2]" office:value-type="float" office:value="29.4248299598694" calcext:value-type="float">
            <text:p>29.4248299599</text:p>
          </table:table-cell>
          <table:table-cell table:formula="of:=[.D297]/([.E297]-[.E296])" office:value-type="float" office:value="43402.7981729253" calcext:value-type="float">
            <text:p>43402.798172925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76608.21768" calcext:value-type="float">
            <text:p>1456076608.21768</text:p>
          </table:table-cell>
          <table:table-cell office:value-type="float" office:value="1456076608.21857" calcext:value-type="float">
            <text:p>1456076608.21857</text:p>
          </table:table-cell>
          <table:table-cell office:value-type="float" office:value="4384" calcext:value-type="float">
            <text:p>4384</text:p>
          </table:table-cell>
          <table:table-cell table:formula="of:=[.B298]-[.B$2]" office:value-type="float" office:value="29.5246798992157" calcext:value-type="float">
            <text:p>29.5246798992</text:p>
          </table:table-cell>
          <table:table-cell table:formula="of:=[.D298]/([.E298]-[.E297])" office:value-type="float" office:value="43905.8854587262" calcext:value-type="float">
            <text:p>43905.885458726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76608.31772" calcext:value-type="float">
            <text:p>1456076608.31772</text:p>
          </table:table-cell>
          <table:table-cell office:value-type="float" office:value="1456076608.31862" calcext:value-type="float">
            <text:p>1456076608.31862</text:p>
          </table:table-cell>
          <table:table-cell office:value-type="float" office:value="4432" calcext:value-type="float">
            <text:p>4432</text:p>
          </table:table-cell>
          <table:table-cell table:formula="of:=[.B299]-[.B$2]" office:value-type="float" office:value="29.6247198581696" calcext:value-type="float">
            <text:p>29.6247198582</text:p>
          </table:table-cell>
          <table:table-cell table:formula="of:=[.D299]/([.E299]-[.E298])" office:value-type="float" office:value="44302.2972654779" calcext:value-type="float">
            <text:p>44302.297265477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76608.41703" calcext:value-type="float">
            <text:p>1456076608.41703</text:p>
          </table:table-cell>
          <table:table-cell office:value-type="float" office:value="1456076608.41797" calcext:value-type="float">
            <text:p>1456076608.41797</text:p>
          </table:table-cell>
          <table:table-cell office:value-type="float" office:value="4488" calcext:value-type="float">
            <text:p>4488</text:p>
          </table:table-cell>
          <table:table-cell table:formula="of:=[.B300]-[.B$2]" office:value-type="float" office:value="29.7240300178528" calcext:value-type="float">
            <text:p>29.7240300179</text:p>
          </table:table-cell>
          <table:table-cell table:formula="of:=[.D300]/([.E300]-[.E299])" office:value-type="float" office:value="45191.7509176856" calcext:value-type="float">
            <text:p>45191.75091768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76608.51712" calcext:value-type="float">
            <text:p>1456076608.51712</text:p>
          </table:table-cell>
          <table:table-cell office:value-type="float" office:value="1456076608.51806" calcext:value-type="float">
            <text:p>1456076608.51806</text:p>
          </table:table-cell>
          <table:table-cell office:value-type="float" office:value="4544" calcext:value-type="float">
            <text:p>4544</text:p>
          </table:table-cell>
          <table:table-cell table:formula="of:=[.B301]-[.B$2]" office:value-type="float" office:value="29.8241198062897" calcext:value-type="float">
            <text:p>29.8241198063</text:p>
          </table:table-cell>
          <table:table-cell table:formula="of:=[.D301]/([.E301]-[.E300])" office:value-type="float" office:value="45399.2367349758" calcext:value-type="float">
            <text:p>45399.23673497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76608.61657" calcext:value-type="float">
            <text:p>1456076608.61657</text:p>
          </table:table-cell>
          <table:table-cell office:value-type="float" office:value="1456076608.61797" calcext:value-type="float">
            <text:p>1456076608.61797</text:p>
          </table:table-cell>
          <table:table-cell office:value-type="float" office:value="4616" calcext:value-type="float">
            <text:p>4616</text:p>
          </table:table-cell>
          <table:table-cell table:formula="of:=[.B302]-[.B$2]" office:value-type="float" office:value="29.9235699176788" calcext:value-type="float">
            <text:p>29.9235699177</text:p>
          </table:table-cell>
          <table:table-cell table:formula="of:=[.D302]/([.E302]-[.E301])" office:value-type="float" office:value="46415.2320748746" calcext:value-type="float">
            <text:p>46415.23207487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76608.71719" calcext:value-type="float">
            <text:p>1456076608.71719</text:p>
          </table:table-cell>
          <table:table-cell office:value-type="float" office:value="1456076608.71809" calcext:value-type="float">
            <text:p>1456076608.71809</text:p>
          </table:table-cell>
          <table:table-cell office:value-type="float" office:value="4688" calcext:value-type="float">
            <text:p>4688</text:p>
          </table:table-cell>
          <table:table-cell table:formula="of:=[.B303]-[.B$2]" office:value-type="float" office:value="30.0241899490356" calcext:value-type="float">
            <text:p>30.024189949</text:p>
          </table:table-cell>
          <table:table-cell table:formula="of:=[.D303]/([.E303]-[.E302])" office:value-type="float" office:value="46591.1204437589" calcext:value-type="float">
            <text:p>46591.12044375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76608.81756" calcext:value-type="float">
            <text:p>1456076608.81756</text:p>
          </table:table-cell>
          <table:table-cell office:value-type="float" office:value="1456076608.81847" calcext:value-type="float">
            <text:p>1456076608.81847</text:p>
          </table:table-cell>
          <table:table-cell office:value-type="float" office:value="4768" calcext:value-type="float">
            <text:p>4768</text:p>
          </table:table-cell>
          <table:table-cell table:formula="of:=[.B304]-[.B$2]" office:value-type="float" office:value="30.124559879303" calcext:value-type="float">
            <text:p>30.1245598793</text:p>
          </table:table-cell>
          <table:table-cell table:formula="of:=[.D304]/([.E304]-[.E303])" office:value-type="float" office:value="47504.2673368458" calcext:value-type="float">
            <text:p>47504.26733684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76608.91768" calcext:value-type="float">
            <text:p>1456076608.91768</text:p>
          </table:table-cell>
          <table:table-cell office:value-type="float" office:value="1456076608.91856" calcext:value-type="float">
            <text:p>1456076608.91856</text:p>
          </table:table-cell>
          <table:table-cell office:value-type="float" office:value="4856" calcext:value-type="float">
            <text:p>4856</text:p>
          </table:table-cell>
          <table:table-cell table:formula="of:=[.B305]-[.B$2]" office:value-type="float" office:value="30.2246799468994" calcext:value-type="float">
            <text:p>30.2246799469</text:p>
          </table:table-cell>
          <table:table-cell table:formula="of:=[.D305]/([.E305]-[.E304])" office:value-type="float" office:value="48501.7650964199" calcext:value-type="float">
            <text:p>48501.76509641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76609.0179" calcext:value-type="float">
            <text:p>1456076609.0179</text:p>
          </table:table-cell>
          <table:table-cell office:value-type="float" office:value="1456076609.0188" calcext:value-type="float">
            <text:p>1456076609.0188</text:p>
          </table:table-cell>
          <table:table-cell office:value-type="float" office:value="4952" calcext:value-type="float">
            <text:p>4952</text:p>
          </table:table-cell>
          <table:table-cell table:formula="of:=[.B306]-[.B$2]" office:value-type="float" office:value="30.3248999118805" calcext:value-type="float">
            <text:p>30.3248999119</text:p>
          </table:table-cell>
          <table:table-cell table:formula="of:=[.D306]/([.E306]-[.E305])" office:value-type="float" office:value="49411.3124159932" calcext:value-type="float">
            <text:p>49411.31241599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76609.11691" calcext:value-type="float">
            <text:p>1456076609.11691</text:p>
          </table:table-cell>
          <table:table-cell office:value-type="float" office:value="1456076609.11781" calcext:value-type="float">
            <text:p>1456076609.11781</text:p>
          </table:table-cell>
          <table:table-cell office:value-type="float" office:value="5056" calcext:value-type="float">
            <text:p>5056</text:p>
          </table:table-cell>
          <table:table-cell table:formula="of:=[.B307]-[.B$2]" office:value-type="float" office:value="30.4239099025726" calcext:value-type="float">
            <text:p>30.4239099026</text:p>
          </table:table-cell>
          <table:table-cell table:formula="of:=[.D307]/([.E307]-[.E306])" office:value-type="float" office:value="51065.5537350883" calcext:value-type="float">
            <text:p>51065.55373508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76609.21698" calcext:value-type="float">
            <text:p>1456076609.21698</text:p>
          </table:table-cell>
          <table:table-cell office:value-type="float" office:value="1456076609.2179" calcext:value-type="float">
            <text:p>1456076609.2179</text:p>
          </table:table-cell>
          <table:table-cell office:value-type="float" office:value="5160" calcext:value-type="float">
            <text:p>5160</text:p>
          </table:table-cell>
          <table:table-cell table:formula="of:=[.B308]-[.B$2]" office:value-type="float" office:value="30.5239799022675" calcext:value-type="float">
            <text:p>30.5239799023</text:p>
          </table:table-cell>
          <table:table-cell table:formula="of:=[.D308]/([.E308]-[.E307])" office:value-type="float" office:value="51563.9054235641" calcext:value-type="float">
            <text:p>51563.90542356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76609.31692" calcext:value-type="float">
            <text:p>1456076609.31692</text:p>
          </table:table-cell>
          <table:table-cell office:value-type="float" office:value="1456076609.31783" calcext:value-type="float">
            <text:p>1456076609.31783</text:p>
          </table:table-cell>
          <table:table-cell office:value-type="float" office:value="5264" calcext:value-type="float">
            <text:p>5264</text:p>
          </table:table-cell>
          <table:table-cell table:formula="of:=[.B309]-[.B$2]" office:value-type="float" office:value="30.6239199638367" calcext:value-type="float">
            <text:p>30.6239199638</text:p>
          </table:table-cell>
          <table:table-cell table:formula="of:=[.D309]/([.E309]-[.E308])" office:value-type="float" office:value="52671.5705128358" calcext:value-type="float">
            <text:p>52671.57051283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76609.41787" calcext:value-type="float">
            <text:p>1456076609.41787</text:p>
          </table:table-cell>
          <table:table-cell office:value-type="float" office:value="1456076609.41876" calcext:value-type="float">
            <text:p>1456076609.41876</text:p>
          </table:table-cell>
          <table:table-cell office:value-type="float" office:value="5384" calcext:value-type="float">
            <text:p>5384</text:p>
          </table:table-cell>
          <table:table-cell table:formula="of:=[.B310]-[.B$2]" office:value-type="float" office:value="30.724869966507" calcext:value-type="float">
            <text:p>30.7248699665</text:p>
          </table:table-cell>
          <table:table-cell table:formula="of:=[.D310]/([.E310]-[.E309])" office:value-type="float" office:value="53333.3319225819" calcext:value-type="float">
            <text:p>53333.33192258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76609.51699" calcext:value-type="float">
            <text:p>1456076609.51699</text:p>
          </table:table-cell>
          <table:table-cell office:value-type="float" office:value="1456076609.51791" calcext:value-type="float">
            <text:p>1456076609.51791</text:p>
          </table:table-cell>
          <table:table-cell office:value-type="float" office:value="5496" calcext:value-type="float">
            <text:p>5496</text:p>
          </table:table-cell>
          <table:table-cell table:formula="of:=[.B311]-[.B$2]" office:value-type="float" office:value="30.8239898681641" calcext:value-type="float">
            <text:p>30.8239898682</text:p>
          </table:table-cell>
          <table:table-cell table:formula="of:=[.D311]/([.E311]-[.E310])" office:value-type="float" office:value="55447.9969019024" calcext:value-type="float">
            <text:p>55447.99690190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76609.61661" calcext:value-type="float">
            <text:p>1456076609.61661</text:p>
          </table:table-cell>
          <table:table-cell office:value-type="float" office:value="1456076609.61785" calcext:value-type="float">
            <text:p>1456076609.61785</text:p>
          </table:table-cell>
          <table:table-cell office:value-type="float" office:value="5616" calcext:value-type="float">
            <text:p>5616</text:p>
          </table:table-cell>
          <table:table-cell table:formula="of:=[.B312]-[.B$2]" office:value-type="float" office:value="30.9236099720001" calcext:value-type="float">
            <text:p>30.923609972</text:p>
          </table:table-cell>
          <table:table-cell table:formula="of:=[.D312]/([.E312]-[.E311])" office:value-type="float" office:value="56374.1632837686" calcext:value-type="float">
            <text:p>56374.16328376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76609.71724" calcext:value-type="float">
            <text:p>1456076609.71724</text:p>
          </table:table-cell>
          <table:table-cell office:value-type="float" office:value="1456076609.71814" calcext:value-type="float">
            <text:p>1456076609.71814</text:p>
          </table:table-cell>
          <table:table-cell office:value-type="float" office:value="5744" calcext:value-type="float">
            <text:p>5744</text:p>
          </table:table-cell>
          <table:table-cell table:formula="of:=[.B313]-[.B$2]" office:value-type="float" office:value="31.0242400169373" calcext:value-type="float">
            <text:p>31.0242400169</text:p>
          </table:table-cell>
          <table:table-cell table:formula="of:=[.D313]/([.E313]-[.E312])" office:value-type="float" office:value="57080.3680311226" calcext:value-type="float">
            <text:p>57080.36803112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76609.81737" calcext:value-type="float">
            <text:p>1456076609.81737</text:p>
          </table:table-cell>
          <table:table-cell office:value-type="float" office:value="1456076609.81826" calcext:value-type="float">
            <text:p>1456076609.81826</text:p>
          </table:table-cell>
          <table:table-cell office:value-type="float" office:value="5864" calcext:value-type="float">
            <text:p>5864</text:p>
          </table:table-cell>
          <table:table-cell table:formula="of:=[.B314]-[.B$2]" office:value-type="float" office:value="31.1243698596954" calcext:value-type="float">
            <text:p>31.1243698597</text:p>
          </table:table-cell>
          <table:table-cell table:formula="of:=[.D314]/([.E314]-[.E313])" office:value-type="float" office:value="58563.9589404131" calcext:value-type="float">
            <text:p>58563.958940413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76609.91756" calcext:value-type="float">
            <text:p>1456076609.91756</text:p>
          </table:table-cell>
          <table:table-cell office:value-type="float" office:value="1456076609.91849" calcext:value-type="float">
            <text:p>1456076609.91849</text:p>
          </table:table-cell>
          <table:table-cell office:value-type="float" office:value="5992" calcext:value-type="float">
            <text:p>5992</text:p>
          </table:table-cell>
          <table:table-cell table:formula="of:=[.B315]-[.B$2]" office:value-type="float" office:value="31.2245600223541" calcext:value-type="float">
            <text:p>31.2245600224</text:p>
          </table:table-cell>
          <table:table-cell table:formula="of:=[.D315]/([.E315]-[.E314])" office:value-type="float" office:value="59806.2708053723" calcext:value-type="float">
            <text:p>59806.27080537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76610.01754" calcext:value-type="float">
            <text:p>1456076610.01754</text:p>
          </table:table-cell>
          <table:table-cell office:value-type="float" office:value="1456076610.01848" calcext:value-type="float">
            <text:p>1456076610.01848</text:p>
          </table:table-cell>
          <table:table-cell office:value-type="float" office:value="6120" calcext:value-type="float">
            <text:p>6120</text:p>
          </table:table-cell>
          <table:table-cell table:formula="of:=[.B316]-[.B$2]" office:value-type="float" office:value="31.3245398998261" calcext:value-type="float">
            <text:p>31.3245398998</text:p>
          </table:table-cell>
          <table:table-cell table:formula="of:=[.D316]/([.E316]-[.E315])" office:value-type="float" office:value="61212.3174657681" calcext:value-type="float">
            <text:p>61212.317465768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76610.1178" calcext:value-type="float">
            <text:p>1456076610.1178</text:p>
          </table:table-cell>
          <table:table-cell office:value-type="float" office:value="1456076610.11871" calcext:value-type="float">
            <text:p>1456076610.11871</text:p>
          </table:table-cell>
          <table:table-cell office:value-type="float" office:value="6240" calcext:value-type="float">
            <text:p>6240</text:p>
          </table:table-cell>
          <table:table-cell table:formula="of:=[.B317]-[.B$2]" office:value-type="float" office:value="31.4247999191284" calcext:value-type="float">
            <text:p>31.4247999191</text:p>
          </table:table-cell>
          <table:table-cell table:formula="of:=[.D317]/([.E317]-[.E316])" office:value-type="float" office:value="62238.1687478152" calcext:value-type="float">
            <text:p>62238.16874781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76610.21818" calcext:value-type="float">
            <text:p>1456076610.21818</text:p>
          </table:table-cell>
          <table:table-cell office:value-type="float" office:value="1456076610.21911" calcext:value-type="float">
            <text:p>1456076610.21911</text:p>
          </table:table-cell>
          <table:table-cell office:value-type="float" office:value="6368" calcext:value-type="float">
            <text:p>6368</text:p>
          </table:table-cell>
          <table:table-cell table:formula="of:=[.B318]-[.B$2]" office:value-type="float" office:value="31.5251798629761" calcext:value-type="float">
            <text:p>31.525179863</text:p>
          </table:table-cell>
          <table:table-cell table:formula="of:=[.D318]/([.E318]-[.E317])" office:value-type="float" office:value="63438.9675457931" calcext:value-type="float">
            <text:p>63438.967545793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76610.3171" calcext:value-type="float">
            <text:p>1456076610.3171</text:p>
          </table:table-cell>
          <table:table-cell office:value-type="float" office:value="1456076610.318" calcext:value-type="float">
            <text:p>1456076610.318</text:p>
          </table:table-cell>
          <table:table-cell office:value-type="float" office:value="6488" calcext:value-type="float">
            <text:p>6488</text:p>
          </table:table-cell>
          <table:table-cell table:formula="of:=[.B319]-[.B$2]" office:value-type="float" office:value="31.6240999698639" calcext:value-type="float">
            <text:p>31.6240999699</text:p>
          </table:table-cell>
          <table:table-cell table:formula="of:=[.D319]/([.E319]-[.E318])" office:value-type="float" office:value="65588.2833543424" calcext:value-type="float">
            <text:p>65588.28335434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76610.41747" calcext:value-type="float">
            <text:p>1456076610.41747</text:p>
          </table:table-cell>
          <table:table-cell office:value-type="float" office:value="1456076610.41837" calcext:value-type="float">
            <text:p>1456076610.41837</text:p>
          </table:table-cell>
          <table:table-cell office:value-type="float" office:value="6608" calcext:value-type="float">
            <text:p>6608</text:p>
          </table:table-cell>
          <table:table-cell table:formula="of:=[.B320]-[.B$2]" office:value-type="float" office:value="31.7244699001312" calcext:value-type="float">
            <text:p>31.7244699001</text:p>
          </table:table-cell>
          <table:table-cell table:formula="of:=[.D320]/([.E320]-[.E319])" office:value-type="float" office:value="65836.4510406621" calcext:value-type="float">
            <text:p>65836.45104066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76610.51765" calcext:value-type="float">
            <text:p>1456076610.51765</text:p>
          </table:table-cell>
          <table:table-cell office:value-type="float" office:value="1456076610.51859" calcext:value-type="float">
            <text:p>1456076610.51859</text:p>
          </table:table-cell>
          <table:table-cell office:value-type="float" office:value="6728" calcext:value-type="float">
            <text:p>6728</text:p>
          </table:table-cell>
          <table:table-cell table:formula="of:=[.B321]-[.B$2]" office:value-type="float" office:value="31.824649810791" calcext:value-type="float">
            <text:p>31.8246498108</text:p>
          </table:table-cell>
          <table:table-cell table:formula="of:=[.D321]/([.E321]-[.E320])" office:value-type="float" office:value="67159.1734878684" calcext:value-type="float">
            <text:p>67159.17348786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76610.61771" calcext:value-type="float">
            <text:p>1456076610.61771</text:p>
          </table:table-cell>
          <table:table-cell office:value-type="float" office:value="1456076610.61861" calcext:value-type="float">
            <text:p>1456076610.61861</text:p>
          </table:table-cell>
          <table:table-cell office:value-type="float" office:value="6848" calcext:value-type="float">
            <text:p>6848</text:p>
          </table:table-cell>
          <table:table-cell table:formula="of:=[.B322]-[.B$2]" office:value-type="float" office:value="31.9247100353241" calcext:value-type="float">
            <text:p>31.9247100353</text:p>
          </table:table-cell>
          <table:table-cell table:formula="of:=[.D322]/([.E322]-[.E321])" office:value-type="float" office:value="68438.7830624543" calcext:value-type="float">
            <text:p>68438.78306245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76610.71783" calcext:value-type="float">
            <text:p>1456076610.71783</text:p>
          </table:table-cell>
          <table:table-cell office:value-type="float" office:value="1456076610.71873" calcext:value-type="float">
            <text:p>1456076610.71873</text:p>
          </table:table-cell>
          <table:table-cell office:value-type="float" office:value="6960" calcext:value-type="float">
            <text:p>6960</text:p>
          </table:table-cell>
          <table:table-cell table:formula="of:=[.B323]-[.B$2]" office:value-type="float" office:value="32.024829864502" calcext:value-type="float">
            <text:p>32.0248298645</text:p>
          </table:table-cell>
          <table:table-cell table:formula="of:=[.D323]/([.E323]-[.E322])" office:value-type="float" office:value="69516.6987114611" calcext:value-type="float">
            <text:p>69516.69871146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76610.81847" calcext:value-type="float">
            <text:p>1456076610.81847</text:p>
          </table:table-cell>
          <table:table-cell office:value-type="float" office:value="1456076610.81937" calcext:value-type="float">
            <text:p>1456076610.81937</text:p>
          </table:table-cell>
          <table:table-cell office:value-type="float" office:value="7064" calcext:value-type="float">
            <text:p>7064</text:p>
          </table:table-cell>
          <table:table-cell table:formula="of:=[.B324]-[.B$2]" office:value-type="float" office:value="32.1254699230194" calcext:value-type="float">
            <text:p>32.125469923</text:p>
          </table:table-cell>
          <table:table-cell table:formula="of:=[.D324]/([.E324]-[.E323])" office:value-type="float" office:value="70190.7382016749" calcext:value-type="float">
            <text:p>70190.73820167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76610.92576" calcext:value-type="float">
            <text:p>1456076610.92576</text:p>
          </table:table-cell>
          <table:table-cell office:value-type="float" office:value="1456076610.92671" calcext:value-type="float">
            <text:p>1456076610.92671</text:p>
          </table:table-cell>
          <table:table-cell office:value-type="float" office:value="7168" calcext:value-type="float">
            <text:p>7168</text:p>
          </table:table-cell>
          <table:table-cell table:formula="of:=[.B325]-[.B$2]" office:value-type="float" office:value="32.2327599525452" calcext:value-type="float">
            <text:p>32.2327599525</text:p>
          </table:table-cell>
          <table:table-cell table:formula="of:=[.D325]/([.E325]-[.E324])" office:value-type="float" office:value="66809.5631223514" calcext:value-type="float">
            <text:p>66809.56312235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76611.0341" calcext:value-type="float">
            <text:p>1456076611.0341</text:p>
          </table:table-cell>
          <table:table-cell office:value-type="float" office:value="1456076611.03513" calcext:value-type="float">
            <text:p>1456076611.03513</text:p>
          </table:table-cell>
          <table:table-cell office:value-type="float" office:value="7264" calcext:value-type="float">
            <text:p>7264</text:p>
          </table:table-cell>
          <table:table-cell table:formula="of:=[.B326]-[.B$2]" office:value-type="float" office:value="32.3410999774933" calcext:value-type="float">
            <text:p>32.3410999775</text:p>
          </table:table-cell>
          <table:table-cell table:formula="of:=[.D326]/([.E326]-[.E325])" office:value-type="float" office:value="67048.1662107652" calcext:value-type="float">
            <text:p>67048.16621076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76611.14404" calcext:value-type="float">
            <text:p>1456076611.14404</text:p>
          </table:table-cell>
          <table:table-cell office:value-type="float" office:value="1456076611.14494" calcext:value-type="float">
            <text:p>1456076611.14494</text:p>
          </table:table-cell>
          <table:table-cell office:value-type="float" office:value="7360" calcext:value-type="float">
            <text:p>7360</text:p>
          </table:table-cell>
          <table:table-cell table:formula="of:=[.B327]-[.B$2]" office:value-type="float" office:value="32.4510400295258" calcext:value-type="float">
            <text:p>32.4510400295</text:p>
          </table:table-cell>
          <table:table-cell table:formula="of:=[.D327]/([.E327]-[.E326])" office:value-type="float" office:value="66945.5750105178" calcext:value-type="float">
            <text:p>66945.57501051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76611.25537" calcext:value-type="float">
            <text:p>1456076611.25537</text:p>
          </table:table-cell>
          <table:table-cell office:value-type="float" office:value="1456076611.25645" calcext:value-type="float">
            <text:p>1456076611.25645</text:p>
          </table:table-cell>
          <table:table-cell office:value-type="float" office:value="7448" calcext:value-type="float">
            <text:p>7448</text:p>
          </table:table-cell>
          <table:table-cell table:formula="of:=[.B328]-[.B$2]" office:value-type="float" office:value="32.5623698234558" calcext:value-type="float">
            <text:p>32.5623698235</text:p>
          </table:table-cell>
          <table:table-cell table:formula="of:=[.D328]/([.E328]-[.E327])" office:value-type="float" office:value="66900.3304243914" calcext:value-type="float">
            <text:p>66900.33042439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76611.3683" calcext:value-type="float">
            <text:p>1456076611.3683</text:p>
          </table:table-cell>
          <table:table-cell office:value-type="float" office:value="1456076611.36921" calcext:value-type="float">
            <text:p>1456076611.36921</text:p>
          </table:table-cell>
          <table:table-cell office:value-type="float" office:value="7528" calcext:value-type="float">
            <text:p>7528</text:p>
          </table:table-cell>
          <table:table-cell table:formula="of:=[.B329]-[.B$2]" office:value-type="float" office:value="32.6752998828888" calcext:value-type="float">
            <text:p>32.6752998829</text:p>
          </table:table-cell>
          <table:table-cell table:formula="of:=[.D329]/([.E329]-[.E328])" office:value-type="float" office:value="66660.728222386" calcext:value-type="float">
            <text:p>66660.72822238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76611.48182" calcext:value-type="float">
            <text:p>1456076611.48182</text:p>
          </table:table-cell>
          <table:table-cell office:value-type="float" office:value="1456076611.48273" calcext:value-type="float">
            <text:p>1456076611.48273</text:p>
          </table:table-cell>
          <table:table-cell office:value-type="float" office:value="7600" calcext:value-type="float">
            <text:p>7600</text:p>
          </table:table-cell>
          <table:table-cell table:formula="of:=[.B330]-[.B$2]" office:value-type="float" office:value="32.7888200283051" calcext:value-type="float">
            <text:p>32.7888200283</text:p>
          </table:table-cell>
          <table:table-cell table:formula="of:=[.D330]/([.E330]-[.E329])" office:value-type="float" office:value="66948.4695613457" calcext:value-type="float">
            <text:p>66948.46956134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76611.5966" calcext:value-type="float">
            <text:p>1456076611.5966</text:p>
          </table:table-cell>
          <table:table-cell office:value-type="float" office:value="1456076611.59766" calcext:value-type="float">
            <text:p>1456076611.59766</text:p>
          </table:table-cell>
          <table:table-cell office:value-type="float" office:value="7664" calcext:value-type="float">
            <text:p>7664</text:p>
          </table:table-cell>
          <table:table-cell table:formula="of:=[.B331]-[.B$2]" office:value-type="float" office:value="32.9035999774933" calcext:value-type="float">
            <text:p>32.9035999775</text:p>
          </table:table-cell>
          <table:table-cell table:formula="of:=[.D331]/([.E331]-[.E330])" office:value-type="float" office:value="66771.2440561503" calcext:value-type="float">
            <text:p>66771.24405615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76611.71216" calcext:value-type="float">
            <text:p>1456076611.71216</text:p>
          </table:table-cell>
          <table:table-cell office:value-type="float" office:value="1456076611.71306" calcext:value-type="float">
            <text:p>1456076611.71306</text:p>
          </table:table-cell>
          <table:table-cell office:value-type="float" office:value="7720" calcext:value-type="float">
            <text:p>7720</text:p>
          </table:table-cell>
          <table:table-cell table:formula="of:=[.B332]-[.B$2]" office:value-type="float" office:value="33.0191600322723" calcext:value-type="float">
            <text:p>33.0191600323</text:p>
          </table:table-cell>
          <table:table-cell table:formula="of:=[.D332]/([.E332]-[.E331])" office:value-type="float" office:value="66805.0912121875" calcext:value-type="float">
            <text:p>66805.091212187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76611.82842" calcext:value-type="float">
            <text:p>1456076611.82842</text:p>
          </table:table-cell>
          <table:table-cell office:value-type="float" office:value="1456076611.82931" calcext:value-type="float">
            <text:p>1456076611.82931</text:p>
          </table:table-cell>
          <table:table-cell office:value-type="float" office:value="7768" calcext:value-type="float">
            <text:p>7768</text:p>
          </table:table-cell>
          <table:table-cell table:formula="of:=[.B333]-[.B$2]" office:value-type="float" office:value="33.1354198455811" calcext:value-type="float">
            <text:p>33.1354198456</text:p>
          </table:table-cell>
          <table:table-cell table:formula="of:=[.D333]/([.E333]-[.E332])" office:value-type="float" office:value="66815.8650777538" calcext:value-type="float">
            <text:p>66815.86507775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76611.94582" calcext:value-type="float">
            <text:p>1456076611.94582</text:p>
          </table:table-cell>
          <table:table-cell office:value-type="float" office:value="1456076611.94677" calcext:value-type="float">
            <text:p>1456076611.94677</text:p>
          </table:table-cell>
          <table:table-cell office:value-type="float" office:value="7808" calcext:value-type="float">
            <text:p>7808</text:p>
          </table:table-cell>
          <table:table-cell table:formula="of:=[.B334]-[.B$2]" office:value-type="float" office:value="33.2528200149536" calcext:value-type="float">
            <text:p>33.252820015</text:p>
          </table:table-cell>
          <table:table-cell table:formula="of:=[.D334]/([.E334]-[.E333])" office:value-type="float" office:value="66507.5701485748" calcext:value-type="float">
            <text:p>66507.57014857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76612.06341" calcext:value-type="float">
            <text:p>1456076612.06341</text:p>
          </table:table-cell>
          <table:table-cell office:value-type="float" office:value="1456076612.06445" calcext:value-type="float">
            <text:p>1456076612.06445</text:p>
          </table:table-cell>
          <table:table-cell office:value-type="float" office:value="7848" calcext:value-type="float">
            <text:p>7848</text:p>
          </table:table-cell>
          <table:table-cell table:formula="of:=[.B335]-[.B$2]" office:value-type="float" office:value="33.3704099655151" calcext:value-type="float">
            <text:p>33.3704099655</text:p>
          </table:table-cell>
          <table:table-cell table:formula="of:=[.D335]/([.E335]-[.E334])" office:value-type="float" office:value="66740.3971387325" calcext:value-type="float">
            <text:p>66740.39713873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76612.18173" calcext:value-type="float">
            <text:p>1456076612.18173</text:p>
          </table:table-cell>
          <table:table-cell office:value-type="float" office:value="1456076612.18264" calcext:value-type="float">
            <text:p>1456076612.18264</text:p>
          </table:table-cell>
          <table:table-cell office:value-type="float" office:value="7872" calcext:value-type="float">
            <text:p>7872</text:p>
          </table:table-cell>
          <table:table-cell table:formula="of:=[.B336]-[.B$2]" office:value-type="float" office:value="33.4887299537659" calcext:value-type="float">
            <text:p>33.4887299538</text:p>
          </table:table-cell>
          <table:table-cell table:formula="of:=[.D336]/([.E336]-[.E335])" office:value-type="float" office:value="66531.446768896" calcext:value-type="float">
            <text:p>66531.4467688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76612.30046" calcext:value-type="float">
            <text:p>1456076612.30046</text:p>
          </table:table-cell>
          <table:table-cell office:value-type="float" office:value="1456076612.30136" calcext:value-type="float">
            <text:p>1456076612.30136</text:p>
          </table:table-cell>
          <table:table-cell office:value-type="float" office:value="7888" calcext:value-type="float">
            <text:p>7888</text:p>
          </table:table-cell>
          <table:table-cell table:formula="of:=[.B337]-[.B$2]" office:value-type="float" office:value="33.6074600219727" calcext:value-type="float">
            <text:p>33.607460022</text:p>
          </table:table-cell>
          <table:table-cell table:formula="of:=[.D337]/([.E337]-[.E336])" office:value-type="float" office:value="66436.4142894436" calcext:value-type="float">
            <text:p>66436.41428944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76612.41912" calcext:value-type="float">
            <text:p>1456076612.41912</text:p>
          </table:table-cell>
          <table:table-cell office:value-type="float" office:value="1456076612.42001" calcext:value-type="float">
            <text:p>1456076612.42001</text:p>
          </table:table-cell>
          <table:table-cell office:value-type="float" office:value="7888" calcext:value-type="float">
            <text:p>7888</text:p>
          </table:table-cell>
          <table:table-cell table:formula="of:=[.B338]-[.B$2]" office:value-type="float" office:value="33.7261199951172" calcext:value-type="float">
            <text:p>33.7261199951</text:p>
          </table:table-cell>
          <table:table-cell table:formula="of:=[.D338]/([.E338]-[.E337])" office:value-type="float" office:value="66475.6597441008" calcext:value-type="float">
            <text:p>66475.65974410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76612.53804" calcext:value-type="float">
            <text:p>1456076612.53804</text:p>
          </table:table-cell>
          <table:table-cell office:value-type="float" office:value="1456076612.53893" calcext:value-type="float">
            <text:p>1456076612.53893</text:p>
          </table:table-cell>
          <table:table-cell office:value-type="float" office:value="7888" calcext:value-type="float">
            <text:p>7888</text:p>
          </table:table-cell>
          <table:table-cell table:formula="of:=[.B339]-[.B$2]" office:value-type="float" office:value="33.8450398445129" calcext:value-type="float">
            <text:p>33.8450398445</text:p>
          </table:table-cell>
          <table:table-cell table:formula="of:=[.D339]/([.E339]-[.E338])" office:value-type="float" office:value="66330.3900911413" calcext:value-type="float">
            <text:p>66330.39009114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76612.65703" calcext:value-type="float">
            <text:p>1456076612.65703</text:p>
          </table:table-cell>
          <table:table-cell office:value-type="float" office:value="1456076612.65793" calcext:value-type="float">
            <text:p>1456076612.65793</text:p>
          </table:table-cell>
          <table:table-cell office:value-type="float" office:value="7880" calcext:value-type="float">
            <text:p>7880</text:p>
          </table:table-cell>
          <table:table-cell table:formula="of:=[.B340]-[.B$2]" office:value-type="float" office:value="33.9640300273895" calcext:value-type="float">
            <text:p>33.9640300274</text:p>
          </table:table-cell>
          <table:table-cell table:formula="of:=[.D340]/([.E340]-[.E339])" office:value-type="float" office:value="66223.9506613155" calcext:value-type="float">
            <text:p>66223.95066131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76612.77585" calcext:value-type="float">
            <text:p>1456076612.77585</text:p>
          </table:table-cell>
          <table:table-cell office:value-type="float" office:value="1456076612.77681" calcext:value-type="float">
            <text:p>1456076612.77681</text:p>
          </table:table-cell>
          <table:table-cell office:value-type="float" office:value="7864" calcext:value-type="float">
            <text:p>7864</text:p>
          </table:table-cell>
          <table:table-cell table:formula="of:=[.B341]-[.B$2]" office:value-type="float" office:value="34.0828499794006" calcext:value-type="float">
            <text:p>34.0828499794</text:p>
          </table:table-cell>
          <table:table-cell table:formula="of:=[.D341]/([.E341]-[.E340])" office:value-type="float" office:value="66184.1708138781" calcext:value-type="float">
            <text:p>66184.17081387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76612.89415" calcext:value-type="float">
            <text:p>1456076612.89415</text:p>
          </table:table-cell>
          <table:table-cell office:value-type="float" office:value="1456076612.89506" calcext:value-type="float">
            <text:p>1456076612.89506</text:p>
          </table:table-cell>
          <table:table-cell office:value-type="float" office:value="7832" calcext:value-type="float">
            <text:p>7832</text:p>
          </table:table-cell>
          <table:table-cell table:formula="of:=[.B342]-[.B$2]" office:value-type="float" office:value="34.2011499404907" calcext:value-type="float">
            <text:p>34.2011499405</text:p>
          </table:table-cell>
          <table:table-cell table:formula="of:=[.D342]/([.E342]-[.E341])" office:value-type="float" office:value="66204.5864413748" calcext:value-type="float">
            <text:p>66204.58644137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76613.01235" calcext:value-type="float">
            <text:p>1456076613.01235</text:p>
          </table:table-cell>
          <table:table-cell office:value-type="float" office:value="1456076613.01328" calcext:value-type="float">
            <text:p>1456076613.01328</text:p>
          </table:table-cell>
          <table:table-cell office:value-type="float" office:value="7800" calcext:value-type="float">
            <text:p>7800</text:p>
          </table:table-cell>
          <table:table-cell table:formula="of:=[.B343]-[.B$2]" office:value-type="float" office:value="34.3193500041962" calcext:value-type="float">
            <text:p>34.3193500042</text:p>
          </table:table-cell>
          <table:table-cell table:formula="of:=[.D343]/([.E343]-[.E342])" office:value-type="float" office:value="65989.812149659" calcext:value-type="float">
            <text:p>65989.8121496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76613.12987" calcext:value-type="float">
            <text:p>1456076613.12987</text:p>
          </table:table-cell>
          <table:table-cell office:value-type="float" office:value="1456076613.13079" calcext:value-type="float">
            <text:p>1456076613.13079</text:p>
          </table:table-cell>
          <table:table-cell office:value-type="float" office:value="7752" calcext:value-type="float">
            <text:p>7752</text:p>
          </table:table-cell>
          <table:table-cell table:formula="of:=[.B344]-[.B$2]" office:value-type="float" office:value="34.4368698596954" calcext:value-type="float">
            <text:p>34.4368698597</text:p>
          </table:table-cell>
          <table:table-cell table:formula="of:=[.D344]/([.E344]-[.E343])" office:value-type="float" office:value="65963.3214069797" calcext:value-type="float">
            <text:p>65963.321406979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76613.24681" calcext:value-type="float">
            <text:p>1456076613.24681</text:p>
          </table:table-cell>
          <table:table-cell office:value-type="float" office:value="1456076613.24797" calcext:value-type="float">
            <text:p>1456076613.24797</text:p>
          </table:table-cell>
          <table:table-cell office:value-type="float" office:value="7696" calcext:value-type="float">
            <text:p>7696</text:p>
          </table:table-cell>
          <table:table-cell table:formula="of:=[.B345]-[.B$2]" office:value-type="float" office:value="34.5538098812103" calcext:value-type="float">
            <text:p>34.5538098812</text:p>
          </table:table-cell>
          <table:table-cell table:formula="of:=[.D345]/([.E345]-[.E344])" office:value-type="float" office:value="65811.5151707912" calcext:value-type="float">
            <text:p>65811.51517079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76613.36282" calcext:value-type="float">
            <text:p>1456076613.36282</text:p>
          </table:table-cell>
          <table:table-cell office:value-type="float" office:value="1456076613.36371" calcext:value-type="float">
            <text:p>1456076613.36371</text:p>
          </table:table-cell>
          <table:table-cell office:value-type="float" office:value="7640" calcext:value-type="float">
            <text:p>7640</text:p>
          </table:table-cell>
          <table:table-cell table:formula="of:=[.B346]-[.B$2]" office:value-type="float" office:value="34.6698198318481" calcext:value-type="float">
            <text:p>34.6698198318</text:p>
          </table:table-cell>
          <table:table-cell table:formula="of:=[.D346]/([.E346]-[.E345])" office:value-type="float" office:value="65856.419712237" calcext:value-type="float">
            <text:p>65856.4197122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76613.47834" calcext:value-type="float">
            <text:p>1456076613.47834</text:p>
          </table:table-cell>
          <table:table-cell office:value-type="float" office:value="1456076613.47923" calcext:value-type="float">
            <text:p>1456076613.47923</text:p>
          </table:table-cell>
          <table:table-cell office:value-type="float" office:value="7568" calcext:value-type="float">
            <text:p>7568</text:p>
          </table:table-cell>
          <table:table-cell table:formula="of:=[.B347]-[.B$2]" office:value-type="float" office:value="34.7853398323059" calcext:value-type="float">
            <text:p>34.7853398323</text:p>
          </table:table-cell>
          <table:table-cell table:formula="of:=[.D347]/([.E347]-[.E346])" office:value-type="float" office:value="65512.4651143592" calcext:value-type="float">
            <text:p>65512.46511435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76613.59242" calcext:value-type="float">
            <text:p>1456076613.59242</text:p>
          </table:table-cell>
          <table:table-cell office:value-type="float" office:value="1456076613.59332" calcext:value-type="float">
            <text:p>1456076613.59332</text:p>
          </table:table-cell>
          <table:table-cell office:value-type="float" office:value="7496" calcext:value-type="float">
            <text:p>7496</text:p>
          </table:table-cell>
          <table:table-cell table:formula="of:=[.B348]-[.B$2]" office:value-type="float" office:value="34.8994200229645" calcext:value-type="float">
            <text:p>34.899420023</text:p>
          </table:table-cell>
          <table:table-cell table:formula="of:=[.D348]/([.E348]-[.E347])" office:value-type="float" office:value="65708.1650786751" calcext:value-type="float">
            <text:p>65708.16507867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76613.70592" calcext:value-type="float">
            <text:p>1456076613.70592</text:p>
          </table:table-cell>
          <table:table-cell office:value-type="float" office:value="1456076613.70687" calcext:value-type="float">
            <text:p>1456076613.70687</text:p>
          </table:table-cell>
          <table:table-cell office:value-type="float" office:value="7416" calcext:value-type="float">
            <text:p>7416</text:p>
          </table:table-cell>
          <table:table-cell table:formula="of:=[.B349]-[.B$2]" office:value-type="float" office:value="35.0129199028015" calcext:value-type="float">
            <text:p>35.0129199028</text:p>
          </table:table-cell>
          <table:table-cell table:formula="of:=[.D349]/([.E349]-[.E348])" office:value-type="float" office:value="65339.2762234457" calcext:value-type="float">
            <text:p>65339.27622344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76613.81793" calcext:value-type="float">
            <text:p>1456076613.81793</text:p>
          </table:table-cell>
          <table:table-cell office:value-type="float" office:value="1456076613.81883" calcext:value-type="float">
            <text:p>1456076613.81883</text:p>
          </table:table-cell>
          <table:table-cell office:value-type="float" office:value="7328" calcext:value-type="float">
            <text:p>7328</text:p>
          </table:table-cell>
          <table:table-cell table:formula="of:=[.B350]-[.B$2]" office:value-type="float" office:value="35.1249299049377" calcext:value-type="float">
            <text:p>35.1249299049</text:p>
          </table:table-cell>
          <table:table-cell table:formula="of:=[.D350]/([.E350]-[.E349])" office:value-type="float" office:value="65422.7288656546" calcext:value-type="float">
            <text:p>65422.72886565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76613.92853" calcext:value-type="float">
            <text:p>1456076613.92853</text:p>
          </table:table-cell>
          <table:table-cell office:value-type="float" office:value="1456076613.92945" calcext:value-type="float">
            <text:p>1456076613.92945</text:p>
          </table:table-cell>
          <table:table-cell office:value-type="float" office:value="7232" calcext:value-type="float">
            <text:p>7232</text:p>
          </table:table-cell>
          <table:table-cell table:formula="of:=[.B351]-[.B$2]" office:value-type="float" office:value="35.2355298995972" calcext:value-type="float">
            <text:p>35.2355298996</text:p>
          </table:table-cell>
          <table:table-cell table:formula="of:=[.D351]/([.E351]-[.E350])" office:value-type="float" office:value="65388.7915842118" calcext:value-type="float">
            <text:p>65388.79158421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76614.03812" calcext:value-type="float">
            <text:p>1456076614.03812</text:p>
          </table:table-cell>
          <table:table-cell office:value-type="float" office:value="1456076614.039" calcext:value-type="float">
            <text:p>1456076614.039</text:p>
          </table:table-cell>
          <table:table-cell office:value-type="float" office:value="7128" calcext:value-type="float">
            <text:p>7128</text:p>
          </table:table-cell>
          <table:table-cell table:formula="of:=[.B352]-[.B$2]" office:value-type="float" office:value="35.3451199531555" calcext:value-type="float">
            <text:p>35.3451199532</text:p>
          </table:table-cell>
          <table:table-cell table:formula="of:=[.D352]/([.E352]-[.E351])" office:value-type="float" office:value="65042.3990914906" calcext:value-type="float">
            <text:p>65042.39909149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76614.14638" calcext:value-type="float">
            <text:p>1456076614.14638</text:p>
          </table:table-cell>
          <table:table-cell office:value-type="float" office:value="1456076614.14728" calcext:value-type="float">
            <text:p>1456076614.14728</text:p>
          </table:table-cell>
          <table:table-cell office:value-type="float" office:value="7024" calcext:value-type="float">
            <text:p>7024</text:p>
          </table:table-cell>
          <table:table-cell table:formula="of:=[.B353]-[.B$2]" office:value-type="float" office:value="35.4533798694611" calcext:value-type="float">
            <text:p>35.4533798695</text:p>
          </table:table-cell>
          <table:table-cell table:formula="of:=[.D353]/([.E353]-[.E352])" office:value-type="float" office:value="64880.8925750151" calcext:value-type="float">
            <text:p>64880.8925750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76614.25307" calcext:value-type="float">
            <text:p>1456076614.25307</text:p>
          </table:table-cell>
          <table:table-cell office:value-type="float" office:value="1456076614.25396" calcext:value-type="float">
            <text:p>1456076614.25396</text:p>
          </table:table-cell>
          <table:table-cell office:value-type="float" office:value="6912" calcext:value-type="float">
            <text:p>6912</text:p>
          </table:table-cell>
          <table:table-cell table:formula="of:=[.B354]-[.B$2]" office:value-type="float" office:value="35.5600700378418" calcext:value-type="float">
            <text:p>35.5600700378</text:p>
          </table:table-cell>
          <table:table-cell table:formula="of:=[.D354]/([.E354]-[.E353])" office:value-type="float" office:value="64785.7258537043" calcext:value-type="float">
            <text:p>64785.72585370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76614.35756" calcext:value-type="float">
            <text:p>1456076614.35756</text:p>
          </table:table-cell>
          <table:table-cell office:value-type="float" office:value="1456076614.35845" calcext:value-type="float">
            <text:p>1456076614.35845</text:p>
          </table:table-cell>
          <table:table-cell office:value-type="float" office:value="6800" calcext:value-type="float">
            <text:p>6800</text:p>
          </table:table-cell>
          <table:table-cell table:formula="of:=[.B355]-[.B$2]" office:value-type="float" office:value="35.664559841156" calcext:value-type="float">
            <text:p>35.6645598412</text:p>
          </table:table-cell>
          <table:table-cell table:formula="of:=[.D355]/([.E355]-[.E354])" office:value-type="float" office:value="65078.1203937371" calcext:value-type="float">
            <text:p>65078.12039373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76614.46085" calcext:value-type="float">
            <text:p>1456076614.46085</text:p>
          </table:table-cell>
          <table:table-cell office:value-type="float" office:value="1456076614.46175" calcext:value-type="float">
            <text:p>1456076614.46175</text:p>
          </table:table-cell>
          <table:table-cell office:value-type="float" office:value="6688" calcext:value-type="float">
            <text:p>6688</text:p>
          </table:table-cell>
          <table:table-cell table:formula="of:=[.B356]-[.B$2]" office:value-type="float" office:value="35.7678499221802" calcext:value-type="float">
            <text:p>35.7678499222</text:p>
          </table:table-cell>
          <table:table-cell table:formula="of:=[.D356]/([.E356]-[.E355])" office:value-type="float" office:value="64749.6829674769" calcext:value-type="float">
            <text:p>64749.68296747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76614.56296" calcext:value-type="float">
            <text:p>1456076614.56296</text:p>
          </table:table-cell>
          <table:table-cell office:value-type="float" office:value="1456076614.56385" calcext:value-type="float">
            <text:p>1456076614.56385</text:p>
          </table:table-cell>
          <table:table-cell office:value-type="float" office:value="6568" calcext:value-type="float">
            <text:p>6568</text:p>
          </table:table-cell>
          <table:table-cell table:formula="of:=[.B357]-[.B$2]" office:value-type="float" office:value="35.8699598312378" calcext:value-type="float">
            <text:p>35.8699598312</text:p>
          </table:table-cell>
          <table:table-cell table:formula="of:=[.D357]/([.E357]-[.E356])" office:value-type="float" office:value="64322.8464369104" calcext:value-type="float">
            <text:p>64322.84643691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76614.66267" calcext:value-type="float">
            <text:p>1456076614.66267</text:p>
          </table:table-cell>
          <table:table-cell office:value-type="float" office:value="1456076614.66358" calcext:value-type="float">
            <text:p>1456076614.66358</text:p>
          </table:table-cell>
          <table:table-cell office:value-type="float" office:value="6440" calcext:value-type="float">
            <text:p>6440</text:p>
          </table:table-cell>
          <table:table-cell table:formula="of:=[.B358]-[.B$2]" office:value-type="float" office:value="35.9696698188782" calcext:value-type="float">
            <text:p>35.9696698189</text:p>
          </table:table-cell>
          <table:table-cell table:formula="of:=[.D358]/([.E358]-[.E357])" office:value-type="float" office:value="64587.3111851827" calcext:value-type="float">
            <text:p>64587.31118518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76614.76074" calcext:value-type="float">
            <text:p>1456076614.76074</text:p>
          </table:table-cell>
          <table:table-cell office:value-type="float" office:value="1456076614.76163" calcext:value-type="float">
            <text:p>1456076614.76163</text:p>
          </table:table-cell>
          <table:table-cell office:value-type="float" office:value="6320" calcext:value-type="float">
            <text:p>6320</text:p>
          </table:table-cell>
          <table:table-cell table:formula="of:=[.B359]-[.B$2]" office:value-type="float" office:value="36.0677399635315" calcext:value-type="float">
            <text:p>36.0677399635</text:p>
          </table:table-cell>
          <table:table-cell table:formula="of:=[.D359]/([.E359]-[.E358])" office:value-type="float" office:value="64443.6696034386" calcext:value-type="float">
            <text:p>64443.66960343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76614.85737" calcext:value-type="float">
            <text:p>1456076614.85737</text:p>
          </table:table-cell>
          <table:table-cell office:value-type="float" office:value="1456076614.85828" calcext:value-type="float">
            <text:p>1456076614.85828</text:p>
          </table:table-cell>
          <table:table-cell office:value-type="float" office:value="6192" calcext:value-type="float">
            <text:p>6192</text:p>
          </table:table-cell>
          <table:table-cell table:formula="of:=[.B360]-[.B$2]" office:value-type="float" office:value="36.1643698215485" calcext:value-type="float">
            <text:p>36.1643698215</text:p>
          </table:table-cell>
          <table:table-cell table:formula="of:=[.D360]/([.E360]-[.E359])" office:value-type="float" office:value="64079.5725779987" calcext:value-type="float">
            <text:p>64079.57257799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76614.95191" calcext:value-type="float">
            <text:p>1456076614.95191</text:p>
          </table:table-cell>
          <table:table-cell office:value-type="float" office:value="1456076614.95285" calcext:value-type="float">
            <text:p>1456076614.95285</text:p>
          </table:table-cell>
          <table:table-cell office:value-type="float" office:value="6064" calcext:value-type="float">
            <text:p>6064</text:p>
          </table:table-cell>
          <table:table-cell table:formula="of:=[.B361]-[.B$2]" office:value-type="float" office:value="36.2589099407196" calcext:value-type="float">
            <text:p>36.2589099407</text:p>
          </table:table-cell>
          <table:table-cell table:formula="of:=[.D361]/([.E361]-[.E360])" office:value-type="float" office:value="64142.0811943611" calcext:value-type="float">
            <text:p>64142.08119436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76615.04472" calcext:value-type="float">
            <text:p>1456076615.04472</text:p>
          </table:table-cell>
          <table:table-cell office:value-type="float" office:value="1456076615.04573" calcext:value-type="float">
            <text:p>1456076615.04573</text:p>
          </table:table-cell>
          <table:table-cell office:value-type="float" office:value="5944" calcext:value-type="float">
            <text:p>5944</text:p>
          </table:table-cell>
          <table:table-cell table:formula="of:=[.B362]-[.B$2]" office:value-type="float" office:value="36.3517198562622" calcext:value-type="float">
            <text:p>36.3517198563</text:p>
          </table:table-cell>
          <table:table-cell table:formula="of:=[.D362]/([.E362]-[.E361])" office:value-type="float" office:value="64044.8810372155" calcext:value-type="float">
            <text:p>64044.88103721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76615.13583" calcext:value-type="float">
            <text:p>1456076615.13583</text:p>
          </table:table-cell>
          <table:table-cell office:value-type="float" office:value="1456076615.13678" calcext:value-type="float">
            <text:p>1456076615.13678</text:p>
          </table:table-cell>
          <table:table-cell office:value-type="float" office:value="5816" calcext:value-type="float">
            <text:p>5816</text:p>
          </table:table-cell>
          <table:table-cell table:formula="of:=[.B363]-[.B$2]" office:value-type="float" office:value="36.4428298473358" calcext:value-type="float">
            <text:p>36.4428298473</text:p>
          </table:table-cell>
          <table:table-cell table:formula="of:=[.D363]/([.E363]-[.E362])" office:value-type="float" office:value="63834.9310703061" calcext:value-type="float">
            <text:p>63834.93107030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76615.22505" calcext:value-type="float">
            <text:p>1456076615.22505</text:p>
          </table:table-cell>
          <table:table-cell office:value-type="float" office:value="1456076615.22584" calcext:value-type="float">
            <text:p>1456076615.22584</text:p>
          </table:table-cell>
          <table:table-cell office:value-type="float" office:value="5696" calcext:value-type="float">
            <text:p>5696</text:p>
          </table:table-cell>
          <table:table-cell table:formula="of:=[.B364]-[.B$2]" office:value-type="float" office:value="36.5320498943329" calcext:value-type="float">
            <text:p>36.5320498943</text:p>
          </table:table-cell>
          <table:table-cell table:formula="of:=[.D364]/([.E364]-[.E363])" office:value-type="float" office:value="63842.1542210916" calcext:value-type="float">
            <text:p>63842.15422109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76615.3124" calcext:value-type="float">
            <text:p>1456076615.3124</text:p>
          </table:table-cell>
          <table:table-cell office:value-type="float" office:value="1456076615.31331" calcext:value-type="float">
            <text:p>1456076615.31331</text:p>
          </table:table-cell>
          <table:table-cell office:value-type="float" office:value="5576" calcext:value-type="float">
            <text:p>5576</text:p>
          </table:table-cell>
          <table:table-cell table:formula="of:=[.B365]-[.B$2]" office:value-type="float" office:value="36.6194000244141" calcext:value-type="float">
            <text:p>36.6194000244</text:p>
          </table:table-cell>
          <table:table-cell table:formula="of:=[.D365]/([.E365]-[.E364])" office:value-type="float" office:value="63835.0509016767" calcext:value-type="float">
            <text:p>63835.0509016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76615.39841" calcext:value-type="float">
            <text:p>1456076615.39841</text:p>
          </table:table-cell>
          <table:table-cell office:value-type="float" office:value="1456076615.3993" calcext:value-type="float">
            <text:p>1456076615.3993</text:p>
          </table:table-cell>
          <table:table-cell office:value-type="float" office:value="5456" calcext:value-type="float">
            <text:p>5456</text:p>
          </table:table-cell>
          <table:table-cell table:formula="of:=[.B366]-[.B$2]" office:value-type="float" office:value="36.7054100036621" calcext:value-type="float">
            <text:p>36.7054100037</text:p>
          </table:table-cell>
          <table:table-cell table:formula="of:=[.D366]/([.E366]-[.E365])" office:value-type="float" office:value="63434.4996673615" calcext:value-type="float">
            <text:p>63434.49966736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76615.48236" calcext:value-type="float">
            <text:p>1456076615.48236</text:p>
          </table:table-cell>
          <table:table-cell office:value-type="float" office:value="1456076615.48324" calcext:value-type="float">
            <text:p>1456076615.48324</text:p>
          </table:table-cell>
          <table:table-cell office:value-type="float" office:value="5336" calcext:value-type="float">
            <text:p>5336</text:p>
          </table:table-cell>
          <table:table-cell table:formula="of:=[.B367]-[.B$2]" office:value-type="float" office:value="36.7893598079681" calcext:value-type="float">
            <text:p>36.789359808</text:p>
          </table:table-cell>
          <table:table-cell table:formula="of:=[.D367]/([.E367]-[.E366])" office:value-type="float" office:value="63561.7920030899" calcext:value-type="float">
            <text:p>63561.79200308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76615.56485" calcext:value-type="float">
            <text:p>1456076615.56485</text:p>
          </table:table-cell>
          <table:table-cell office:value-type="float" office:value="1456076615.56586" calcext:value-type="float">
            <text:p>1456076615.56586</text:p>
          </table:table-cell>
          <table:table-cell office:value-type="float" office:value="5224" calcext:value-type="float">
            <text:p>5224</text:p>
          </table:table-cell>
          <table:table-cell table:formula="of:=[.B368]-[.B$2]" office:value-type="float" office:value="36.8718500137329" calcext:value-type="float">
            <text:p>36.8718500137</text:p>
          </table:table-cell>
          <table:table-cell table:formula="of:=[.D368]/([.E368]-[.E367])" office:value-type="float" office:value="63328.7303816017" calcext:value-type="float">
            <text:p>63328.73038160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76615.64591" calcext:value-type="float">
            <text:p>1456076615.64591</text:p>
          </table:table-cell>
          <table:table-cell office:value-type="float" office:value="1456076615.64686" calcext:value-type="float">
            <text:p>1456076615.64686</text:p>
          </table:table-cell>
          <table:table-cell office:value-type="float" office:value="5120" calcext:value-type="float">
            <text:p>5120</text:p>
          </table:table-cell>
          <table:table-cell table:formula="of:=[.B369]-[.B$2]" office:value-type="float" office:value="36.9529099464417" calcext:value-type="float">
            <text:p>36.9529099464</text:p>
          </table:table-cell>
          <table:table-cell table:formula="of:=[.D369]/([.E369]-[.E368])" office:value-type="float" office:value="63163.1415041619" calcext:value-type="float">
            <text:p>63163.14150416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76615.7249" calcext:value-type="float">
            <text:p>1456076615.7249</text:p>
          </table:table-cell>
          <table:table-cell office:value-type="float" office:value="1456076615.72607" calcext:value-type="float">
            <text:p>1456076615.72607</text:p>
          </table:table-cell>
          <table:table-cell office:value-type="float" office:value="5016" calcext:value-type="float">
            <text:p>5016</text:p>
          </table:table-cell>
          <table:table-cell table:formula="of:=[.B370]-[.B$2]" office:value-type="float" office:value="37.0318999290466" calcext:value-type="float">
            <text:p>37.031899929</text:p>
          </table:table-cell>
          <table:table-cell table:formula="of:=[.D370]/([.E370]-[.E369])" office:value-type="float" office:value="63501.7230613206" calcext:value-type="float">
            <text:p>63501.7230613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76615.80283" calcext:value-type="float">
            <text:p>1456076615.80283</text:p>
          </table:table-cell>
          <table:table-cell office:value-type="float" office:value="1456076615.80376" calcext:value-type="float">
            <text:p>1456076615.80376</text:p>
          </table:table-cell>
          <table:table-cell office:value-type="float" office:value="4920" calcext:value-type="float">
            <text:p>4920</text:p>
          </table:table-cell>
          <table:table-cell table:formula="of:=[.B371]-[.B$2]" office:value-type="float" office:value="37.1098299026489" calcext:value-type="float">
            <text:p>37.1098299026</text:p>
          </table:table-cell>
          <table:table-cell table:formula="of:=[.D371]/([.E371]-[.E370])" office:value-type="float" office:value="63133.6028048534" calcext:value-type="float">
            <text:p>63133.60280485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76615.8792" calcext:value-type="float">
            <text:p>1456076615.8792</text:p>
          </table:table-cell>
          <table:table-cell office:value-type="float" office:value="1456076615.88009" calcext:value-type="float">
            <text:p>1456076615.88009</text:p>
          </table:table-cell>
          <table:table-cell office:value-type="float" office:value="4824" calcext:value-type="float">
            <text:p>4824</text:p>
          </table:table-cell>
          <table:table-cell table:formula="of:=[.B372]-[.B$2]" office:value-type="float" office:value="37.1861999034882" calcext:value-type="float">
            <text:p>37.1861999035</text:p>
          </table:table-cell>
          <table:table-cell table:formula="of:=[.D372]/([.E372]-[.E371])" office:value-type="float" office:value="63166.1640302324" calcext:value-type="float">
            <text:p>63166.16403023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76615.95434" calcext:value-type="float">
            <text:p>1456076615.95434</text:p>
          </table:table-cell>
          <table:table-cell office:value-type="float" office:value="1456076615.95524" calcext:value-type="float">
            <text:p>1456076615.95524</text:p>
          </table:table-cell>
          <table:table-cell office:value-type="float" office:value="4736" calcext:value-type="float">
            <text:p>4736</text:p>
          </table:table-cell>
          <table:table-cell table:formula="of:=[.B373]-[.B$2]" office:value-type="float" office:value="37.2613399028778" calcext:value-type="float">
            <text:p>37.2613399029</text:p>
          </table:table-cell>
          <table:table-cell table:formula="of:=[.D373]/([.E373]-[.E372])" office:value-type="float" office:value="63029.0130219571" calcext:value-type="float">
            <text:p>63029.01302195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76616.02818" calcext:value-type="float">
            <text:p>1456076616.02818</text:p>
          </table:table-cell>
          <table:table-cell office:value-type="float" office:value="1456076616.02907" calcext:value-type="float">
            <text:p>1456076616.02907</text:p>
          </table:table-cell>
          <table:table-cell office:value-type="float" office:value="4656" calcext:value-type="float">
            <text:p>4656</text:p>
          </table:table-cell>
          <table:table-cell table:formula="of:=[.B374]-[.B$2]" office:value-type="float" office:value="37.3351798057556" calcext:value-type="float">
            <text:p>37.3351798058</text:p>
          </table:table-cell>
          <table:table-cell table:formula="of:=[.D374]/([.E374]-[.E373])" office:value-type="float" office:value="63055.3375416119" calcext:value-type="float">
            <text:p>63055.33754161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76616.10089" calcext:value-type="float">
            <text:p>1456076616.10089</text:p>
          </table:table-cell>
          <table:table-cell office:value-type="float" office:value="1456076616.10179" calcext:value-type="float">
            <text:p>1456076616.10179</text:p>
          </table:table-cell>
          <table:table-cell office:value-type="float" office:value="4584" calcext:value-type="float">
            <text:p>4584</text:p>
          </table:table-cell>
          <table:table-cell table:formula="of:=[.B375]-[.B$2]" office:value-type="float" office:value="37.4078898429871" calcext:value-type="float">
            <text:p>37.407889843</text:p>
          </table:table-cell>
          <table:table-cell table:formula="of:=[.D375]/([.E375]-[.E374])" office:value-type="float" office:value="63044.9408987172" calcext:value-type="float">
            <text:p>63044.94089871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76616.17247" calcext:value-type="float">
            <text:p>1456076616.17247</text:p>
          </table:table-cell>
          <table:table-cell office:value-type="float" office:value="1456076616.17337" calcext:value-type="float">
            <text:p>1456076616.17337</text:p>
          </table:table-cell>
          <table:table-cell office:value-type="float" office:value="4520" calcext:value-type="float">
            <text:p>4520</text:p>
          </table:table-cell>
          <table:table-cell table:formula="of:=[.B376]-[.B$2]" office:value-type="float" office:value="37.4794700145721" calcext:value-type="float">
            <text:p>37.4794700146</text:p>
          </table:table-cell>
          <table:table-cell table:formula="of:=[.D376]/([.E376]-[.E375])" office:value-type="float" office:value="63145.9788361551" calcext:value-type="float">
            <text:p>63145.97883615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76616.24326" calcext:value-type="float">
            <text:p>1456076616.24326</text:p>
          </table:table-cell>
          <table:table-cell office:value-type="float" office:value="1456076616.24416" calcext:value-type="float">
            <text:p>1456076616.24416</text:p>
          </table:table-cell>
          <table:table-cell office:value-type="float" office:value="4464" calcext:value-type="float">
            <text:p>4464</text:p>
          </table:table-cell>
          <table:table-cell table:formula="of:=[.B377]-[.B$2]" office:value-type="float" office:value="37.5502598285675" calcext:value-type="float">
            <text:p>37.5502598286</text:p>
          </table:table-cell>
          <table:table-cell table:formula="of:=[.D377]/([.E377]-[.E376])" office:value-type="float" office:value="63059.9198959968" calcext:value-type="float">
            <text:p>63059.919895996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76616.3131" calcext:value-type="float">
            <text:p>1456076616.3131</text:p>
          </table:table-cell>
          <table:table-cell office:value-type="float" office:value="1456076616.314" calcext:value-type="float">
            <text:p>1456076616.314</text:p>
          </table:table-cell>
          <table:table-cell office:value-type="float" office:value="4416" calcext:value-type="float">
            <text:p>4416</text:p>
          </table:table-cell>
          <table:table-cell table:formula="of:=[.B378]-[.B$2]" office:value-type="float" office:value="37.6201000213623" calcext:value-type="float">
            <text:p>37.6201000214</text:p>
          </table:table-cell>
          <table:table-cell table:formula="of:=[.D378]/([.E378]-[.E377])" office:value-type="float" office:value="63230.0660018912" calcext:value-type="float">
            <text:p>63230.06600189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76616.38241" calcext:value-type="float">
            <text:p>1456076616.38241</text:p>
          </table:table-cell>
          <table:table-cell office:value-type="float" office:value="1456076616.38344" calcext:value-type="float">
            <text:p>1456076616.38344</text:p>
          </table:table-cell>
          <table:table-cell office:value-type="float" office:value="4376" calcext:value-type="float">
            <text:p>4376</text:p>
          </table:table-cell>
          <table:table-cell table:formula="of:=[.B379]-[.B$2]" office:value-type="float" office:value="37.6894099712372" calcext:value-type="float">
            <text:p>37.6894099712</text:p>
          </table:table-cell>
          <table:table-cell table:formula="of:=[.D379]/([.E379]-[.E378])" office:value-type="float" office:value="63136.678181124" calcext:value-type="float">
            <text:p>63136.6781811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76616.45102" calcext:value-type="float">
            <text:p>1456076616.45102</text:p>
          </table:table-cell>
          <table:table-cell office:value-type="float" office:value="1456076616.4519" calcext:value-type="float">
            <text:p>1456076616.4519</text:p>
          </table:table-cell>
          <table:table-cell office:value-type="float" office:value="4336" calcext:value-type="float">
            <text:p>4336</text:p>
          </table:table-cell>
          <table:table-cell table:formula="of:=[.B380]-[.B$2]" office:value-type="float" office:value="37.7580199241638" calcext:value-type="float">
            <text:p>37.7580199242</text:p>
          </table:table-cell>
          <table:table-cell table:formula="of:=[.D380]/([.E380]-[.E379])" office:value-type="float" office:value="63197.827939577" calcext:value-type="float">
            <text:p>63197.82793957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76616.51925" calcext:value-type="float">
            <text:p>1456076616.51925</text:p>
          </table:table-cell>
          <table:table-cell office:value-type="float" office:value="1456076616.52016" calcext:value-type="float">
            <text:p>1456076616.52016</text:p>
          </table:table-cell>
          <table:table-cell office:value-type="float" office:value="4312" calcext:value-type="float">
            <text:p>4312</text:p>
          </table:table-cell>
          <table:table-cell table:formula="of:=[.B381]-[.B$2]" office:value-type="float" office:value="37.8262498378754" calcext:value-type="float">
            <text:p>37.8262498379</text:p>
          </table:table-cell>
          <table:table-cell table:formula="of:=[.D381]/([.E381]-[.E380])" office:value-type="float" office:value="63198.0866666434" calcext:value-type="float">
            <text:p>63198.08666664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76616.61785" calcext:value-type="float">
            <text:p>1456076616.61785</text:p>
          </table:table-cell>
          <table:table-cell office:value-type="float" office:value="1456076616.61875" calcext:value-type="float">
            <text:p>1456076616.61875</text:p>
          </table:table-cell>
          <table:table-cell office:value-type="float" office:value="4296" calcext:value-type="float">
            <text:p>4296</text:p>
          </table:table-cell>
          <table:table-cell table:formula="of:=[.B382]-[.B$2]" office:value-type="float" office:value="37.92484998703" calcext:value-type="float">
            <text:p>37.924849987</text:p>
          </table:table-cell>
          <table:table-cell table:formula="of:=[.D382]/([.E382]-[.E381])" office:value-type="float" office:value="43569.9138067362" calcext:value-type="float">
            <text:p>43569.91380673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76616.71675" calcext:value-type="float">
            <text:p>1456076616.71675</text:p>
          </table:table-cell>
          <table:table-cell office:value-type="float" office:value="1456076616.71766" calcext:value-type="float">
            <text:p>1456076616.71766</text:p>
          </table:table-cell>
          <table:table-cell office:value-type="float" office:value="4296" calcext:value-type="float">
            <text:p>4296</text:p>
          </table:table-cell>
          <table:table-cell table:formula="of:=[.B383]-[.B$2]" office:value-type="float" office:value="38.0237498283386" calcext:value-type="float">
            <text:p>38.0237498283</text:p>
          </table:table-cell>
          <table:table-cell table:formula="of:=[.D383]/([.E383]-[.E382])" office:value-type="float" office:value="43437.8856746124" calcext:value-type="float">
            <text:p>43437.88567461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76616.81783" calcext:value-type="float">
            <text:p>1456076616.81783</text:p>
          </table:table-cell>
          <table:table-cell office:value-type="float" office:value="1456076616.81872" calcext:value-type="float">
            <text:p>1456076616.81872</text:p>
          </table:table-cell>
          <table:table-cell office:value-type="float" office:value="4296" calcext:value-type="float">
            <text:p>4296</text:p>
          </table:table-cell>
          <table:table-cell table:formula="of:=[.B384]-[.B$2]" office:value-type="float" office:value="38.1248300075531" calcext:value-type="float">
            <text:p>38.1248300076</text:p>
          </table:table-cell>
          <table:table-cell table:formula="of:=[.D384]/([.E384]-[.E383])" office:value-type="float" office:value="42500.9139614257" calcext:value-type="float">
            <text:p>42500.91396142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76616.917" calcext:value-type="float">
            <text:p>1456076616.917</text:p>
          </table:table-cell>
          <table:table-cell office:value-type="float" office:value="1456076616.91793" calcext:value-type="float">
            <text:p>1456076616.91793</text:p>
          </table:table-cell>
          <table:table-cell office:value-type="float" office:value="4304" calcext:value-type="float">
            <text:p>4304</text:p>
          </table:table-cell>
          <table:table-cell table:formula="of:=[.B385]-[.B$2]" office:value-type="float" office:value="38.2239999771118" calcext:value-type="float">
            <text:p>38.2239999771</text:p>
          </table:table-cell>
          <table:table-cell table:formula="of:=[.D385]/([.E385]-[.E384])" office:value-type="float" office:value="43400.2351634455" calcext:value-type="float">
            <text:p>43400.23516344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76617.01688" calcext:value-type="float">
            <text:p>1456076617.01688</text:p>
          </table:table-cell>
          <table:table-cell office:value-type="float" office:value="1456076617.01778" calcext:value-type="float">
            <text:p>1456076617.01778</text:p>
          </table:table-cell>
          <table:table-cell office:value-type="float" office:value="4320" calcext:value-type="float">
            <text:p>4320</text:p>
          </table:table-cell>
          <table:table-cell table:formula="of:=[.B386]-[.B$2]" office:value-type="float" office:value="38.3238799571991" calcext:value-type="float">
            <text:p>38.3238799572</text:p>
          </table:table-cell>
          <table:table-cell table:formula="of:=[.D386]/([.E386]-[.E385])" office:value-type="float" office:value="43251.9109057187" calcext:value-type="float">
            <text:p>43251.91090571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76617.11688" calcext:value-type="float">
            <text:p>1456076617.11688</text:p>
          </table:table-cell>
          <table:table-cell office:value-type="float" office:value="1456076617.11784" calcext:value-type="float">
            <text:p>1456076617.11784</text:p>
          </table:table-cell>
          <table:table-cell office:value-type="float" office:value="4352" calcext:value-type="float">
            <text:p>4352</text:p>
          </table:table-cell>
          <table:table-cell table:formula="of:=[.B387]-[.B$2]" office:value-type="float" office:value="38.4238798618317" calcext:value-type="float">
            <text:p>38.4238798618</text:p>
          </table:table-cell>
          <table:table-cell table:formula="of:=[.D387]/([.E387]-[.E386])" office:value-type="float" office:value="43520.0415039458" calcext:value-type="float">
            <text:p>43520.04150394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76617.21701" calcext:value-type="float">
            <text:p>1456076617.21701</text:p>
          </table:table-cell>
          <table:table-cell office:value-type="float" office:value="1456076617.21808" calcext:value-type="float">
            <text:p>1456076617.21808</text:p>
          </table:table-cell>
          <table:table-cell office:value-type="float" office:value="4384" calcext:value-type="float">
            <text:p>4384</text:p>
          </table:table-cell>
          <table:table-cell table:formula="of:=[.B388]-[.B$2]" office:value-type="float" office:value="38.5240099430084" calcext:value-type="float">
            <text:p>38.524009943</text:p>
          </table:table-cell>
          <table:table-cell table:formula="of:=[.D388]/([.E388]-[.E387])" office:value-type="float" office:value="43783.0464978951" calcext:value-type="float">
            <text:p>43783.04649789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76617.31693" calcext:value-type="float">
            <text:p>1456076617.31693</text:p>
          </table:table-cell>
          <table:table-cell office:value-type="float" office:value="1456076617.31784" calcext:value-type="float">
            <text:p>1456076617.31784</text:p>
          </table:table-cell>
          <table:table-cell office:value-type="float" office:value="4432" calcext:value-type="float">
            <text:p>4432</text:p>
          </table:table-cell>
          <table:table-cell table:formula="of:=[.B389]-[.B$2]" office:value-type="float" office:value="38.623929977417" calcext:value-type="float">
            <text:p>38.6239299774</text:p>
          </table:table-cell>
          <table:table-cell table:formula="of:=[.D389]/([.E389]-[.E388])" office:value-type="float" office:value="44355.4691132082" calcext:value-type="float">
            <text:p>44355.46911320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76617.41662" calcext:value-type="float">
            <text:p>1456076617.41662</text:p>
          </table:table-cell>
          <table:table-cell office:value-type="float" office:value="1456076617.41786" calcext:value-type="float">
            <text:p>1456076617.41786</text:p>
          </table:table-cell>
          <table:table-cell office:value-type="float" office:value="4488" calcext:value-type="float">
            <text:p>4488</text:p>
          </table:table-cell>
          <table:table-cell table:formula="of:=[.B390]-[.B$2]" office:value-type="float" office:value="38.7236199378967" calcext:value-type="float">
            <text:p>38.7236199379</text:p>
          </table:table-cell>
          <table:table-cell table:formula="of:=[.D390]/([.E390]-[.E389])" office:value-type="float" office:value="45019.5784851601" calcext:value-type="float">
            <text:p>45019.57848516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76617.51693" calcext:value-type="float">
            <text:p>1456076617.51693</text:p>
          </table:table-cell>
          <table:table-cell office:value-type="float" office:value="1456076617.51785" calcext:value-type="float">
            <text:p>1456076617.51785</text:p>
          </table:table-cell>
          <table:table-cell office:value-type="float" office:value="4544" calcext:value-type="float">
            <text:p>4544</text:p>
          </table:table-cell>
          <table:table-cell table:formula="of:=[.B391]-[.B$2]" office:value-type="float" office:value="38.8239300251007" calcext:value-type="float">
            <text:p>38.8239300251</text:p>
          </table:table-cell>
          <table:table-cell table:formula="of:=[.D391]/([.E391]-[.E390])" office:value-type="float" office:value="45299.5319479668" calcext:value-type="float">
            <text:p>45299.53194796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76617.61697" calcext:value-type="float">
            <text:p>1456076617.61697</text:p>
          </table:table-cell>
          <table:table-cell office:value-type="float" office:value="1456076617.61788" calcext:value-type="float">
            <text:p>1456076617.61788</text:p>
          </table:table-cell>
          <table:table-cell office:value-type="float" office:value="4616" calcext:value-type="float">
            <text:p>4616</text:p>
          </table:table-cell>
          <table:table-cell table:formula="of:=[.B392]-[.B$2]" office:value-type="float" office:value="38.9239699840546" calcext:value-type="float">
            <text:p>38.9239699841</text:p>
          </table:table-cell>
          <table:table-cell table:formula="of:=[.D392]/([.E392]-[.E391])" office:value-type="float" office:value="46141.5623144057" calcext:value-type="float">
            <text:p>46141.56231440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76617.71683" calcext:value-type="float">
            <text:p>1456076617.71683</text:p>
          </table:table-cell>
          <table:table-cell office:value-type="float" office:value="1456076617.71774" calcext:value-type="float">
            <text:p>1456076617.71774</text:p>
          </table:table-cell>
          <table:table-cell office:value-type="float" office:value="4688" calcext:value-type="float">
            <text:p>4688</text:p>
          </table:table-cell>
          <table:table-cell table:formula="of:=[.B393]-[.B$2]" office:value-type="float" office:value="39.0238299369812" calcext:value-type="float">
            <text:p>39.023829937</text:p>
          </table:table-cell>
          <table:table-cell table:formula="of:=[.D393]/([.E393]-[.E392])" office:value-type="float" office:value="46945.746143543" calcext:value-type="float">
            <text:p>46945.7461435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76617.81678" calcext:value-type="float">
            <text:p>1456076617.81678</text:p>
          </table:table-cell>
          <table:table-cell office:value-type="float" office:value="1456076617.81768" calcext:value-type="float">
            <text:p>1456076617.81768</text:p>
          </table:table-cell>
          <table:table-cell office:value-type="float" office:value="4768" calcext:value-type="float">
            <text:p>4768</text:p>
          </table:table-cell>
          <table:table-cell table:formula="of:=[.B394]-[.B$2]" office:value-type="float" office:value="39.1237800121307" calcext:value-type="float">
            <text:p>39.1237800121</text:p>
          </table:table-cell>
          <table:table-cell table:formula="of:=[.D394]/([.E394]-[.E393])" office:value-type="float" office:value="47703.8160588329" calcext:value-type="float">
            <text:p>47703.816058832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76617.91773" calcext:value-type="float">
            <text:p>1456076617.91773</text:p>
          </table:table-cell>
          <table:table-cell office:value-type="float" office:value="1456076617.91864" calcext:value-type="float">
            <text:p>1456076617.91864</text:p>
          </table:table-cell>
          <table:table-cell office:value-type="float" office:value="4856" calcext:value-type="float">
            <text:p>4856</text:p>
          </table:table-cell>
          <table:table-cell table:formula="of:=[.B395]-[.B$2]" office:value-type="float" office:value="39.224730014801" calcext:value-type="float">
            <text:p>39.2247300148</text:p>
          </table:table-cell>
          <table:table-cell table:formula="of:=[.D395]/([.E395]-[.E394])" office:value-type="float" office:value="48103.0200252707" calcext:value-type="float">
            <text:p>48103.02002527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76618.01798" calcext:value-type="float">
            <text:p>1456076618.01798</text:p>
          </table:table-cell>
          <table:table-cell office:value-type="float" office:value="1456076618.01889" calcext:value-type="float">
            <text:p>1456076618.01889</text:p>
          </table:table-cell>
          <table:table-cell office:value-type="float" office:value="4952" calcext:value-type="float">
            <text:p>4952</text:p>
          </table:table-cell>
          <table:table-cell table:formula="of:=[.B396]-[.B$2]" office:value-type="float" office:value="39.3249800205231" calcext:value-type="float">
            <text:p>39.3249800205</text:p>
          </table:table-cell>
          <table:table-cell table:formula="of:=[.D396]/([.E396]-[.E395])" office:value-type="float" office:value="49396.5059087374" calcext:value-type="float">
            <text:p>49396.505908737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76618.1171" calcext:value-type="float">
            <text:p>1456076618.1171</text:p>
          </table:table-cell>
          <table:table-cell office:value-type="float" office:value="1456076618.11803" calcext:value-type="float">
            <text:p>1456076618.11803</text:p>
          </table:table-cell>
          <table:table-cell office:value-type="float" office:value="5056" calcext:value-type="float">
            <text:p>5056</text:p>
          </table:table-cell>
          <table:table-cell table:formula="of:=[.B397]-[.B$2]" office:value-type="float" office:value="39.4240999221802" calcext:value-type="float">
            <text:p>39.4240999222</text:p>
          </table:table-cell>
          <table:table-cell table:formula="of:=[.D397]/([.E397]-[.E396])" office:value-type="float" office:value="51008.928736539" calcext:value-type="float">
            <text:p>51008.9287365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76618.21683" calcext:value-type="float">
            <text:p>1456076618.21683</text:p>
          </table:table-cell>
          <table:table-cell office:value-type="float" office:value="1456076618.21773" calcext:value-type="float">
            <text:p>1456076618.21773</text:p>
          </table:table-cell>
          <table:table-cell office:value-type="float" office:value="5160" calcext:value-type="float">
            <text:p>5160</text:p>
          </table:table-cell>
          <table:table-cell table:formula="of:=[.B398]-[.B$2]" office:value-type="float" office:value="39.5238299369812" calcext:value-type="float">
            <text:p>39.523829937</text:p>
          </table:table-cell>
          <table:table-cell table:formula="of:=[.D398]/([.E398]-[.E397])" office:value-type="float" office:value="51739.6895036553" calcext:value-type="float">
            <text:p>51739.689503655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76618.3168" calcext:value-type="float">
            <text:p>1456076618.3168</text:p>
          </table:table-cell>
          <table:table-cell office:value-type="float" office:value="1456076618.31771" calcext:value-type="float">
            <text:p>1456076618.31771</text:p>
          </table:table-cell>
          <table:table-cell office:value-type="float" office:value="5264" calcext:value-type="float">
            <text:p>5264</text:p>
          </table:table-cell>
          <table:table-cell table:formula="of:=[.B399]-[.B$2]" office:value-type="float" office:value="39.6238000392914" calcext:value-type="float">
            <text:p>39.6238000393</text:p>
          </table:table-cell>
          <table:table-cell table:formula="of:=[.D399]/([.E399]-[.E398])" office:value-type="float" office:value="52655.7428506696" calcext:value-type="float">
            <text:p>52655.74285066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76618.41798" calcext:value-type="float">
            <text:p>1456076618.41798</text:p>
          </table:table-cell>
          <table:table-cell office:value-type="float" office:value="1456076618.41889" calcext:value-type="float">
            <text:p>1456076618.41889</text:p>
          </table:table-cell>
          <table:table-cell office:value-type="float" office:value="5384" calcext:value-type="float">
            <text:p>5384</text:p>
          </table:table-cell>
          <table:table-cell table:formula="of:=[.B400]-[.B$2]" office:value-type="float" office:value="39.7249798774719" calcext:value-type="float">
            <text:p>39.7249798775</text:p>
          </table:table-cell>
          <table:table-cell table:formula="of:=[.D400]/([.E400]-[.E399])" office:value-type="float" office:value="53212.1823558659" calcext:value-type="float">
            <text:p>53212.18235586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76618.51701" calcext:value-type="float">
            <text:p>1456076618.51701</text:p>
          </table:table-cell>
          <table:table-cell office:value-type="float" office:value="1456076618.51794" calcext:value-type="float">
            <text:p>1456076618.51794</text:p>
          </table:table-cell>
          <table:table-cell office:value-type="float" office:value="5496" calcext:value-type="float">
            <text:p>5496</text:p>
          </table:table-cell>
          <table:table-cell table:formula="of:=[.B401]-[.B$2]" office:value-type="float" office:value="39.8240098953247" calcext:value-type="float">
            <text:p>39.8240098953</text:p>
          </table:table-cell>
          <table:table-cell table:formula="of:=[.D401]/([.E401]-[.E400])" office:value-type="float" office:value="55498.3238331865" calcext:value-type="float">
            <text:p>55498.32383318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76618.61688" calcext:value-type="float">
            <text:p>1456076618.61688</text:p>
          </table:table-cell>
          <table:table-cell office:value-type="float" office:value="1456076618.61779" calcext:value-type="float">
            <text:p>1456076618.61779</text:p>
          </table:table-cell>
          <table:table-cell office:value-type="float" office:value="5616" calcext:value-type="float">
            <text:p>5616</text:p>
          </table:table-cell>
          <table:table-cell table:formula="of:=[.B402]-[.B$2]" office:value-type="float" office:value="39.9238798618317" calcext:value-type="float">
            <text:p>39.9238798618</text:p>
          </table:table-cell>
          <table:table-cell table:formula="of:=[.D402]/([.E402]-[.E401])" office:value-type="float" office:value="56233.1218926436" calcext:value-type="float">
            <text:p>56233.12189264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76618.71687" calcext:value-type="float">
            <text:p>1456076618.71687</text:p>
          </table:table-cell>
          <table:table-cell office:value-type="float" office:value="1456076618.71777" calcext:value-type="float">
            <text:p>1456076618.71777</text:p>
          </table:table-cell>
          <table:table-cell office:value-type="float" office:value="5744" calcext:value-type="float">
            <text:p>5744</text:p>
          </table:table-cell>
          <table:table-cell table:formula="of:=[.B403]-[.B$2]" office:value-type="float" office:value="40.0238699913025" calcext:value-type="float">
            <text:p>40.0238699913</text:p>
          </table:table-cell>
          <table:table-cell table:formula="of:=[.D403]/([.E403]-[.E402])" office:value-type="float" office:value="57445.6701916359" calcext:value-type="float">
            <text:p>57445.67019163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76618.81745" calcext:value-type="float">
            <text:p>1456076618.81745</text:p>
          </table:table-cell>
          <table:table-cell office:value-type="float" office:value="1456076618.8182" calcext:value-type="float">
            <text:p>1456076618.8182</text:p>
          </table:table-cell>
          <table:table-cell office:value-type="float" office:value="5864" calcext:value-type="float">
            <text:p>5864</text:p>
          </table:table-cell>
          <table:table-cell table:formula="of:=[.B404]-[.B$2]" office:value-type="float" office:value="40.124449968338" calcext:value-type="float">
            <text:p>40.1244499683</text:p>
          </table:table-cell>
          <table:table-cell table:formula="of:=[.D404]/([.E404]-[.E403])" office:value-type="float" office:value="58301.862585721" calcext:value-type="float">
            <text:p>58301.8625857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76618.91675" calcext:value-type="float">
            <text:p>1456076618.91675</text:p>
          </table:table-cell>
          <table:table-cell office:value-type="float" office:value="1456076618.91758" calcext:value-type="float">
            <text:p>1456076618.91758</text:p>
          </table:table-cell>
          <table:table-cell office:value-type="float" office:value="5992" calcext:value-type="float">
            <text:p>5992</text:p>
          </table:table-cell>
          <table:table-cell table:formula="of:=[.B405]-[.B$2]" office:value-type="float" office:value="40.2237498760223" calcext:value-type="float">
            <text:p>40.223749876</text:p>
          </table:table-cell>
          <table:table-cell table:formula="of:=[.D405]/([.E405]-[.E404])" office:value-type="float" office:value="60342.4528756717" calcext:value-type="float">
            <text:p>60342.45287567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76619.01694" calcext:value-type="float">
            <text:p>1456076619.01694</text:p>
          </table:table-cell>
          <table:table-cell office:value-type="float" office:value="1456076619.01769" calcext:value-type="float">
            <text:p>1456076619.01769</text:p>
          </table:table-cell>
          <table:table-cell office:value-type="float" office:value="6112" calcext:value-type="float">
            <text:p>6112</text:p>
          </table:table-cell>
          <table:table-cell table:formula="of:=[.B406]-[.B$2]" office:value-type="float" office:value="40.323940038681" calcext:value-type="float">
            <text:p>40.3239400387</text:p>
          </table:table-cell>
          <table:table-cell table:formula="of:=[.D406]/([.E406]-[.E405])" office:value-type="float" office:value="61003.9931846521" calcext:value-type="float">
            <text:p>61003.99318465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76619.11743" calcext:value-type="float">
            <text:p>1456076619.11743</text:p>
          </table:table-cell>
          <table:table-cell office:value-type="float" office:value="1456076619.11833" calcext:value-type="float">
            <text:p>1456076619.11833</text:p>
          </table:table-cell>
          <table:table-cell office:value-type="float" office:value="6240" calcext:value-type="float">
            <text:p>6240</text:p>
          </table:table-cell>
          <table:table-cell table:formula="of:=[.B407]-[.B$2]" office:value-type="float" office:value="40.4244298934937" calcext:value-type="float">
            <text:p>40.4244298935</text:p>
          </table:table-cell>
          <table:table-cell table:formula="of:=[.D407]/([.E407]-[.E406])" office:value-type="float" office:value="62095.8206341863" calcext:value-type="float">
            <text:p>62095.82063418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76619.21758" calcext:value-type="float">
            <text:p>1456076619.21758</text:p>
          </table:table-cell>
          <table:table-cell office:value-type="float" office:value="1456076619.21848" calcext:value-type="float">
            <text:p>1456076619.21848</text:p>
          </table:table-cell>
          <table:table-cell office:value-type="float" office:value="6368" calcext:value-type="float">
            <text:p>6368</text:p>
          </table:table-cell>
          <table:table-cell table:formula="of:=[.B408]-[.B$2]" office:value-type="float" office:value="40.5245800018311" calcext:value-type="float">
            <text:p>40.5245800018</text:p>
          </table:table-cell>
          <table:table-cell table:formula="of:=[.D408]/([.E408]-[.E407])" office:value-type="float" office:value="63584.5542827215" calcext:value-type="float">
            <text:p>63584.55428272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76619.31778" calcext:value-type="float">
            <text:p>1456076619.31778</text:p>
          </table:table-cell>
          <table:table-cell office:value-type="float" office:value="1456076619.31869" calcext:value-type="float">
            <text:p>1456076619.31869</text:p>
          </table:table-cell>
          <table:table-cell office:value-type="float" office:value="6488" calcext:value-type="float">
            <text:p>6488</text:p>
          </table:table-cell>
          <table:table-cell table:formula="of:=[.B409]-[.B$2]" office:value-type="float" office:value="40.6247799396515" calcext:value-type="float">
            <text:p>40.6247799397</text:p>
          </table:table-cell>
          <table:table-cell table:formula="of:=[.D409]/([.E409]-[.E408])" office:value-type="float" office:value="64750.5391832374" calcext:value-type="float">
            <text:p>64750.539183237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76619.41776" calcext:value-type="float">
            <text:p>1456076619.41776</text:p>
          </table:table-cell>
          <table:table-cell office:value-type="float" office:value="1456076619.41865" calcext:value-type="float">
            <text:p>1456076619.41865</text:p>
          </table:table-cell>
          <table:table-cell office:value-type="float" office:value="6608" calcext:value-type="float">
            <text:p>6608</text:p>
          </table:table-cell>
          <table:table-cell table:formula="of:=[.B410]-[.B$2]" office:value-type="float" office:value="40.7247598171234" calcext:value-type="float">
            <text:p>40.7247598171</text:p>
          </table:table-cell>
          <table:table-cell table:formula="of:=[.D410]/([.E410]-[.E409])" office:value-type="float" office:value="66093.2996427771" calcext:value-type="float">
            <text:p>66093.29964277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76619.51784" calcext:value-type="float">
            <text:p>1456076619.51784</text:p>
          </table:table-cell>
          <table:table-cell office:value-type="float" office:value="1456076619.51877" calcext:value-type="float">
            <text:p>1456076619.51877</text:p>
          </table:table-cell>
          <table:table-cell office:value-type="float" office:value="6728" calcext:value-type="float">
            <text:p>6728</text:p>
          </table:table-cell>
          <table:table-cell table:formula="of:=[.B411]-[.B$2]" office:value-type="float" office:value="40.8248398303986" calcext:value-type="float">
            <text:p>40.8248398304</text:p>
          </table:table-cell>
          <table:table-cell table:formula="of:=[.D411]/([.E411]-[.E410])" office:value-type="float" office:value="67226.2101075361" calcext:value-type="float">
            <text:p>67226.21010753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76619.61689" calcext:value-type="float">
            <text:p>1456076619.61689</text:p>
          </table:table-cell>
          <table:table-cell office:value-type="float" office:value="1456076619.61779" calcext:value-type="float">
            <text:p>1456076619.61779</text:p>
          </table:table-cell>
          <table:table-cell office:value-type="float" office:value="6848" calcext:value-type="float">
            <text:p>6848</text:p>
          </table:table-cell>
          <table:table-cell table:formula="of:=[.B412]-[.B$2]" office:value-type="float" office:value="40.923889875412" calcext:value-type="float">
            <text:p>40.9238898754</text:p>
          </table:table-cell>
          <table:table-cell table:formula="of:=[.D412]/([.E412]-[.E411])" office:value-type="float" office:value="69136.7681768509" calcext:value-type="float">
            <text:p>69136.76817685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76619.71797" calcext:value-type="float">
            <text:p>1456076619.71797</text:p>
          </table:table-cell>
          <table:table-cell office:value-type="float" office:value="1456076619.71887" calcext:value-type="float">
            <text:p>1456076619.71887</text:p>
          </table:table-cell>
          <table:table-cell office:value-type="float" office:value="6960" calcext:value-type="float">
            <text:p>6960</text:p>
          </table:table-cell>
          <table:table-cell table:formula="of:=[.B413]-[.B$2]" office:value-type="float" office:value="41.0249698162079" calcext:value-type="float">
            <text:p>41.0249698162</text:p>
          </table:table-cell>
          <table:table-cell table:formula="of:=[.D413]/([.E413]-[.E412])" office:value-type="float" office:value="68856.3917350694" calcext:value-type="float">
            <text:p>68856.39173506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76619.81882" calcext:value-type="float">
            <text:p>1456076619.81882</text:p>
          </table:table-cell>
          <table:table-cell office:value-type="float" office:value="1456076619.81971" calcext:value-type="float">
            <text:p>1456076619.81971</text:p>
          </table:table-cell>
          <table:table-cell office:value-type="float" office:value="7064" calcext:value-type="float">
            <text:p>7064</text:p>
          </table:table-cell>
          <table:table-cell table:formula="of:=[.B414]-[.B$2]" office:value-type="float" office:value="41.1258199214935" calcext:value-type="float">
            <text:p>41.1258199215</text:p>
          </table:table-cell>
          <table:table-cell table:formula="of:=[.D414]/([.E414]-[.E413])" office:value-type="float" office:value="70044.5475985589" calcext:value-type="float">
            <text:p>70044.54759855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76619.92612" calcext:value-type="float">
            <text:p>1456076619.92612</text:p>
          </table:table-cell>
          <table:table-cell office:value-type="float" office:value="1456076619.92703" calcext:value-type="float">
            <text:p>1456076619.92703</text:p>
          </table:table-cell>
          <table:table-cell office:value-type="float" office:value="7168" calcext:value-type="float">
            <text:p>7168</text:p>
          </table:table-cell>
          <table:table-cell table:formula="of:=[.B415]-[.B$2]" office:value-type="float" office:value="41.2331199645996" calcext:value-type="float">
            <text:p>41.2331199646</text:p>
          </table:table-cell>
          <table:table-cell table:formula="of:=[.D415]/([.E415]-[.E414])" office:value-type="float" office:value="66803.3282420359" calcext:value-type="float">
            <text:p>66803.32824203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76620.03447" calcext:value-type="float">
            <text:p>1456076620.03447</text:p>
          </table:table-cell>
          <table:table-cell office:value-type="float" office:value="1456076620.03539" calcext:value-type="float">
            <text:p>1456076620.03539</text:p>
          </table:table-cell>
          <table:table-cell office:value-type="float" office:value="7264" calcext:value-type="float">
            <text:p>7264</text:p>
          </table:table-cell>
          <table:table-cell table:formula="of:=[.B416]-[.B$2]" office:value-type="float" office:value="41.3414700031281" calcext:value-type="float">
            <text:p>41.3414700031</text:p>
          </table:table-cell>
          <table:table-cell table:formula="of:=[.D416]/([.E416]-[.E415])" office:value-type="float" office:value="67041.969699837" calcext:value-type="float">
            <text:p>67041.9696998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76620.14439" calcext:value-type="float">
            <text:p>1456076620.14439</text:p>
          </table:table-cell>
          <table:table-cell office:value-type="float" office:value="1456076620.14529" calcext:value-type="float">
            <text:p>1456076620.14529</text:p>
          </table:table-cell>
          <table:table-cell office:value-type="float" office:value="7360" calcext:value-type="float">
            <text:p>7360</text:p>
          </table:table-cell>
          <table:table-cell table:formula="of:=[.B417]-[.B$2]" office:value-type="float" office:value="41.4513900279999" calcext:value-type="float">
            <text:p>41.451390028</text:p>
          </table:table-cell>
          <table:table-cell table:formula="of:=[.D417]/([.E417]-[.E416])" office:value-type="float" office:value="66957.7723311311" calcext:value-type="float">
            <text:p>66957.77233113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76620.25575" calcext:value-type="float">
            <text:p>1456076620.25575</text:p>
          </table:table-cell>
          <table:table-cell office:value-type="float" office:value="1456076620.25669" calcext:value-type="float">
            <text:p>1456076620.25669</text:p>
          </table:table-cell>
          <table:table-cell office:value-type="float" office:value="7448" calcext:value-type="float">
            <text:p>7448</text:p>
          </table:table-cell>
          <table:table-cell table:formula="of:=[.B418]-[.B$2]" office:value-type="float" office:value="41.5627498626709" calcext:value-type="float">
            <text:p>41.5627498627</text:p>
          </table:table-cell>
          <table:table-cell table:formula="of:=[.D418]/([.E418]-[.E417])" office:value-type="float" office:value="66882.2832038401" calcext:value-type="float">
            <text:p>66882.28320384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76620.36826" calcext:value-type="float">
            <text:p>1456076620.36826</text:p>
          </table:table-cell>
          <table:table-cell office:value-type="float" office:value="1456076620.36916" calcext:value-type="float">
            <text:p>1456076620.36916</text:p>
          </table:table-cell>
          <table:table-cell office:value-type="float" office:value="7528" calcext:value-type="float">
            <text:p>7528</text:p>
          </table:table-cell>
          <table:table-cell table:formula="of:=[.B419]-[.B$2]" office:value-type="float" office:value="41.6752598285675" calcext:value-type="float">
            <text:p>41.6752598286</text:p>
          </table:table-cell>
          <table:table-cell table:formula="of:=[.D419]/([.E419]-[.E418])" office:value-type="float" office:value="66909.6283161087" calcext:value-type="float">
            <text:p>66909.62831610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76620.48194" calcext:value-type="float">
            <text:p>1456076620.48194</text:p>
          </table:table-cell>
          <table:table-cell office:value-type="float" office:value="1456076620.48283" calcext:value-type="float">
            <text:p>1456076620.48283</text:p>
          </table:table-cell>
          <table:table-cell office:value-type="float" office:value="7600" calcext:value-type="float">
            <text:p>7600</text:p>
          </table:table-cell>
          <table:table-cell table:formula="of:=[.B420]-[.B$2]" office:value-type="float" office:value="41.7889399528503" calcext:value-type="float">
            <text:p>41.7889399529</text:p>
          </table:table-cell>
          <table:table-cell table:formula="of:=[.D420]/([.E420]-[.E419])" office:value-type="float" office:value="66854.2548483774" calcext:value-type="float">
            <text:p>66854.25484837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76620.59698" calcext:value-type="float">
            <text:p>1456076620.59698</text:p>
          </table:table-cell>
          <table:table-cell office:value-type="float" office:value="1456076620.59792" calcext:value-type="float">
            <text:p>1456076620.59792</text:p>
          </table:table-cell>
          <table:table-cell office:value-type="float" office:value="7664" calcext:value-type="float">
            <text:p>7664</text:p>
          </table:table-cell>
          <table:table-cell table:formula="of:=[.B421]-[.B$2]" office:value-type="float" office:value="41.9039800167084" calcext:value-type="float">
            <text:p>41.9039800167</text:p>
          </table:table-cell>
          <table:table-cell table:formula="of:=[.D421]/([.E421]-[.E420])" office:value-type="float" office:value="66620.2690000062" calcext:value-type="float">
            <text:p>66620.26900000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76620.71262" calcext:value-type="float">
            <text:p>1456076620.71262</text:p>
          </table:table-cell>
          <table:table-cell office:value-type="float" office:value="1456076620.71362" calcext:value-type="float">
            <text:p>1456076620.71362</text:p>
          </table:table-cell>
          <table:table-cell office:value-type="float" office:value="7720" calcext:value-type="float">
            <text:p>7720</text:p>
          </table:table-cell>
          <table:table-cell table:formula="of:=[.B422]-[.B$2]" office:value-type="float" office:value="42.0196199417114" calcext:value-type="float">
            <text:p>42.0196199417</text:p>
          </table:table-cell>
          <table:table-cell table:formula="of:=[.D422]/([.E422]-[.E421])" office:value-type="float" office:value="66758.9502483357" calcext:value-type="float">
            <text:p>66758.95024833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76620.82879" calcext:value-type="float">
            <text:p>1456076620.82879</text:p>
          </table:table-cell>
          <table:table-cell office:value-type="float" office:value="1456076620.82983" calcext:value-type="float">
            <text:p>1456076620.82983</text:p>
          </table:table-cell>
          <table:table-cell office:value-type="float" office:value="7768" calcext:value-type="float">
            <text:p>7768</text:p>
          </table:table-cell>
          <table:table-cell table:formula="of:=[.B423]-[.B$2]" office:value-type="float" office:value="42.1357898712158" calcext:value-type="float">
            <text:p>42.1357898712</text:p>
          </table:table-cell>
          <table:table-cell table:formula="of:=[.D423]/([.E423]-[.E422])" office:value-type="float" office:value="66867.5623127252" calcext:value-type="float">
            <text:p>66867.562312725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76620.9461" calcext:value-type="float">
            <text:p>1456076620.9461</text:p>
          </table:table-cell>
          <table:table-cell office:value-type="float" office:value="1456076620.94701" calcext:value-type="float">
            <text:p>1456076620.94701</text:p>
          </table:table-cell>
          <table:table-cell office:value-type="float" office:value="7808" calcext:value-type="float">
            <text:p>7808</text:p>
          </table:table-cell>
          <table:table-cell table:formula="of:=[.B424]-[.B$2]" office:value-type="float" office:value="42.2530999183655" calcext:value-type="float">
            <text:p>42.2530999184</text:p>
          </table:table-cell>
          <table:table-cell table:formula="of:=[.D424]/([.E424]-[.E423])" office:value-type="float" office:value="66558.6638972104" calcext:value-type="float">
            <text:p>66558.663897210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76621.06365" calcext:value-type="float">
            <text:p>1456076621.06365</text:p>
          </table:table-cell>
          <table:table-cell office:value-type="float" office:value="1456076621.06455" calcext:value-type="float">
            <text:p>1456076621.06455</text:p>
          </table:table-cell>
          <table:table-cell office:value-type="float" office:value="7848" calcext:value-type="float">
            <text:p>7848</text:p>
          </table:table-cell>
          <table:table-cell table:formula="of:=[.B425]-[.B$2]" office:value-type="float" office:value="42.3706498146057" calcext:value-type="float">
            <text:p>42.3706498146</text:p>
          </table:table-cell>
          <table:table-cell table:formula="of:=[.D425]/([.E425]-[.E424])" office:value-type="float" office:value="66763.1384715236" calcext:value-type="float">
            <text:p>66763.13847152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76621.1821" calcext:value-type="float">
            <text:p>1456076621.1821</text:p>
          </table:table-cell>
          <table:table-cell office:value-type="float" office:value="1456076621.183" calcext:value-type="float">
            <text:p>1456076621.183</text:p>
          </table:table-cell>
          <table:table-cell office:value-type="float" office:value="7872" calcext:value-type="float">
            <text:p>7872</text:p>
          </table:table-cell>
          <table:table-cell table:formula="of:=[.B426]-[.B$2]" office:value-type="float" office:value="42.4890999794006" calcext:value-type="float">
            <text:p>42.4890999794</text:p>
          </table:table-cell>
          <table:table-cell table:formula="of:=[.D426]/([.E426]-[.E425])" office:value-type="float" office:value="66458.3288138868" calcext:value-type="float">
            <text:p>66458.328813886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76621.30068" calcext:value-type="float">
            <text:p>1456076621.30068</text:p>
          </table:table-cell>
          <table:table-cell office:value-type="float" office:value="1456076621.30157" calcext:value-type="float">
            <text:p>1456076621.30157</text:p>
          </table:table-cell>
          <table:table-cell office:value-type="float" office:value="7888" calcext:value-type="float">
            <text:p>7888</text:p>
          </table:table-cell>
          <table:table-cell table:formula="of:=[.B427]-[.B$2]" office:value-type="float" office:value="42.6076798439026" calcext:value-type="float">
            <text:p>42.6076798439</text:p>
          </table:table-cell>
          <table:table-cell table:formula="of:=[.D427]/([.E427]-[.E426])" office:value-type="float" office:value="66520.5685057102" calcext:value-type="float">
            <text:p>66520.56850571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76621.41956" calcext:value-type="float">
            <text:p>1456076621.41956</text:p>
          </table:table-cell>
          <table:table-cell office:value-type="float" office:value="1456076621.42046" calcext:value-type="float">
            <text:p>1456076621.42046</text:p>
          </table:table-cell>
          <table:table-cell office:value-type="float" office:value="7888" calcext:value-type="float">
            <text:p>7888</text:p>
          </table:table-cell>
          <table:table-cell table:formula="of:=[.B428]-[.B$2]" office:value-type="float" office:value="42.7265598773956" calcext:value-type="float">
            <text:p>42.7265598774</text:p>
          </table:table-cell>
          <table:table-cell table:formula="of:=[.D428]/([.E428]-[.E427])" office:value-type="float" office:value="66352.605801223" calcext:value-type="float">
            <text:p>66352.6058012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76621.53844" calcext:value-type="float">
            <text:p>1456076621.53844</text:p>
          </table:table-cell>
          <table:table-cell office:value-type="float" office:value="1456076621.53934" calcext:value-type="float">
            <text:p>1456076621.53934</text:p>
          </table:table-cell>
          <table:table-cell office:value-type="float" office:value="7888" calcext:value-type="float">
            <text:p>7888</text:p>
          </table:table-cell>
          <table:table-cell table:formula="of:=[.B429]-[.B$2]" office:value-type="float" office:value="42.8454399108887" calcext:value-type="float">
            <text:p>42.8454399109</text:p>
          </table:table-cell>
          <table:table-cell table:formula="of:=[.D429]/([.E429]-[.E428])" office:value-type="float" office:value="66352.605801223" calcext:value-type="float">
            <text:p>66352.6058012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76621.65741" calcext:value-type="float">
            <text:p>1456076621.65741</text:p>
          </table:table-cell>
          <table:table-cell office:value-type="float" office:value="1456076621.65829" calcext:value-type="float">
            <text:p>1456076621.65829</text:p>
          </table:table-cell>
          <table:table-cell office:value-type="float" office:value="7880" calcext:value-type="float">
            <text:p>7880</text:p>
          </table:table-cell>
          <table:table-cell table:formula="of:=[.B430]-[.B$2]" office:value-type="float" office:value="42.964409828186" calcext:value-type="float">
            <text:p>42.9644098282</text:p>
          </table:table-cell>
          <table:table-cell table:formula="of:=[.D430]/([.E430]-[.E429])" office:value-type="float" office:value="66235.2313846203" calcext:value-type="float">
            <text:p>66235.23138462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76621.77607" calcext:value-type="float">
            <text:p>1456076621.77607</text:p>
          </table:table-cell>
          <table:table-cell office:value-type="float" office:value="1456076621.777" calcext:value-type="float">
            <text:p>1456076621.777</text:p>
          </table:table-cell>
          <table:table-cell office:value-type="float" office:value="7864" calcext:value-type="float">
            <text:p>7864</text:p>
          </table:table-cell>
          <table:table-cell table:formula="of:=[.B431]-[.B$2]" office:value-type="float" office:value="43.0830700397492" calcext:value-type="float">
            <text:p>43.0830700397</text:p>
          </table:table-cell>
          <table:table-cell table:formula="of:=[.D431]/([.E431]-[.E430])" office:value-type="float" office:value="66273.2679843359" calcext:value-type="float">
            <text:p>66273.26798433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76621.89442" calcext:value-type="float">
            <text:p>1456076621.89442</text:p>
          </table:table-cell>
          <table:table-cell office:value-type="float" office:value="1456076621.89547" calcext:value-type="float">
            <text:p>1456076621.89547</text:p>
          </table:table-cell>
          <table:table-cell office:value-type="float" office:value="7832" calcext:value-type="float">
            <text:p>7832</text:p>
          </table:table-cell>
          <table:table-cell table:formula="of:=[.B432]-[.B$2]" office:value-type="float" office:value="43.2014198303223" calcext:value-type="float">
            <text:p>43.2014198303</text:p>
          </table:table-cell>
          <table:table-cell table:formula="of:=[.D432]/([.E432]-[.E431])" office:value-type="float" office:value="66176.7119491534" calcext:value-type="float">
            <text:p>66176.711949153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76622.01249" calcext:value-type="float">
            <text:p>1456076622.01249</text:p>
          </table:table-cell>
          <table:table-cell office:value-type="float" office:value="1456076622.01351" calcext:value-type="float">
            <text:p>1456076622.01351</text:p>
          </table:table-cell>
          <table:table-cell office:value-type="float" office:value="7800" calcext:value-type="float">
            <text:p>7800</text:p>
          </table:table-cell>
          <table:table-cell table:formula="of:=[.B433]-[.B$2]" office:value-type="float" office:value="43.3194899559021" calcext:value-type="float">
            <text:p>43.3194899559</text:p>
          </table:table-cell>
          <table:table-cell table:formula="of:=[.D433]/([.E433]-[.E432])" office:value-type="float" office:value="66062.4350291385" calcext:value-type="float">
            <text:p>66062.43502913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76622.13021" calcext:value-type="float">
            <text:p>1456076622.13021</text:p>
          </table:table-cell>
          <table:table-cell office:value-type="float" office:value="1456076622.13112" calcext:value-type="float">
            <text:p>1456076622.13112</text:p>
          </table:table-cell>
          <table:table-cell office:value-type="float" office:value="7752" calcext:value-type="float">
            <text:p>7752</text:p>
          </table:table-cell>
          <table:table-cell table:formula="of:=[.B434]-[.B$2]" office:value-type="float" office:value="43.4372098445892" calcext:value-type="float">
            <text:p>43.4372098446</text:p>
          </table:table-cell>
          <table:table-cell table:formula="of:=[.D434]/([.E434]-[.E433])" office:value-type="float" office:value="65851.2345403471" calcext:value-type="float">
            <text:p>65851.23454034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76622.24731" calcext:value-type="float">
            <text:p>1456076622.24731</text:p>
          </table:table-cell>
          <table:table-cell office:value-type="float" office:value="1456076622.24821" calcext:value-type="float">
            <text:p>1456076622.24821</text:p>
          </table:table-cell>
          <table:table-cell office:value-type="float" office:value="7696" calcext:value-type="float">
            <text:p>7696</text:p>
          </table:table-cell>
          <table:table-cell table:formula="of:=[.B435]-[.B$2]" office:value-type="float" office:value="43.5543098449707" calcext:value-type="float">
            <text:p>43.554309845</text:p>
          </table:table-cell>
          <table:table-cell table:formula="of:=[.D435]/([.E435]-[.E434])" office:value-type="float" office:value="65721.6052513168" calcext:value-type="float">
            <text:p>65721.605251316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76622.36311" calcext:value-type="float">
            <text:p>1456076622.36311</text:p>
          </table:table-cell>
          <table:table-cell office:value-type="float" office:value="1456076622.36401" calcext:value-type="float">
            <text:p>1456076622.36401</text:p>
          </table:table-cell>
          <table:table-cell office:value-type="float" office:value="7640" calcext:value-type="float">
            <text:p>7640</text:p>
          </table:table-cell>
          <table:table-cell table:formula="of:=[.B436]-[.B$2]" office:value-type="float" office:value="43.6701099872589" calcext:value-type="float">
            <text:p>43.6701099873</text:p>
          </table:table-cell>
          <table:table-cell table:formula="of:=[.D436]/([.E436]-[.E435])" office:value-type="float" office:value="65975.7393128694" calcext:value-type="float">
            <text:p>65975.739312869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76622.47851" calcext:value-type="float">
            <text:p>1456076622.47851</text:p>
          </table:table-cell>
          <table:table-cell office:value-type="float" office:value="1456076622.4794" calcext:value-type="float">
            <text:p>1456076622.4794</text:p>
          </table:table-cell>
          <table:table-cell office:value-type="float" office:value="7568" calcext:value-type="float">
            <text:p>7568</text:p>
          </table:table-cell>
          <table:table-cell table:formula="of:=[.B437]-[.B$2]" office:value-type="float" office:value="43.7855098247528" calcext:value-type="float">
            <text:p>43.7855098248</text:p>
          </table:table-cell>
          <table:table-cell table:formula="of:=[.D437]/([.E437]-[.E436])" office:value-type="float" office:value="65580.6816053816" calcext:value-type="float">
            <text:p>65580.68160538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76622.59276" calcext:value-type="float">
            <text:p>1456076622.59276</text:p>
          </table:table-cell>
          <table:table-cell office:value-type="float" office:value="1456076622.59366" calcext:value-type="float">
            <text:p>1456076622.59366</text:p>
          </table:table-cell>
          <table:table-cell office:value-type="float" office:value="7496" calcext:value-type="float">
            <text:p>7496</text:p>
          </table:table-cell>
          <table:table-cell table:formula="of:=[.B438]-[.B$2]" office:value-type="float" office:value="43.8997600078583" calcext:value-type="float">
            <text:p>43.8997600079</text:p>
          </table:table-cell>
          <table:table-cell table:formula="of:=[.D438]/([.E438]-[.E437])" office:value-type="float" office:value="65610.398130217" calcext:value-type="float">
            <text:p>65610.3981302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76622.7064" calcext:value-type="float">
            <text:p>1456076622.7064</text:p>
          </table:table-cell>
          <table:table-cell office:value-type="float" office:value="1456076622.70728" calcext:value-type="float">
            <text:p>1456076622.70728</text:p>
          </table:table-cell>
          <table:table-cell office:value-type="float" office:value="7416" calcext:value-type="float">
            <text:p>7416</text:p>
          </table:table-cell>
          <table:table-cell table:formula="of:=[.B439]-[.B$2]" office:value-type="float" office:value="44.0133998394012" calcext:value-type="float">
            <text:p>44.0133998394</text:p>
          </table:table-cell>
          <table:table-cell table:formula="of:=[.D439]/([.E439]-[.E438])" office:value-type="float" office:value="65258.8084592145" calcext:value-type="float">
            <text:p>65258.80845921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76622.81882" calcext:value-type="float">
            <text:p>1456076622.81882</text:p>
          </table:table-cell>
          <table:table-cell office:value-type="float" office:value="1456076622.81974" calcext:value-type="float">
            <text:p>1456076622.81974</text:p>
          </table:table-cell>
          <table:table-cell office:value-type="float" office:value="7328" calcext:value-type="float">
            <text:p>7328</text:p>
          </table:table-cell>
          <table:table-cell table:formula="of:=[.B440]-[.B$2]" office:value-type="float" office:value="44.1258199214935" calcext:value-type="float">
            <text:p>44.1258199215</text:p>
          </table:table-cell>
          <table:table-cell table:formula="of:=[.D440]/([.E440]-[.E439])" office:value-type="float" office:value="65184.0833382818" calcext:value-type="float">
            <text:p>65184.08333828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76622.92903" calcext:value-type="float">
            <text:p>1456076622.92903</text:p>
          </table:table-cell>
          <table:table-cell office:value-type="float" office:value="1456076622.92998" calcext:value-type="float">
            <text:p>1456076622.92998</text:p>
          </table:table-cell>
          <table:table-cell office:value-type="float" office:value="7232" calcext:value-type="float">
            <text:p>7232</text:p>
          </table:table-cell>
          <table:table-cell table:formula="of:=[.B441]-[.B$2]" office:value-type="float" office:value="44.2360298633575" calcext:value-type="float">
            <text:p>44.2360298634</text:p>
          </table:table-cell>
          <table:table-cell table:formula="of:=[.D441]/([.E441]-[.E440])" office:value-type="float" office:value="65620.2142718073" calcext:value-type="float">
            <text:p>65620.21427180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76623.03836" calcext:value-type="float">
            <text:p>1456076623.03836</text:p>
          </table:table-cell>
          <table:table-cell office:value-type="float" office:value="1456076623.03925" calcext:value-type="float">
            <text:p>1456076623.03925</text:p>
          </table:table-cell>
          <table:table-cell office:value-type="float" office:value="7128" calcext:value-type="float">
            <text:p>7128</text:p>
          </table:table-cell>
          <table:table-cell table:formula="of:=[.B442]-[.B$2]" office:value-type="float" office:value="44.3453600406647" calcext:value-type="float">
            <text:p>44.3453600407</text:p>
          </table:table-cell>
          <table:table-cell table:formula="of:=[.D442]/([.E442]-[.E441])" office:value-type="float" office:value="65197.0039340201" calcext:value-type="float">
            <text:p>65197.00393402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76623.14648" calcext:value-type="float">
            <text:p>1456076623.14648</text:p>
          </table:table-cell>
          <table:table-cell office:value-type="float" office:value="1456076623.14737" calcext:value-type="float">
            <text:p>1456076623.14737</text:p>
          </table:table-cell>
          <table:table-cell office:value-type="float" office:value="7024" calcext:value-type="float">
            <text:p>7024</text:p>
          </table:table-cell>
          <table:table-cell table:formula="of:=[.B443]-[.B$2]" office:value-type="float" office:value="44.4534800052643" calcext:value-type="float">
            <text:p>44.4534800053</text:p>
          </table:table-cell>
          <table:table-cell table:formula="of:=[.D443]/([.E443]-[.E442])" office:value-type="float" office:value="64964.8751367181" calcext:value-type="float">
            <text:p>64964.875136718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76623.25295" calcext:value-type="float">
            <text:p>1456076623.25295</text:p>
          </table:table-cell>
          <table:table-cell office:value-type="float" office:value="1456076623.25385" calcext:value-type="float">
            <text:p>1456076623.25385</text:p>
          </table:table-cell>
          <table:table-cell office:value-type="float" office:value="6912" calcext:value-type="float">
            <text:p>6912</text:p>
          </table:table-cell>
          <table:table-cell table:formula="of:=[.B444]-[.B$2]" office:value-type="float" office:value="44.5599498748779" calcext:value-type="float">
            <text:p>44.5599498749</text:p>
          </table:table-cell>
          <table:table-cell table:formula="of:=[.D444]/([.E444]-[.E443])" office:value-type="float" office:value="64919.7751916286" calcext:value-type="float">
            <text:p>64919.775191628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76623.35839" calcext:value-type="float">
            <text:p>1456076623.35839</text:p>
          </table:table-cell>
          <table:table-cell office:value-type="float" office:value="1456076623.35927" calcext:value-type="float">
            <text:p>1456076623.35927</text:p>
          </table:table-cell>
          <table:table-cell office:value-type="float" office:value="6800" calcext:value-type="float">
            <text:p>6800</text:p>
          </table:table-cell>
          <table:table-cell table:formula="of:=[.B445]-[.B$2]" office:value-type="float" office:value="44.6653900146484" calcext:value-type="float">
            <text:p>44.6653900146</text:p>
          </table:table-cell>
          <table:table-cell table:formula="of:=[.D445]/([.E445]-[.E444])" office:value-type="float" office:value="64491.5685316836" calcext:value-type="float">
            <text:p>64491.56853168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76623.46121" calcext:value-type="float">
            <text:p>1456076623.46121</text:p>
          </table:table-cell>
          <table:table-cell office:value-type="float" office:value="1456076623.4621" calcext:value-type="float">
            <text:p>1456076623.4621</text:p>
          </table:table-cell>
          <table:table-cell office:value-type="float" office:value="6688" calcext:value-type="float">
            <text:p>6688</text:p>
          </table:table-cell>
          <table:table-cell table:formula="of:=[.B446]-[.B$2]" office:value-type="float" office:value="44.7682099342346" calcext:value-type="float">
            <text:p>44.7682099342</text:p>
          </table:table-cell>
          <table:table-cell table:formula="of:=[.D446]/([.E446]-[.E445])" office:value-type="float" office:value="65045.7618223894" calcext:value-type="float">
            <text:p>65045.761822389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76623.56325" calcext:value-type="float">
            <text:p>1456076623.56325</text:p>
          </table:table-cell>
          <table:table-cell office:value-type="float" office:value="1456076623.56415" calcext:value-type="float">
            <text:p>1456076623.56415</text:p>
          </table:table-cell>
          <table:table-cell office:value-type="float" office:value="6568" calcext:value-type="float">
            <text:p>6568</text:p>
          </table:table-cell>
          <table:table-cell table:formula="of:=[.B447]-[.B$2]" office:value-type="float" office:value="44.8702499866486" calcext:value-type="float">
            <text:p>44.8702499866</text:p>
          </table:table-cell>
          <table:table-cell table:formula="of:=[.D447]/([.E447]-[.E446])" office:value-type="float" office:value="64366.8818725802" calcext:value-type="float">
            <text:p>64366.88187258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76623.663" calcext:value-type="float">
            <text:p>1456076623.663</text:p>
          </table:table-cell>
          <table:table-cell office:value-type="float" office:value="1456076623.66395" calcext:value-type="float">
            <text:p>1456076623.66395</text:p>
          </table:table-cell>
          <table:table-cell office:value-type="float" office:value="6440" calcext:value-type="float">
            <text:p>6440</text:p>
          </table:table-cell>
          <table:table-cell table:formula="of:=[.B448]-[.B$2]" office:value-type="float" office:value="44.9700000286102" calcext:value-type="float">
            <text:p>44.9700000286</text:p>
          </table:table-cell>
          <table:table-cell table:formula="of:=[.D448]/([.E448]-[.E447])" office:value-type="float" office:value="64561.376349843" calcext:value-type="float">
            <text:p>64561.3763498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76623.76104" calcext:value-type="float">
            <text:p>1456076623.76104</text:p>
          </table:table-cell>
          <table:table-cell office:value-type="float" office:value="1456076623.76194" calcext:value-type="float">
            <text:p>1456076623.76194</text:p>
          </table:table-cell>
          <table:table-cell office:value-type="float" office:value="6320" calcext:value-type="float">
            <text:p>6320</text:p>
          </table:table-cell>
          <table:table-cell table:formula="of:=[.B449]-[.B$2]" office:value-type="float" office:value="45.068039894104" calcext:value-type="float">
            <text:p>45.0680398941</text:p>
          </table:table-cell>
          <table:table-cell table:formula="of:=[.D449]/([.E449]-[.E448])" office:value-type="float" office:value="64463.5727330871" calcext:value-type="float">
            <text:p>64463.57273308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76623.85778" calcext:value-type="float">
            <text:p>1456076623.85778</text:p>
          </table:table-cell>
          <table:table-cell office:value-type="float" office:value="1456076623.85868" calcext:value-type="float">
            <text:p>1456076623.85868</text:p>
          </table:table-cell>
          <table:table-cell office:value-type="float" office:value="6192" calcext:value-type="float">
            <text:p>6192</text:p>
          </table:table-cell>
          <table:table-cell table:formula="of:=[.B450]-[.B$2]" office:value-type="float" office:value="45.1647799015045" calcext:value-type="float">
            <text:p>45.1647799015</text:p>
          </table:table-cell>
          <table:table-cell table:formula="of:=[.D450]/([.E450]-[.E449])" office:value-type="float" office:value="64006.610774429" calcext:value-type="float">
            <text:p>64006.6107744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76623.95223" calcext:value-type="float">
            <text:p>1456076623.95223</text:p>
          </table:table-cell>
          <table:table-cell office:value-type="float" office:value="1456076623.95318" calcext:value-type="float">
            <text:p>1456076623.95318</text:p>
          </table:table-cell>
          <table:table-cell office:value-type="float" office:value="6072" calcext:value-type="float">
            <text:p>6072</text:p>
          </table:table-cell>
          <table:table-cell table:formula="of:=[.B451]-[.B$2]" office:value-type="float" office:value="45.2592298984528" calcext:value-type="float">
            <text:p>45.2592298985</text:p>
          </table:table-cell>
          <table:table-cell table:formula="of:=[.D451]/([.E451]-[.E450])" office:value-type="float" office:value="64287.9851370181" calcext:value-type="float">
            <text:p>64287.98513701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76624.04502" calcext:value-type="float">
            <text:p>1456076624.04502</text:p>
          </table:table-cell>
          <table:table-cell office:value-type="float" office:value="1456076624.04605" calcext:value-type="float">
            <text:p>1456076624.04605</text:p>
          </table:table-cell>
          <table:table-cell office:value-type="float" office:value="5944" calcext:value-type="float">
            <text:p>5944</text:p>
          </table:table-cell>
          <table:table-cell table:formula="of:=[.B452]-[.B$2]" office:value-type="float" office:value="45.3520200252533" calcext:value-type="float">
            <text:p>45.3520200253</text:p>
          </table:table-cell>
          <table:table-cell table:formula="of:=[.D452]/([.E452]-[.E451])" office:value-type="float" office:value="64058.5394691539" calcext:value-type="float">
            <text:p>64058.53946915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76624.13628" calcext:value-type="float">
            <text:p>1456076624.13628</text:p>
          </table:table-cell>
          <table:table-cell office:value-type="float" office:value="1456076624.13718" calcext:value-type="float">
            <text:p>1456076624.13718</text:p>
          </table:table-cell>
          <table:table-cell office:value-type="float" office:value="5816" calcext:value-type="float">
            <text:p>5816</text:p>
          </table:table-cell>
          <table:table-cell table:formula="of:=[.B453]-[.B$2]" office:value-type="float" office:value="45.4432799816132" calcext:value-type="float">
            <text:p>45.4432799816</text:p>
          </table:table-cell>
          <table:table-cell table:formula="of:=[.D453]/([.E453]-[.E452])" office:value-type="float" office:value="63730.0326669662" calcext:value-type="float">
            <text:p>63730.032666966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76624.22548" calcext:value-type="float">
            <text:p>1456076624.22548</text:p>
          </table:table-cell>
          <table:table-cell office:value-type="float" office:value="1456076624.22582" calcext:value-type="float">
            <text:p>1456076624.22582</text:p>
          </table:table-cell>
          <table:table-cell office:value-type="float" office:value="5696" calcext:value-type="float">
            <text:p>5696</text:p>
          </table:table-cell>
          <table:table-cell table:formula="of:=[.B454]-[.B$2]" office:value-type="float" office:value="45.5324800014496" calcext:value-type="float">
            <text:p>45.5324800014</text:p>
          </table:table-cell>
          <table:table-cell table:formula="of:=[.D454]/([.E454]-[.E453])" office:value-type="float" office:value="63856.4880416538" calcext:value-type="float">
            <text:p>63856.48804165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76624.31293" calcext:value-type="float">
            <text:p>1456076624.31293</text:p>
          </table:table-cell>
          <table:table-cell office:value-type="float" office:value="1456076624.3138" calcext:value-type="float">
            <text:p>1456076624.3138</text:p>
          </table:table-cell>
          <table:table-cell office:value-type="float" office:value="5576" calcext:value-type="float">
            <text:p>5576</text:p>
          </table:table-cell>
          <table:table-cell table:formula="of:=[.B455]-[.B$2]" office:value-type="float" office:value="45.6199300289154" calcext:value-type="float">
            <text:p>45.6199300289</text:p>
          </table:table-cell>
          <table:table-cell table:formula="of:=[.D455]/([.E455]-[.E454])" office:value-type="float" office:value="63762.1297738228" calcext:value-type="float">
            <text:p>63762.12977382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76624.39883" calcext:value-type="float">
            <text:p>1456076624.39883</text:p>
          </table:table-cell>
          <table:table-cell office:value-type="float" office:value="1456076624.39974" calcext:value-type="float">
            <text:p>1456076624.39974</text:p>
          </table:table-cell>
          <table:table-cell office:value-type="float" office:value="5456" calcext:value-type="float">
            <text:p>5456</text:p>
          </table:table-cell>
          <table:table-cell table:formula="of:=[.B456]-[.B$2]" office:value-type="float" office:value="45.7058298587799" calcext:value-type="float">
            <text:p>45.7058298588</text:p>
          </table:table-cell>
          <table:table-cell table:formula="of:=[.D456]/([.E456]-[.E455])" office:value-type="float" office:value="63515.8417497016" calcext:value-type="float">
            <text:p>63515.84174970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76624.48303" calcext:value-type="float">
            <text:p>1456076624.48303</text:p>
          </table:table-cell>
          <table:table-cell office:value-type="float" office:value="1456076624.48394" calcext:value-type="float">
            <text:p>1456076624.48394</text:p>
          </table:table-cell>
          <table:table-cell office:value-type="float" office:value="5336" calcext:value-type="float">
            <text:p>5336</text:p>
          </table:table-cell>
          <table:table-cell table:formula="of:=[.B457]-[.B$2]" office:value-type="float" office:value="45.790030002594" calcext:value-type="float">
            <text:p>45.7900300026</text:p>
          </table:table-cell>
          <table:table-cell table:formula="of:=[.D457]/([.E457]-[.E456])" office:value-type="float" office:value="63372.8133740702" calcext:value-type="float">
            <text:p>63372.813374070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76624.56524" calcext:value-type="float">
            <text:p>1456076624.56524</text:p>
          </table:table-cell>
          <table:table-cell office:value-type="float" office:value="1456076624.5663" calcext:value-type="float">
            <text:p>1456076624.5663</text:p>
          </table:table-cell>
          <table:table-cell office:value-type="float" office:value="5224" calcext:value-type="float">
            <text:p>5224</text:p>
          </table:table-cell>
          <table:table-cell table:formula="of:=[.B458]-[.B$2]" office:value-type="float" office:value="45.8722398281097" calcext:value-type="float">
            <text:p>45.8722398281</text:p>
          </table:table-cell>
          <table:table-cell table:formula="of:=[.D458]/([.E458]-[.E457])" office:value-type="float" office:value="63544.7158198792" calcext:value-type="float">
            <text:p>63544.71581987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76624.64648" calcext:value-type="float">
            <text:p>1456076624.64648</text:p>
          </table:table-cell>
          <table:table-cell office:value-type="float" office:value="1456076624.6474" calcext:value-type="float">
            <text:p>1456076624.6474</text:p>
          </table:table-cell>
          <table:table-cell office:value-type="float" office:value="5120" calcext:value-type="float">
            <text:p>5120</text:p>
          </table:table-cell>
          <table:table-cell table:formula="of:=[.B459]-[.B$2]" office:value-type="float" office:value="45.9534800052643" calcext:value-type="float">
            <text:p>45.9534800053</text:p>
          </table:table-cell>
          <table:table-cell table:formula="of:=[.D459]/([.E459]-[.E458])" office:value-type="float" office:value="63023.0038797227" calcext:value-type="float">
            <text:p>63023.00387972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76624.72533" calcext:value-type="float">
            <text:p>1456076624.72533</text:p>
          </table:table-cell>
          <table:table-cell office:value-type="float" office:value="1456076624.72638" calcext:value-type="float">
            <text:p>1456076624.72638</text:p>
          </table:table-cell>
          <table:table-cell office:value-type="float" office:value="5016" calcext:value-type="float">
            <text:p>5016</text:p>
          </table:table-cell>
          <table:table-cell table:formula="of:=[.B460]-[.B$2]" office:value-type="float" office:value="46.0323300361633" calcext:value-type="float">
            <text:p>46.0323300362</text:p>
          </table:table-cell>
          <table:table-cell table:formula="of:=[.D460]/([.E460]-[.E459])" office:value-type="float" office:value="63614.4329026581" calcext:value-type="float">
            <text:p>63614.43290265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76624.80322" calcext:value-type="float">
            <text:p>1456076624.80322</text:p>
          </table:table-cell>
          <table:table-cell office:value-type="float" office:value="1456076624.80413" calcext:value-type="float">
            <text:p>1456076624.80413</text:p>
          </table:table-cell>
          <table:table-cell office:value-type="float" office:value="4920" calcext:value-type="float">
            <text:p>4920</text:p>
          </table:table-cell>
          <table:table-cell table:formula="of:=[.B461]-[.B$2]" office:value-type="float" office:value="46.1102199554443" calcext:value-type="float">
            <text:p>46.1102199554</text:p>
          </table:table-cell>
          <table:table-cell table:formula="of:=[.D461]/([.E461]-[.E460])" office:value-type="float" office:value="63166.068798325" calcext:value-type="float">
            <text:p>63166.0687983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76624.87961" calcext:value-type="float">
            <text:p>1456076624.87961</text:p>
          </table:table-cell>
          <table:table-cell office:value-type="float" office:value="1456076624.88048" calcext:value-type="float">
            <text:p>1456076624.88048</text:p>
          </table:table-cell>
          <table:table-cell office:value-type="float" office:value="4824" calcext:value-type="float">
            <text:p>4824</text:p>
          </table:table-cell>
          <table:table-cell table:formula="of:=[.B462]-[.B$2]" office:value-type="float" office:value="46.1866099834442" calcext:value-type="float">
            <text:p>46.1866099834</text:p>
          </table:table-cell>
          <table:table-cell table:formula="of:=[.D462]/([.E462]-[.E461])" office:value-type="float" office:value="63149.603767755" calcext:value-type="float">
            <text:p>63149.6037677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76624.9547" calcext:value-type="float">
            <text:p>1456076624.9547</text:p>
          </table:table-cell>
          <table:table-cell office:value-type="float" office:value="1456076624.95573" calcext:value-type="float">
            <text:p>1456076624.95573</text:p>
          </table:table-cell>
          <table:table-cell office:value-type="float" office:value="4736" calcext:value-type="float">
            <text:p>4736</text:p>
          </table:table-cell>
          <table:table-cell table:formula="of:=[.B463]-[.B$2]" office:value-type="float" office:value="46.2616999149323" calcext:value-type="float">
            <text:p>46.2616999149</text:p>
          </table:table-cell>
          <table:table-cell table:formula="of:=[.D463]/([.E463]-[.E462])" office:value-type="float" office:value="63071.0390347674" calcext:value-type="float">
            <text:p>63071.039034767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76625.02849" calcext:value-type="float">
            <text:p>1456076625.02849</text:p>
          </table:table-cell>
          <table:table-cell office:value-type="float" office:value="1456076625.02938" calcext:value-type="float">
            <text:p>1456076625.02938</text:p>
          </table:table-cell>
          <table:table-cell office:value-type="float" office:value="4656" calcext:value-type="float">
            <text:p>4656</text:p>
          </table:table-cell>
          <table:table-cell table:formula="of:=[.B464]-[.B$2]" office:value-type="float" office:value="46.335489988327" calcext:value-type="float">
            <text:p>46.3354899883</text:p>
          </table:table-cell>
          <table:table-cell table:formula="of:=[.D464]/([.E464]-[.E463])" office:value-type="float" office:value="63097.9179962391" calcext:value-type="float">
            <text:p>63097.917996239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76625.10125" calcext:value-type="float">
            <text:p>1456076625.10125</text:p>
          </table:table-cell>
          <table:table-cell office:value-type="float" office:value="1456076625.10215" calcext:value-type="float">
            <text:p>1456076625.10215</text:p>
          </table:table-cell>
          <table:table-cell office:value-type="float" office:value="4584" calcext:value-type="float">
            <text:p>4584</text:p>
          </table:table-cell>
          <table:table-cell table:formula="of:=[.B465]-[.B$2]" office:value-type="float" office:value="46.4082498550415" calcext:value-type="float">
            <text:p>46.408249855</text:p>
          </table:table-cell>
          <table:table-cell table:formula="of:=[.D465]/([.E465]-[.E464])" office:value-type="float" office:value="63001.7646677174" calcext:value-type="float">
            <text:p>63001.76466771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76625.17287" calcext:value-type="float">
            <text:p>1456076625.17287</text:p>
          </table:table-cell>
          <table:table-cell office:value-type="float" office:value="1456076625.17377" calcext:value-type="float">
            <text:p>1456076625.17377</text:p>
          </table:table-cell>
          <table:table-cell office:value-type="float" office:value="4520" calcext:value-type="float">
            <text:p>4520</text:p>
          </table:table-cell>
          <table:table-cell table:formula="of:=[.B466]-[.B$2]" office:value-type="float" office:value="46.4798698425293" calcext:value-type="float">
            <text:p>46.4798698425</text:p>
          </table:table-cell>
          <table:table-cell table:formula="of:=[.D466]/([.E466]-[.E465])" office:value-type="float" office:value="63110.8739131014" calcext:value-type="float">
            <text:p>63110.87391310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76625.24368" calcext:value-type="float">
            <text:p>1456076625.24368</text:p>
          </table:table-cell>
          <table:table-cell office:value-type="float" office:value="1456076625.24472" calcext:value-type="float">
            <text:p>1456076625.24472</text:p>
          </table:table-cell>
          <table:table-cell office:value-type="float" office:value="4464" calcext:value-type="float">
            <text:p>4464</text:p>
          </table:table-cell>
          <table:table-cell table:formula="of:=[.B467]-[.B$2]" office:value-type="float" office:value="46.5506799221039" calcext:value-type="float">
            <text:p>46.5506799221</text:p>
          </table:table-cell>
          <table:table-cell table:formula="of:=[.D467]/([.E467]-[.E466])" office:value-type="float" office:value="63041.8723834087" calcext:value-type="float">
            <text:p>63041.87238340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76625.31351" calcext:value-type="float">
            <text:p>1456076625.31351</text:p>
          </table:table-cell>
          <table:table-cell office:value-type="float" office:value="1456076625.3144" calcext:value-type="float">
            <text:p>1456076625.3144</text:p>
          </table:table-cell>
          <table:table-cell office:value-type="float" office:value="4416" calcext:value-type="float">
            <text:p>4416</text:p>
          </table:table-cell>
          <table:table-cell table:formula="of:=[.B468]-[.B$2]" office:value-type="float" office:value="46.6205098628998" calcext:value-type="float">
            <text:p>46.6205098629</text:p>
          </table:table-cell>
          <table:table-cell table:formula="of:=[.D468]/([.E468]-[.E467])" office:value-type="float" office:value="63239.3490481003" calcext:value-type="float">
            <text:p>63239.34904810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76625.38286" calcext:value-type="float">
            <text:p>1456076625.38286</text:p>
          </table:table-cell>
          <table:table-cell office:value-type="float" office:value="1456076625.38376" calcext:value-type="float">
            <text:p>1456076625.38376</text:p>
          </table:table-cell>
          <table:table-cell office:value-type="float" office:value="4376" calcext:value-type="float">
            <text:p>4376</text:p>
          </table:table-cell>
          <table:table-cell table:formula="of:=[.B469]-[.B$2]" office:value-type="float" office:value="46.689859867096" calcext:value-type="float">
            <text:p>46.6898598671</text:p>
          </table:table-cell>
          <table:table-cell table:formula="of:=[.D469]/([.E469]-[.E468])" office:value-type="float" office:value="63100.2124761496" calcext:value-type="float">
            <text:p>63100.21247614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76625.45153" calcext:value-type="float">
            <text:p>1456076625.45153</text:p>
          </table:table-cell>
          <table:table-cell office:value-type="float" office:value="1456076625.45244" calcext:value-type="float">
            <text:p>1456076625.45244</text:p>
          </table:table-cell>
          <table:table-cell office:value-type="float" office:value="4336" calcext:value-type="float">
            <text:p>4336</text:p>
          </table:table-cell>
          <table:table-cell table:formula="of:=[.B470]-[.B$2]" office:value-type="float" office:value="46.7585299015045" calcext:value-type="float">
            <text:p>46.7585299015</text:p>
          </table:table-cell>
          <table:table-cell table:formula="of:=[.D470]/([.E470]-[.E469])" office:value-type="float" office:value="63142.5342559448" calcext:value-type="float">
            <text:p>63142.53425594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76625.51968" calcext:value-type="float">
            <text:p>1456076625.51968</text:p>
          </table:table-cell>
          <table:table-cell office:value-type="float" office:value="1456076625.52061" calcext:value-type="float">
            <text:p>1456076625.52061</text:p>
          </table:table-cell>
          <table:table-cell office:value-type="float" office:value="4312" calcext:value-type="float">
            <text:p>4312</text:p>
          </table:table-cell>
          <table:table-cell table:formula="of:=[.B471]-[.B$2]" office:value-type="float" office:value="46.8266799449921" calcext:value-type="float">
            <text:p>46.826679945</text:p>
          </table:table-cell>
          <table:table-cell table:formula="of:=[.D471]/([.E471]-[.E470])" office:value-type="float" office:value="63272.153315468" calcext:value-type="float">
            <text:p>63272.1533154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76625.61792" calcext:value-type="float">
            <text:p>1456076625.61792</text:p>
          </table:table-cell>
          <table:table-cell office:value-type="float" office:value="1456076625.61883" calcext:value-type="float">
            <text:p>1456076625.61883</text:p>
          </table:table-cell>
          <table:table-cell office:value-type="float" office:value="4296" calcext:value-type="float">
            <text:p>4296</text:p>
          </table:table-cell>
          <table:table-cell table:formula="of:=[.B472]-[.B$2]" office:value-type="float" office:value="46.9249198436737" calcext:value-type="float">
            <text:p>46.9249198437</text:p>
          </table:table-cell>
          <table:table-cell table:formula="of:=[.D472]/([.E472]-[.E471])" office:value-type="float" office:value="43729.6867937716" calcext:value-type="float">
            <text:p>43729.68679377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76625.71706" calcext:value-type="float">
            <text:p>1456076625.71706</text:p>
          </table:table-cell>
          <table:table-cell office:value-type="float" office:value="1456076625.71797" calcext:value-type="float">
            <text:p>1456076625.71797</text:p>
          </table:table-cell>
          <table:table-cell office:value-type="float" office:value="4296" calcext:value-type="float">
            <text:p>4296</text:p>
          </table:table-cell>
          <table:table-cell table:formula="of:=[.B473]-[.B$2]" office:value-type="float" office:value="47.02406001091" calcext:value-type="float">
            <text:p>47.0240600109</text:p>
          </table:table-cell>
          <table:table-cell table:formula="of:=[.D473]/([.E473]-[.E472])" office:value-type="float" office:value="43332.5877871407" calcext:value-type="float">
            <text:p>43332.58778714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76625.81705" calcext:value-type="float">
            <text:p>1456076625.81705</text:p>
          </table:table-cell>
          <table:table-cell office:value-type="float" office:value="1456076625.81797" calcext:value-type="float">
            <text:p>1456076625.81797</text:p>
          </table:table-cell>
          <table:table-cell office:value-type="float" office:value="4296" calcext:value-type="float">
            <text:p>4296</text:p>
          </table:table-cell>
          <table:table-cell table:formula="of:=[.B474]-[.B$2]" office:value-type="float" office:value="47.1240499019623" calcext:value-type="float">
            <text:p>47.124049902</text:p>
          </table:table-cell>
          <table:table-cell table:formula="of:=[.D474]/([.E474]-[.E473])" office:value-type="float" office:value="42964.3432430112" calcext:value-type="float">
            <text:p>42964.34324301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76625.91715" calcext:value-type="float">
            <text:p>1456076625.91715</text:p>
          </table:table-cell>
          <table:table-cell office:value-type="float" office:value="1456076625.91806" calcext:value-type="float">
            <text:p>1456076625.91806</text:p>
          </table:table-cell>
          <table:table-cell office:value-type="float" office:value="4304" calcext:value-type="float">
            <text:p>4304</text:p>
          </table:table-cell>
          <table:table-cell table:formula="of:=[.B475]-[.B$2]" office:value-type="float" office:value="47.2241499423981" calcext:value-type="float">
            <text:p>47.2241499424</text:p>
          </table:table-cell>
          <table:table-cell table:formula="of:=[.D475]/([.E475]-[.E474])" office:value-type="float" office:value="42996.9856282006" calcext:value-type="float">
            <text:p>42996.98562820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76626.01733" calcext:value-type="float">
            <text:p>1456076626.01733</text:p>
          </table:table-cell>
          <table:table-cell office:value-type="float" office:value="1456076626.01837" calcext:value-type="float">
            <text:p>1456076626.01837</text:p>
          </table:table-cell>
          <table:table-cell office:value-type="float" office:value="4320" calcext:value-type="float">
            <text:p>4320</text:p>
          </table:table-cell>
          <table:table-cell table:formula="of:=[.B476]-[.B$2]" office:value-type="float" office:value="47.3243298530579" calcext:value-type="float">
            <text:p>47.3243298531</text:p>
          </table:table-cell>
          <table:table-cell table:formula="of:=[.D476]/([.E476]-[.E475])" office:value-type="float" office:value="43122.4181729476" calcext:value-type="float">
            <text:p>43122.4181729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76626.11744" calcext:value-type="float">
            <text:p>1456076626.11744</text:p>
          </table:table-cell>
          <table:table-cell office:value-type="float" office:value="1456076626.11834" calcext:value-type="float">
            <text:p>1456076626.11834</text:p>
          </table:table-cell>
          <table:table-cell office:value-type="float" office:value="4352" calcext:value-type="float">
            <text:p>4352</text:p>
          </table:table-cell>
          <table:table-cell table:formula="of:=[.B477]-[.B$2]" office:value-type="float" office:value="47.424439907074" calcext:value-type="float">
            <text:p>47.4244399071</text:p>
          </table:table-cell>
          <table:table-cell table:formula="of:=[.D477]/([.E477]-[.E476])" office:value-type="float" office:value="43472.1571451707" calcext:value-type="float">
            <text:p>43472.15714517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76626.21753" calcext:value-type="float">
            <text:p>1456076626.21753</text:p>
          </table:table-cell>
          <table:table-cell office:value-type="float" office:value="1456076626.21843" calcext:value-type="float">
            <text:p>1456076626.21843</text:p>
          </table:table-cell>
          <table:table-cell office:value-type="float" office:value="4384" calcext:value-type="float">
            <text:p>4384</text:p>
          </table:table-cell>
          <table:table-cell table:formula="of:=[.B478]-[.B$2]" office:value-type="float" office:value="47.5245299339295" calcext:value-type="float">
            <text:p>47.5245299339</text:p>
          </table:table-cell>
          <table:table-cell table:formula="of:=[.D478]/([.E478]-[.E477])" office:value-type="float" office:value="43800.5677261986" calcext:value-type="float">
            <text:p>43800.56772619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76626.31773" calcext:value-type="float">
            <text:p>1456076626.31773</text:p>
          </table:table-cell>
          <table:table-cell office:value-type="float" office:value="1456076626.31862" calcext:value-type="float">
            <text:p>1456076626.31862</text:p>
          </table:table-cell>
          <table:table-cell office:value-type="float" office:value="4432" calcext:value-type="float">
            <text:p>4432</text:p>
          </table:table-cell>
          <table:table-cell table:formula="of:=[.B479]-[.B$2]" office:value-type="float" office:value="47.6247298717499" calcext:value-type="float">
            <text:p>47.6247298717</text:p>
          </table:table-cell>
          <table:table-cell table:formula="of:=[.D479]/([.E479]-[.E478])" office:value-type="float" office:value="44231.564374246" calcext:value-type="float">
            <text:p>44231.5643742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76626.41789" calcext:value-type="float">
            <text:p>1456076626.41789</text:p>
          </table:table-cell>
          <table:table-cell office:value-type="float" office:value="1456076626.4188" calcext:value-type="float">
            <text:p>1456076626.4188</text:p>
          </table:table-cell>
          <table:table-cell office:value-type="float" office:value="4488" calcext:value-type="float">
            <text:p>4488</text:p>
          </table:table-cell>
          <table:table-cell table:formula="of:=[.B480]-[.B$2]" office:value-type="float" office:value="47.7248899936676" calcext:value-type="float">
            <text:p>47.7248899937</text:p>
          </table:table-cell>
          <table:table-cell table:formula="of:=[.D480]/([.E480]-[.E479])" office:value-type="float" office:value="44808.2521673308" calcext:value-type="float">
            <text:p>44808.25216733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76626.51661" calcext:value-type="float">
            <text:p>1456076626.51661</text:p>
          </table:table-cell>
          <table:table-cell office:value-type="float" office:value="1456076626.51805" calcext:value-type="float">
            <text:p>1456076626.51805</text:p>
          </table:table-cell>
          <table:table-cell office:value-type="float" office:value="4544" calcext:value-type="float">
            <text:p>4544</text:p>
          </table:table-cell>
          <table:table-cell table:formula="of:=[.B481]-[.B$2]" office:value-type="float" office:value="47.823609828949" calcext:value-type="float">
            <text:p>47.8236098289</text:p>
          </table:table-cell>
          <table:table-cell table:formula="of:=[.D481]/([.E481]-[.E480])" office:value-type="float" office:value="46029.2502215857" calcext:value-type="float">
            <text:p>46029.25022158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76626.61724" calcext:value-type="float">
            <text:p>1456076626.61724</text:p>
          </table:table-cell>
          <table:table-cell office:value-type="float" office:value="1456076626.61816" calcext:value-type="float">
            <text:p>1456076626.61816</text:p>
          </table:table-cell>
          <table:table-cell office:value-type="float" office:value="4616" calcext:value-type="float">
            <text:p>4616</text:p>
          </table:table-cell>
          <table:table-cell table:formula="of:=[.B482]-[.B$2]" office:value-type="float" office:value="47.9242398738861" calcext:value-type="float">
            <text:p>47.9242398739</text:p>
          </table:table-cell>
          <table:table-cell table:formula="of:=[.D482]/([.E482]-[.E481])" office:value-type="float" office:value="45870.9921364314" calcext:value-type="float">
            <text:p>45870.99213643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76626.71719" calcext:value-type="float">
            <text:p>1456076626.71719</text:p>
          </table:table-cell>
          <table:table-cell office:value-type="float" office:value="1456076626.71808" calcext:value-type="float">
            <text:p>1456076626.71808</text:p>
          </table:table-cell>
          <table:table-cell office:value-type="float" office:value="4688" calcext:value-type="float">
            <text:p>4688</text:p>
          </table:table-cell>
          <table:table-cell table:formula="of:=[.B483]-[.B$2]" office:value-type="float" office:value="48.0241899490356" calcext:value-type="float">
            <text:p>48.024189949</text:p>
          </table:table-cell>
          <table:table-cell table:formula="of:=[.D483]/([.E483]-[.E482])" office:value-type="float" office:value="46903.4164605304" calcext:value-type="float">
            <text:p>46903.41646053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76626.81724" calcext:value-type="float">
            <text:p>1456076626.81724</text:p>
          </table:table-cell>
          <table:table-cell office:value-type="float" office:value="1456076626.81815" calcext:value-type="float">
            <text:p>1456076626.81815</text:p>
          </table:table-cell>
          <table:table-cell office:value-type="float" office:value="4768" calcext:value-type="float">
            <text:p>4768</text:p>
          </table:table-cell>
          <table:table-cell table:formula="of:=[.B484]-[.B$2]" office:value-type="float" office:value="48.1242399215698" calcext:value-type="float">
            <text:p>48.1242399216</text:p>
          </table:table-cell>
          <table:table-cell table:formula="of:=[.D484]/([.E484]-[.E483])" office:value-type="float" office:value="47656.1849966638" calcext:value-type="float">
            <text:p>47656.18499666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76626.91742" calcext:value-type="float">
            <text:p>1456076626.91742</text:p>
          </table:table-cell>
          <table:table-cell office:value-type="float" office:value="1456076626.91833" calcext:value-type="float">
            <text:p>1456076626.91833</text:p>
          </table:table-cell>
          <table:table-cell office:value-type="float" office:value="4856" calcext:value-type="float">
            <text:p>4856</text:p>
          </table:table-cell>
          <table:table-cell table:formula="of:=[.B485]-[.B$2]" office:value-type="float" office:value="48.2244198322296" calcext:value-type="float">
            <text:p>48.2244198322</text:p>
          </table:table-cell>
          <table:table-cell table:formula="of:=[.D485]/([.E485]-[.E484])" office:value-type="float" office:value="48472.7922795911" calcext:value-type="float">
            <text:p>48472.79227959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76627.01736" calcext:value-type="float">
            <text:p>1456076627.01736</text:p>
          </table:table-cell>
          <table:table-cell office:value-type="float" office:value="1456076627.01826" calcext:value-type="float">
            <text:p>1456076627.01826</text:p>
          </table:table-cell>
          <table:table-cell office:value-type="float" office:value="4952" calcext:value-type="float">
            <text:p>4952</text:p>
          </table:table-cell>
          <table:table-cell table:formula="of:=[.B486]-[.B$2]" office:value-type="float" office:value="48.3243598937988" calcext:value-type="float">
            <text:p>48.3243598938</text:p>
          </table:table-cell>
          <table:table-cell table:formula="of:=[.D486]/([.E486]-[.E485])" office:value-type="float" office:value="49549.699312227" calcext:value-type="float">
            <text:p>49549.6993122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76627.11741" calcext:value-type="float">
            <text:p>1456076627.11741</text:p>
          </table:table-cell>
          <table:table-cell office:value-type="float" office:value="1456076627.11831" calcext:value-type="float">
            <text:p>1456076627.11831</text:p>
          </table:table-cell>
          <table:table-cell office:value-type="float" office:value="5056" calcext:value-type="float">
            <text:p>5056</text:p>
          </table:table-cell>
          <table:table-cell table:formula="of:=[.B487]-[.B$2]" office:value-type="float" office:value="48.424409866333" calcext:value-type="float">
            <text:p>48.4244098663</text:p>
          </table:table-cell>
          <table:table-cell table:formula="of:=[.D487]/([.E487]-[.E486])" office:value-type="float" office:value="50534.7465065294" calcext:value-type="float">
            <text:p>50534.746506529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76627.21745" calcext:value-type="float">
            <text:p>1456076627.21745</text:p>
          </table:table-cell>
          <table:table-cell office:value-type="float" office:value="1456076627.21835" calcext:value-type="float">
            <text:p>1456076627.21835</text:p>
          </table:table-cell>
          <table:table-cell office:value-type="float" office:value="5160" calcext:value-type="float">
            <text:p>5160</text:p>
          </table:table-cell>
          <table:table-cell table:formula="of:=[.B488]-[.B$2]" office:value-type="float" office:value="48.5244498252869" calcext:value-type="float">
            <text:p>48.5244498253</text:p>
          </table:table-cell>
          <table:table-cell table:formula="of:=[.D488]/([.E488]-[.E487])" office:value-type="float" office:value="51579.3894155835" calcext:value-type="float">
            <text:p>51579.389415583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76627.31781" calcext:value-type="float">
            <text:p>1456076627.31781</text:p>
          </table:table-cell>
          <table:table-cell office:value-type="float" office:value="1456076627.31871" calcext:value-type="float">
            <text:p>1456076627.31871</text:p>
          </table:table-cell>
          <table:table-cell office:value-type="float" office:value="5272" calcext:value-type="float">
            <text:p>5272</text:p>
          </table:table-cell>
          <table:table-cell table:formula="of:=[.B489]-[.B$2]" office:value-type="float" office:value="48.6248099803925" calcext:value-type="float">
            <text:p>48.6248099804</text:p>
          </table:table-cell>
          <table:table-cell table:formula="of:=[.D489]/([.E489]-[.E488])" office:value-type="float" office:value="52530.8076143688" calcext:value-type="float">
            <text:p>52530.80761436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76627.41798" calcext:value-type="float">
            <text:p>1456076627.41798</text:p>
          </table:table-cell>
          <table:table-cell office:value-type="float" office:value="1456076627.41888" calcext:value-type="float">
            <text:p>1456076627.41888</text:p>
          </table:table-cell>
          <table:table-cell office:value-type="float" office:value="5384" calcext:value-type="float">
            <text:p>5384</text:p>
          </table:table-cell>
          <table:table-cell table:formula="of:=[.B490]-[.B$2]" office:value-type="float" office:value="48.7249798774719" calcext:value-type="float">
            <text:p>48.7249798775</text:p>
          </table:table-cell>
          <table:table-cell table:formula="of:=[.D490]/([.E490]-[.E489])" office:value-type="float" office:value="53748.6825580814" calcext:value-type="float">
            <text:p>53748.68255808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76627.51741" calcext:value-type="float">
            <text:p>1456076627.51741</text:p>
          </table:table-cell>
          <table:table-cell office:value-type="float" office:value="1456076627.51834" calcext:value-type="float">
            <text:p>1456076627.51834</text:p>
          </table:table-cell>
          <table:table-cell office:value-type="float" office:value="5496" calcext:value-type="float">
            <text:p>5496</text:p>
          </table:table-cell>
          <table:table-cell table:formula="of:=[.B491]-[.B$2]" office:value-type="float" office:value="48.8244099617004" calcext:value-type="float">
            <text:p>48.8244099617</text:p>
          </table:table-cell>
          <table:table-cell table:formula="of:=[.D491]/([.E491]-[.E490])" office:value-type="float" office:value="55275.0210627278" calcext:value-type="float">
            <text:p>55275.02106272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76627.61743" calcext:value-type="float">
            <text:p>1456076627.61743</text:p>
          </table:table-cell>
          <table:table-cell office:value-type="float" office:value="1456076627.6183" calcext:value-type="float">
            <text:p>1456076627.6183</text:p>
          </table:table-cell>
          <table:table-cell office:value-type="float" office:value="5616" calcext:value-type="float">
            <text:p>5616</text:p>
          </table:table-cell>
          <table:table-cell table:formula="of:=[.B492]-[.B$2]" office:value-type="float" office:value="48.9244298934937" calcext:value-type="float">
            <text:p>48.9244298935</text:p>
          </table:table-cell>
          <table:table-cell table:formula="of:=[.D492]/([.E492]-[.E491])" office:value-type="float" office:value="56148.8085355912" calcext:value-type="float">
            <text:p>56148.80853559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76627.71737" calcext:value-type="float">
            <text:p>1456076627.71737</text:p>
          </table:table-cell>
          <table:table-cell office:value-type="float" office:value="1456076627.71839" calcext:value-type="float">
            <text:p>1456076627.71839</text:p>
          </table:table-cell>
          <table:table-cell office:value-type="float" office:value="5744" calcext:value-type="float">
            <text:p>5744</text:p>
          </table:table-cell>
          <table:table-cell table:formula="of:=[.B493]-[.B$2]" office:value-type="float" office:value="49.0243699550629" calcext:value-type="float">
            <text:p>49.0243699551</text:p>
          </table:table-cell>
          <table:table-cell table:formula="of:=[.D493]/([.E493]-[.E492])" office:value-type="float" office:value="57474.4492830032" calcext:value-type="float">
            <text:p>57474.44928300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76627.81745" calcext:value-type="float">
            <text:p>1456076627.81745</text:p>
          </table:table-cell>
          <table:table-cell office:value-type="float" office:value="1456076627.81841" calcext:value-type="float">
            <text:p>1456076627.81841</text:p>
          </table:table-cell>
          <table:table-cell office:value-type="float" office:value="5864" calcext:value-type="float">
            <text:p>5864</text:p>
          </table:table-cell>
          <table:table-cell table:formula="of:=[.B494]-[.B$2]" office:value-type="float" office:value="49.124449968338" calcext:value-type="float">
            <text:p>49.1244499683</text:p>
          </table:table-cell>
          <table:table-cell table:formula="of:=[.D494]/([.E494]-[.E493])" office:value-type="float" office:value="58593.1177274958" calcext:value-type="float">
            <text:p>58593.11772749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76627.91732" calcext:value-type="float">
            <text:p>1456076627.91732</text:p>
          </table:table-cell>
          <table:table-cell office:value-type="float" office:value="1456076627.91822" calcext:value-type="float">
            <text:p>1456076627.91822</text:p>
          </table:table-cell>
          <table:table-cell office:value-type="float" office:value="5992" calcext:value-type="float">
            <text:p>5992</text:p>
          </table:table-cell>
          <table:table-cell table:formula="of:=[.B495]-[.B$2]" office:value-type="float" office:value="49.224319934845" calcext:value-type="float">
            <text:p>49.2243199348</text:p>
          </table:table-cell>
          <table:table-cell table:formula="of:=[.D495]/([.E495]-[.E494])" office:value-type="float" office:value="59998.0175179345" calcext:value-type="float">
            <text:p>59998.01751793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76628.0174" calcext:value-type="float">
            <text:p>1456076628.0174</text:p>
          </table:table-cell>
          <table:table-cell office:value-type="float" office:value="1456076628.0183" calcext:value-type="float">
            <text:p>1456076628.0183</text:p>
          </table:table-cell>
          <table:table-cell office:value-type="float" office:value="6120" calcext:value-type="float">
            <text:p>6120</text:p>
          </table:table-cell>
          <table:table-cell table:formula="of:=[.B496]-[.B$2]" office:value-type="float" office:value="49.3243999481201" calcext:value-type="float">
            <text:p>49.3243999481</text:p>
          </table:table-cell>
          <table:table-cell table:formula="of:=[.D496]/([.E496]-[.E495])" office:value-type="float" office:value="61151.0710252855" calcext:value-type="float">
            <text:p>61151.07102528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76628.11746" calcext:value-type="float">
            <text:p>1456076628.11746</text:p>
          </table:table-cell>
          <table:table-cell office:value-type="float" office:value="1456076628.11838" calcext:value-type="float">
            <text:p>1456076628.11838</text:p>
          </table:table-cell>
          <table:table-cell office:value-type="float" office:value="6240" calcext:value-type="float">
            <text:p>6240</text:p>
          </table:table-cell>
          <table:table-cell table:formula="of:=[.B497]-[.B$2]" office:value-type="float" office:value="49.4244599342346" calcext:value-type="float">
            <text:p>49.4244599342</text:p>
          </table:table-cell>
          <table:table-cell table:formula="of:=[.D497]/([.E497]-[.E496])" office:value-type="float" office:value="62362.5911046936" calcext:value-type="float">
            <text:p>62362.591104693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76628.21756" calcext:value-type="float">
            <text:p>1456076628.21756</text:p>
          </table:table-cell>
          <table:table-cell office:value-type="float" office:value="1456076628.21845" calcext:value-type="float">
            <text:p>1456076628.21845</text:p>
          </table:table-cell>
          <table:table-cell office:value-type="float" office:value="6368" calcext:value-type="float">
            <text:p>6368</text:p>
          </table:table-cell>
          <table:table-cell table:formula="of:=[.B498]-[.B$2]" office:value-type="float" office:value="49.5245599746704" calcext:value-type="float">
            <text:p>49.5245599747</text:p>
          </table:table-cell>
          <table:table-cell table:formula="of:=[.D498]/([.E498]-[.E497])" office:value-type="float" office:value="63616.3579183042" calcext:value-type="float">
            <text:p>63616.35791830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76628.31767" calcext:value-type="float">
            <text:p>1456076628.31767</text:p>
          </table:table-cell>
          <table:table-cell office:value-type="float" office:value="1456076628.31856" calcext:value-type="float">
            <text:p>1456076628.31856</text:p>
          </table:table-cell>
          <table:table-cell office:value-type="float" office:value="6488" calcext:value-type="float">
            <text:p>6488</text:p>
          </table:table-cell>
          <table:table-cell table:formula="of:=[.B499]-[.B$2]" office:value-type="float" office:value="49.6246700286865" calcext:value-type="float">
            <text:p>49.6246700287</text:p>
          </table:table-cell>
          <table:table-cell table:formula="of:=[.D499]/([.E499]-[.E498])" office:value-type="float" office:value="64808.6754498776" calcext:value-type="float">
            <text:p>64808.675449877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76628.41797" calcext:value-type="float">
            <text:p>1456076628.41797</text:p>
          </table:table-cell>
          <table:table-cell office:value-type="float" office:value="1456076628.41889" calcext:value-type="float">
            <text:p>1456076628.41889</text:p>
          </table:table-cell>
          <table:table-cell office:value-type="float" office:value="6608" calcext:value-type="float">
            <text:p>6608</text:p>
          </table:table-cell>
          <table:table-cell table:formula="of:=[.B500]-[.B$2]" office:value-type="float" office:value="49.7249698638916" calcext:value-type="float">
            <text:p>49.7249698639</text:p>
          </table:table-cell>
          <table:table-cell table:formula="of:=[.D500]/([.E500]-[.E499])" office:value-type="float" office:value="65882.4611873883" calcext:value-type="float">
            <text:p>65882.46118738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76628.52283" calcext:value-type="float">
            <text:p>1456076628.52283</text:p>
          </table:table-cell>
          <table:table-cell office:value-type="float" office:value="1456076628.52375" calcext:value-type="float">
            <text:p>1456076628.52375</text:p>
          </table:table-cell>
          <table:table-cell office:value-type="float" office:value="6728" calcext:value-type="float">
            <text:p>6728</text:p>
          </table:table-cell>
          <table:table-cell table:formula="of:=[.B501]-[.B$2]" office:value-type="float" office:value="49.8298299312592" calcext:value-type="float">
            <text:p>49.8298299313</text:p>
          </table:table-cell>
          <table:table-cell table:formula="of:=[.D501]/([.E501]-[.E500])" office:value-type="float" office:value="64161.698241306" calcext:value-type="float">
            <text:p>64161.698241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2:11:30.844264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2:12:42.157380017</dc:date>
    <meta:editing-duration>PT7M10S</meta:editing-duration>
    <meta:editing-cycles>2</meta:editing-cycles>
    <meta:generator>LibreOffice/4.4.6.3$Linux_X86_64 LibreOffice_project/40m0$Build-3</meta:generator>
    <meta:document-statistic meta:table-count="1" meta:cell-count="3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6.743cm" svg:height="22.207cm" xlink:href=".." xlink:type="simple" chart:class="chart:scatter" chart:style-name="ch1">
        <chart:plot-area chart:style-name="ch2" table:cell-range-address="'receiver.sub.sub.network'.E2:'receiver.sub.sub.network'.F501" svg:x="0.934cm" svg:y="0.444cm" svg:width="44.875cm" svg:height="21.319cm">
          <chartooo:coordinate-region svg:x="2.111cm" svg:y="0.643cm" svg:width="43.511cm" svg:height="20.47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ceiver.sub.sub.network'.F2:'receiver.sub.sub.network'.F501" chart:class="chart:scatter">
            <chart:domain table:cell-range-address="'receiver.sub.sub.network'.E2:'receiver.sub.sub.network'.E501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ceiver.sub.sub.network'.E2:'receiver.sub.sub.network'.E501</svg:desc>
                </draw:g>
              </table:table-cell>
              <table:table-cell office:value-type="float" office:value="0">
                <text:p>0</text:p>
                <draw:g>
                  <svg:desc>'receiver.sub.sub.network'.F2:'receiver.sub.sub.network'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249927520752">
                <text:p>0.03224992752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78982925415">
                <text:p>0.12978982925415</text:p>
              </table:table-cell>
              <table:table-cell office:value-type="float" office:value="58396.6140910069">
                <text:p>58396.6140910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990009307861">
                <text:p>0.275990009307861</text:p>
              </table:table-cell>
              <table:table-cell office:value-type="float" office:value="38139.4879127474">
                <text:p>38139.4879127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78994178772">
                <text:p>0.36178994178772</text:p>
              </table:table-cell>
              <table:table-cell office:value-type="float" office:value="63589.7936316069">
                <text:p>63589.793631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2280035018921">
                <text:p>0.462280035018921</text:p>
              </table:table-cell>
              <table:table-cell office:value-type="float" office:value="53099.7616623091">
                <text:p>53099.7616623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5729961395264">
                <text:p>0.705729961395264</text:p>
              </table:table-cell>
              <table:table-cell office:value-type="float" office:value="21458.2114595687">
                <text:p>21458.2114595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5429925918579">
                <text:p>0.815429925918579</text:p>
              </table:table-cell>
              <table:table-cell office:value-type="float" office:value="46672.7589406996">
                <text:p>46672.7589406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729852676392">
                <text:p>0.894729852676392</text:p>
              </table:table-cell>
              <table:table-cell office:value-type="float" office:value="63253.526265153">
                <text:p>63253.52626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2529888153076">
                <text:p>0.972529888153076</text:p>
              </table:table-cell>
              <table:table-cell office:value-type="float" office:value="63239.0457132175">
                <text:p>63239.0457132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892992973328">
                <text:p>1.04892992973328</text:p>
              </table:table-cell>
              <table:table-cell office:value-type="float" office:value="63141.3268922904">
                <text:p>63141.3268922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87983703613">
                <text:p>1.12487983703613</text:p>
              </table:table-cell>
              <table:table-cell office:value-type="float" office:value="62356.8897999416">
                <text:p>62356.8897999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782996177673">
                <text:p>1.19782996177673</text:p>
              </table:table-cell>
              <table:table-cell office:value-type="float" office:value="63824.4282179917">
                <text:p>63824.4282179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065992355347">
                <text:p>1.27065992355347</text:p>
              </table:table-cell>
              <table:table-cell office:value-type="float" office:value="62941.1287356247">
                <text:p>62941.1287356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4222984313965">
                <text:p>1.34222984313965</text:p>
              </table:table-cell>
              <table:table-cell office:value-type="float" office:value="63155.0241516926">
                <text:p>63155.0241516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430996894836">
                <text:p>1.42430996894836</text:p>
              </table:table-cell>
              <table:table-cell office:value-type="float" office:value="54385.881551926">
                <text:p>54385.881551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448987960815">
                <text:p>1.52448987960815</text:p>
              </table:table-cell>
              <table:table-cell office:value-type="float" office:value="44080.6941323465">
                <text:p>44080.6941323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2452983856201">
                <text:p>1.62452983856201</text:p>
              </table:table-cell>
              <table:table-cell office:value-type="float" office:value="43742.520946239">
                <text:p>43742.520946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2476983070374">
                <text:p>1.72476983070374</text:p>
              </table:table-cell>
              <table:table-cell office:value-type="float" office:value="43256.1885466788">
                <text:p>43256.1885466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39598274231">
                <text:p>1.8239598274231</text:p>
              </table:table-cell>
              <table:table-cell office:value-type="float" office:value="43472.1256438792">
                <text:p>43472.1256438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240198135376">
                <text:p>1.9240198135376</text:p>
              </table:table-cell>
              <table:table-cell office:value-type="float" office:value="42934.2454143852">
                <text:p>42934.2454143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24169921875">
                <text:p>2.024169921875</text:p>
              </table:table-cell>
              <table:table-cell office:value-type="float" office:value="42895.610112841">
                <text:p>42895.610112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243200302124">
                <text:p>2.1243200302124</text:p>
              </table:table-cell>
              <table:table-cell office:value-type="float" office:value="42895.610112841">
                <text:p>42895.610112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2473001480103">
                <text:p>2.22473001480103</text:p>
              </table:table-cell>
              <table:table-cell office:value-type="float" office:value="42864.2631271519">
                <text:p>42864.26312715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2469987869263">
                <text:p>2.32469987869263</text:p>
              </table:table-cell>
              <table:table-cell office:value-type="float" office:value="43213.0227233702">
                <text:p>43213.0227233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2507982254028">
                <text:p>2.42507982254028</text:p>
              </table:table-cell>
              <table:table-cell office:value-type="float" office:value="43355.2743026526">
                <text:p>43355.2743026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2435994148254">
                <text:p>2.52435994148254</text:p>
              </table:table-cell>
              <table:table-cell office:value-type="float" office:value="44157.8842441722">
                <text:p>44157.8842441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2433981895447">
                <text:p>2.62433981895447</text:p>
              </table:table-cell>
              <table:table-cell office:value-type="float" office:value="44328.9200993929">
                <text:p>44328.9200993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2440981864929">
                <text:p>2.72440981864929</text:p>
              </table:table-cell>
              <table:table-cell office:value-type="float" office:value="44848.6061125883">
                <text:p>44848.6061125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2451987266541">
                <text:p>2.82451987266541</text:p>
              </table:table-cell>
              <table:table-cell office:value-type="float" office:value="45390.046430987">
                <text:p>45390.046430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2462992668152">
                <text:p>2.92462992668152</text:p>
              </table:table-cell>
              <table:table-cell office:value-type="float" office:value="46109.2549131682">
                <text:p>46109.2549131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2489995956421">
                <text:p>3.02489995956421</text:p>
              </table:table-cell>
              <table:table-cell office:value-type="float" office:value="46753.7495024527">
                <text:p>46753.7495024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2404990196228">
                <text:p>3.12404990196228</text:p>
              </table:table-cell>
              <table:table-cell office:value-type="float" office:value="48088.7823500415">
                <text:p>48088.7823500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2429990768433">
                <text:p>3.22429990768433</text:p>
              </table:table-cell>
              <table:table-cell office:value-type="float" office:value="48438.899978358">
                <text:p>48438.899978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2447981834412">
                <text:p>3.32447981834412</text:p>
              </table:table-cell>
              <table:table-cell office:value-type="float" office:value="49431.06823899">
                <text:p>49431.068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244499206543">
                <text:p>3.4244499206543</text:p>
              </table:table-cell>
              <table:table-cell office:value-type="float" office:value="50575.1207927404">
                <text:p>50575.1207927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246798992157">
                <text:p>3.5246798992157</text:p>
              </table:table-cell>
              <table:table-cell office:value-type="float" office:value="51481.6033492311">
                <text:p>51481.6033492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2469983100891">
                <text:p>3.62469983100891</text:p>
              </table:table-cell>
              <table:table-cell office:value-type="float" office:value="52709.4940526419">
                <text:p>52709.4940526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2480988502502">
                <text:p>3.72480988502502</text:p>
              </table:table-cell>
              <table:table-cell office:value-type="float" office:value="53780.8120564336">
                <text:p>53780.812056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2418990135193">
                <text:p>3.82418990135193</text:p>
              </table:table-cell>
              <table:table-cell office:value-type="float" office:value="55302.8687570472">
                <text:p>55302.8687570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2436981201172">
                <text:p>3.92436981201172</text:p>
              </table:table-cell>
              <table:table-cell office:value-type="float" office:value="56059.1436248319">
                <text:p>56059.1436248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2378988265991">
                <text:p>4.02378988265991</text:p>
              </table:table-cell>
              <table:table-cell office:value-type="float" office:value="57775.0544990623">
                <text:p>57775.0544990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2417984008789">
                <text:p>4.12417984008789</text:p>
              </table:table-cell>
              <table:table-cell office:value-type="float" office:value="58412.2172201033">
                <text:p>58412.217220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2426986694336">
                <text:p>4.22426986694336</text:p>
              </table:table-cell>
              <table:table-cell office:value-type="float" office:value="59866.1044286912">
                <text:p>59866.1044286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2447981834412">
                <text:p>4.32447981834412</text:p>
              </table:table-cell>
              <table:table-cell office:value-type="float" office:value="61071.7789446386">
                <text:p>61071.7789446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2436981201172">
                <text:p>4.42436981201172</text:p>
              </table:table-cell>
              <table:table-cell office:value-type="float" office:value="62468.7195472696">
                <text:p>62468.7195472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2441000938416">
                <text:p>4.52441000938416</text:p>
              </table:table-cell>
              <table:table-cell office:value-type="float" office:value="63654.4125986954">
                <text:p>63654.4125986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2470984458923">
                <text:p>4.62470984458923</text:p>
              </table:table-cell>
              <table:table-cell office:value-type="float" office:value="64686.0484539611">
                <text:p>64686.0484539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2508001327515">
                <text:p>4.72508001327515</text:p>
              </table:table-cell>
              <table:table-cell office:value-type="float" office:value="65836.2946532283">
                <text:p>65836.2946532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2429003715515">
                <text:p>4.82429003715515</text:p>
              </table:table-cell>
              <table:table-cell office:value-type="float" office:value="67815.7280572531">
                <text:p>67815.7280572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2451000213623">
                <text:p>4.92451000213623</text:p>
              </table:table-cell>
              <table:table-cell office:value-type="float" office:value="68329.698591422">
                <text:p>68329.698591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2458000183106">
                <text:p>5.02458000183106</text:p>
              </table:table-cell>
              <table:table-cell office:value-type="float" office:value="69551.3142922492">
                <text:p>69551.3142922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2610983848572">
                <text:p>5.12610983848572</text:p>
              </table:table-cell>
              <table:table-cell office:value-type="float" office:value="69575.6068634979">
                <text:p>69575.6068634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3368000984192">
                <text:p>5.23368000984192</text:p>
              </table:table-cell>
              <table:table-cell office:value-type="float" office:value="66635.5729439561">
                <text:p>66635.5729439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417398929596">
                <text:p>5.3417398929596</text:p>
              </table:table-cell>
              <table:table-cell office:value-type="float" office:value="67221.9864617992">
                <text:p>67221.9864617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5183992385864">
                <text:p>5.45183992385864</text:p>
              </table:table-cell>
              <table:table-cell office:value-type="float" office:value="66848.3009486935">
                <text:p>66848.3009486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6315994262695">
                <text:p>5.56315994262695</text:p>
              </table:table-cell>
              <table:table-cell office:value-type="float" office:value="66906.2050330899">
                <text:p>66906.2050330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7547988891602">
                <text:p>5.67547988891602</text:p>
              </table:table-cell>
              <table:table-cell office:value-type="float" office:value="67022.8240728162">
                <text:p>67022.8240728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8926992416382">
                <text:p>5.78926992416382</text:p>
              </table:table-cell>
              <table:table-cell office:value-type="float" office:value="66789.6796362646">
                <text:p>66789.6796362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0430998802185">
                <text:p>5.90430998802185</text:p>
              </table:table-cell>
              <table:table-cell office:value-type="float" office:value="66620.2690000062">
                <text:p>66620.2690000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2002000808716">
                <text:p>6.02002000808716</text:p>
              </table:table-cell>
              <table:table-cell office:value-type="float" office:value="66718.5088693509">
                <text:p>66718.50886935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364598274231">
                <text:p>6.1364598274231</text:p>
              </table:table-cell>
              <table:table-cell office:value-type="float" office:value="66712.5734503997">
                <text:p>66712.5734503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5343990325928">
                <text:p>6.25343990325928</text:p>
              </table:table-cell>
              <table:table-cell office:value-type="float" office:value="66746.40911444">
                <text:p>66746.40911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7097001075745">
                <text:p>6.37097001075745</text:p>
              </table:table-cell>
              <table:table-cell office:value-type="float" office:value="66774.3794935461">
                <text:p>66774.3794935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8923993110657">
                <text:p>6.48923993110657</text:p>
              </table:table-cell>
              <table:table-cell office:value-type="float" office:value="66559.6119179132">
                <text:p>66559.6119179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078999042511">
                <text:p>6.6078999042511</text:p>
              </table:table-cell>
              <table:table-cell office:value-type="float" office:value="66475.6597441008">
                <text:p>66475.6597441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2677993774414">
                <text:p>6.72677993774414</text:p>
              </table:table-cell>
              <table:table-cell office:value-type="float" office:value="66352.605801223">
                <text:p>66352.605801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4580993652344">
                <text:p>6.84580993652344</text:p>
              </table:table-cell>
              <table:table-cell office:value-type="float" office:value="66269.0084927731">
                <text:p>66269.0084927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646999835968">
                <text:p>6.9646999835968</text:p>
              </table:table-cell>
              <table:table-cell office:value-type="float" office:value="66279.728151991">
                <text:p>66279.728151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8343982696533">
                <text:p>7.08343982696533</text:p>
              </table:table-cell>
              <table:table-cell office:value-type="float" office:value="66228.822414669">
                <text:p>66228.822414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0169997215271">
                <text:p>7.20169997215271</text:p>
              </table:table-cell>
              <table:table-cell office:value-type="float" office:value="66226.87624466">
                <text:p>66226.87624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1977987289429">
                <text:p>7.31977987289429</text:p>
              </table:table-cell>
              <table:table-cell office:value-type="float" office:value="66056.9660968011">
                <text:p>66056.9660968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3735003471375">
                <text:p>7.43735003471375</text:p>
              </table:table-cell>
              <table:table-cell office:value-type="float" office:value="65935.0967969582">
                <text:p>65935.0967969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55454993247986">
                <text:p>7.55454993247986</text:p>
              </table:table-cell>
              <table:table-cell office:value-type="float" office:value="65665.5862905129">
                <text:p>65665.5862905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7044997215271">
                <text:p>7.67044997215271</text:p>
              </table:table-cell>
              <table:table-cell office:value-type="float" office:value="65918.8730354645">
                <text:p>65918.8730354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858099937439">
                <text:p>7.7858099937439</text:p>
              </table:table-cell>
              <table:table-cell office:value-type="float" office:value="65603.3164315756">
                <text:p>65603.3164315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90009999275208">
                <text:p>7.90009999275208</text:p>
              </table:table-cell>
              <table:table-cell office:value-type="float" office:value="65587.5410364084">
                <text:p>65587.5410364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0133798122406">
                <text:p>8.0133798122406</text:p>
              </table:table-cell>
              <table:table-cell office:value-type="float" office:value="65466.2060151958">
                <text:p>65466.2060151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12568998336792">
                <text:p>8.12568998336792</text:p>
              </table:table-cell>
              <table:table-cell office:value-type="float" office:value="65247.8749381717">
                <text:p>65247.87493817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23632001876831">
                <text:p>8.23632001876831</text:p>
              </table:table-cell>
              <table:table-cell office:value-type="float" office:value="65371.0357573877">
                <text:p>65371.0357573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3460099697113">
                <text:p>8.3460099697113</text:p>
              </table:table-cell>
              <table:table-cell office:value-type="float" office:value="64983.163350164">
                <text:p>64983.163350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45395994186401">
                <text:p>8.45395994186401</text:p>
              </table:table-cell>
              <table:table-cell office:value-type="float" office:value="65067.1775075921">
                <text:p>65067.1775075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56040000915527">
                <text:p>8.56040000915527</text:p>
              </table:table-cell>
              <table:table-cell office:value-type="float" office:value="64937.9521819184">
                <text:p>64937.95218191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6559982299805">
                <text:p>8.66559982299805</text:p>
              </table:table-cell>
              <table:table-cell office:value-type="float" office:value="64638.8976520714">
                <text:p>64638.8976520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76841998100281">
                <text:p>8.76841998100281</text:p>
              </table:table-cell>
              <table:table-cell office:value-type="float" office:value="65045.610994785">
                <text:p>65045.6109947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7050986289978">
                <text:p>8.87050986289978</text:p>
              </table:table-cell>
              <table:table-cell office:value-type="float" office:value="64335.4647684705">
                <text:p>64335.4647684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97018980979919">
                <text:p>8.97018980979919</text:p>
              </table:table-cell>
              <table:table-cell office:value-type="float" office:value="64606.7759897438">
                <text:p>64606.7759897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06848001480103">
                <text:p>9.06848001480103</text:p>
              </table:table-cell>
              <table:table-cell office:value-type="float" office:value="64299.3877150044">
                <text:p>64299.3877150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1648600101471">
                <text:p>9.1648600101471</text:p>
              </table:table-cell>
              <table:table-cell office:value-type="float" office:value="64245.6972296641">
                <text:p>64245.6972296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5963997840881">
                <text:p>9.25963997840881</text:p>
              </table:table-cell>
              <table:table-cell office:value-type="float" office:value="63979.7639861547">
                <text:p>63979.7639861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5241985321045">
                <text:p>9.35241985321045</text:p>
              </table:table-cell>
              <table:table-cell office:value-type="float" office:value="64065.6178153757">
                <text:p>64065.6178153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4345998764038">
                <text:p>9.44345998764038</text:p>
              </table:table-cell>
              <table:table-cell office:value-type="float" office:value="63883.9126987037">
                <text:p>63883.9126987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3250002861023">
                <text:p>9.53250002861023</text:p>
              </table:table-cell>
              <table:table-cell office:value-type="float" office:value="63971.219441923">
                <text:p>63971.219441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2005996704102">
                <text:p>9.62005996704102</text:p>
              </table:table-cell>
              <table:table-cell office:value-type="float" office:value="63682.0913757001">
                <text:p>63682.0913757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0604991912842">
                <text:p>9.70604991912842</text:p>
              </table:table-cell>
              <table:table-cell office:value-type="float" office:value="63449.2736366964">
                <text:p>63449.2736366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78971982002258">
                <text:p>9.78971982002258</text:p>
              </table:table-cell>
              <table:table-cell office:value-type="float" office:value="63774.4271592907">
                <text:p>63774.42715929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721399307251">
                <text:p>9.8721399307251</text:p>
              </table:table-cell>
              <table:table-cell office:value-type="float" office:value="63382.5889758313">
                <text:p>63382.5889758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5317983627319">
                <text:p>9.95317983627319</text:p>
              </table:table-cell>
              <table:table-cell office:value-type="float" office:value="63178.7508311121">
                <text:p>63178.7508311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0321998596191">
                <text:p>10.0321998596191</text:p>
              </table:table-cell>
              <table:table-cell office:value-type="float" office:value="63477.5818534007">
                <text:p>63477.5818534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1105599403381">
                <text:p>10.1105599403381</text:p>
              </table:table-cell>
              <table:table-cell office:value-type="float" office:value="62684.9788174013">
                <text:p>62684.9788174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866998672485">
                <text:p>10.1866998672485</text:p>
              </table:table-cell>
              <table:table-cell office:value-type="float" office:value="63357.0348140308">
                <text:p>63357.0348140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617998123169">
                <text:p>10.2617998123169</text:p>
              </table:table-cell>
              <table:table-cell office:value-type="float" office:value="63062.6293493168">
                <text:p>63062.6293493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356499671936">
                <text:p>10.3356499671936</text:p>
              </table:table-cell>
              <table:table-cell office:value-type="float" office:value="63046.5840968523">
                <text:p>63046.5840968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085400104523">
                <text:p>10.4085400104523</text:p>
              </table:table-cell>
              <table:table-cell office:value-type="float" office:value="62889.2479008776">
                <text:p>62889.2479008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800698757172">
                <text:p>10.4800698757172</text:p>
              </table:table-cell>
              <table:table-cell office:value-type="float" office:value="63190.3888433361">
                <text:p>63190.3888433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507500171661">
                <text:p>10.5507500171661</text:p>
              </table:table-cell>
              <table:table-cell office:value-type="float" office:value="63157.7683418001">
                <text:p>63157.7683418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206698417664">
                <text:p>10.6206698417664</text:p>
              </table:table-cell>
              <table:table-cell office:value-type="float" office:value="63158.0531737507">
                <text:p>63158.0531737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900198459625">
                <text:p>10.6900198459625</text:p>
              </table:table-cell>
              <table:table-cell office:value-type="float" office:value="63100.2124761496">
                <text:p>63100.21247614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587199211121">
                <text:p>10.7587199211121</text:p>
              </table:table-cell>
              <table:table-cell office:value-type="float" office:value="63114.9236818452">
                <text:p>63114.9236818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268799781799">
                <text:p>10.8268799781799</text:p>
              </table:table-cell>
              <table:table-cell office:value-type="float" office:value="63262.8578304487">
                <text:p>63262.8578304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24929857254">
                <text:p>10.924929857254</text:p>
              </table:table-cell>
              <table:table-cell office:value-type="float" office:value="43814.4344548706">
                <text:p>43814.4344548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242199897766">
                <text:p>11.0242199897766</text:p>
              </table:table-cell>
              <table:table-cell office:value-type="float" office:value="43267.139350659">
                <text:p>43267.13935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243498325348">
                <text:p>11.1243498325348</text:p>
              </table:table-cell>
              <table:table-cell office:value-type="float" office:value="42904.2918840407">
                <text:p>42904.2918840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246499061584">
                <text:p>11.2246499061584</text:p>
              </table:table-cell>
              <table:table-cell office:value-type="float" office:value="42911.2347030704">
                <text:p>42911.2347030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246698379517">
                <text:p>11.3246698379517</text:p>
              </table:table-cell>
              <table:table-cell office:value-type="float" office:value="43191.391181224">
                <text:p>43191.391181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247498512268">
                <text:p>11.4247498512268</text:p>
              </table:table-cell>
              <table:table-cell office:value-type="float" office:value="43485.2060624253">
                <text:p>43485.2060624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249798297882">
                <text:p>11.5249798297882</text:p>
              </table:table-cell>
              <table:table-cell office:value-type="float" office:value="43739.4087370211">
                <text:p>43739.4087370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240298748016">
                <text:p>11.6240298748016</text:p>
              </table:table-cell>
              <table:table-cell office:value-type="float" office:value="44745.0579088498">
                <text:p>44745.05790884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243499755859">
                <text:p>11.7243499755859</text:p>
              </table:table-cell>
              <table:table-cell office:value-type="float" office:value="44736.7971614148">
                <text:p>44736.7971614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248000144958">
                <text:p>11.8248000144958</text:p>
              </table:table-cell>
              <table:table-cell office:value-type="float" office:value="45236.4185152308">
                <text:p>45236.4185152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236600399017">
                <text:p>11.9236600399017</text:p>
              </table:table-cell>
              <table:table-cell office:value-type="float" office:value="46692.2801309059">
                <text:p>46692.28013090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239799022675">
                <text:p>12.0239799022675</text:p>
              </table:table-cell>
              <table:table-cell office:value-type="float" office:value="46730.5266320002">
                <text:p>46730.526632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242899894714">
                <text:p>12.1242899894714</text:p>
              </table:table-cell>
              <table:table-cell office:value-type="float" office:value="47532.6074665285">
                <text:p>47532.60746652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244198322296">
                <text:p>12.2244198322296</text:p>
              </table:table-cell>
              <table:table-cell office:value-type="float" office:value="48497.0301184594">
                <text:p>48497.03011845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24630022049">
                <text:p>12.324630022049</text:p>
              </table:table-cell>
              <table:table-cell office:value-type="float" office:value="49416.1323207522">
                <text:p>49416.1323207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249098300934">
                <text:p>12.4249098300934</text:p>
              </table:table-cell>
              <table:table-cell office:value-type="float" office:value="50418.9237953039">
                <text:p>50418.92379530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241298675537">
                <text:p>12.5241298675537</text:p>
              </table:table-cell>
              <table:table-cell office:value-type="float" office:value="52005.6243887553">
                <text:p>52005.6243887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247198581696">
                <text:p>12.6247198581696</text:p>
              </table:table-cell>
              <table:table-cell office:value-type="float" office:value="52410.7813085884">
                <text:p>52410.7813085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249598503113">
                <text:p>12.7249598503113</text:p>
              </table:table-cell>
              <table:table-cell office:value-type="float" office:value="53711.0975865588">
                <text:p>53711.0975865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242299556732">
                <text:p>12.8242299556732</text:p>
              </table:table-cell>
              <table:table-cell office:value-type="float" office:value="55364.0995943502">
                <text:p>55364.0995943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243698120117">
                <text:p>12.9243698120117</text:p>
              </table:table-cell>
              <table:table-cell office:value-type="float" office:value="56081.5663746944">
                <text:p>56081.56637469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245499610901">
                <text:p>13.0245499610901</text:p>
              </table:table-cell>
              <table:table-cell office:value-type="float" office:value="57336.7084481634">
                <text:p>57336.7084481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244699954987">
                <text:p>13.1244699954987</text:p>
              </table:table-cell>
              <table:table-cell office:value-type="float" office:value="58686.9293501473">
                <text:p>58686.9293501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247998714447">
                <text:p>13.2247998714447</text:p>
              </table:table-cell>
              <table:table-cell office:value-type="float" office:value="59722.988227578">
                <text:p>59722.9882275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240299224854">
                <text:p>13.3240299224854</text:p>
              </table:table-cell>
              <table:table-cell office:value-type="float" office:value="61594.2442425655">
                <text:p>61594.24424256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240498542786">
                <text:p>13.4240498542786</text:p>
              </table:table-cell>
              <table:table-cell office:value-type="float" office:value="62387.5650395458">
                <text:p>62387.56503954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243599414825">
                <text:p>13.5243599414825</text:p>
              </table:table-cell>
              <table:table-cell office:value-type="float" office:value="63483.1468848267">
                <text:p>63483.1468848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243999004364">
                <text:p>13.6243999004364</text:p>
              </table:table-cell>
              <table:table-cell office:value-type="float" office:value="64854.0849861057">
                <text:p>64854.08498610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244098186493">
                <text:p>13.7244098186493</text:p>
              </table:table-cell>
              <table:table-cell office:value-type="float" office:value="66073.4466948926">
                <text:p>66073.44669489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245799541473">
                <text:p>13.8245799541473</text:p>
              </table:table-cell>
              <table:table-cell office:value-type="float" office:value="67165.7272554172">
                <text:p>67165.72725541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246599674225">
                <text:p>13.9246599674225</text:p>
              </table:table-cell>
              <table:table-cell office:value-type="float" office:value="68425.250715875">
                <text:p>68425.250715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248999595642">
                <text:p>14.0248999595642</text:p>
              </table:table-cell>
              <table:table-cell office:value-type="float" office:value="69433.3653793553">
                <text:p>69433.36537935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254498958588">
                <text:p>14.1254498958588</text:p>
              </table:table-cell>
              <table:table-cell office:value-type="float" office:value="70253.6496821479">
                <text:p>70253.6496821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324798107147">
                <text:p>14.2324798107147</text:p>
              </table:table-cell>
              <table:table-cell office:value-type="float" office:value="66971.93032104">
                <text:p>66971.93032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410198688507">
                <text:p>14.3410198688507</text:p>
              </table:table-cell>
              <table:table-cell office:value-type="float" office:value="66924.6002328391">
                <text:p>66924.6002328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511299133301">
                <text:p>14.4511299133301</text:p>
              </table:table-cell>
              <table:table-cell office:value-type="float" office:value="66842.2216592506">
                <text:p>66842.22165925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623300075531">
                <text:p>14.5623300075531</text:p>
              </table:table-cell>
              <table:table-cell office:value-type="float" office:value="66978.3605134571">
                <text:p>66978.3605134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74989938736">
                <text:p>14.674989938736</text:p>
              </table:table-cell>
              <table:table-cell office:value-type="float" office:value="66820.56274099">
                <text:p>66820.56274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886199951172">
                <text:p>14.7886199951172</text:p>
              </table:table-cell>
              <table:table-cell office:value-type="float" office:value="66883.7123032151">
                <text:p>66883.7123032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034998416901">
                <text:p>14.9034998416901</text:p>
              </table:table-cell>
              <table:table-cell office:value-type="float" office:value="66713.1810202951">
                <text:p>66713.1810202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191898345947">
                <text:p>15.0191898345947</text:p>
              </table:table-cell>
              <table:table-cell office:value-type="float" office:value="66730.0585484679">
                <text:p>66730.0585484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35509967804">
                <text:p>15.135509967804</text:p>
              </table:table-cell>
              <table:table-cell office:value-type="float" office:value="66781.2165072702">
                <text:p>66781.2165072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527298927307">
                <text:p>15.2527298927307</text:p>
              </table:table-cell>
              <table:table-cell office:value-type="float" office:value="66609.8362106839">
                <text:p>66609.83621068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702800273895">
                <text:p>15.3702800273895</text:p>
              </table:table-cell>
              <table:table-cell office:value-type="float" office:value="66763.0030605974">
                <text:p>66763.0030605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886898994446">
                <text:p>15.4886898994446</text:p>
              </table:table-cell>
              <table:table-cell office:value-type="float" office:value="66480.9433823219">
                <text:p>66480.9433823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072700023651">
                <text:p>15.6072700023651</text:p>
              </table:table-cell>
              <table:table-cell office:value-type="float" office:value="66520.4347586562">
                <text:p>66520.4347586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262599468231">
                <text:p>15.7262599468231</text:p>
              </table:table-cell>
              <table:table-cell office:value-type="float" office:value="66291.3159253026">
                <text:p>66291.31592530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451998233795">
                <text:p>15.8451998233795</text:p>
              </table:table-cell>
              <table:table-cell office:value-type="float" office:value="66319.221344238">
                <text:p>66319.221344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640998840332">
                <text:p>15.9640998840332</text:p>
              </table:table-cell>
              <table:table-cell office:value-type="float" office:value="66274.1461751784">
                <text:p>66274.1461751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0827498435974">
                <text:p>16.0827498435974</text:p>
              </table:table-cell>
              <table:table-cell office:value-type="float" office:value="66278.9943535067">
                <text:p>66278.9943535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2011198997498">
                <text:p>16.2011198997498</text:p>
              </table:table-cell>
              <table:table-cell office:value-type="float" office:value="66165.38214631">
                <text:p>66165.382146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3190698623657">
                <text:p>16.3190698623657</text:p>
              </table:table-cell>
              <table:table-cell office:value-type="float" office:value="66129.7369410452">
                <text:p>66129.7369410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4369099140167">
                <text:p>16.4369099140167</text:p>
              </table:table-cell>
              <table:table-cell office:value-type="float" office:value="65784.0852188234">
                <text:p>65784.08521882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5539398193359">
                <text:p>16.5539398193359</text:p>
              </table:table-cell>
              <table:table-cell office:value-type="float" office:value="65760.9692070432">
                <text:p>65760.9692070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6697199344635">
                <text:p>16.6697199344635</text:p>
              </table:table-cell>
              <table:table-cell office:value-type="float" office:value="65987.1515206428">
                <text:p>65987.15152064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7852799892426">
                <text:p>16.7852799892426</text:p>
              </table:table-cell>
              <table:table-cell office:value-type="float" office:value="65489.7578100822">
                <text:p>65489.75781008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8995599746704">
                <text:p>16.8995599746704</text:p>
              </table:table-cell>
              <table:table-cell office:value-type="float" office:value="65593.288027956">
                <text:p>65593.2880279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0127599239349">
                <text:p>17.0127599239349</text:p>
              </table:table-cell>
              <table:table-cell office:value-type="float" office:value="65512.3968533788">
                <text:p>65512.3968533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1253099441528">
                <text:p>17.1253099441528</text:p>
              </table:table-cell>
              <table:table-cell office:value-type="float" office:value="65108.8288195158">
                <text:p>65108.82881951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2355899810791">
                <text:p>17.2355899810791</text:p>
              </table:table-cell>
              <table:table-cell office:value-type="float" office:value="65578.5054264639">
                <text:p>65578.5054264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3450798988342">
                <text:p>17.3450798988342</text:p>
              </table:table-cell>
              <table:table-cell office:value-type="float" office:value="65101.8846862384">
                <text:p>65101.8846862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4531400203705">
                <text:p>17.4531400203705</text:p>
              </table:table-cell>
              <table:table-cell office:value-type="float" office:value="65000.8523046442">
                <text:p>65000.8523046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5595798492432">
                <text:p>17.5595798492432</text:p>
              </table:table-cell>
              <table:table-cell office:value-type="float" office:value="64938.0976388817">
                <text:p>64938.0976388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6648399829865">
                <text:p>17.6648399829865</text:p>
              </table:table-cell>
              <table:table-cell office:value-type="float" office:value="64601.8559750664">
                <text:p>64601.8559750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677998542786">
                <text:p>17.7677998542786</text:p>
              </table:table-cell>
              <table:table-cell office:value-type="float" office:value="64957.3461589228">
                <text:p>64957.3461589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8701498508453">
                <text:p>17.8701498508453</text:p>
              </table:table-cell>
              <table:table-cell office:value-type="float" office:value="64171.9611169218">
                <text:p>64171.96111692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9696598052979">
                <text:p>17.9696598052979</text:p>
              </table:table-cell>
              <table:table-cell office:value-type="float" office:value="64717.1434800839">
                <text:p>64717.1434800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0676798820496">
                <text:p>18.0676798820496</text:p>
              </table:table-cell>
              <table:table-cell office:value-type="float" office:value="64476.5869344191">
                <text:p>64476.58693441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644299030304">
                <text:p>18.1644299030304</text:p>
              </table:table-cell>
              <table:table-cell office:value-type="float" office:value="63999.9861212078">
                <text:p>63999.9861212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588498592377">
                <text:p>18.2588498592377</text:p>
              </table:table-cell>
              <table:table-cell office:value-type="float" office:value="64223.7112108801">
                <text:p>64223.71121088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3515298366547">
                <text:p>18.3515298366547</text:p>
              </table:table-cell>
              <table:table-cell office:value-type="float" office:value="64134.6725113704">
                <text:p>64134.67251137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4427599906921">
                <text:p>18.4427599906921</text:p>
              </table:table-cell>
              <table:table-cell office:value-type="float" office:value="63750.851474074">
                <text:p>63750.851474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5320699214935">
                <text:p>18.5320699214935</text:p>
              </table:table-cell>
              <table:table-cell office:value-type="float" office:value="63777.9018401305">
                <text:p>63777.901840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194498538971">
                <text:p>18.6194498538971</text:p>
              </table:table-cell>
              <table:table-cell office:value-type="float" office:value="63813.2789374021">
                <text:p>63813.2789374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7055299282074">
                <text:p>18.7055299282074</text:p>
              </table:table-cell>
              <table:table-cell office:value-type="float" office:value="63382.8449117287">
                <text:p>63382.84491172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7897000312805">
                <text:p>18.7897000312805</text:p>
              </table:table-cell>
              <table:table-cell office:value-type="float" office:value="63395.4314558047">
                <text:p>63395.4314558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8717799186707">
                <text:p>18.8717799186707</text:p>
              </table:table-cell>
              <table:table-cell office:value-type="float" office:value="63645.3114898858">
                <text:p>63645.3114898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9528198242187">
                <text:p>18.9528198242187</text:p>
              </table:table-cell>
              <table:table-cell office:value-type="float" office:value="63178.7508311121">
                <text:p>63178.75083111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031879901886">
                <text:p>19.031879901886</text:p>
              </table:table-cell>
              <table:table-cell office:value-type="float" office:value="63445.4221144625">
                <text:p>63445.4221144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1098799705505">
                <text:p>19.1098799705505</text:p>
              </table:table-cell>
              <table:table-cell office:value-type="float" office:value="63076.867549426">
                <text:p>63076.867549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861000061035">
                <text:p>19.1861000061035</text:p>
              </table:table-cell>
              <table:table-cell office:value-type="float" office:value="63290.4454189997">
                <text:p>63290.4454189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612698078156">
                <text:p>19.2612698078156</text:p>
              </table:table-cell>
              <table:table-cell office:value-type="float" office:value="63004.0241178616">
                <text:p>63004.0241178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352599143982">
                <text:p>19.3352599143982</text:p>
              </table:table-cell>
              <table:table-cell office:value-type="float" office:value="62927.3319778177">
                <text:p>62927.33197781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07840013504">
                <text:p>19.407840013504</text:p>
              </table:table-cell>
              <table:table-cell office:value-type="float" office:value="63157.8084967299">
                <text:p>63157.8084967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794399738312">
                <text:p>19.4794399738312</text:p>
              </table:table-cell>
              <table:table-cell office:value-type="float" office:value="63128.5265990037">
                <text:p>63128.5265990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502300262451">
                <text:p>19.5502300262451</text:p>
              </table:table-cell>
              <table:table-cell office:value-type="float" office:value="63059.707512251">
                <text:p>63059.707512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200199127197">
                <text:p>19.6200199127197</text:p>
              </table:table-cell>
              <table:table-cell office:value-type="float" office:value="63275.643837114">
                <text:p>63275.643837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6895098686218">
                <text:p>19.6895098686218</text:p>
              </table:table-cell>
              <table:table-cell office:value-type="float" office:value="62973.1296155245">
                <text:p>62973.1296155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7580499649048">
                <text:p>19.7580499649048</text:p>
              </table:table-cell>
              <table:table-cell office:value-type="float" office:value="63262.2396983421">
                <text:p>63262.2396983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262498378754">
                <text:p>19.8262498378754</text:p>
              </table:table-cell>
              <table:table-cell office:value-type="float" office:value="63225.9242163111">
                <text:p>63225.92421631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240000247955">
                <text:p>19.9240000247955</text:p>
              </table:table-cell>
              <table:table-cell office:value-type="float" office:value="43948.7650648546">
                <text:p>43948.7650648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0241599082947">
                <text:p>20.0241599082947</text:p>
              </table:table-cell>
              <table:table-cell office:value-type="float" office:value="42891.4236909696">
                <text:p>42891.4236909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241898536682">
                <text:p>20.1241898536682</text:p>
              </table:table-cell>
              <table:table-cell office:value-type="float" office:value="42947.1393187084">
                <text:p>42947.139318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244398593903">
                <text:p>20.2244398593903</text:p>
              </table:table-cell>
              <table:table-cell office:value-type="float" office:value="42932.6658786765">
                <text:p>42932.6658786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24539899826">
                <text:p>20.324539899826</text:p>
              </table:table-cell>
              <table:table-cell office:value-type="float" office:value="43156.8257234727">
                <text:p>43156.82572347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246900081635">
                <text:p>20.4246900081635</text:p>
              </table:table-cell>
              <table:table-cell office:value-type="float" office:value="43454.770766081">
                <text:p>43454.7707660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249400138855">
                <text:p>20.5249400138855</text:p>
              </table:table-cell>
              <table:table-cell office:value-type="float" office:value="43730.6708206593">
                <text:p>43730.67082065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242098808289">
                <text:p>20.6242098808289</text:p>
              </table:table-cell>
              <table:table-cell office:value-type="float" office:value="44645.9750220958">
                <text:p>44645.9750220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242298126221">
                <text:p>20.7242298126221</text:p>
              </table:table-cell>
              <table:table-cell office:value-type="float" office:value="44871.0563938271">
                <text:p>44871.05639382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244500160217">
                <text:p>20.8244500160217</text:p>
              </table:table-cell>
              <table:table-cell office:value-type="float" office:value="45340.1594275301">
                <text:p>45340.1594275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247899055481">
                <text:p>20.9247899055481</text:p>
              </table:table-cell>
              <table:table-cell office:value-type="float" office:value="46003.6384511567">
                <text:p>46003.63845115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248699188232">
                <text:p>21.0248699188232</text:p>
              </table:table-cell>
              <table:table-cell office:value-type="float" office:value="46842.5197657743">
                <text:p>46842.51976577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1239500045776">
                <text:p>21.1239500045776</text:p>
              </table:table-cell>
              <table:table-cell office:value-type="float" office:value="48122.6874572878">
                <text:p>48122.68745728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240400314331">
                <text:p>21.2240400314331</text:p>
              </table:table-cell>
              <table:table-cell office:value-type="float" office:value="48516.3222806616">
                <text:p>48516.32228066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3243098258972">
                <text:p>21.3243098258972</text:p>
              </table:table-cell>
              <table:table-cell office:value-type="float" office:value="49386.7572629006">
                <text:p>49386.75726290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24409866333">
                <text:p>21.424409866333</text:p>
              </table:table-cell>
              <table:table-cell office:value-type="float" office:value="50509.4701059902">
                <text:p>50509.47010599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244798660278">
                <text:p>21.5244798660278</text:p>
              </table:table-cell>
              <table:table-cell office:value-type="float" office:value="51563.9054235641">
                <text:p>51563.90542356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246099472046">
                <text:p>21.6246099472046</text:p>
              </table:table-cell>
              <table:table-cell office:value-type="float" office:value="52651.5102958264">
                <text:p>52651.51029582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7247998714447">
                <text:p>21.7247998714447</text:p>
              </table:table-cell>
              <table:table-cell office:value-type="float" office:value="53737.938628408">
                <text:p>53737.9386284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249998092651">
                <text:p>21.8249998092651</text:p>
              </table:table-cell>
              <table:table-cell office:value-type="float" office:value="54850.3334388213">
                <text:p>54850.33343882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9241399765015">
                <text:p>21.9241399765015</text:p>
              </table:table-cell>
              <table:table-cell office:value-type="float" office:value="56647.0700681057">
                <text:p>56647.07006810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0244498252869">
                <text:p>22.0244498252869</text:p>
              </table:table-cell>
              <table:table-cell office:value-type="float" office:value="57262.5726142657">
                <text:p>57262.57261426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245198249817">
                <text:p>22.1245198249817</text:p>
              </table:table-cell>
              <table:table-cell office:value-type="float" office:value="58598.9808922054">
                <text:p>58598.9808922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24869966507">
                <text:p>22.224869966507</text:p>
              </table:table-cell>
              <table:table-cell office:value-type="float" office:value="59710.9272485798">
                <text:p>59710.92724857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239200115204">
                <text:p>22.3239200115204</text:p>
              </table:table-cell>
              <table:table-cell office:value-type="float" office:value="61706.1809428903">
                <text:p>61706.1809428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241600036621">
                <text:p>22.4241600036621</text:p>
              </table:table-cell>
              <table:table-cell office:value-type="float" office:value="62250.6034435599">
                <text:p>62250.6034435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24199962616">
                <text:p>22.524199962616</text:p>
              </table:table-cell>
              <table:table-cell office:value-type="float" office:value="63654.5643020224">
                <text:p>63654.5643020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243200302124">
                <text:p>22.6243200302124</text:p>
              </table:table-cell>
              <table:table-cell office:value-type="float" office:value="64802.1935637505">
                <text:p>64802.1935637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246799468994">
                <text:p>22.7246799468994</text:p>
              </table:table-cell>
              <table:table-cell office:value-type="float" office:value="65843.0199838457">
                <text:p>65843.01998384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248100280762">
                <text:p>22.8248100280762</text:p>
              </table:table-cell>
              <table:table-cell office:value-type="float" office:value="67192.5950816237">
                <text:p>67192.59508162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239299297333">
                <text:p>22.9239299297333</text:p>
              </table:table-cell>
              <table:table-cell office:value-type="float" office:value="69088.0427191098">
                <text:p>69088.0427191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239198207855">
                <text:p>23.0239198207855</text:p>
              </table:table-cell>
              <table:table-cell office:value-type="float" office:value="69607.0365389568">
                <text:p>69607.0365389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260299682617">
                <text:p>23.1260299682617</text:p>
              </table:table-cell>
              <table:table-cell office:value-type="float" office:value="69180.1958433832">
                <text:p>69180.19584338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328398227692">
                <text:p>23.2328398227692</text:p>
              </table:table-cell>
              <table:table-cell office:value-type="float" office:value="67109.9125923843">
                <text:p>67109.91259238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412098884583">
                <text:p>23.3412098884583</text:p>
              </table:table-cell>
              <table:table-cell office:value-type="float" office:value="67029.5801133901">
                <text:p>67029.58011339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511699676514">
                <text:p>23.4511699676514</text:p>
              </table:table-cell>
              <table:table-cell office:value-type="float" office:value="66933.3821329298">
                <text:p>66933.3821329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625598430634">
                <text:p>23.5625598430634</text:p>
              </table:table-cell>
              <table:table-cell office:value-type="float" office:value="66864.2457176003">
                <text:p>66864.2457176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755800247192">
                <text:p>23.6755800247192</text:p>
              </table:table-cell>
              <table:table-cell office:value-type="float" office:value="66607.57299896">
                <text:p>66607.572998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888698577881">
                <text:p>23.7888698577881</text:p>
              </table:table-cell>
              <table:table-cell office:value-type="float" office:value="67084.572323285">
                <text:p>67084.5723232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37199020386">
                <text:p>23.9037199020386</text:p>
              </table:table-cell>
              <table:table-cell office:value-type="float" office:value="66730.4923564922">
                <text:p>66730.49235649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193998813629">
                <text:p>24.0193998813629</text:p>
              </table:table-cell>
              <table:table-cell office:value-type="float" office:value="66735.8348876848">
                <text:p>66735.83488768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356399059296">
                <text:p>24.1356399059296</text:p>
              </table:table-cell>
              <table:table-cell office:value-type="float" office:value="66827.2398337798">
                <text:p>66827.2398337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530698776245">
                <text:p>24.2530698776245</text:p>
              </table:table-cell>
              <table:table-cell office:value-type="float" office:value="66490.6913226824">
                <text:p>66490.69132268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705699443817">
                <text:p>24.3705699443817</text:p>
              </table:table-cell>
              <table:table-cell office:value-type="float" office:value="66791.4514143794">
                <text:p>66791.45141437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886898994446">
                <text:p>24.4886898994446</text:p>
              </table:table-cell>
              <table:table-cell office:value-type="float" office:value="66644.1161090041">
                <text:p>66644.11610900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073799133301">
                <text:p>24.6073799133301</text:p>
              </table:table-cell>
              <table:table-cell office:value-type="float" office:value="66458.834587463">
                <text:p>66458.834587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263298034668">
                <text:p>24.7263298034668</text:p>
              </table:table-cell>
              <table:table-cell office:value-type="float" office:value="66313.6383811173">
                <text:p>66313.63838111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452599048615">
                <text:p>24.8452599048615</text:p>
              </table:table-cell>
              <table:table-cell office:value-type="float" office:value="66324.672286495">
                <text:p>66324.672286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641799926758">
                <text:p>24.9641799926758</text:p>
              </table:table-cell>
              <table:table-cell office:value-type="float" office:value="66262.9850417112">
                <text:p>66262.9850417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0830798149109">
                <text:p>25.0830798149109</text:p>
              </table:table-cell>
              <table:table-cell office:value-type="float" office:value="66139.7120043633">
                <text:p>66139.7120043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201239824295">
                <text:p>25.201239824295</text:p>
              </table:table-cell>
              <table:table-cell office:value-type="float" office:value="66283.0008292995">
                <text:p>66283.00082929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3193399906158">
                <text:p>25.3193399906158</text:p>
              </table:table-cell>
              <table:table-cell office:value-type="float" office:value="66045.6309503622">
                <text:p>66045.63095036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436919927597">
                <text:p>25.436919927597</text:p>
              </table:table-cell>
              <table:table-cell office:value-type="float" office:value="65929.6151965058">
                <text:p>65929.61519650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5539999008179">
                <text:p>25.5539999008179</text:p>
              </table:table-cell>
              <table:table-cell office:value-type="float" office:value="65732.8472862266">
                <text:p>65732.84728622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6700699329376">
                <text:p>25.6700699329376</text:p>
              </table:table-cell>
              <table:table-cell office:value-type="float" office:value="65822.3303679085">
                <text:p>65822.33036790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7858300209045">
                <text:p>25.7858300209045</text:p>
              </table:table-cell>
              <table:table-cell office:value-type="float" office:value="65376.5916467058">
                <text:p>65376.59164670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8995800018311">
                <text:p>25.8995800018311</text:p>
              </table:table-cell>
              <table:table-cell office:value-type="float" office:value="65898.9121487648">
                <text:p>65898.91214876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0129499435425">
                <text:p>26.0129499435425</text:p>
              </table:table-cell>
              <table:table-cell office:value-type="float" office:value="65414.1643547532">
                <text:p>65414.16435475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125030040741">
                <text:p>26.125030040741</text:p>
              </table:table-cell>
              <table:table-cell office:value-type="float" office:value="65381.8133921012">
                <text:p>65381.81339210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2357699871063">
                <text:p>26.2357699871063</text:p>
              </table:table-cell>
              <table:table-cell office:value-type="float" office:value="65306.1540786734">
                <text:p>65306.15407867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34547996521">
                <text:p>26.34547996521</text:p>
              </table:table-cell>
              <table:table-cell office:value-type="float" office:value="64971.3009081683">
                <text:p>64971.30090816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453439950943">
                <text:p>26.453439950943</text:p>
              </table:table-cell>
              <table:table-cell office:value-type="float" office:value="65061.1423511043">
                <text:p>65061.14235110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5597698688507">
                <text:p>26.5597698688507</text:p>
              </table:table-cell>
              <table:table-cell office:value-type="float" office:value="65080.4602896991">
                <text:p>65080.4602896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6651999950409">
                <text:p>26.6651999950409</text:p>
              </table:table-cell>
              <table:table-cell office:value-type="float" office:value="64497.693835">
                <text:p>64497.6938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7680900096893">
                <text:p>26.7680900096893</text:p>
              </table:table-cell>
              <table:table-cell office:value-type="float" office:value="65001.4486133768">
                <text:p>65001.44861337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8702199459076">
                <text:p>26.8702199459076</text:p>
              </table:table-cell>
              <table:table-cell office:value-type="float" office:value="64310.2330541315">
                <text:p>64310.23305413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9698300361633">
                <text:p>26.9698300361633</text:p>
              </table:table-cell>
              <table:table-cell office:value-type="float" office:value="64652.08477842">
                <text:p>64652.084778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0680799484253">
                <text:p>27.0680799484253</text:p>
              </table:table-cell>
              <table:table-cell office:value-type="float" office:value="64325.7571889636">
                <text:p>64325.7571889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645698547363">
                <text:p>27.1645698547363</text:p>
              </table:table-cell>
              <table:table-cell office:value-type="float" office:value="64172.5154135821">
                <text:p>64172.5154135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591400146484">
                <text:p>27.2591400146484</text:p>
              </table:table-cell>
              <table:table-cell office:value-type="float" office:value="64206.2993828406">
                <text:p>64206.29938284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521199226379">
                <text:p>27.3521199226379</text:p>
              </table:table-cell>
              <table:table-cell office:value-type="float" office:value="63927.7896539876">
                <text:p>63927.7896539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433000087738">
                <text:p>27.4433000087738</text:p>
              </table:table-cell>
              <table:table-cell office:value-type="float" office:value="63785.8577072825">
                <text:p>63785.85770728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324800014496">
                <text:p>27.5324800014496</text:p>
              </table:table-cell>
              <table:table-cell office:value-type="float" office:value="63870.8283001112">
                <text:p>63870.8283001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200098991394">
                <text:p>27.6200098991394</text:p>
              </table:table-cell>
              <table:table-cell office:value-type="float" office:value="63703.9474187407">
                <text:p>63703.94741874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05659866333">
                <text:p>27.705659866333</text:p>
              </table:table-cell>
              <table:table-cell office:value-type="float" office:value="63701.1335645609">
                <text:p>63701.13356456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7898399829864">
                <text:p>27.7898399829864</text:p>
              </table:table-cell>
              <table:table-cell office:value-type="float" office:value="63387.890301549">
                <text:p>63387.890301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72309923172">
                <text:p>27.872309923172</text:p>
              </table:table-cell>
              <table:table-cell office:value-type="float" office:value="63344.2923354457">
                <text:p>63344.2923354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531698226929">
                <text:p>27.9531698226929</text:p>
              </table:table-cell>
              <table:table-cell office:value-type="float" office:value="63319.3960212413">
                <text:p>63319.3960212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032509803772">
                <text:p>28.032509803772</text:p>
              </table:table-cell>
              <table:table-cell office:value-type="float" office:value="63221.5930956559">
                <text:p>63221.59309565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101198196411">
                <text:p>28.1101198196411</text:p>
              </table:table-cell>
              <table:table-cell office:value-type="float" office:value="63393.8795772917">
                <text:p>63393.87957729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866500377655">
                <text:p>28.1866500377655</text:p>
              </table:table-cell>
              <table:table-cell office:value-type="float" office:value="63033.9246147088">
                <text:p>63033.92461470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6162981987">
                <text:p>28.26162981987</text:p>
              </table:table-cell>
              <table:table-cell office:value-type="float" office:value="63163.6938261555">
                <text:p>63163.69382615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356099128723">
                <text:p>28.3356099128723</text:p>
              </table:table-cell>
              <table:table-cell office:value-type="float" office:value="62935.8495109493">
                <text:p>62935.84951094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081099033356">
                <text:p>28.4081099033356</text:p>
              </table:table-cell>
              <table:table-cell office:value-type="float" office:value="63227.5945239356">
                <text:p>63227.5945239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798498153687">
                <text:p>28.4798498153687</text:p>
              </table:table-cell>
              <table:table-cell office:value-type="float" office:value="63005.3741620943">
                <text:p>63005.3741620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50509929657">
                <text:p>28.550509929657</text:p>
              </table:table-cell>
              <table:table-cell office:value-type="float" office:value="63175.6691163073">
                <text:p>63175.66911630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20609998703">
                <text:p>28.620609998703</text:p>
              </table:table-cell>
              <table:table-cell office:value-type="float" office:value="62995.6583509341">
                <text:p>62995.6583509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898100376129">
                <text:p>28.6898100376129</text:p>
              </table:table-cell>
              <table:table-cell office:value-type="float" office:value="63236.9586626517">
                <text:p>63236.95866265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585098743439">
                <text:p>28.7585098743439</text:p>
              </table:table-cell>
              <table:table-cell office:value-type="float" office:value="63115.1427183253">
                <text:p>63115.14271832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265500068665">
                <text:p>28.8265500068665</text:p>
              </table:table-cell>
              <table:table-cell office:value-type="float" office:value="63374.3621614613">
                <text:p>63374.36216146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241800308228">
                <text:p>28.9241800308228</text:p>
              </table:table-cell>
              <table:table-cell office:value-type="float" office:value="44002.8571735574">
                <text:p>44002.85717355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242199897766">
                <text:p>29.0242199897766</text:p>
              </table:table-cell>
              <table:table-cell office:value-type="float" office:value="42942.8404901835">
                <text:p>42942.84049018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243298053741">
                <text:p>29.1243298053741</text:p>
              </table:table-cell>
              <table:table-cell office:value-type="float" office:value="42912.8749699327">
                <text:p>42912.87496993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243299484253">
                <text:p>29.2243299484253</text:p>
              </table:table-cell>
              <table:table-cell office:value-type="float" office:value="43039.9384308742">
                <text:p>43039.9384308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245599269867">
                <text:p>29.3245599269867</text:p>
              </table:table-cell>
              <table:table-cell office:value-type="float" office:value="43100.8772226121">
                <text:p>43100.87722261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248299598694">
                <text:p>29.4248299598694</text:p>
              </table:table-cell>
              <table:table-cell office:value-type="float" office:value="43402.7981729253">
                <text:p>43402.7981729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246798992157">
                <text:p>29.5246798992157</text:p>
              </table:table-cell>
              <table:table-cell office:value-type="float" office:value="43905.8854587262">
                <text:p>43905.88545872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247198581696">
                <text:p>29.6247198581696</text:p>
              </table:table-cell>
              <table:table-cell office:value-type="float" office:value="44302.2972654779">
                <text:p>44302.29726547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240300178528">
                <text:p>29.7240300178528</text:p>
              </table:table-cell>
              <table:table-cell office:value-type="float" office:value="45191.7509176856">
                <text:p>45191.7509176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241198062897">
                <text:p>29.8241198062897</text:p>
              </table:table-cell>
              <table:table-cell office:value-type="float" office:value="45399.2367349758">
                <text:p>45399.2367349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235699176788">
                <text:p>29.9235699176788</text:p>
              </table:table-cell>
              <table:table-cell office:value-type="float" office:value="46415.2320748746">
                <text:p>46415.2320748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241899490356">
                <text:p>30.0241899490356</text:p>
              </table:table-cell>
              <table:table-cell office:value-type="float" office:value="46591.1204437589">
                <text:p>46591.12044375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24559879303">
                <text:p>30.124559879303</text:p>
              </table:table-cell>
              <table:table-cell office:value-type="float" office:value="47504.2673368458">
                <text:p>47504.26733684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246799468994">
                <text:p>30.2246799468994</text:p>
              </table:table-cell>
              <table:table-cell office:value-type="float" office:value="48501.7650964199">
                <text:p>48501.76509641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248999118805">
                <text:p>30.3248999118805</text:p>
              </table:table-cell>
              <table:table-cell office:value-type="float" office:value="49411.3124159932">
                <text:p>49411.31241599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239099025726">
                <text:p>30.4239099025726</text:p>
              </table:table-cell>
              <table:table-cell office:value-type="float" office:value="51065.5537350883">
                <text:p>51065.5537350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239799022675">
                <text:p>30.5239799022675</text:p>
              </table:table-cell>
              <table:table-cell office:value-type="float" office:value="51563.9054235641">
                <text:p>51563.90542356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239199638367">
                <text:p>30.6239199638367</text:p>
              </table:table-cell>
              <table:table-cell office:value-type="float" office:value="52671.5705128358">
                <text:p>52671.5705128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724869966507">
                <text:p>30.724869966507</text:p>
              </table:table-cell>
              <table:table-cell office:value-type="float" office:value="53333.3319225819">
                <text:p>53333.3319225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8239898681641">
                <text:p>30.8239898681641</text:p>
              </table:table-cell>
              <table:table-cell office:value-type="float" office:value="55447.9969019024">
                <text:p>55447.99690190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9236099720001">
                <text:p>30.9236099720001</text:p>
              </table:table-cell>
              <table:table-cell office:value-type="float" office:value="56374.1632837686">
                <text:p>56374.16328376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242400169373">
                <text:p>31.0242400169373</text:p>
              </table:table-cell>
              <table:table-cell office:value-type="float" office:value="57080.3680311226">
                <text:p>57080.36803112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1243698596954">
                <text:p>31.1243698596954</text:p>
              </table:table-cell>
              <table:table-cell office:value-type="float" office:value="58563.9589404131">
                <text:p>58563.95894041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2245600223541">
                <text:p>31.2245600223541</text:p>
              </table:table-cell>
              <table:table-cell office:value-type="float" office:value="59806.2708053723">
                <text:p>59806.27080537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3245398998261">
                <text:p>31.3245398998261</text:p>
              </table:table-cell>
              <table:table-cell office:value-type="float" office:value="61212.3174657681">
                <text:p>61212.31746576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4247999191284">
                <text:p>31.4247999191284</text:p>
              </table:table-cell>
              <table:table-cell office:value-type="float" office:value="62238.1687478152">
                <text:p>62238.1687478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5251798629761">
                <text:p>31.5251798629761</text:p>
              </table:table-cell>
              <table:table-cell office:value-type="float" office:value="63438.9675457931">
                <text:p>63438.96754579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6240999698639">
                <text:p>31.6240999698639</text:p>
              </table:table-cell>
              <table:table-cell office:value-type="float" office:value="65588.2833543424">
                <text:p>65588.2833543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244699001312">
                <text:p>31.7244699001312</text:p>
              </table:table-cell>
              <table:table-cell office:value-type="float" office:value="65836.4510406621">
                <text:p>65836.45104066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824649810791">
                <text:p>31.824649810791</text:p>
              </table:table-cell>
              <table:table-cell office:value-type="float" office:value="67159.1734878684">
                <text:p>67159.17348786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247100353241">
                <text:p>31.9247100353241</text:p>
              </table:table-cell>
              <table:table-cell office:value-type="float" office:value="68438.7830624543">
                <text:p>68438.78306245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24829864502">
                <text:p>32.024829864502</text:p>
              </table:table-cell>
              <table:table-cell office:value-type="float" office:value="69516.6987114611">
                <text:p>69516.6987114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254699230194">
                <text:p>32.1254699230194</text:p>
              </table:table-cell>
              <table:table-cell office:value-type="float" office:value="70190.7382016749">
                <text:p>70190.7382016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327599525452">
                <text:p>32.2327599525452</text:p>
              </table:table-cell>
              <table:table-cell office:value-type="float" office:value="66809.5631223514">
                <text:p>66809.56312235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410999774933">
                <text:p>32.3410999774933</text:p>
              </table:table-cell>
              <table:table-cell office:value-type="float" office:value="67048.1662107652">
                <text:p>67048.1662107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4510400295258">
                <text:p>32.4510400295258</text:p>
              </table:table-cell>
              <table:table-cell office:value-type="float" office:value="66945.5750105178">
                <text:p>66945.5750105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623698234558">
                <text:p>32.5623698234558</text:p>
              </table:table-cell>
              <table:table-cell office:value-type="float" office:value="66900.3304243914">
                <text:p>66900.33042439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6752998828888">
                <text:p>32.6752998828888</text:p>
              </table:table-cell>
              <table:table-cell office:value-type="float" office:value="66660.728222386">
                <text:p>66660.7282223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888200283051">
                <text:p>32.7888200283051</text:p>
              </table:table-cell>
              <table:table-cell office:value-type="float" office:value="66948.4695613457">
                <text:p>66948.4695613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35999774933">
                <text:p>32.9035999774933</text:p>
              </table:table-cell>
              <table:table-cell office:value-type="float" office:value="66771.2440561503">
                <text:p>66771.24405615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191600322723">
                <text:p>33.0191600322723</text:p>
              </table:table-cell>
              <table:table-cell office:value-type="float" office:value="66805.0912121875">
                <text:p>66805.0912121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354198455811">
                <text:p>33.1354198455811</text:p>
              </table:table-cell>
              <table:table-cell office:value-type="float" office:value="66815.8650777538">
                <text:p>66815.8650777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528200149536">
                <text:p>33.2528200149536</text:p>
              </table:table-cell>
              <table:table-cell office:value-type="float" office:value="66507.5701485748">
                <text:p>66507.57014857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704099655151">
                <text:p>33.3704099655151</text:p>
              </table:table-cell>
              <table:table-cell office:value-type="float" office:value="66740.3971387325">
                <text:p>66740.39713873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887299537659">
                <text:p>33.4887299537659</text:p>
              </table:table-cell>
              <table:table-cell office:value-type="float" office:value="66531.446768896">
                <text:p>66531.4467688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074600219727">
                <text:p>33.6074600219727</text:p>
              </table:table-cell>
              <table:table-cell office:value-type="float" office:value="66436.4142894436">
                <text:p>66436.41428944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261199951172">
                <text:p>33.7261199951172</text:p>
              </table:table-cell>
              <table:table-cell office:value-type="float" office:value="66475.6597441008">
                <text:p>66475.65974410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450398445129">
                <text:p>33.8450398445129</text:p>
              </table:table-cell>
              <table:table-cell office:value-type="float" office:value="66330.3900911413">
                <text:p>66330.3900911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640300273895">
                <text:p>33.9640300273895</text:p>
              </table:table-cell>
              <table:table-cell office:value-type="float" office:value="66223.9506613155">
                <text:p>66223.95066131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0828499794006">
                <text:p>34.0828499794006</text:p>
              </table:table-cell>
              <table:table-cell office:value-type="float" office:value="66184.1708138781">
                <text:p>66184.17081387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2011499404907">
                <text:p>34.2011499404907</text:p>
              </table:table-cell>
              <table:table-cell office:value-type="float" office:value="66204.5864413748">
                <text:p>66204.58644137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3193500041962">
                <text:p>34.3193500041962</text:p>
              </table:table-cell>
              <table:table-cell office:value-type="float" office:value="65989.812149659">
                <text:p>65989.8121496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4368698596954">
                <text:p>34.4368698596954</text:p>
              </table:table-cell>
              <table:table-cell office:value-type="float" office:value="65963.3214069797">
                <text:p>65963.32140697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5538098812103">
                <text:p>34.5538098812103</text:p>
              </table:table-cell>
              <table:table-cell office:value-type="float" office:value="65811.5151707912">
                <text:p>65811.51517079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6698198318481">
                <text:p>34.6698198318481</text:p>
              </table:table-cell>
              <table:table-cell office:value-type="float" office:value="65856.419712237">
                <text:p>65856.4197122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7853398323059">
                <text:p>34.7853398323059</text:p>
              </table:table-cell>
              <table:table-cell office:value-type="float" office:value="65512.4651143592">
                <text:p>65512.46511435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8994200229645">
                <text:p>34.8994200229645</text:p>
              </table:table-cell>
              <table:table-cell office:value-type="float" office:value="65708.1650786751">
                <text:p>65708.16507867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.0129199028015">
                <text:p>35.0129199028015</text:p>
              </table:table-cell>
              <table:table-cell office:value-type="float" office:value="65339.2762234457">
                <text:p>65339.27622344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.1249299049377">
                <text:p>35.1249299049377</text:p>
              </table:table-cell>
              <table:table-cell office:value-type="float" office:value="65422.7288656546">
                <text:p>65422.7288656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2355298995972">
                <text:p>35.2355298995972</text:p>
              </table:table-cell>
              <table:table-cell office:value-type="float" office:value="65388.7915842118">
                <text:p>65388.79158421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3451199531555">
                <text:p>35.3451199531555</text:p>
              </table:table-cell>
              <table:table-cell office:value-type="float" office:value="65042.3990914906">
                <text:p>65042.39909149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4533798694611">
                <text:p>35.4533798694611</text:p>
              </table:table-cell>
              <table:table-cell office:value-type="float" office:value="64880.8925750151">
                <text:p>64880.8925750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5600700378418">
                <text:p>35.5600700378418</text:p>
              </table:table-cell>
              <table:table-cell office:value-type="float" office:value="64785.7258537043">
                <text:p>64785.7258537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664559841156">
                <text:p>35.664559841156</text:p>
              </table:table-cell>
              <table:table-cell office:value-type="float" office:value="65078.1203937371">
                <text:p>65078.12039373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7678499221802">
                <text:p>35.7678499221802</text:p>
              </table:table-cell>
              <table:table-cell office:value-type="float" office:value="64749.6829674769">
                <text:p>64749.68296747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8699598312378">
                <text:p>35.8699598312378</text:p>
              </table:table-cell>
              <table:table-cell office:value-type="float" office:value="64322.8464369104">
                <text:p>64322.8464369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9696698188782">
                <text:p>35.9696698188782</text:p>
              </table:table-cell>
              <table:table-cell office:value-type="float" office:value="64587.3111851827">
                <text:p>64587.31118518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.0677399635315">
                <text:p>36.0677399635315</text:p>
              </table:table-cell>
              <table:table-cell office:value-type="float" office:value="64443.6696034386">
                <text:p>64443.66960343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1643698215485">
                <text:p>36.1643698215485</text:p>
              </table:table-cell>
              <table:table-cell office:value-type="float" office:value="64079.5725779987">
                <text:p>64079.57257799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2589099407196">
                <text:p>36.2589099407196</text:p>
              </table:table-cell>
              <table:table-cell office:value-type="float" office:value="64142.0811943611">
                <text:p>64142.08119436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3517198562622">
                <text:p>36.3517198562622</text:p>
              </table:table-cell>
              <table:table-cell office:value-type="float" office:value="64044.8810372155">
                <text:p>64044.8810372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4428298473358">
                <text:p>36.4428298473358</text:p>
              </table:table-cell>
              <table:table-cell office:value-type="float" office:value="63834.9310703061">
                <text:p>63834.93107030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5320498943329">
                <text:p>36.5320498943329</text:p>
              </table:table-cell>
              <table:table-cell office:value-type="float" office:value="63842.1542210916">
                <text:p>63842.15422109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6194000244141">
                <text:p>36.6194000244141</text:p>
              </table:table-cell>
              <table:table-cell office:value-type="float" office:value="63835.0509016767">
                <text:p>63835.05090167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7054100036621">
                <text:p>36.7054100036621</text:p>
              </table:table-cell>
              <table:table-cell office:value-type="float" office:value="63434.4996673615">
                <text:p>63434.49966736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7893598079681">
                <text:p>36.7893598079681</text:p>
              </table:table-cell>
              <table:table-cell office:value-type="float" office:value="63561.7920030899">
                <text:p>63561.7920030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8718500137329">
                <text:p>36.8718500137329</text:p>
              </table:table-cell>
              <table:table-cell office:value-type="float" office:value="63328.7303816017">
                <text:p>63328.73038160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9529099464417">
                <text:p>36.9529099464417</text:p>
              </table:table-cell>
              <table:table-cell office:value-type="float" office:value="63163.1415041619">
                <text:p>63163.14150416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0318999290466">
                <text:p>37.0318999290466</text:p>
              </table:table-cell>
              <table:table-cell office:value-type="float" office:value="63501.7230613206">
                <text:p>63501.72306132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1098299026489">
                <text:p>37.1098299026489</text:p>
              </table:table-cell>
              <table:table-cell office:value-type="float" office:value="63133.6028048534">
                <text:p>63133.60280485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861999034882">
                <text:p>37.1861999034882</text:p>
              </table:table-cell>
              <table:table-cell office:value-type="float" office:value="63166.1640302324">
                <text:p>63166.16403023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613399028778">
                <text:p>37.2613399028778</text:p>
              </table:table-cell>
              <table:table-cell office:value-type="float" office:value="63029.0130219571">
                <text:p>63029.01302195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351798057556">
                <text:p>37.3351798057556</text:p>
              </table:table-cell>
              <table:table-cell office:value-type="float" office:value="63055.3375416119">
                <text:p>63055.33754161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078898429871">
                <text:p>37.4078898429871</text:p>
              </table:table-cell>
              <table:table-cell office:value-type="float" office:value="63044.9408987172">
                <text:p>63044.9408987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794700145721">
                <text:p>37.4794700145721</text:p>
              </table:table-cell>
              <table:table-cell office:value-type="float" office:value="63145.9788361551">
                <text:p>63145.97883615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502598285675">
                <text:p>37.5502598285675</text:p>
              </table:table-cell>
              <table:table-cell office:value-type="float" office:value="63059.9198959968">
                <text:p>63059.91989599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201000213623">
                <text:p>37.6201000213623</text:p>
              </table:table-cell>
              <table:table-cell office:value-type="float" office:value="63230.0660018912">
                <text:p>63230.06600189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6894099712372">
                <text:p>37.6894099712372</text:p>
              </table:table-cell>
              <table:table-cell office:value-type="float" office:value="63136.678181124">
                <text:p>63136.6781811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7580199241638">
                <text:p>37.7580199241638</text:p>
              </table:table-cell>
              <table:table-cell office:value-type="float" office:value="63197.827939577">
                <text:p>63197.8279395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8262498378754">
                <text:p>37.8262498378754</text:p>
              </table:table-cell>
              <table:table-cell office:value-type="float" office:value="63198.0866666434">
                <text:p>63198.08666664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92484998703">
                <text:p>37.92484998703</text:p>
              </table:table-cell>
              <table:table-cell office:value-type="float" office:value="43569.9138067362">
                <text:p>43569.91380673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0237498283386">
                <text:p>38.0237498283386</text:p>
              </table:table-cell>
              <table:table-cell office:value-type="float" office:value="43437.8856746124">
                <text:p>43437.8856746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1248300075531">
                <text:p>38.1248300075531</text:p>
              </table:table-cell>
              <table:table-cell office:value-type="float" office:value="42500.9139614257">
                <text:p>42500.91396142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239999771118">
                <text:p>38.2239999771118</text:p>
              </table:table-cell>
              <table:table-cell office:value-type="float" office:value="43400.2351634455">
                <text:p>43400.2351634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238799571991">
                <text:p>38.3238799571991</text:p>
              </table:table-cell>
              <table:table-cell office:value-type="float" office:value="43251.9109057187">
                <text:p>43251.9109057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238798618317">
                <text:p>38.4238798618317</text:p>
              </table:table-cell>
              <table:table-cell office:value-type="float" office:value="43520.0415039458">
                <text:p>43520.04150394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240099430084">
                <text:p>38.5240099430084</text:p>
              </table:table-cell>
              <table:table-cell office:value-type="float" office:value="43783.0464978951">
                <text:p>43783.04649789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623929977417">
                <text:p>38.623929977417</text:p>
              </table:table-cell>
              <table:table-cell office:value-type="float" office:value="44355.4691132082">
                <text:p>44355.46911320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236199378967">
                <text:p>38.7236199378967</text:p>
              </table:table-cell>
              <table:table-cell office:value-type="float" office:value="45019.5784851601">
                <text:p>45019.57848516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8239300251007">
                <text:p>38.8239300251007</text:p>
              </table:table-cell>
              <table:table-cell office:value-type="float" office:value="45299.5319479668">
                <text:p>45299.53194796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9239699840546">
                <text:p>38.9239699840546</text:p>
              </table:table-cell>
              <table:table-cell office:value-type="float" office:value="46141.5623144057">
                <text:p>46141.56231440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0238299369812">
                <text:p>39.0238299369812</text:p>
              </table:table-cell>
              <table:table-cell office:value-type="float" office:value="46945.746143543">
                <text:p>46945.7461435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1237800121307">
                <text:p>39.1237800121307</text:p>
              </table:table-cell>
              <table:table-cell office:value-type="float" office:value="47703.8160588329">
                <text:p>47703.81605883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224730014801">
                <text:p>39.224730014801</text:p>
              </table:table-cell>
              <table:table-cell office:value-type="float" office:value="48103.0200252707">
                <text:p>48103.02002527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3249800205231">
                <text:p>39.3249800205231</text:p>
              </table:table-cell>
              <table:table-cell office:value-type="float" office:value="49396.5059087374">
                <text:p>49396.5059087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4240999221802">
                <text:p>39.4240999221802</text:p>
              </table:table-cell>
              <table:table-cell office:value-type="float" office:value="51008.928736539">
                <text:p>51008.9287365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5238299369812">
                <text:p>39.5238299369812</text:p>
              </table:table-cell>
              <table:table-cell office:value-type="float" office:value="51739.6895036553">
                <text:p>51739.68950365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6238000392914">
                <text:p>39.6238000392914</text:p>
              </table:table-cell>
              <table:table-cell office:value-type="float" office:value="52655.7428506696">
                <text:p>52655.7428506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7249798774719">
                <text:p>39.7249798774719</text:p>
              </table:table-cell>
              <table:table-cell office:value-type="float" office:value="53212.1823558659">
                <text:p>53212.18235586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8240098953247">
                <text:p>39.8240098953247</text:p>
              </table:table-cell>
              <table:table-cell office:value-type="float" office:value="55498.3238331865">
                <text:p>55498.32383318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9238798618317">
                <text:p>39.9238798618317</text:p>
              </table:table-cell>
              <table:table-cell office:value-type="float" office:value="56233.1218926436">
                <text:p>56233.1218926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0238699913025">
                <text:p>40.0238699913025</text:p>
              </table:table-cell>
              <table:table-cell office:value-type="float" office:value="57445.6701916359">
                <text:p>57445.67019163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124449968338">
                <text:p>40.124449968338</text:p>
              </table:table-cell>
              <table:table-cell office:value-type="float" office:value="58301.862585721">
                <text:p>58301.8625857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2237498760223">
                <text:p>40.2237498760223</text:p>
              </table:table-cell>
              <table:table-cell office:value-type="float" office:value="60342.4528756717">
                <text:p>60342.45287567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323940038681">
                <text:p>40.323940038681</text:p>
              </table:table-cell>
              <table:table-cell office:value-type="float" office:value="61003.9931846521">
                <text:p>61003.9931846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4244298934937">
                <text:p>40.4244298934937</text:p>
              </table:table-cell>
              <table:table-cell office:value-type="float" office:value="62095.8206341863">
                <text:p>62095.82063418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5245800018311">
                <text:p>40.5245800018311</text:p>
              </table:table-cell>
              <table:table-cell office:value-type="float" office:value="63584.5542827215">
                <text:p>63584.55428272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247799396515">
                <text:p>40.6247799396515</text:p>
              </table:table-cell>
              <table:table-cell office:value-type="float" office:value="64750.5391832374">
                <text:p>64750.5391832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247598171234">
                <text:p>40.7247598171234</text:p>
              </table:table-cell>
              <table:table-cell office:value-type="float" office:value="66093.2996427771">
                <text:p>66093.29964277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248398303986">
                <text:p>40.8248398303986</text:p>
              </table:table-cell>
              <table:table-cell office:value-type="float" office:value="67226.2101075361">
                <text:p>67226.21010753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23889875412">
                <text:p>40.923889875412</text:p>
              </table:table-cell>
              <table:table-cell office:value-type="float" office:value="69136.7681768509">
                <text:p>69136.76817685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249698162079">
                <text:p>41.0249698162079</text:p>
              </table:table-cell>
              <table:table-cell office:value-type="float" office:value="68856.3917350694">
                <text:p>68856.39173506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1258199214935">
                <text:p>41.1258199214935</text:p>
              </table:table-cell>
              <table:table-cell office:value-type="float" office:value="70044.5475985589">
                <text:p>70044.5475985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2331199645996">
                <text:p>41.2331199645996</text:p>
              </table:table-cell>
              <table:table-cell office:value-type="float" office:value="66803.3282420359">
                <text:p>66803.32824203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414700031281">
                <text:p>41.3414700031281</text:p>
              </table:table-cell>
              <table:table-cell office:value-type="float" office:value="67041.969699837">
                <text:p>67041.9696998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513900279999">
                <text:p>41.4513900279999</text:p>
              </table:table-cell>
              <table:table-cell office:value-type="float" office:value="66957.7723311311">
                <text:p>66957.77233113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627498626709">
                <text:p>41.5627498626709</text:p>
              </table:table-cell>
              <table:table-cell office:value-type="float" office:value="66882.2832038401">
                <text:p>66882.28320384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6752598285675">
                <text:p>41.6752598285675</text:p>
              </table:table-cell>
              <table:table-cell office:value-type="float" office:value="66909.6283161087">
                <text:p>66909.62831610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889399528503">
                <text:p>41.7889399528503</text:p>
              </table:table-cell>
              <table:table-cell office:value-type="float" office:value="66854.2548483774">
                <text:p>66854.2548483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39800167084">
                <text:p>41.9039800167084</text:p>
              </table:table-cell>
              <table:table-cell office:value-type="float" office:value="66620.2690000062">
                <text:p>66620.26900000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196199417114">
                <text:p>42.0196199417114</text:p>
              </table:table-cell>
              <table:table-cell office:value-type="float" office:value="66758.9502483357">
                <text:p>66758.9502483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357898712158">
                <text:p>42.1357898712158</text:p>
              </table:table-cell>
              <table:table-cell office:value-type="float" office:value="66867.5623127252">
                <text:p>66867.56231272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530999183655">
                <text:p>42.2530999183655</text:p>
              </table:table-cell>
              <table:table-cell office:value-type="float" office:value="66558.6638972104">
                <text:p>66558.6638972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706498146057">
                <text:p>42.3706498146057</text:p>
              </table:table-cell>
              <table:table-cell office:value-type="float" office:value="66763.1384715236">
                <text:p>66763.13847152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890999794006">
                <text:p>42.4890999794006</text:p>
              </table:table-cell>
              <table:table-cell office:value-type="float" office:value="66458.3288138868">
                <text:p>66458.32881388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076798439026">
                <text:p>42.6076798439026</text:p>
              </table:table-cell>
              <table:table-cell office:value-type="float" office:value="66520.5685057102">
                <text:p>66520.5685057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265598773956">
                <text:p>42.7265598773956</text:p>
              </table:table-cell>
              <table:table-cell office:value-type="float" office:value="66352.605801223">
                <text:p>66352.6058012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454399108887">
                <text:p>42.8454399108887</text:p>
              </table:table-cell>
              <table:table-cell office:value-type="float" office:value="66352.605801223">
                <text:p>66352.605801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64409828186">
                <text:p>42.964409828186</text:p>
              </table:table-cell>
              <table:table-cell office:value-type="float" office:value="66235.2313846203">
                <text:p>66235.2313846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0830700397492">
                <text:p>43.0830700397492</text:p>
              </table:table-cell>
              <table:table-cell office:value-type="float" office:value="66273.2679843359">
                <text:p>66273.26798433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2014198303223">
                <text:p>43.2014198303223</text:p>
              </table:table-cell>
              <table:table-cell office:value-type="float" office:value="66176.7119491534">
                <text:p>66176.7119491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3194899559021">
                <text:p>43.3194899559021</text:p>
              </table:table-cell>
              <table:table-cell office:value-type="float" office:value="66062.4350291385">
                <text:p>66062.43502913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4372098445892">
                <text:p>43.4372098445892</text:p>
              </table:table-cell>
              <table:table-cell office:value-type="float" office:value="65851.2345403471">
                <text:p>65851.23454034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5543098449707">
                <text:p>43.5543098449707</text:p>
              </table:table-cell>
              <table:table-cell office:value-type="float" office:value="65721.6052513168">
                <text:p>65721.6052513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6701099872589">
                <text:p>43.6701099872589</text:p>
              </table:table-cell>
              <table:table-cell office:value-type="float" office:value="65975.7393128694">
                <text:p>65975.7393128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7855098247528">
                <text:p>43.7855098247528</text:p>
              </table:table-cell>
              <table:table-cell office:value-type="float" office:value="65580.6816053816">
                <text:p>65580.68160538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8997600078583">
                <text:p>43.8997600078583</text:p>
              </table:table-cell>
              <table:table-cell office:value-type="float" office:value="65610.398130217">
                <text:p>65610.398130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0133998394012">
                <text:p>44.0133998394012</text:p>
              </table:table-cell>
              <table:table-cell office:value-type="float" office:value="65258.8084592145">
                <text:p>65258.80845921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1258199214935">
                <text:p>44.1258199214935</text:p>
              </table:table-cell>
              <table:table-cell office:value-type="float" office:value="65184.0833382818">
                <text:p>65184.08333828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2360298633575">
                <text:p>44.2360298633575</text:p>
              </table:table-cell>
              <table:table-cell office:value-type="float" office:value="65620.2142718073">
                <text:p>65620.21427180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3453600406647">
                <text:p>44.3453600406647</text:p>
              </table:table-cell>
              <table:table-cell office:value-type="float" office:value="65197.0039340201">
                <text:p>65197.00393402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4534800052643">
                <text:p>44.4534800052643</text:p>
              </table:table-cell>
              <table:table-cell office:value-type="float" office:value="64964.8751367181">
                <text:p>64964.87513671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5599498748779">
                <text:p>44.5599498748779</text:p>
              </table:table-cell>
              <table:table-cell office:value-type="float" office:value="64919.7751916286">
                <text:p>64919.77519162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6653900146484">
                <text:p>44.6653900146484</text:p>
              </table:table-cell>
              <table:table-cell office:value-type="float" office:value="64491.5685316836">
                <text:p>64491.56853168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7682099342346">
                <text:p>44.7682099342346</text:p>
              </table:table-cell>
              <table:table-cell office:value-type="float" office:value="65045.7618223894">
                <text:p>65045.76182238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8702499866486">
                <text:p>44.8702499866486</text:p>
              </table:table-cell>
              <table:table-cell office:value-type="float" office:value="64366.8818725802">
                <text:p>64366.88187258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9700000286102">
                <text:p>44.9700000286102</text:p>
              </table:table-cell>
              <table:table-cell office:value-type="float" office:value="64561.376349843">
                <text:p>64561.3763498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068039894104">
                <text:p>45.068039894104</text:p>
              </table:table-cell>
              <table:table-cell office:value-type="float" office:value="64463.5727330871">
                <text:p>64463.57273308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1647799015045">
                <text:p>45.1647799015045</text:p>
              </table:table-cell>
              <table:table-cell office:value-type="float" office:value="64006.610774429">
                <text:p>64006.610774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2592298984528">
                <text:p>45.2592298984528</text:p>
              </table:table-cell>
              <table:table-cell office:value-type="float" office:value="64287.9851370181">
                <text:p>64287.98513701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3520200252533">
                <text:p>45.3520200252533</text:p>
              </table:table-cell>
              <table:table-cell office:value-type="float" office:value="64058.5394691539">
                <text:p>64058.53946915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4432799816132">
                <text:p>45.4432799816132</text:p>
              </table:table-cell>
              <table:table-cell office:value-type="float" office:value="63730.0326669662">
                <text:p>63730.03266696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5324800014496">
                <text:p>45.5324800014496</text:p>
              </table:table-cell>
              <table:table-cell office:value-type="float" office:value="63856.4880416538">
                <text:p>63856.4880416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6199300289154">
                <text:p>45.6199300289154</text:p>
              </table:table-cell>
              <table:table-cell office:value-type="float" office:value="63762.1297738228">
                <text:p>63762.1297738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058298587799">
                <text:p>45.7058298587799</text:p>
              </table:table-cell>
              <table:table-cell office:value-type="float" office:value="63515.8417497016">
                <text:p>63515.8417497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790030002594">
                <text:p>45.790030002594</text:p>
              </table:table-cell>
              <table:table-cell office:value-type="float" office:value="63372.8133740702">
                <text:p>63372.81337407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8722398281097">
                <text:p>45.8722398281097</text:p>
              </table:table-cell>
              <table:table-cell office:value-type="float" office:value="63544.7158198792">
                <text:p>63544.71581987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9534800052643">
                <text:p>45.9534800052643</text:p>
              </table:table-cell>
              <table:table-cell office:value-type="float" office:value="63023.0038797227">
                <text:p>63023.00387972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0323300361633">
                <text:p>46.0323300361633</text:p>
              </table:table-cell>
              <table:table-cell office:value-type="float" office:value="63614.4329026581">
                <text:p>63614.43290265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1102199554443">
                <text:p>46.1102199554443</text:p>
              </table:table-cell>
              <table:table-cell office:value-type="float" office:value="63166.068798325">
                <text:p>63166.0687983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866099834442">
                <text:p>46.1866099834442</text:p>
              </table:table-cell>
              <table:table-cell office:value-type="float" office:value="63149.603767755">
                <text:p>63149.6037677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616999149323">
                <text:p>46.2616999149323</text:p>
              </table:table-cell>
              <table:table-cell office:value-type="float" office:value="63071.0390347674">
                <text:p>63071.03903476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35489988327">
                <text:p>46.335489988327</text:p>
              </table:table-cell>
              <table:table-cell office:value-type="float" office:value="63097.9179962391">
                <text:p>63097.91799623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082498550415">
                <text:p>46.4082498550415</text:p>
              </table:table-cell>
              <table:table-cell office:value-type="float" office:value="63001.7646677174">
                <text:p>63001.76466771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798698425293">
                <text:p>46.4798698425293</text:p>
              </table:table-cell>
              <table:table-cell office:value-type="float" office:value="63110.8739131014">
                <text:p>63110.87391310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506799221039">
                <text:p>46.5506799221039</text:p>
              </table:table-cell>
              <table:table-cell office:value-type="float" office:value="63041.8723834087">
                <text:p>63041.87238340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205098628998">
                <text:p>46.6205098628998</text:p>
              </table:table-cell>
              <table:table-cell office:value-type="float" office:value="63239.3490481003">
                <text:p>63239.34904810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689859867096">
                <text:p>46.689859867096</text:p>
              </table:table-cell>
              <table:table-cell office:value-type="float" office:value="63100.2124761496">
                <text:p>63100.21247614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7585299015045">
                <text:p>46.7585299015045</text:p>
              </table:table-cell>
              <table:table-cell office:value-type="float" office:value="63142.5342559448">
                <text:p>63142.53425594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266799449921">
                <text:p>46.8266799449921</text:p>
              </table:table-cell>
              <table:table-cell office:value-type="float" office:value="63272.153315468">
                <text:p>63272.1533154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9249198436737">
                <text:p>46.9249198436737</text:p>
              </table:table-cell>
              <table:table-cell office:value-type="float" office:value="43729.6867937716">
                <text:p>43729.68679377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02406001091">
                <text:p>47.02406001091</text:p>
              </table:table-cell>
              <table:table-cell office:value-type="float" office:value="43332.5877871407">
                <text:p>43332.58778714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1240499019623">
                <text:p>47.1240499019623</text:p>
              </table:table-cell>
              <table:table-cell office:value-type="float" office:value="42964.3432430112">
                <text:p>42964.3432430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241499423981">
                <text:p>47.2241499423981</text:p>
              </table:table-cell>
              <table:table-cell office:value-type="float" office:value="42996.9856282006">
                <text:p>42996.98562820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243298530579">
                <text:p>47.3243298530579</text:p>
              </table:table-cell>
              <table:table-cell office:value-type="float" office:value="43122.4181729476">
                <text:p>43122.41817294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24439907074">
                <text:p>47.424439907074</text:p>
              </table:table-cell>
              <table:table-cell office:value-type="float" office:value="43472.1571451707">
                <text:p>43472.15714517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245299339295">
                <text:p>47.5245299339295</text:p>
              </table:table-cell>
              <table:table-cell office:value-type="float" office:value="43800.5677261986">
                <text:p>43800.56772619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6247298717499">
                <text:p>47.6247298717499</text:p>
              </table:table-cell>
              <table:table-cell office:value-type="float" office:value="44231.564374246">
                <text:p>44231.5643742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7248899936676">
                <text:p>47.7248899936676</text:p>
              </table:table-cell>
              <table:table-cell office:value-type="float" office:value="44808.2521673308">
                <text:p>44808.25216733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823609828949">
                <text:p>47.823609828949</text:p>
              </table:table-cell>
              <table:table-cell office:value-type="float" office:value="46029.2502215857">
                <text:p>46029.2502215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9242398738861">
                <text:p>47.9242398738861</text:p>
              </table:table-cell>
              <table:table-cell office:value-type="float" office:value="45870.9921364314">
                <text:p>45870.9921364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0241899490356">
                <text:p>48.0241899490356</text:p>
              </table:table-cell>
              <table:table-cell office:value-type="float" office:value="46903.4164605304">
                <text:p>46903.41646053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1242399215698">
                <text:p>48.1242399215698</text:p>
              </table:table-cell>
              <table:table-cell office:value-type="float" office:value="47656.1849966638">
                <text:p>47656.18499666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2244198322296">
                <text:p>48.2244198322296</text:p>
              </table:table-cell>
              <table:table-cell office:value-type="float" office:value="48472.7922795911">
                <text:p>48472.79227959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3243598937988">
                <text:p>48.3243598937988</text:p>
              </table:table-cell>
              <table:table-cell office:value-type="float" office:value="49549.699312227">
                <text:p>49549.6993122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424409866333">
                <text:p>48.424409866333</text:p>
              </table:table-cell>
              <table:table-cell office:value-type="float" office:value="50534.7465065294">
                <text:p>50534.74650652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5244498252869">
                <text:p>48.5244498252869</text:p>
              </table:table-cell>
              <table:table-cell office:value-type="float" office:value="51579.3894155835">
                <text:p>51579.38941558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6248099803925">
                <text:p>48.6248099803925</text:p>
              </table:table-cell>
              <table:table-cell office:value-type="float" office:value="52530.8076143688">
                <text:p>52530.80761436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7249798774719">
                <text:p>48.7249798774719</text:p>
              </table:table-cell>
              <table:table-cell office:value-type="float" office:value="53748.6825580814">
                <text:p>53748.68255808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8244099617004">
                <text:p>48.8244099617004</text:p>
              </table:table-cell>
              <table:table-cell office:value-type="float" office:value="55275.0210627278">
                <text:p>55275.02106272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9244298934937">
                <text:p>48.9244298934937</text:p>
              </table:table-cell>
              <table:table-cell office:value-type="float" office:value="56148.8085355912">
                <text:p>56148.8085355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0243699550629">
                <text:p>49.0243699550629</text:p>
              </table:table-cell>
              <table:table-cell office:value-type="float" office:value="57474.4492830032">
                <text:p>57474.44928300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124449968338">
                <text:p>49.124449968338</text:p>
              </table:table-cell>
              <table:table-cell office:value-type="float" office:value="58593.1177274958">
                <text:p>58593.11772749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224319934845">
                <text:p>49.224319934845</text:p>
              </table:table-cell>
              <table:table-cell office:value-type="float" office:value="59998.0175179345">
                <text:p>59998.01751793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3243999481201">
                <text:p>49.3243999481201</text:p>
              </table:table-cell>
              <table:table-cell office:value-type="float" office:value="61151.0710252855">
                <text:p>61151.07102528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4244599342346">
                <text:p>49.4244599342346</text:p>
              </table:table-cell>
              <table:table-cell office:value-type="float" office:value="62362.5911046936">
                <text:p>62362.59110469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5245599746704">
                <text:p>49.5245599746704</text:p>
              </table:table-cell>
              <table:table-cell office:value-type="float" office:value="63616.3579183042">
                <text:p>63616.35791830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6246700286865">
                <text:p>49.6246700286865</text:p>
              </table:table-cell>
              <table:table-cell office:value-type="float" office:value="64808.6754498776">
                <text:p>64808.67544987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7249698638916">
                <text:p>49.7249698638916</text:p>
              </table:table-cell>
              <table:table-cell office:value-type="float" office:value="65882.4611873883">
                <text:p>65882.46118738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8298299312592">
                <text:p>49.8298299312592</text:p>
              </table:table-cell>
              <table:table-cell office:value-type="float" office:value="64161.698241306">
                <text:p>64161.698241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